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arial, sans-serif"/>
    <style:font-face style:name="monospace" svg:font-family="monospace"/>
    <style:font-face style:name="var monospace" svg:font-family="'var monospace'"/>
    <style:font-face style:name="var source-code-font-family" svg:font-family="'var source-code-font-family'"/>
  </office:font-face-decls>
  <office:automatic-styles>
    <style:style style:name="P1" style:family="paragraph" style:parent-style-name="Standard">
      <style:paragraph-properties>
        <style:tab-stops>
          <style:tab-stop style:position="0.2484in"/>
          <style:tab-stop style:position="0.4965in"/>
          <style:tab-stop style:position="0.7535in"/>
          <style:tab-stop style:position="1.0016in"/>
          <style:tab-stop style:position="1.25in"/>
        </style:tab-stops>
      </style:paragraph-properties>
      <style:text-properties fo:font-size="10pt" style:font-size-asian="8.75pt" style:font-size-complex="10pt"/>
    </style:style>
    <style:style style:name="P2" style:family="paragraph" style:parent-style-name="Table_20_Contents">
      <style:paragraph-properties fo:line-height="100%"/>
      <style:text-properties fo:font-size="10pt" officeooo:paragraph-rsid="00154cfd" style:font-size-asian="8.75pt" style:font-size-complex="10pt"/>
    </style:style>
    <style:style style:name="P3" style:family="paragraph" style:parent-style-name="Table_20_Contents">
      <style:paragraph-properties fo:line-height="100%"/>
      <style:text-properties fo:font-size="10pt" officeooo:paragraph-rsid="00e919d5" style:font-size-asian="8.75pt" style:font-size-complex="10pt"/>
    </style:style>
    <style:style style:name="P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827in"/>
          <style:tab-stop style:position="1.7465in"/>
          <style:tab-stop style:position="2.0035in"/>
          <style:tab-stop style:position="2.2516in"/>
          <style:tab-stop style:position="2.5in"/>
        </style:tab-stops>
      </style:paragraph-properties>
      <style:text-properties fo:color="#000000" loext:opacity="100%" style:font-name="Consolas" fo:font-size="8pt" fo:font-weight="normal" officeooo:rsid="0017ee8a" officeooo:paragraph-rsid="0017ee8a" fo:background-color="transparent" style:font-size-asian="8pt" style:font-size-complex="8pt"/>
    </style:style>
    <style:style style:name="P5"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Consolas" fo:font-size="8pt" fo:font-weight="normal" fo:background-color="transparent" style:font-size-asian="8pt" style:font-size-complex="8pt"/>
    </style:style>
    <style:style style:name="P6" style:family="paragraph" style:parent-style-name="Standard" style:master-page-name="">
      <loext:graphic-properties draw:fill="none"/>
      <style:paragraph-properties fo:margin-left="0in" fo:margin-right="0in" fo:line-height="100%" fo:text-indent="0in" style:auto-text-indent="false" style:page-number="auto" fo:background-color="transparent"/>
      <style:text-properties fo:color="#000000" loext:opacity="100%" style:font-name="Consolas" fo:font-size="8pt" fo:font-weight="normal" fo:background-color="transparent" style:font-size-asian="8pt" style:font-size-complex="8pt"/>
    </style:style>
    <style:style style:name="P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8"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fo:background-color="transparent" style:font-size-asian="8pt" style:font-size-complex="8pt"/>
    </style:style>
    <style:style style:name="P9"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43280a" fo:background-color="transparent" style:font-size-asian="8pt" style:font-size-complex="8pt"/>
    </style:style>
    <style:style style:name="P10"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3cc3e8" fo:background-color="transparent" style:font-size-asian="8pt" style:font-size-complex="8pt"/>
    </style:style>
    <style:style style:name="P11"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a9d543" fo:background-color="transparent" style:font-size-asian="8pt" style:font-size-complex="8pt"/>
    </style:style>
    <style:style style:name="P1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1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14"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3d4600" fo:background-color="transparent" style:font-size-asian="8pt" style:font-size-complex="8pt"/>
    </style:style>
    <style:style style:name="P15"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43280a" fo:background-color="transparent" style:font-size-asian="8pt" style:font-size-complex="8pt"/>
    </style:style>
    <style:style style:name="P1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4a7305" fo:background-color="transparent" style:font-size-asian="8pt" style:font-size-complex="8pt"/>
    </style:style>
    <style:style style:name="P1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641891" fo:background-color="transparent" style:font-size-asian="8pt" style:font-size-complex="8pt"/>
    </style:style>
    <style:style style:name="P1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1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20"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21"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style:font-name="Consolas" fo:font-size="8pt" fo:font-weight="normal" officeooo:paragraph-rsid="0030d586" fo:background-color="transparent" style:font-size-asian="8pt" style:font-size-complex="8pt"/>
    </style:style>
    <style:style style:name="P22"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23"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paragraph-rsid="008a8223" fo:background-color="transparent" style:font-size-asian="8pt" style:font-size-complex="8pt"/>
    </style:style>
    <style:style style:name="P24"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paragraph-rsid="0082be9d" fo:background-color="transparent" style:font-size-asian="8pt" style:font-size-complex="8pt"/>
    </style:style>
    <style:style style:name="P25"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Consolas" fo:font-size="8pt" fo:font-weight="normal" officeooo:paragraph-rsid="00180dbd" fo:background-color="transparent" style:font-size-asian="8pt" style:font-size-complex="8pt"/>
    </style:style>
    <style:style style:name="P26"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27"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officeooo:paragraph-rsid="004a7305" fo:background-color="transparent" style:font-size-asian="8pt" style:font-size-complex="8pt"/>
    </style:style>
    <style:style style:name="P28"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29"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30" style:family="paragraph" style:parent-style-name="Standard">
      <style:paragraph-properties fo:line-height="100%">
        <style:tab-stops>
          <style:tab-stop style:position="0.2484in"/>
          <style:tab-stop style:position="0.4807in"/>
          <style:tab-stop style:position="0.7535in"/>
          <style:tab-stop style:position="1.0016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31"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32"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paragraph-rsid="00c383df" fo:background-color="transparent" style:font-size-asian="8pt" style:font-size-complex="8pt"/>
    </style:style>
    <style:style style:name="P33"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 fo:font-size="8pt" fo:font-weight="normal" fo:background-color="transparent" style:font-size-asian="8pt" style:font-size-complex="8pt"/>
    </style:style>
    <style:style style:name="P34"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35"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fo:background-color="transparent" style:font-size-asian="8pt" style:font-size-complex="8pt"/>
    </style:style>
    <style:style style:name="P36"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fo:background-color="transparent" style:font-size-asian="8pt" style:font-size-complex="8pt"/>
    </style:style>
    <style:style style:name="P37"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38"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style:font-name="Consolas" fo:font-size="8pt" fo:font-weight="normal" fo:background-color="transparent" style:font-size-asian="8pt" style:font-size-complex="8pt"/>
    </style:style>
    <style:style style:name="P39"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40"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fo:background-color="transparent" style:font-size-asian="8pt" style:font-size-complex="8pt"/>
    </style:style>
    <style:style style:name="P41" style:family="paragraph" style:parent-style-name="Standard">
      <style:paragraph-properties fo:line-height="100%"/>
      <style:text-properties fo:color="#000000" loext:opacity="100%" style:font-name="Consolas" fo:font-size="8pt" fo:font-weight="normal" officeooo:paragraph-rsid="0039a6e2" fo:background-color="transparent" style:font-size-asian="8pt" style:font-size-complex="8pt"/>
    </style:style>
    <style:style style:name="P42"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43"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44"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style:font-name="Consolas" fo:font-size="8pt" fo:font-weight="normal" fo:background-color="transparent" style:font-size-asian="8pt" style:font-size-complex="8pt"/>
    </style:style>
    <style:style style:name="P45"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46"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fo:font-weight="normal" fo:background-color="transparent" style:font-size-asian="8pt" style:font-size-complex="8pt"/>
    </style:style>
    <style:style style:name="P47"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fo:font-weight="normal" officeooo:paragraph-rsid="010884fb" fo:background-color="transparent" style:font-size-asian="8pt" style:font-size-complex="8pt"/>
    </style:style>
    <style:style style:name="P48"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49" style:family="paragraph" style:parent-style-name="Standard">
      <style:paragraph-properties fo:line-height="100%">
        <style:tab-stops>
          <style:tab-stop style:position="0.2528in"/>
        </style:tab-stops>
      </style:paragraph-properties>
      <style:text-properties fo:color="#000000" loext:opacity="100%" style:font-name="Consolas" fo:font-size="8pt" fo:font-weight="normal" fo:background-color="transparent" style:font-size-asian="8pt" style:font-size-complex="8pt"/>
    </style:style>
    <style:style style:name="P5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officeooo:paragraph-rsid="011d6fac" fo:background-color="transparent" style:font-size-asian="8pt" style:font-size-complex="8pt"/>
    </style:style>
    <style:style style:name="P5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officeooo:paragraph-rsid="01acff97" fo:background-color="transparent" style:font-size-asian="8pt" style:font-size-complex="8pt"/>
    </style:style>
    <style:style style:name="P54"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5"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style:font-name="Consolas" fo:font-size="8pt" fo:font-weight="normal" officeooo:paragraph-rsid="01144f67" fo:background-color="transparent" style:font-size-asian="8pt" style:font-size-complex="8pt"/>
    </style:style>
    <style:style style:name="P56"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style:font-name="Consolas" fo:font-size="8pt" fo:font-weight="normal" fo:background-color="transparent" style:font-size-asian="8pt" style:font-size-complex="8pt"/>
    </style:style>
    <style:style style:name="P57"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8"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officeooo:paragraph-rsid="0152912a" fo:background-color="transparent" style:font-size-asian="8pt" style:font-size-complex="8pt"/>
    </style:style>
    <style:style style:name="P59"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style:font-name="Consolas" fo:font-size="8pt" fo:font-weight="normal" fo:background-color="transparent" style:font-size-asian="8pt" style:font-size-complex="8pt"/>
    </style:style>
    <style:style style:name="P60"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font-weight="normal" fo:background-color="transparent" style:font-size-asian="8pt" style:font-size-complex="8pt"/>
    </style:style>
    <style:style style:name="P6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style:font-name="Consolas" fo:font-size="8pt" fo:font-weight="normal" fo:background-color="transparent" style:font-size-asian="8pt" style:font-size-complex="8pt"/>
    </style:style>
    <style:style style:name="P62"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3"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4"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5"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font-weight="normal" fo:background-color="transparent" style:font-size-asian="8pt" style:font-size-complex="8pt"/>
    </style:style>
    <style:style style:name="P6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font-weight="normal" officeooo:paragraph-rsid="014e924f" fo:background-color="transparent" style:font-size-asian="8pt" style:font-size-complex="8pt"/>
    </style:style>
    <style:style style:name="P67"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8"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paragraph-rsid="0176d904" fo:background-color="transparent" style:font-size-asian="8pt" style:font-size-complex="8pt"/>
    </style:style>
    <style:style style:name="P69"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70"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71"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72"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73"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fo:font-weight="normal" officeooo:paragraph-rsid="01266a5f" fo:background-color="transparent" style:font-size-asian="8pt" style:font-size-complex="8pt"/>
    </style:style>
    <style:style style:name="P74"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fo:font-weight="normal" fo:background-color="transparent" style:font-size-asian="8pt" style:font-size-complex="8pt"/>
    </style:style>
    <style:style style:name="P75" style:family="paragraph" style:parent-style-name="Standard">
      <style:paragraph-properties fo:line-height="100%">
        <style:tab-stops>
          <style:tab-stop style:position="0.2528in"/>
          <style:tab-stop style:position="0.5063in"/>
        </style:tab-stops>
      </style:paragraph-properties>
      <style:text-properties fo:color="#000000" loext:opacity="100%" style:font-name="Consolas" fo:font-size="8pt" fo:font-weight="normal" fo:background-color="transparent" style:font-size-asian="8pt" style:font-size-complex="8pt"/>
    </style:style>
    <style:style style:name="P76"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77"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font-weight="normal" officeooo:paragraph-rsid="01636b61" fo:background-color="transparent" style:font-size-asian="8pt" style:font-size-complex="8pt"/>
    </style:style>
    <style:style style:name="P78"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Consolas" fo:font-size="8pt" fo:font-weight="normal" fo:background-color="transparent" style:font-size-asian="8pt" style:font-size-complex="8pt"/>
    </style:style>
    <style:style style:name="P79"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80"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8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officeooo:paragraph-rsid="01a7c6c2" fo:background-color="transparent" style:font-size-asian="8pt" style:font-size-complex="8pt"/>
    </style:style>
    <style:style style:name="P82"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8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officeooo:rsid="0020de2c" officeooo:paragraph-rsid="0020de2c" fo:background-color="transparent" style:font-size-asian="8pt" style:font-size-complex="8pt"/>
    </style:style>
    <style:style style:name="P84"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rsid="0073001d" officeooo:paragraph-rsid="0073001d" fo:background-color="transparent" style:font-size-asian="8pt" style:font-size-complex="8pt"/>
    </style:style>
    <style:style style:name="P8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3001d" officeooo:paragraph-rsid="0073001d" fo:background-color="transparent" style:font-size-asian="8pt" style:font-size-complex="8pt"/>
    </style:style>
    <style:style style:name="P8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a1cc6" officeooo:paragraph-rsid="007a1cc6" fo:background-color="transparent" style:font-size-asian="8pt" style:font-size-complex="8pt"/>
    </style:style>
    <style:style style:name="P87" style:family="paragraph" style:parent-style-name="Standard">
      <style:paragraph-properties fo:line-height="100%">
        <style:tab-stops>
          <style:tab-stop style:position="0.2484in"/>
          <style:tab-stop style:position="0.4807in"/>
          <style:tab-stop style:position="0.7535in"/>
          <style:tab-stop style:position="1.0016in"/>
          <style:tab-stop style:position="1.25in"/>
        </style:tab-stops>
      </style:paragraph-properties>
      <style:text-properties fo:color="#000000" loext:opacity="100%" style:font-name="Consolas" fo:font-size="8pt" fo:font-weight="normal" officeooo:rsid="00863c97" officeooo:paragraph-rsid="00863c97" fo:background-color="transparent" style:font-size-asian="8pt" style:font-size-complex="8pt"/>
    </style:style>
    <style:style style:name="P88"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08ed969" officeooo:paragraph-rsid="0090b36e" fo:background-color="transparent" style:font-size-asian="8pt" style:font-size-complex="8pt"/>
    </style:style>
    <style:style style:name="P89"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90b36e" officeooo:paragraph-rsid="0090b36e" fo:background-color="transparent" style:font-size-asian="8pt" style:font-size-complex="8pt"/>
    </style:style>
    <style:style style:name="P9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8963a1" officeooo:paragraph-rsid="008963a1" fo:background-color="transparent" style:font-size-asian="8pt" style:font-size-complex="8pt"/>
    </style:style>
    <style:style style:name="P9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88936" officeooo:paragraph-rsid="00788936" fo:background-color="transparent" style:font-size-asian="8pt" style:font-size-complex="8pt"/>
    </style:style>
    <style:style style:name="P9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8ce0c9" officeooo:paragraph-rsid="009742ba" fo:background-color="transparent" style:font-size-asian="8pt" style:font-size-complex="8pt"/>
    </style:style>
    <style:style style:name="P93" style:family="paragraph" style:parent-style-name="Standard">
      <style:text-properties fo:color="#000000" loext:opacity="100%" style:font-name="Consolas" fo:font-size="8pt" fo:font-weight="normal" officeooo:rsid="00a12bbb" officeooo:paragraph-rsid="00a12bbb" fo:background-color="transparent" style:font-size-asian="8pt" style:font-size-complex="8pt"/>
    </style:style>
    <style:style style:name="P94"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rsid="00a38afd" officeooo:paragraph-rsid="00a38afd" fo:background-color="transparent" style:font-size-asian="8pt" style:font-size-complex="8pt"/>
    </style:style>
    <style:style style:name="P95"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officeooo:rsid="00a38afd" officeooo:paragraph-rsid="00a38afd" fo:background-color="transparent" style:font-size-asian="8pt" style:font-size-complex="8pt"/>
    </style:style>
    <style:style style:name="P96"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officeooo:rsid="00a776f2" officeooo:paragraph-rsid="00a776f2" fo:background-color="transparent" style:font-size-asian="8pt" style:font-size-complex="8pt"/>
    </style:style>
    <style:style style:name="P97"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officeooo:rsid="00b50fb2" officeooo:paragraph-rsid="00b50fb2" fo:background-color="transparent" style:font-size-asian="8pt" style:font-size-complex="8pt"/>
    </style:style>
    <style:style style:name="P98"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style:font-name="Consolas" fo:font-size="8pt" fo:font-weight="normal" officeooo:rsid="00bb59bf" officeooo:paragraph-rsid="00bcdb6d" fo:background-color="transparent" style:font-size-asian="8pt" style:font-size-complex="8pt"/>
    </style:style>
    <style:style style:name="P99" style:family="paragraph" style:parent-style-name="Standard">
      <style:paragraph-properties fo:line-height="100%"/>
      <style:text-properties fo:color="#000000" loext:opacity="100%" style:font-name="Consolas" fo:font-size="8pt" fo:font-weight="normal" officeooo:rsid="00c2b570" officeooo:paragraph-rsid="00c2b570" fo:background-color="transparent" style:font-size-asian="8pt" style:font-size-complex="8pt"/>
    </style:style>
    <style:style style:name="P100"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Consolas" fo:font-size="8pt" fo:font-weight="normal" officeooo:rsid="00c2b570" officeooo:paragraph-rsid="00c2b570" fo:background-color="transparent" style:font-size-asian="8pt" style:font-size-complex="8pt"/>
    </style:style>
    <style:style style:name="P101"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c2b570" officeooo:paragraph-rsid="00c383df" fo:background-color="transparent" style:font-size-asian="8pt" style:font-size-complex="8pt"/>
    </style:style>
    <style:style style:name="P102"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officeooo:rsid="00c36d83" officeooo:paragraph-rsid="00c36d83" fo:background-color="transparent" style:font-size-asian="8pt" style:font-size-complex="8pt"/>
    </style:style>
    <style:style style:name="P103"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officeooo:rsid="00cb1472" officeooo:paragraph-rsid="00cb1472" fo:background-color="transparent" style:font-size-asian="8pt" style:font-size-complex="8pt"/>
    </style:style>
    <style:style style:name="P104" style:family="paragraph" style:parent-style-name="Standard">
      <style:text-properties fo:color="#000000" loext:opacity="100%" style:font-name="Consolas" fo:font-size="8pt" fo:font-weight="normal" officeooo:rsid="00e24e39" officeooo:paragraph-rsid="00e24e39" fo:background-color="transparent" style:font-size-asian="8pt" style:font-size-complex="8pt"/>
    </style:style>
    <style:style style:name="P105"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officeooo:rsid="00e24e39" officeooo:paragraph-rsid="00e24e39" fo:background-color="transparent" style:font-size-asian="8pt" style:font-size-complex="8pt"/>
    </style:style>
    <style:style style:name="P106"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officeooo:rsid="00a94a0a" officeooo:paragraph-rsid="00a94a0a" fo:background-color="transparent" style:font-size-asian="8pt" style:font-size-complex="8pt"/>
    </style:style>
    <style:style style:name="P107"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officeooo:rsid="00b30cfa" officeooo:paragraph-rsid="00b30cfa" fo:background-color="transparent" style:font-size-asian="8pt" style:font-size-complex="8pt"/>
    </style:style>
    <style:style style:name="P108"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bcdb6d" officeooo:paragraph-rsid="00bcdb6d" fo:background-color="transparent" style:font-size-asian="8pt" style:font-size-complex="8pt"/>
    </style:style>
    <style:style style:name="P109"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bcdb6d" officeooo:paragraph-rsid="00c383df" fo:background-color="transparent" style:font-size-asian="8pt" style:font-size-complex="8pt"/>
    </style:style>
    <style:style style:name="P110"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0e9bf0f" officeooo:paragraph-rsid="00e9bf0f" fo:background-color="transparent" style:font-size-asian="8pt" style:font-size-complex="8pt"/>
    </style:style>
    <style:style style:name="P111"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style:font-name="Consolas" fo:font-size="8pt" fo:font-weight="normal" officeooo:rsid="00e9bf0f" officeooo:paragraph-rsid="00e9bf0f" fo:background-color="transparent" style:font-size-asian="8pt" style:font-size-complex="8pt"/>
    </style:style>
    <style:style style:name="P112"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officeooo:rsid="00f1163f" officeooo:paragraph-rsid="00f1163f" fo:background-color="transparent" style:font-size-asian="8pt" style:font-size-complex="8pt"/>
    </style:style>
    <style:style style:name="P113" style:family="paragraph" style:parent-style-name="Standard">
      <style:paragraph-properties fo:margin-top="0.0398in" fo:margin-bottom="0.0398in" style:contextual-spacing="false" fo:line-height="150%"/>
      <style:text-properties fo:color="#000000" loext:opacity="100%" style:font-name="Consolas" fo:font-size="8pt" fo:font-weight="normal" officeooo:rsid="00f09541" officeooo:paragraph-rsid="00f09541" fo:background-color="transparent" style:font-size-asian="8pt" style:font-size-complex="8pt"/>
    </style:style>
    <style:style style:name="P114"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officeooo:rsid="00f5cfd6" officeooo:paragraph-rsid="00f5cfd6" fo:background-color="transparent" style:font-size-asian="8pt" style:font-size-complex="8pt"/>
    </style:style>
    <style:style style:name="P115" style:family="paragraph" style:parent-style-name="Standard">
      <style:paragraph-properties fo:line-height="100%"/>
      <style:text-properties fo:color="#000000" loext:opacity="100%" style:font-name="Consolas" fo:font-size="8pt" fo:font-weight="normal" officeooo:rsid="017ca2fd" officeooo:paragraph-rsid="017cff1b" fo:background-color="transparent" style:font-size-asian="8pt" style:font-size-complex="8pt"/>
    </style:style>
    <style:style style:name="P116"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rsid="01d3e6ab" officeooo:paragraph-rsid="01d3e6ab" fo:background-color="transparent" style:font-size-asian="8pt" style:font-size-complex="8pt"/>
    </style:style>
    <style:style style:name="P117"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rsid="01d7ee57" officeooo:paragraph-rsid="01d99010" fo:background-color="transparent" style:font-size-asian="8pt" style:font-size-complex="8pt"/>
    </style:style>
    <style:style style:name="P118"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style:font-name="Consolas" fo:font-size="8pt" style:text-underline-style="none" fo:font-weight="normal" officeooo:rsid="00cb48ed" officeooo:paragraph-rsid="00cb48ed" fo:background-color="transparent" style:font-size-asian="8pt" style:font-size-complex="8pt"/>
    </style:style>
    <style:style style:name="P119"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style:font-name="Consolas" fo:font-size="8pt" style:text-underline-style="none" fo:font-weight="normal" fo:background-color="transparent" style:font-size-asian="8pt" style:font-size-complex="8pt"/>
    </style:style>
    <style:style style:name="P120"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style:text-underline-style="none" fo:font-weight="normal" officeooo:rsid="00fefb7e" officeooo:paragraph-rsid="00fefb7e" fo:background-color="transparent" style:font-size-asian="8pt" style:font-size-complex="8pt"/>
    </style:style>
    <style:style style:name="P121"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style:font-name="Consolas" fo:font-size="8pt" style:text-underline-style="none" fo:font-weight="normal" officeooo:rsid="00fefb7e" officeooo:paragraph-rsid="00fefb7e" fo:background-color="transparent" style:font-size-asian="8pt" style:font-size-complex="8pt"/>
    </style:style>
    <style:style style:name="P12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style:text-underline-style="none" fo:font-weight="normal" officeooo:rsid="0103073e" officeooo:paragraph-rsid="0103073e" fo:background-color="transparent" style:font-size-asian="8pt" style:font-size-complex="8pt"/>
    </style:style>
    <style:style style:name="P123" style:family="paragraph" style:parent-style-name="Standard">
      <style:paragraph-properties fo:line-height="100%">
        <style:tab-stops>
          <style:tab-stop style:position="0.2528in"/>
        </style:tab-stops>
      </style:paragraph-properties>
      <style:text-properties fo:color="#000000" loext:opacity="100%" style:font-name="Consolas" fo:font-size="8pt" style:text-underline-style="none" fo:font-weight="normal" officeooo:rsid="0117712b" officeooo:paragraph-rsid="0117712b" fo:background-color="transparent" style:font-size-asian="8pt" style:font-size-complex="8pt"/>
    </style:style>
    <style:style style:name="P12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style:text-underline-style="none" fo:font-weight="normal" officeooo:rsid="0116613a" officeooo:paragraph-rsid="0116613a" fo:background-color="transparent" style:font-size-asian="8pt" style:font-size-complex="8pt"/>
    </style:style>
    <style:style style:name="P125"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211e56" officeooo:paragraph-rsid="01211e56" fo:background-color="transparent" style:font-size-asian="8pt" style:font-size-complex="8pt"/>
    </style:style>
    <style:style style:name="P126"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211e56" officeooo:paragraph-rsid="01266a5f" fo:background-color="transparent" style:font-size-asian="8pt" style:font-size-complex="8pt"/>
    </style:style>
    <style:style style:name="P127"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28"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29"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076bb6" officeooo:paragraph-rsid="01266a5f" fo:background-color="transparent" style:font-size-asian="8pt" style:font-size-complex="8pt"/>
    </style:style>
    <style:style style:name="P130"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3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style:font-name="Consolas" fo:font-size="8pt" style:text-underline-style="none" fo:font-weight="normal" officeooo:rsid="012994fc" officeooo:paragraph-rsid="012994fc" fo:background-color="transparent" style:font-size-asian="8pt" style:font-size-complex="8pt"/>
    </style:style>
    <style:style style:name="P132"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style:text-underline-style="none" fo:font-weight="normal" officeooo:rsid="012dd319" officeooo:paragraph-rsid="012dd319" fo:background-color="transparent" style:font-size-asian="8pt" style:font-size-complex="8pt"/>
    </style:style>
    <style:style style:name="P133"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2dd319" officeooo:paragraph-rsid="0134b932" fo:background-color="transparent" style:font-size-asian="8pt" style:font-size-complex="8pt"/>
    </style:style>
    <style:style style:name="P134"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135"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136"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137"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57502" officeooo:paragraph-rsid="014e924f" fo:background-color="transparent" style:font-size-asian="8pt" style:font-size-complex="8pt"/>
    </style:style>
    <style:style style:name="P138"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be1d6" officeooo:paragraph-rsid="014e924f" fo:background-color="transparent" style:font-size-asian="8pt" style:font-size-complex="8pt"/>
    </style:style>
    <style:style style:name="P13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40"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41"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4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44a426" officeooo:paragraph-rsid="01a60524" fo:background-color="transparent" style:font-size-asian="8pt" style:font-size-complex="8pt"/>
    </style:style>
    <style:style style:name="P14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44a426" officeooo:paragraph-rsid="01a7c6c2" fo:background-color="transparent" style:font-size-asian="8pt" style:font-size-complex="8pt"/>
    </style:style>
    <style:style style:name="P144"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52912a" officeooo:paragraph-rsid="0152912a" fo:background-color="transparent" style:font-size-asian="8pt" style:font-size-complex="8pt"/>
    </style:style>
    <style:style style:name="P145"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language="en" fo:country="US" style:text-underline-style="none" fo:font-weight="normal" officeooo:rsid="0152912a" officeooo:paragraph-rsid="01636b61" fo:background-color="transparent" style:font-size-asian="8pt" style:font-size-complex="8pt"/>
    </style:style>
    <style:style style:name="P146"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562140" officeooo:paragraph-rsid="01562140" fo:background-color="transparent" style:font-size-asian="8pt" style:font-size-complex="8pt"/>
    </style:style>
    <style:style style:name="P147"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style:font-name="Consolas" fo:font-size="8pt" fo:language="en" fo:country="US" style:text-underline-style="none" fo:font-weight="normal" officeooo:rsid="0161cc14" officeooo:paragraph-rsid="0161cc14" fo:background-color="transparent" style:font-size-asian="8pt" style:font-size-complex="8pt"/>
    </style:style>
    <style:style style:name="P148"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fo:language="en" fo:country="US" style:text-underline-style="none" fo:font-weight="normal" officeooo:rsid="01620ff8" officeooo:paragraph-rsid="01620ff8" fo:background-color="transparent" style:font-size-asian="8pt" style:font-size-complex="8pt"/>
    </style:style>
    <style:style style:name="P149"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76d904" officeooo:paragraph-rsid="0176d904" fo:background-color="transparent" style:font-size-asian="8pt" style:font-size-complex="8pt"/>
    </style:style>
    <style:style style:name="P150"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style:font-name="Consolas" fo:font-size="8pt" fo:language="en" fo:country="US" style:text-underline-style="none" fo:font-weight="normal" officeooo:rsid="0196597d" officeooo:paragraph-rsid="0196597d" fo:background-color="transparent" style:font-size-asian="8pt" style:font-size-complex="8pt"/>
    </style:style>
    <style:style style:name="P151"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739610" officeooo:paragraph-rsid="01739610" fo:background-color="transparent" style:font-size-asian="8pt" style:font-size-complex="8pt"/>
    </style:style>
    <style:style style:name="P152"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language="en" fo:country="US" style:text-underline-style="none" fo:font-weight="normal" officeooo:rsid="019ddfb0" officeooo:paragraph-rsid="019ddfb0" fo:background-color="transparent" style:font-size-asian="8pt" style:font-size-complex="8pt"/>
    </style:style>
    <style:style style:name="P153" style:family="paragraph" style:parent-style-name="Standard" style:master-page-name="">
      <loext:graphic-properties draw:fill="none"/>
      <style:paragraph-properties fo:margin-left="0in" fo:margin-right="0in" fo:line-height="100%" fo:text-indent="0in" style:auto-text-indent="false" style:page-number="auto" fo:background-color="transparent">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9dc12e" officeooo:paragraph-rsid="019dc12e" fo:background-color="transparent" style:font-size-asian="8pt" style:font-size-complex="8pt"/>
    </style:style>
    <style:style style:name="P154"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a0211b" officeooo:paragraph-rsid="01a0211b" fo:background-color="transparent" style:font-size-asian="8pt" style:font-size-complex="8pt"/>
    </style:style>
    <style:style style:name="P155"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a0211b" officeooo:paragraph-rsid="01da6d77" fo:background-color="transparent" style:font-size-asian="8pt" style:font-size-complex="8pt"/>
    </style:style>
    <style:style style:name="P15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aaaec1" officeooo:paragraph-rsid="01aaaec1" fo:background-color="transparent" style:font-size-asian="8pt" style:font-size-complex="8pt"/>
    </style:style>
    <style:style style:name="P157"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b4bd2a" officeooo:paragraph-rsid="01b4bd2a" fo:background-color="transparent" style:font-size-asian="8pt" style:font-size-complex="8pt"/>
    </style:style>
    <style:style style:name="P158" style:family="paragraph" style:parent-style-name="Standard">
      <style:paragraph-properties fo:line-height="100%">
        <style:tab-stops>
          <style:tab-stop style:position="0.2484in"/>
          <style:tab-stop style:position="0.4807in"/>
          <style:tab-stop style:position="0.7535in"/>
          <style:tab-stop style:position="0.978in"/>
        </style:tab-stops>
      </style:paragraph-properties>
      <style:text-properties fo:color="#000000" loext:opacity="100%" style:font-name="Consolas" fo:font-size="9pt" style:text-underline-style="none" fo:font-weight="normal" officeooo:rsid="00a12bbb" officeooo:paragraph-rsid="00a408b1" fo:background-color="transparent" style:font-size-asian="9pt" style:font-size-complex="9pt"/>
    </style:style>
    <style:style style:name="P159" style:family="paragraph" style:parent-style-name="Standard">
      <style:paragraph-properties fo:line-height="100%">
        <style:tab-stops>
          <style:tab-stop style:position="0.2484in"/>
          <style:tab-stop style:position="0.4807in"/>
          <style:tab-stop style:position="0.7535in"/>
          <style:tab-stop style:position="0.978in"/>
        </style:tab-stops>
      </style:paragraph-properties>
      <style:text-properties fo:color="#000000" loext:opacity="100%" style:font-name="Consolas" fo:font-size="9pt" style:text-underline-style="none" fo:font-weight="normal" fo:background-color="transparent" style:font-size-asian="9pt" style:font-size-complex="9pt"/>
    </style:style>
    <style:style style:name="P160"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fo:font-size="8pt" fo:background-color="transparent" style:font-size-asian="8pt" style:font-size-complex="8pt"/>
    </style:style>
    <style:style style:name="P161"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fo:font-size="8pt" officeooo:paragraph-rsid="00180dbd" fo:background-color="transparent" style:font-size-asian="8pt" style:font-size-complex="8pt"/>
    </style:style>
    <style:style style:name="P162"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16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6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font-size-asian="8pt" style:font-size-complex="8pt"/>
    </style:style>
    <style:style style:name="P16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66"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fo:font-size="8pt" fo:background-color="transparent" style:font-size-asian="8pt" style:font-size-complex="8pt"/>
    </style:style>
    <style:style style:name="P167"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68"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fo:background-color="transparent" style:font-size-asian="8pt" style:font-size-complex="8pt"/>
    </style:style>
    <style:style style:name="P169"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officeooo:paragraph-rsid="00738809" fo:background-color="transparent" style:font-size-asian="8pt" style:font-size-complex="8pt"/>
    </style:style>
    <style:style style:name="P170"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officeooo:paragraph-rsid="008a8223" fo:background-color="transparent" style:font-size-asian="8pt" style:font-size-complex="8pt"/>
    </style:style>
    <style:style style:name="P171" style:family="paragraph" style:parent-style-name="Standard">
      <style:paragraph-properties fo:line-height="100%"/>
      <style:text-properties fo:color="#000000" loext:opacity="100%" fo:font-size="8pt" fo:background-color="transparent" style:font-size-asian="8pt" style:font-size-complex="8pt"/>
    </style:style>
    <style:style style:name="P172" style:family="paragraph" style:parent-style-name="Standard">
      <style:paragraph-properties fo:line-height="100%">
        <style:tab-stops>
          <style:tab-stop style:position="0.2484in"/>
          <style:tab-stop style:position="0.4965in"/>
        </style:tab-stops>
      </style:paragraph-properties>
      <style:text-properties fo:color="#000000" loext:opacity="100%" fo:font-size="8pt" fo:background-color="transparent" style:font-size-asian="8pt" style:font-size-complex="8pt"/>
    </style:style>
    <style:style style:name="P173"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fo:font-size="8pt" fo:background-color="transparent" style:font-size-asian="8pt" style:font-size-complex="8pt"/>
    </style:style>
    <style:style style:name="P174"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fo:font-size="8pt" officeooo:paragraph-rsid="00a776f2" fo:background-color="transparent" style:font-size-asian="8pt" style:font-size-complex="8pt"/>
    </style:style>
    <style:style style:name="P175"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fo:font-size="8pt" fo:background-color="transparent" style:font-size-asian="8pt" style:font-size-complex="8pt"/>
    </style:style>
    <style:style style:name="P176"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77"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fo:font-size="8pt" officeooo:paragraph-rsid="00c383df" fo:background-color="transparent" style:font-size-asian="8pt" style:font-size-complex="8pt"/>
    </style:style>
    <style:style style:name="P178"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fo:font-size="8pt" fo:background-color="transparent" style:font-size-asian="8pt" style:font-size-complex="8pt"/>
    </style:style>
    <style:style style:name="P179"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80"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fo:font-size="8pt" fo:background-color="transparent" style:font-size-asian="8pt" style:font-size-complex="8pt"/>
    </style:style>
    <style:style style:name="P181"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fo:font-size="8pt" fo:background-color="transparent" style:font-size-asian="8pt" style:font-size-complex="8pt"/>
    </style:style>
    <style:style style:name="P182"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fo:font-size="8pt" fo:background-color="transparent" style:font-size-asian="8pt" style:font-size-complex="8pt"/>
    </style:style>
    <style:style style:name="P183"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84"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fo:font-size="8pt" fo:background-color="transparent" style:font-size-asian="8pt" style:font-size-complex="8pt"/>
    </style:style>
    <style:style style:name="P185"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fo:font-size="8pt" fo:background-color="transparent" style:font-size-asian="8pt" style:font-size-complex="8pt"/>
    </style:style>
    <style:style style:name="P186"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fo:font-size="8pt" fo:background-color="transparent" style:font-size-asian="8pt" style:font-size-complex="8pt"/>
    </style:style>
    <style:style style:name="P187"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fo:font-size="8pt" officeooo:paragraph-rsid="01144f67" fo:background-color="transparent" style:font-size-asian="8pt" style:font-size-complex="8pt"/>
    </style:style>
    <style:style style:name="P188"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fo:font-size="8pt" fo:background-color="transparent" style:font-size-asian="8pt" style:font-size-complex="8pt"/>
    </style:style>
    <style:style style:name="P18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fo:font-size="8pt" fo:background-color="transparent" style:font-size-asian="8pt" style:font-size-complex="8pt"/>
    </style:style>
    <style:style style:name="P19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fo:font-size="8pt" officeooo:paragraph-rsid="011a1012" fo:background-color="transparent" style:font-size-asian="8pt" style:font-size-complex="8pt"/>
    </style:style>
    <style:style style:name="P19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fo:background-color="transparent" style:font-size-asian="8pt" style:font-size-complex="8pt"/>
    </style:style>
    <style:style style:name="P19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1d6fac" fo:background-color="transparent" style:font-size-asian="8pt" style:font-size-complex="8pt"/>
    </style:style>
    <style:style style:name="P19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af85f4" fo:background-color="transparent" style:font-size-asian="8pt" style:font-size-complex="8pt"/>
    </style:style>
    <style:style style:name="P19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b2250a" fo:background-color="transparent" style:font-size-asian="8pt" style:font-size-complex="8pt"/>
    </style:style>
    <style:style style:name="P19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bb3eab" fo:background-color="transparent" style:font-size-asian="8pt" style:font-size-complex="8pt"/>
    </style:style>
    <style:style style:name="P196" style:family="paragraph" style:parent-style-name="Standard">
      <style:paragraph-properties fo:line-height="100%">
        <style:tab-stops>
          <style:tab-stop style:position="0.2528in"/>
        </style:tab-stops>
      </style:paragraph-properties>
      <style:text-properties fo:color="#000000" loext:opacity="100%" fo:font-size="8pt" officeooo:paragraph-rsid="01664a67" fo:background-color="transparent" style:font-size-asian="8pt" style:font-size-complex="8pt"/>
    </style:style>
    <style:style style:name="P197" style:family="paragraph" style:parent-style-name="Standard">
      <style:paragraph-properties fo:line-height="100%">
        <style:tab-stops>
          <style:tab-stop style:position="0.2528in"/>
          <style:tab-stop style:position="0.4984in"/>
        </style:tab-stops>
      </style:paragraph-properties>
      <style:text-properties fo:color="#000000" loext:opacity="100%" fo:font-size="8pt" fo:background-color="transparent" style:font-size-asian="8pt" style:font-size-complex="8pt"/>
    </style:style>
    <style:style style:name="P198" style:family="paragraph" style:parent-style-name="Standard">
      <style:paragraph-properties fo:line-height="100%">
        <style:tab-stops>
          <style:tab-stop style:position="0.2528in"/>
          <style:tab-stop style:position="0.4984in"/>
        </style:tab-stops>
      </style:paragraph-properties>
      <style:text-properties fo:color="#000000" loext:opacity="100%" fo:font-size="8pt" officeooo:paragraph-rsid="01a2d40e" fo:background-color="transparent" style:font-size-asian="8pt" style:font-size-complex="8pt"/>
    </style:style>
    <style:style style:name="P199"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fo:background-color="transparent" style:font-size-asian="8pt" style:font-size-complex="8pt"/>
    </style:style>
    <style:style style:name="P200"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officeooo:paragraph-rsid="016fe917" fo:background-color="transparent" style:font-size-asian="8pt" style:font-size-complex="8pt"/>
    </style:style>
    <style:style style:name="P201"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officeooo:paragraph-rsid="016ef51e" fo:background-color="transparent" style:font-size-asian="8pt" style:font-size-complex="8pt"/>
    </style:style>
    <style:style style:name="P202"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fo:font-size="8pt" officeooo:paragraph-rsid="01266a5f" fo:background-color="transparent" style:font-size-asian="8pt" style:font-size-complex="8pt"/>
    </style:style>
    <style:style style:name="P20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0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fo:font-size="8pt" fo:background-color="transparent" style:font-size-asian="8pt" style:font-size-complex="8pt"/>
    </style:style>
    <style:style style:name="P20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fo:font-size="8pt" officeooo:paragraph-rsid="012a1d5c" fo:background-color="transparent" style:font-size-asian="8pt" style:font-size-complex="8pt"/>
    </style:style>
    <style:style style:name="P206" style:family="paragraph" style:parent-style-name="Standard">
      <style:paragraph-properties fo:line-height="100%">
        <style:tab-stops>
          <style:tab-stop style:position="0.2528in"/>
          <style:tab-stop style:position="0.4909in"/>
        </style:tab-stops>
      </style:paragraph-properties>
      <style:text-properties fo:color="#000000" loext:opacity="100%" fo:font-size="8pt" fo:background-color="transparent" style:font-size-asian="8pt" style:font-size-complex="8pt"/>
    </style:style>
    <style:style style:name="P207"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08"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0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officeooo:paragraph-rsid="01bdf996" fo:background-color="transparent" style:font-size-asian="8pt" style:font-size-complex="8pt"/>
    </style:style>
    <style:style style:name="P210"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11" style:family="paragraph" style:parent-style-name="Standard">
      <style:paragraph-properties fo:line-height="100%"/>
      <style:text-properties fo:color="#000000" loext:opacity="100%" fo:font-size="8pt" officeooo:paragraph-rsid="01464490" fo:background-color="transparent" style:font-size-asian="8pt" style:font-size-complex="8pt"/>
    </style:style>
    <style:style style:name="P212" style:family="paragraph" style:parent-style-name="Standard">
      <style:paragraph-properties fo:line-height="100%">
        <style:tab-stops>
          <style:tab-stop style:position="0.2528in"/>
          <style:tab-stop style:position="0.5063in"/>
        </style:tab-stops>
      </style:paragraph-properties>
      <style:text-properties fo:color="#000000" loext:opacity="100%" fo:font-size="8pt" officeooo:paragraph-rsid="01562140" fo:background-color="transparent" style:font-size-asian="8pt" style:font-size-complex="8pt"/>
    </style:style>
    <style:style style:name="P213"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14"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56a28a" fo:background-color="transparent" style:font-size-asian="8pt" style:font-size-complex="8pt"/>
    </style:style>
    <style:style style:name="P215"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636b61" fo:background-color="transparent" style:font-size-asian="8pt" style:font-size-complex="8pt"/>
    </style:style>
    <style:style style:name="P216"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17"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fo:font-size="8pt" officeooo:paragraph-rsid="0176d904" fo:background-color="transparent" style:font-size-asian="8pt" style:font-size-complex="8pt"/>
    </style:style>
    <style:style style:name="P218"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fo:font-size="8pt" fo:background-color="transparent" style:font-size-asian="8pt" style:font-size-complex="8pt"/>
    </style:style>
    <style:style style:name="P219"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220"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221"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fo:font-size="8pt" fo:background-color="transparent" style:font-size-asian="8pt" style:font-size-complex="8pt"/>
    </style:style>
    <style:style style:name="P222"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fo:font-size="8pt" officeooo:paragraph-rsid="018ed1c0" fo:background-color="transparent" style:font-size-asian="8pt" style:font-size-complex="8pt"/>
    </style:style>
    <style:style style:name="P223"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fo:font-size="8pt" fo:background-color="transparent" style:font-size-asian="8pt" style:font-size-complex="8pt"/>
    </style:style>
    <style:style style:name="P224"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fo:background-color="transparent" style:font-size-asian="8pt" style:font-size-complex="8pt"/>
    </style:style>
    <style:style style:name="P225"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af85f4" fo:background-color="transparent" style:font-size-asian="8pt" style:font-size-complex="8pt"/>
    </style:style>
    <style:style style:name="P226"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a5e770" fo:background-color="transparent" style:font-size-asian="8pt" style:font-size-complex="8pt"/>
    </style:style>
    <style:style style:name="P227"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b25d57" fo:background-color="transparent" style:font-size-asian="8pt" style:font-size-complex="8pt"/>
    </style:style>
    <style:style style:name="P228" style:family="paragraph" style:parent-style-name="Standard">
      <style:paragraph-properties fo:line-height="100%">
        <style:tab-stops>
          <style:tab-stop style:position="0.2528in"/>
          <style:tab-stop style:position="0.4764in"/>
          <style:tab-stop style:position="0.7516in"/>
          <style:tab-stop style:position="0.9752in"/>
        </style:tab-stops>
      </style:paragraph-properties>
      <style:text-properties fo:color="#000000" loext:opacity="100%" fo:font-size="8pt" officeooo:paragraph-rsid="01b4bd2a" fo:background-color="transparent" style:font-size-asian="8pt" style:font-size-complex="8pt"/>
    </style:style>
    <style:style style:name="P229"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230" style:family="paragraph" style:parent-style-name="Standard">
      <style:text-properties fo:color="#000000" loext:opacity="100%" fo:font-size="8pt" officeooo:paragraph-rsid="00cb1472" fo:background-color="transparent" style:font-size-asian="8pt" style:font-size-complex="8pt"/>
    </style:style>
    <style:style style:name="P23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style>
    <style:style style:name="P232"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fo:background-color="transparent"/>
    </style:style>
    <style:style style:name="P233"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fo:font-size="8pt" fo:background-color="transparent"/>
    </style:style>
    <style:style style:name="P234"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636b61" fo:background-color="transparent"/>
    </style:style>
    <style:style style:name="P235"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fo:font-size="8pt" style:text-underline-style="none" fo:background-color="transparent" style:font-size-asian="8pt" style:font-size-complex="8pt"/>
    </style:style>
    <style:style style:name="P236"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Liberation Sans" fo:font-size="10pt" style:text-underline-style="solid" style:text-underline-width="auto" style:text-underline-color="font-color" officeooo:rsid="0017ee8a" officeooo:paragraph-rsid="00180dbd" fo:background-color="transparent" style:font-size-asian="8.75pt" style:font-size-complex="10pt"/>
    </style:style>
    <style:style style:name="P237"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249c25" fo:background-color="transparent" style:font-size-asian="8.75pt" style:font-size-complex="10pt"/>
    </style:style>
    <style:style style:name="P238"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2928e9" fo:background-color="transparent" style:font-size-asian="8.75pt" style:font-size-complex="10pt"/>
    </style:style>
    <style:style style:name="P239"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0d586" fo:background-color="transparent" style:font-size-asian="8.75pt" style:font-size-complex="10pt"/>
    </style:style>
    <style:style style:name="P240"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4fe34" fo:background-color="transparent" style:font-size-asian="8.75pt" style:font-size-complex="10pt"/>
    </style:style>
    <style:style style:name="P241"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cc3e8" fo:background-color="transparent" style:font-size-asian="8.75pt" style:font-size-complex="10pt"/>
    </style:style>
    <style:style style:name="P242"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3280a" fo:background-color="transparent" style:font-size-asian="8.75pt" style:font-size-complex="10pt"/>
    </style:style>
    <style:style style:name="P243"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70aa0" fo:background-color="transparent" style:font-size-asian="8.75pt" style:font-size-complex="10pt"/>
    </style:style>
    <style:style style:name="P244"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8ebd1" fo:background-color="transparent" style:font-size-asian="8.75pt" style:font-size-complex="10pt"/>
    </style:style>
    <style:style style:name="P245"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738809" fo:background-color="transparent" style:font-size-asian="8.75pt" style:font-size-complex="10pt"/>
    </style:style>
    <style:style style:name="P246"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82be9d" fo:background-color="transparent" style:font-size-asian="8.75pt" style:font-size-complex="10pt"/>
    </style:style>
    <style:style style:name="P247" style:family="paragraph" style:parent-style-name="Standard">
      <style:paragraph-properties fo:line-height="115%">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officeooo:rsid="01d3e6ab" officeooo:paragraph-rsid="01d3e6ab" fo:background-color="transparent" style:font-size-asian="8.75pt" style:font-size-complex="10pt"/>
    </style:style>
    <style:style style:name="P248" style:family="paragraph" style:parent-style-name="Standard">
      <style:paragraph-properties style:line-height-at-least="0.198in">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fo:font-weight="normal" officeooo:rsid="00f5cfd6" officeooo:paragraph-rsid="00f66c7a" fo:background-color="transparent" style:font-size-asian="10pt" style:font-size-complex="10pt"/>
    </style:style>
    <style:style style:name="P249"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144f67" officeooo:paragraph-rsid="01144f67" fo:background-color="transparent" style:font-size-asian="10pt" style:font-size-complex="10pt"/>
    </style:style>
    <style:style style:name="P250"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144f67" officeooo:paragraph-rsid="011c4405" fo:background-color="transparent" style:font-size-asian="10pt" style:font-size-complex="10pt"/>
    </style:style>
    <style:style style:name="P251"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211e56" officeooo:paragraph-rsid="01211e56" fo:background-color="transparent" style:font-size-asian="10pt" style:font-size-complex="10pt"/>
    </style:style>
    <style:style style:name="P252"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211e56" officeooo:paragraph-rsid="01266a5f" fo:background-color="transparent" style:font-size-asian="10pt" style:font-size-complex="10pt"/>
    </style:style>
    <style:style style:name="P253" style:family="paragraph" style:parent-style-name="Standard">
      <style:paragraph-properties fo:line-height="115%">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211e56" officeooo:paragraph-rsid="01211e56" fo:background-color="transparent" style:font-size-asian="10pt" style:font-size-complex="10pt"/>
    </style:style>
    <style:style style:name="P254" style:family="paragraph" style:parent-style-name="Standard">
      <style:paragraph-properties fo:line-height="115%">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211e56" officeooo:paragraph-rsid="01266a5f" fo:background-color="transparent" style:font-size-asian="10pt" style:font-size-complex="10pt"/>
    </style:style>
    <style:style style:name="P255"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3af33b" officeooo:paragraph-rsid="013af33b" fo:background-color="transparent" style:font-size-asian="10pt" style:font-size-complex="10pt"/>
    </style:style>
    <style:style style:name="P256" style:family="paragraph" style:parent-style-name="Standard">
      <style:paragraph-properties fo:line-height="115%">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3af33b" officeooo:paragraph-rsid="013e186a" fo:background-color="transparent" style:font-size-asian="10pt" style:font-size-complex="10pt"/>
    </style:style>
    <style:style style:name="P25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Liberation Sans" fo:font-size="10pt" officeooo:rsid="00788936" officeooo:paragraph-rsid="00788936" fo:background-color="transparent" style:font-size-asian="8.75pt" style:font-size-complex="10pt"/>
    </style:style>
    <style:style style:name="P258" style:family="paragraph" style:parent-style-name="Standard">
      <style:paragraph-properties fo:line-height="100%"/>
      <style:text-properties fo:color="#000000" loext:opacity="100%" style:font-name="Liberation Sans" fo:font-size="10pt" officeooo:paragraph-rsid="0193a628" fo:background-color="transparent" style:font-size-asian="10pt" style:font-size-complex="10pt"/>
    </style:style>
    <style:style style:name="P259" style:family="paragraph" style:parent-style-name="Standard">
      <style:paragraph-properties fo:line-height="100%"/>
      <style:text-properties fo:color="#000000" loext:opacity="100%" style:font-name="Liberation Sans" fo:font-size="10pt" officeooo:rsid="019512d5" officeooo:paragraph-rsid="019512d5" fo:background-color="transparent" style:font-size-asian="10pt" style:font-size-complex="10pt"/>
    </style:style>
    <style:style style:name="P260" style:family="paragraph" style:parent-style-name="Standard">
      <style:paragraph-properties style:line-height-at-least="0.198in"/>
      <style:text-properties fo:color="#000000" loext:opacity="100%" style:font-name="Liberation Sans" fo:font-size="10pt" style:text-underline-style="none" fo:font-weight="normal" officeooo:rsid="00f5cfd6" officeooo:paragraph-rsid="00f5cfd6" fo:background-color="transparent" style:font-size-asian="10pt" style:font-size-complex="10pt"/>
    </style:style>
    <style:style style:name="P261" style:family="paragraph" style:parent-style-name="Standard">
      <style:paragraph-properties style:line-height-at-least="0.198in"/>
      <style:text-properties fo:color="#000000" loext:opacity="100%" style:font-name="Liberation Sans" fo:font-size="10pt" style:text-underline-style="none" fo:font-weight="normal" officeooo:rsid="00fd65a8" officeooo:paragraph-rsid="00fd65a8" fo:background-color="transparent" style:font-size-asian="10pt" style:font-size-complex="10pt"/>
    </style:style>
    <style:style style:name="P262" style:family="paragraph" style:parent-style-name="Standard">
      <style:paragraph-properties fo:line-height="115%"/>
      <style:text-properties fo:color="#000000" loext:opacity="100%" style:font-name="Liberation Sans" fo:font-size="10pt" style:text-underline-style="none" fo:font-weight="normal" officeooo:rsid="00fd65a8" officeooo:paragraph-rsid="00fd65a8" fo:background-color="transparent" style:font-size-asian="10pt" style:font-size-complex="10pt"/>
    </style:style>
    <style:style style:name="P263" style:family="paragraph" style:parent-style-name="Standard">
      <style:paragraph-properties style:line-height-at-least="0.198in"/>
      <style:text-properties fo:color="#000000" loext:opacity="100%" style:font-name="Liberation Sans" fo:font-size="10pt" style:text-underline-style="none" fo:font-weight="normal" officeooo:rsid="00fefb7e" officeooo:paragraph-rsid="00fefb7e" fo:background-color="transparent" style:font-size-asian="10pt" style:font-size-complex="10pt"/>
    </style:style>
    <style:style style:name="P264" style:family="paragraph" style:parent-style-name="Standard">
      <style:paragraph-properties fo:line-height="115%"/>
      <style:text-properties fo:color="#000000" loext:opacity="100%" style:font-name="Liberation Sans" fo:font-size="10pt" style:text-underline-style="none" fo:font-weight="normal" officeooo:rsid="01014d7e" officeooo:paragraph-rsid="01014d7e" fo:background-color="transparent" style:font-size-asian="10pt" style:font-size-complex="10pt"/>
    </style:style>
    <style:style style:name="P265" style:family="paragraph" style:parent-style-name="Standard">
      <style:paragraph-properties fo:line-height="115%"/>
      <style:text-properties fo:color="#000000" loext:opacity="100%" style:font-name="Liberation Sans" fo:font-size="10pt" style:text-underline-style="none" fo:font-weight="normal" officeooo:rsid="0103073e" officeooo:paragraph-rsid="0103073e" fo:background-color="transparent" style:font-size-asian="10pt" style:font-size-complex="10pt"/>
    </style:style>
    <style:style style:name="P266" style:family="paragraph" style:parent-style-name="Standard">
      <style:paragraph-properties fo:line-height="115%"/>
      <style:text-properties fo:color="#000000" loext:opacity="100%" style:font-name="Liberation Sans" fo:font-size="10pt" style:text-underline-style="none" fo:font-weight="normal" officeooo:rsid="01076bb6" officeooo:paragraph-rsid="01076bb6" fo:background-color="transparent" style:font-size-asian="10pt" style:font-size-complex="10pt"/>
    </style:style>
    <style:style style:name="P267" style:family="paragraph" style:parent-style-name="Standard">
      <style:paragraph-properties fo:line-height="115%"/>
      <style:text-properties fo:color="#000000" loext:opacity="100%" style:font-name="Liberation Sans" fo:font-size="10pt" style:text-underline-style="none" fo:font-weight="normal" officeooo:rsid="010aac03" officeooo:paragraph-rsid="010aac03" fo:background-color="transparent" style:font-size-asian="10pt" style:font-size-complex="10pt"/>
    </style:style>
    <style:style style:name="P268" style:family="paragraph" style:parent-style-name="Standard">
      <style:paragraph-properties fo:line-height="115%"/>
      <style:text-properties fo:color="#000000" loext:opacity="100%" style:font-name="Liberation Sans" fo:font-size="10pt" style:text-underline-style="none" fo:font-weight="normal" officeooo:rsid="010f9daf" officeooo:paragraph-rsid="010f9daf" fo:background-color="transparent" style:font-size-asian="10pt" style:font-size-complex="10pt"/>
    </style:style>
    <style:style style:name="P269" style:family="paragraph" style:parent-style-name="Standard">
      <style:paragraph-properties fo:line-height="115%"/>
      <style:text-properties fo:color="#000000" loext:opacity="100%" style:font-name="Liberation Sans" fo:font-size="10pt" style:text-underline-style="none" fo:font-weight="normal" officeooo:rsid="01105035" officeooo:paragraph-rsid="01105035" fo:background-color="transparent" style:font-size-asian="10pt" style:font-size-complex="10pt"/>
    </style:style>
    <style:style style:name="P270" style:family="paragraph" style:parent-style-name="Standard">
      <style:paragraph-properties fo:line-height="115%"/>
      <style:text-properties fo:color="#000000" loext:opacity="100%" style:font-name="Liberation Sans" fo:font-size="10pt" style:text-underline-style="none" fo:font-weight="normal" officeooo:rsid="01109e5e" officeooo:paragraph-rsid="01109e5e" fo:background-color="transparent" style:font-size-asian="10pt" style:font-size-complex="10pt"/>
    </style:style>
    <style:style style:name="P271" style:family="paragraph" style:parent-style-name="Standard">
      <style:paragraph-properties fo:line-height="115%"/>
      <style:text-properties fo:color="#000000" loext:opacity="100%" style:font-name="Liberation Sans" fo:font-size="10pt" style:text-underline-style="none" fo:font-weight="normal" officeooo:rsid="011286a7" officeooo:paragraph-rsid="011286a7" fo:background-color="transparent" style:font-size-asian="10pt" style:font-size-complex="10pt"/>
    </style:style>
    <style:style style:name="P272" style:family="paragraph" style:parent-style-name="Standard">
      <style:paragraph-properties fo:line-height="115%"/>
      <style:text-properties fo:color="#000000" loext:opacity="100%" style:font-name="Liberation Sans" fo:font-size="10pt" style:text-underline-style="none" fo:font-weight="normal" officeooo:rsid="01144f67" officeooo:paragraph-rsid="01144f67" fo:background-color="transparent" style:font-size-asian="10pt" style:font-size-complex="10pt"/>
    </style:style>
    <style:style style:name="P273" style:family="paragraph" style:parent-style-name="Standard">
      <style:paragraph-properties fo:line-height="115%"/>
      <style:text-properties fo:color="#000000" loext:opacity="100%" style:font-name="Liberation Sans" fo:font-size="10pt" style:text-underline-style="none" fo:font-weight="normal" officeooo:rsid="0116613a" officeooo:paragraph-rsid="0116613a" fo:background-color="transparent" style:font-size-asian="10pt" style:font-size-complex="10pt"/>
    </style:style>
    <style:style style:name="P274" style:family="paragraph" style:parent-style-name="Standard">
      <style:paragraph-properties fo:line-height="115%"/>
      <style:text-properties fo:color="#000000" loext:opacity="100%" style:font-name="Liberation Sans" fo:font-size="10pt" style:text-underline-style="none" fo:font-weight="normal" officeooo:rsid="0117712b" officeooo:paragraph-rsid="0117712b" fo:background-color="transparent" style:font-size-asian="10pt" style:font-size-complex="10pt"/>
    </style:style>
    <style:style style:name="P275" style:family="paragraph" style:parent-style-name="Standard">
      <style:paragraph-properties fo:line-height="115%"/>
      <style:text-properties fo:color="#000000" loext:opacity="100%" style:font-name="Liberation Sans" fo:font-size="10pt" style:text-underline-style="none" fo:font-weight="normal" officeooo:rsid="0118bef5" officeooo:paragraph-rsid="0118bef5" fo:background-color="transparent" style:font-size-asian="10pt" style:font-size-complex="10pt"/>
    </style:style>
    <style:style style:name="P276" style:family="paragraph" style:parent-style-name="Standard">
      <style:paragraph-properties fo:line-height="115%"/>
      <style:text-properties fo:color="#000000" loext:opacity="100%" style:font-name="Liberation Sans" fo:font-size="10pt" style:text-underline-style="none" fo:font-weight="normal" officeooo:rsid="011a1012" officeooo:paragraph-rsid="011a1012" fo:background-color="transparent" style:font-size-asian="10pt" style:font-size-complex="10pt"/>
    </style:style>
    <style:style style:name="P277" style:family="paragraph" style:parent-style-name="Standard">
      <style:paragraph-properties fo:line-height="115%"/>
      <style:text-properties fo:color="#000000" loext:opacity="100%" style:font-name="Liberation Sans" fo:font-size="10pt" style:text-underline-style="none" fo:font-weight="normal" officeooo:rsid="011c4405" officeooo:paragraph-rsid="011c4405" fo:background-color="transparent" style:font-size-asian="10pt" style:font-size-complex="10pt"/>
    </style:style>
    <style:style style:name="P278" style:family="paragraph" style:parent-style-name="Standard">
      <style:paragraph-properties fo:line-height="115%"/>
      <style:text-properties fo:color="#000000" loext:opacity="100%" style:font-name="Liberation Sans" fo:font-size="10pt" style:text-underline-style="none" fo:font-weight="normal" officeooo:rsid="011edf52" officeooo:paragraph-rsid="011edf52" fo:background-color="transparent" style:font-size-asian="10pt" style:font-size-complex="10pt"/>
    </style:style>
    <style:style style:name="P279" style:family="paragraph" style:parent-style-name="Standard">
      <style:paragraph-properties fo:line-height="115%"/>
      <style:text-properties fo:color="#000000" loext:opacity="100%" style:font-name="Liberation Sans" fo:font-size="10pt" style:text-underline-style="none" fo:font-weight="normal" officeooo:rsid="01266a5f" officeooo:paragraph-rsid="01266a5f" fo:background-color="transparent" style:font-size-asian="10pt" style:font-size-complex="10pt"/>
    </style:style>
    <style:style style:name="P280" style:family="paragraph" style:parent-style-name="Standard">
      <style:paragraph-properties fo:line-height="115%"/>
      <style:text-properties fo:color="#000000" loext:opacity="100%" style:font-name="Liberation Sans" fo:font-size="10pt" style:text-underline-style="none" fo:font-weight="normal" officeooo:rsid="012994fc" officeooo:paragraph-rsid="012994fc" fo:background-color="transparent" style:font-size-asian="10pt" style:font-size-complex="10pt"/>
    </style:style>
    <style:style style:name="P281" style:family="paragraph" style:parent-style-name="Standard">
      <style:paragraph-properties fo:line-height="115%"/>
      <style:text-properties fo:color="#000000" loext:opacity="100%" style:font-name="Liberation Sans" fo:font-size="10pt" style:text-underline-style="none" fo:font-weight="normal" officeooo:rsid="012bdbf5" officeooo:paragraph-rsid="012bdbf5" fo:background-color="transparent" style:font-size-asian="10pt" style:font-size-complex="10pt"/>
    </style:style>
    <style:style style:name="P282" style:family="paragraph" style:parent-style-name="Standard">
      <style:paragraph-properties fo:line-height="115%"/>
      <style:text-properties fo:color="#000000" loext:opacity="100%" style:font-name="Liberation Sans" fo:font-size="10pt" style:text-underline-style="none" fo:font-weight="normal" officeooo:rsid="012dd319" officeooo:paragraph-rsid="012dd319" fo:background-color="transparent" style:font-size-asian="10pt" style:font-size-complex="10pt"/>
    </style:style>
    <style:style style:name="P283" style:family="paragraph" style:parent-style-name="Standard">
      <style:paragraph-properties fo:line-height="115%"/>
      <style:text-properties fo:color="#000000" loext:opacity="100%" style:font-name="Liberation Sans" fo:font-size="10pt" style:text-underline-style="none" fo:font-weight="normal" officeooo:rsid="012dd319" officeooo:paragraph-rsid="013fbbd3" fo:background-color="transparent" style:font-size-asian="10pt" style:font-size-complex="10pt"/>
    </style:style>
    <style:style style:name="P284" style:family="paragraph" style:parent-style-name="Standard">
      <style:paragraph-properties fo:line-height="115%"/>
      <style:text-properties fo:color="#000000" loext:opacity="100%" style:font-name="Liberation Sans" fo:font-size="10pt" style:text-underline-style="none" fo:font-weight="normal" officeooo:rsid="012e8ab7" officeooo:paragraph-rsid="012e8ab7" fo:background-color="transparent" style:font-size-asian="10pt" style:font-size-complex="10pt"/>
    </style:style>
    <style:style style:name="P285" style:family="paragraph" style:parent-style-name="Standard">
      <style:paragraph-properties fo:line-height="115%"/>
      <style:text-properties fo:color="#000000" loext:opacity="100%" style:font-name="Liberation Sans" fo:font-size="10pt" style:text-underline-style="none" fo:font-weight="normal" officeooo:rsid="012fc3fe" officeooo:paragraph-rsid="012fc3fe" fo:background-color="transparent" style:font-size-asian="10pt" style:font-size-complex="10pt"/>
    </style:style>
    <style:style style:name="P286" style:family="paragraph" style:parent-style-name="Standard">
      <style:paragraph-properties fo:line-height="115%"/>
      <style:text-properties fo:color="#000000" loext:opacity="100%" style:font-name="Liberation Sans" fo:font-size="10pt" style:text-underline-style="none" fo:font-weight="normal" officeooo:rsid="0131701a" officeooo:paragraph-rsid="0131701a" fo:background-color="transparent" style:font-size-asian="10pt" style:font-size-complex="10pt"/>
    </style:style>
    <style:style style:name="P287" style:family="paragraph" style:parent-style-name="Standard">
      <style:paragraph-properties fo:line-height="115%"/>
      <style:text-properties fo:color="#000000" loext:opacity="100%" style:font-name="Liberation Sans" fo:font-size="10pt" style:text-underline-style="none" fo:font-weight="normal" officeooo:rsid="0132e888" officeooo:paragraph-rsid="0132e888" fo:background-color="transparent" style:font-size-asian="10pt" style:font-size-complex="10pt"/>
    </style:style>
    <style:style style:name="P288" style:family="paragraph" style:parent-style-name="Standard">
      <style:paragraph-properties fo:line-height="115%"/>
      <style:text-properties fo:color="#000000" loext:opacity="100%" style:font-name="Liberation Sans" fo:font-size="10pt" style:text-underline-style="none" fo:font-weight="normal" officeooo:rsid="0132e888" officeooo:paragraph-rsid="0134b932" fo:background-color="transparent" style:font-size-asian="10pt" style:font-size-complex="10pt"/>
    </style:style>
    <style:style style:name="P289" style:family="paragraph" style:parent-style-name="Standard">
      <style:paragraph-properties fo:line-height="115%"/>
      <style:text-properties fo:color="#000000" loext:opacity="100%" style:font-name="Liberation Sans" fo:font-size="10pt" style:text-underline-style="none" fo:font-weight="normal" officeooo:rsid="0138b821" officeooo:paragraph-rsid="0138b821" fo:background-color="transparent" style:font-size-asian="10pt" style:font-size-complex="10pt"/>
    </style:style>
    <style:style style:name="P290" style:family="paragraph" style:parent-style-name="Standard">
      <style:paragraph-properties fo:line-height="115%"/>
      <style:text-properties fo:color="#000000" loext:opacity="100%" style:font-name="Liberation Sans" fo:font-size="10pt" style:text-underline-style="none" fo:font-weight="normal" officeooo:rsid="01394e04" officeooo:paragraph-rsid="01394e04" fo:background-color="transparent" style:font-size-asian="10pt" style:font-size-complex="10pt"/>
    </style:style>
    <style:style style:name="P291" style:family="paragraph" style:parent-style-name="Standard">
      <style:paragraph-properties fo:line-height="115%"/>
      <style:text-properties fo:color="#000000" loext:opacity="100%" style:font-name="Liberation Sans" fo:font-size="10pt" style:text-underline-style="none" fo:font-weight="normal" officeooo:rsid="013af33b" officeooo:paragraph-rsid="013e186a" fo:background-color="transparent" style:font-size-asian="10pt" style:font-size-complex="10pt"/>
    </style:style>
    <style:style style:name="P292" style:family="paragraph" style:parent-style-name="Standard">
      <style:paragraph-properties fo:line-height="115%"/>
      <style:text-properties fo:color="#000000" loext:opacity="100%" style:font-name="Liberation Sans" fo:font-size="10pt" style:text-underline-style="none" fo:font-weight="normal" officeooo:rsid="013cbf20" officeooo:paragraph-rsid="013e186a" fo:background-color="transparent" style:font-size-asian="10pt" style:font-size-complex="10pt"/>
    </style:style>
    <style:style style:name="P293" style:family="paragraph" style:parent-style-name="Standard">
      <style:paragraph-properties fo:line-height="115%">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none" fo:font-weight="normal" officeooo:rsid="013d8989" officeooo:paragraph-rsid="013e186a" fo:background-color="transparent" style:font-size-asian="10pt" style:font-size-complex="10pt"/>
    </style:style>
    <style:style style:name="P294" style:family="paragraph" style:parent-style-name="Standard">
      <style:paragraph-properties fo:line-height="115%"/>
      <style:text-properties fo:color="#000000" loext:opacity="100%" style:font-name="Liberation Sans" fo:font-size="10pt" style:text-underline-style="none" fo:font-weight="normal" officeooo:rsid="013d8dac" officeooo:paragraph-rsid="013d8dac" fo:background-color="transparent" style:font-size-asian="10pt" style:font-size-complex="10pt"/>
    </style:style>
    <style:style style:name="P295" style:family="paragraph" style:parent-style-name="Standard">
      <style:paragraph-properties fo:line-height="115%"/>
      <style:text-properties fo:color="#000000" loext:opacity="100%" style:font-name="Liberation Sans" fo:font-size="10pt" style:text-underline-style="none" fo:font-weight="normal" officeooo:rsid="013fbbd3" officeooo:paragraph-rsid="013fbbd3" fo:background-color="transparent" style:font-size-asian="10pt" style:font-size-complex="10pt"/>
    </style:style>
    <style:style style:name="P296" style:family="paragraph" style:parent-style-name="Standard">
      <style:paragraph-properties fo:line-height="115%"/>
      <style:text-properties fo:color="#000000" loext:opacity="100%" style:font-name="Liberation Sans" fo:font-size="10pt" style:text-underline-style="none" fo:font-weight="normal" officeooo:rsid="0141ae71" officeooo:paragraph-rsid="0141ae71" fo:background-color="transparent" style:font-size-asian="10pt" style:font-size-complex="10pt"/>
    </style:style>
    <style:style style:name="P297" style:family="paragraph" style:parent-style-name="Standard">
      <style:paragraph-properties fo:line-height="100%"/>
      <style:text-properties fo:color="#000000" loext:opacity="100%" style:font-name="Liberation Sans" fo:font-size="10pt" style:text-underline-style="none" fo:font-weight="normal" officeooo:rsid="0123aaa4" officeooo:paragraph-rsid="0123aaa4" fo:background-color="transparent" style:font-size-asian="10pt" style:font-size-complex="10pt"/>
    </style:style>
    <style:style style:name="P298" style:family="paragraph" style:parent-style-name="Standard">
      <style:paragraph-properties fo:line-height="115%"/>
      <style:text-properties fo:color="#000000" loext:opacity="100%" style:font-name="Liberation Sans" fo:font-size="10pt" style:text-underline-style="none" fo:font-weight="normal" officeooo:rsid="01c24864" officeooo:paragraph-rsid="01c24864" fo:background-color="transparent" style:font-size-asian="10pt" style:font-size-complex="10pt"/>
    </style:style>
    <style:style style:name="P299" style:family="paragraph" style:parent-style-name="Standard">
      <style:paragraph-properties fo:line-height="115%"/>
      <style:text-properties fo:color="#000000" loext:opacity="100%" style:font-name="Liberation Sans" fo:font-size="10pt" style:text-underline-style="none" fo:font-weight="normal" officeooo:rsid="01c48025" officeooo:paragraph-rsid="01c48025" fo:background-color="transparent" style:font-size-asian="10pt" style:font-size-complex="10pt"/>
    </style:style>
    <style:style style:name="P300" style:family="paragraph" style:parent-style-name="Standard">
      <style:paragraph-properties fo:line-height="115%"/>
      <style:text-properties fo:color="#000000" loext:opacity="100%" style:font-name="Liberation Sans" fo:font-size="10pt" style:text-underline-style="none" fo:font-weight="normal" officeooo:rsid="01c5b183" officeooo:paragraph-rsid="01c5b183" fo:background-color="transparent" style:font-size-asian="10pt" style:font-size-complex="10pt"/>
    </style:style>
    <style:style style:name="P301" style:family="paragraph" style:parent-style-name="Standard">
      <style:paragraph-properties fo:line-height="115%"/>
      <style:text-properties fo:color="#000000" loext:opacity="100%" style:font-name="Liberation Sans" fo:font-size="10pt" style:text-underline-style="none" fo:font-weight="normal" officeooo:rsid="01c7e09a" officeooo:paragraph-rsid="01c7e09a" fo:background-color="transparent" style:font-size-asian="10pt" style:font-size-complex="10pt"/>
    </style:style>
    <style:style style:name="P302" style:family="paragraph" style:parent-style-name="Standard">
      <style:paragraph-properties fo:line-height="115%"/>
      <style:text-properties fo:color="#000000" loext:opacity="100%" style:font-name="Liberation Sans" fo:font-size="10pt" style:text-underline-style="none" fo:font-weight="normal" officeooo:rsid="01c8d4ca" officeooo:paragraph-rsid="01c8d4ca" fo:background-color="transparent" style:font-size-asian="10pt" style:font-size-complex="10pt"/>
    </style:style>
    <style:style style:name="P303" style:family="paragraph" style:parent-style-name="Standard">
      <style:paragraph-properties fo:line-height="115%"/>
      <style:text-properties fo:color="#000000" loext:opacity="100%" style:font-name="Liberation Sans" fo:font-size="10pt" style:text-underline-style="none" fo:font-weight="normal" officeooo:rsid="01ca4419" officeooo:paragraph-rsid="01cc1969" fo:background-color="transparent" style:font-size-asian="10pt" style:font-size-complex="10pt"/>
    </style:style>
    <style:style style:name="P304" style:family="paragraph" style:parent-style-name="Standard">
      <style:paragraph-properties fo:line-height="115%"/>
      <style:text-properties fo:color="#000000" loext:opacity="100%" style:font-name="Liberation Sans" fo:font-size="10pt" style:text-underline-style="none" fo:font-weight="normal" officeooo:rsid="01cc1969" officeooo:paragraph-rsid="01cc1969" fo:background-color="transparent" style:font-size-asian="10pt" style:font-size-complex="10pt"/>
    </style:style>
    <style:style style:name="P305" style:family="paragraph" style:parent-style-name="Standard">
      <style:paragraph-properties fo:line-height="100%"/>
      <style:text-properties fo:color="#000000" loext:opacity="100%" style:font-name="Liberation Sans" fo:font-size="10pt" fo:font-weight="normal" officeooo:paragraph-rsid="017afc12" fo:background-color="transparent"/>
    </style:style>
    <style:style style:name="P306" style:family="paragraph" style:parent-style-name="Standard">
      <style:paragraph-properties fo:line-height="100%"/>
      <style:text-properties fo:color="#000000" loext:opacity="100%" style:font-name="Liberation Sans" fo:font-size="10pt" fo:font-weight="normal" officeooo:rsid="017afc12" officeooo:paragraph-rsid="017c099e" fo:background-color="transparent"/>
    </style:style>
    <style:style style:name="P307" style:family="paragraph" style:parent-style-name="Standard">
      <style:paragraph-properties fo:line-height="100%"/>
      <style:text-properties fo:color="#000000" loext:opacity="100%" style:font-name="Liberation Sans" fo:font-size="10pt" fo:font-weight="normal" officeooo:rsid="017c099e" officeooo:paragraph-rsid="017c099e" fo:background-color="transparent"/>
    </style:style>
    <style:style style:name="P308" style:family="paragraph" style:parent-style-name="Standard">
      <style:paragraph-properties fo:line-height="100%"/>
      <style:text-properties fo:color="#000000" loext:opacity="100%" style:font-name="Liberation Sans" fo:font-size="10pt" fo:font-weight="normal" officeooo:rsid="0196597d" officeooo:paragraph-rsid="0196597d" fo:background-color="transparent" style:font-size-asian="10pt" style:font-size-complex="10pt"/>
    </style:style>
    <style:style style:name="P309" style:family="paragraph" style:parent-style-name="Standard">
      <style:paragraph-properties fo:line-height="115%"/>
      <style:text-properties fo:color="#000000" loext:opacity="100%" style:font-name="Liberation Sans" fo:font-size="10pt" fo:font-weight="normal" officeooo:paragraph-rsid="00fd65a8" fo:background-color="transparent"/>
    </style:style>
    <style:style style:name="P310" style:family="paragraph" style:parent-style-name="Standard">
      <style:paragraph-properties fo:line-height="115%"/>
      <style:text-properties fo:color="#000000" loext:opacity="100%" style:font-name="Liberation Sans" fo:font-size="10pt" fo:language="en" fo:country="US" style:text-underline-style="none" fo:font-weight="normal" officeooo:rsid="0144a426" officeooo:paragraph-rsid="0144a426" fo:background-color="transparent" style:font-size-asian="10pt" style:font-size-complex="10pt"/>
    </style:style>
    <style:style style:name="P311" style:family="paragraph" style:parent-style-name="Standard">
      <style:paragraph-properties fo:line-height="115%"/>
      <style:text-properties fo:color="#000000" loext:opacity="100%" style:font-name="Liberation Sans" fo:font-size="10pt" fo:language="en" fo:country="US" style:text-underline-style="none" fo:font-weight="normal" officeooo:rsid="01457502" officeooo:paragraph-rsid="01464490" fo:background-color="transparent" style:font-size-asian="10pt" style:font-size-complex="10pt"/>
    </style:style>
    <style:style style:name="P312" style:family="paragraph" style:parent-style-name="Standard">
      <style:paragraph-properties fo:line-height="115%"/>
      <style:text-properties fo:color="#000000" loext:opacity="100%" style:font-name="Liberation Sans" fo:font-size="10pt" fo:language="en" fo:country="US" style:text-underline-style="none" fo:font-weight="normal" officeooo:rsid="014be1d6" officeooo:paragraph-rsid="014be1d6" fo:background-color="transparent" style:font-size-asian="10pt" style:font-size-complex="10pt"/>
    </style:style>
    <style:style style:name="P313" style:family="paragraph" style:parent-style-name="Standard">
      <style:paragraph-properties fo:line-height="115%"/>
      <style:text-properties fo:color="#000000" loext:opacity="100%" style:font-name="Liberation Sans" fo:font-size="10pt" fo:language="en" fo:country="US" style:text-underline-style="none" fo:font-weight="normal" officeooo:rsid="0152912a" officeooo:paragraph-rsid="0152912a" fo:background-color="transparent" style:font-size-asian="10pt" style:font-size-complex="10pt"/>
    </style:style>
    <style:style style:name="P314" style:family="paragraph" style:parent-style-name="Standard">
      <style:paragraph-properties fo:line-height="115%"/>
      <style:text-properties fo:color="#000000" loext:opacity="100%" style:font-name="Liberation Sans" fo:font-size="10pt" fo:language="en" fo:country="US" style:text-underline-style="none" fo:font-weight="normal" officeooo:rsid="01562140" officeooo:paragraph-rsid="01562140" fo:background-color="transparent" style:font-size-asian="10pt" style:font-size-complex="10pt"/>
    </style:style>
    <style:style style:name="P315" style:family="paragraph" style:parent-style-name="Standard">
      <style:paragraph-properties fo:line-height="115%"/>
      <style:text-properties fo:color="#000000" loext:opacity="100%" style:font-name="Liberation Sans" fo:font-size="10pt" fo:language="en" fo:country="US" style:text-underline-style="none" fo:font-weight="normal" officeooo:rsid="01562140" officeooo:paragraph-rsid="01636b61" fo:background-color="transparent" style:font-size-asian="10pt" style:font-size-complex="10pt"/>
    </style:style>
    <style:style style:name="P316"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Liberation Sans" fo:font-size="10pt" fo:language="en" fo:country="US" style:text-underline-style="none" fo:font-weight="normal" officeooo:rsid="01562140" officeooo:paragraph-rsid="01562140" fo:background-color="transparent" style:font-size-asian="10pt" style:font-size-complex="10pt"/>
    </style:style>
    <style:style style:name="P317" style:family="paragraph" style:parent-style-name="Standard">
      <style:paragraph-properties fo:line-height="115%"/>
      <style:text-properties fo:color="#000000" loext:opacity="100%" style:font-name="Liberation Sans" fo:font-size="10pt" fo:language="en" fo:country="US" style:text-underline-style="none" fo:font-weight="normal" officeooo:rsid="015a3cf5" officeooo:paragraph-rsid="015a3cf5" fo:background-color="transparent" style:font-size-asian="10pt" style:font-size-complex="10pt"/>
    </style:style>
    <style:style style:name="P318" style:family="paragraph" style:parent-style-name="Standard">
      <style:paragraph-properties fo:line-height="115%"/>
      <style:text-properties fo:color="#000000" loext:opacity="100%" style:font-name="Liberation Sans" fo:font-size="10pt" fo:language="en" fo:country="US" style:text-underline-style="none" fo:font-weight="normal" officeooo:rsid="0161cc14" officeooo:paragraph-rsid="0161cc14" fo:background-color="transparent" style:font-size-asian="10pt" style:font-size-complex="10pt"/>
    </style:style>
    <style:style style:name="P319" style:family="paragraph" style:parent-style-name="Standard">
      <style:paragraph-properties fo:line-height="115%"/>
      <style:text-properties fo:color="#000000" loext:opacity="100%" style:font-name="Liberation Sans" fo:font-size="10pt" fo:language="en" fo:country="US" style:text-underline-style="none" fo:font-weight="normal" officeooo:rsid="01620ff8" officeooo:paragraph-rsid="01620ff8" fo:background-color="transparent" style:font-size-asian="10pt" style:font-size-complex="10pt"/>
    </style:style>
    <style:style style:name="P320" style:family="paragraph" style:parent-style-name="Standard">
      <style:paragraph-properties fo:line-height="115%"/>
      <style:text-properties fo:color="#000000" loext:opacity="100%" style:font-name="Liberation Sans" fo:font-size="10pt" fo:language="en" fo:country="US" style:text-underline-style="none" fo:font-weight="normal" officeooo:rsid="016a3909" officeooo:paragraph-rsid="016a3909" fo:background-color="transparent" style:font-size-asian="10pt" style:font-size-complex="10pt"/>
    </style:style>
    <style:style style:name="P321" style:family="paragraph" style:parent-style-name="Standard">
      <style:paragraph-properties fo:line-height="115%"/>
      <style:text-properties fo:color="#000000" loext:opacity="100%" style:font-name="Liberation Sans" fo:font-size="10pt" fo:language="en" fo:country="US" style:text-underline-style="none" fo:font-weight="normal" officeooo:rsid="016be97e" officeooo:paragraph-rsid="016be97e" fo:background-color="transparent" style:font-size-asian="10pt" style:font-size-complex="10pt"/>
    </style:style>
    <style:style style:name="P322" style:family="paragraph" style:parent-style-name="Standard">
      <style:paragraph-properties fo:line-height="115%"/>
      <style:text-properties fo:color="#000000" loext:opacity="100%" style:font-name="Liberation Sans" fo:font-size="10pt" fo:language="en" fo:country="US" style:text-underline-style="none" fo:font-weight="normal" officeooo:rsid="016ceaac" officeooo:paragraph-rsid="016ceaac" fo:background-color="transparent" style:font-size-asian="10pt" style:font-size-complex="10pt"/>
    </style:style>
    <style:style style:name="P323" style:family="paragraph" style:parent-style-name="Standard">
      <style:paragraph-properties fo:line-height="115%"/>
      <style:text-properties fo:color="#000000" loext:opacity="100%" style:font-name="Liberation Sans" fo:font-size="10pt" fo:language="en" fo:country="US" style:text-underline-style="none" fo:font-weight="normal" officeooo:rsid="016ef51e" officeooo:paragraph-rsid="016ef51e" fo:background-color="transparent" style:font-size-asian="10pt" style:font-size-complex="10pt"/>
    </style:style>
    <style:style style:name="P324" style:family="paragraph" style:parent-style-name="Standard">
      <style:paragraph-properties fo:line-height="115%"/>
      <style:text-properties fo:color="#000000" loext:opacity="100%" style:font-name="Liberation Sans" fo:font-size="10pt" fo:language="en" fo:country="US" style:text-underline-style="none" fo:font-weight="normal" officeooo:rsid="016fe917" officeooo:paragraph-rsid="016fe917" fo:background-color="transparent" style:font-size-asian="10pt" style:font-size-complex="10pt"/>
    </style:style>
    <style:style style:name="P325" style:family="paragraph" style:parent-style-name="Standard">
      <style:paragraph-properties fo:line-height="115%"/>
      <style:text-properties fo:color="#000000" loext:opacity="100%" style:font-name="Liberation Sans" fo:font-size="10pt" fo:language="en" fo:country="US" style:text-underline-style="none" fo:font-weight="normal" officeooo:rsid="01739610" officeooo:paragraph-rsid="01739610" fo:background-color="transparent" style:font-size-asian="10pt" style:font-size-complex="10pt"/>
    </style:style>
    <style:style style:name="P326" style:family="paragraph" style:parent-style-name="Standard">
      <style:paragraph-properties fo:line-height="115%"/>
      <style:text-properties fo:color="#000000" loext:opacity="100%" style:font-name="Liberation Sans" fo:font-size="10pt" fo:language="en" fo:country="US" style:text-underline-style="none" fo:font-weight="normal" officeooo:rsid="0176d904" officeooo:paragraph-rsid="0176d904" fo:background-color="transparent" style:font-size-asian="10pt" style:font-size-complex="10pt"/>
    </style:style>
    <style:style style:name="P327" style:family="paragraph" style:parent-style-name="Standard">
      <style:paragraph-properties fo:line-height="115%"/>
      <style:text-properties fo:color="#000000" loext:opacity="100%" style:font-name="Liberation Sans" fo:font-size="10pt" fo:language="en" fo:country="US" style:text-underline-style="none" fo:font-weight="normal" officeooo:rsid="017cff1b" officeooo:paragraph-rsid="017cff1b" fo:background-color="transparent" style:font-size-asian="10pt" style:font-size-complex="10pt"/>
    </style:style>
    <style:style style:name="P328" style:family="paragraph" style:parent-style-name="Standard">
      <style:paragraph-properties fo:line-height="115%"/>
      <style:text-properties fo:color="#000000" loext:opacity="100%" style:font-name="Liberation Sans" fo:font-size="10pt" fo:language="en" fo:country="US" style:text-underline-style="none" fo:font-weight="normal" officeooo:rsid="017eb06d" officeooo:paragraph-rsid="017eb06d" fo:background-color="transparent" style:font-size-asian="10pt" style:font-size-complex="10pt"/>
    </style:style>
    <style:style style:name="P329" style:family="paragraph" style:parent-style-name="Standard">
      <style:paragraph-properties fo:line-height="115%"/>
      <style:text-properties fo:color="#000000" loext:opacity="100%" style:font-name="Liberation Sans" fo:font-size="10pt" fo:language="en" fo:country="US" style:text-underline-style="none" fo:font-weight="normal" officeooo:rsid="017f29e8" officeooo:paragraph-rsid="017f29e8" fo:background-color="transparent" style:font-size-asian="10pt" style:font-size-complex="10pt"/>
    </style:style>
    <style:style style:name="P330" style:family="paragraph" style:parent-style-name="Standard">
      <style:paragraph-properties fo:line-height="115%"/>
      <style:text-properties fo:color="#000000" loext:opacity="100%" style:font-name="Liberation Sans" fo:font-size="10pt" fo:language="en" fo:country="US" style:text-underline-style="none" fo:font-weight="normal" officeooo:rsid="0193a628" officeooo:paragraph-rsid="0193a628" fo:background-color="transparent" style:font-size-asian="10pt" style:font-size-complex="10pt"/>
    </style:style>
    <style:style style:name="P331" style:family="paragraph" style:parent-style-name="Standard">
      <style:paragraph-properties fo:line-height="115%"/>
      <style:text-properties fo:color="#000000" loext:opacity="100%" style:font-name="Liberation Sans" fo:font-size="10pt" fo:language="en" fo:country="US" style:text-underline-style="none" fo:font-weight="normal" officeooo:rsid="019b852e" officeooo:paragraph-rsid="019b852e" fo:background-color="transparent" style:font-size-asian="10pt" style:font-size-complex="10pt"/>
    </style:style>
    <style:style style:name="P332" style:family="paragraph" style:parent-style-name="Standard">
      <style:paragraph-properties fo:line-height="115%"/>
      <style:text-properties fo:color="#000000" loext:opacity="100%" style:font-name="Liberation Sans" fo:font-size="10pt" fo:language="en" fo:country="US" style:text-underline-style="none" fo:font-weight="normal" officeooo:rsid="019c9276" officeooo:paragraph-rsid="019c9276" fo:background-color="transparent" style:font-size-asian="10pt" style:font-size-complex="10pt"/>
    </style:style>
    <style:style style:name="P333" style:family="paragraph" style:parent-style-name="Standard">
      <style:paragraph-properties fo:line-height="115%"/>
      <style:text-properties fo:color="#000000" loext:opacity="100%" style:font-name="Liberation Sans" fo:font-size="10pt" fo:language="en" fo:country="US" style:text-underline-style="none" fo:font-weight="normal" officeooo:rsid="019dc12e" officeooo:paragraph-rsid="019dc12e" fo:background-color="transparent" style:font-size-asian="10pt" style:font-size-complex="10pt"/>
    </style:style>
    <style:style style:name="P334" style:family="paragraph" style:parent-style-name="Standard">
      <style:paragraph-properties fo:line-height="115%"/>
      <style:text-properties fo:color="#000000" loext:opacity="100%" style:font-name="Liberation Sans" fo:font-size="10pt" fo:language="en" fo:country="US" style:text-underline-style="none" fo:font-weight="normal" officeooo:rsid="019ddfb0" officeooo:paragraph-rsid="019ddfb0" fo:background-color="transparent" style:font-size-asian="10pt" style:font-size-complex="10pt"/>
    </style:style>
    <style:style style:name="P335" style:family="paragraph" style:parent-style-name="Standard">
      <style:paragraph-properties fo:line-height="115%"/>
      <style:text-properties fo:color="#000000" loext:opacity="100%" style:font-name="Liberation Sans" fo:font-size="10pt" fo:language="en" fo:country="US" style:text-underline-style="none" fo:font-weight="normal" officeooo:rsid="019e3179" officeooo:paragraph-rsid="019e3179" fo:background-color="transparent" style:font-size-asian="10pt" style:font-size-complex="10pt"/>
    </style:style>
    <style:style style:name="P336" style:family="paragraph" style:parent-style-name="Standard">
      <style:paragraph-properties fo:line-height="115%"/>
      <style:text-properties fo:color="#000000" loext:opacity="100%" style:font-name="Liberation Sans" fo:font-size="10pt" fo:language="en" fo:country="US" style:text-underline-style="none" fo:font-weight="normal" officeooo:rsid="019f5121" officeooo:paragraph-rsid="019f5121" fo:background-color="transparent" style:font-size-asian="10pt" style:font-size-complex="10pt"/>
    </style:style>
    <style:style style:name="P337" style:family="paragraph" style:parent-style-name="Standard">
      <style:paragraph-properties fo:line-height="115%"/>
      <style:text-properties fo:color="#000000" loext:opacity="100%" style:font-name="Liberation Sans" fo:font-size="10pt" fo:language="en" fo:country="US" style:text-underline-style="none" fo:font-weight="normal" officeooo:rsid="01a0211b" officeooo:paragraph-rsid="01a0211b" fo:background-color="transparent" style:font-size-asian="10pt" style:font-size-complex="10pt"/>
    </style:style>
    <style:style style:name="P338" style:family="paragraph" style:parent-style-name="Standard">
      <style:paragraph-properties fo:line-height="115%"/>
      <style:text-properties fo:color="#000000" loext:opacity="100%" style:font-name="Liberation Sans" fo:font-size="10pt" fo:language="en" fo:country="US" style:text-underline-style="none" fo:font-weight="normal" officeooo:rsid="01a2b4b3" officeooo:paragraph-rsid="01a2b4b3" fo:background-color="transparent" style:font-size-asian="10pt" style:font-size-complex="10pt"/>
    </style:style>
    <style:style style:name="P339" style:family="paragraph" style:parent-style-name="Standard">
      <style:paragraph-properties fo:line-height="115%"/>
      <style:text-properties fo:color="#000000" loext:opacity="100%" style:font-name="Liberation Sans" fo:font-size="10pt" fo:language="en" fo:country="US" style:text-underline-style="none" fo:font-weight="normal" officeooo:rsid="01a2d40e" officeooo:paragraph-rsid="01a2d40e" fo:background-color="transparent" style:font-size-asian="10pt" style:font-size-complex="10pt"/>
    </style:style>
    <style:style style:name="P340" style:family="paragraph" style:parent-style-name="Standard">
      <style:paragraph-properties fo:line-height="100%"/>
      <style:text-properties fo:color="#000000" loext:opacity="100%" style:font-name="Liberation Sans" fo:font-size="10pt" fo:language="en" fo:country="US" style:text-underline-style="none" fo:font-weight="normal" officeooo:rsid="0196597d" officeooo:paragraph-rsid="0196597d" fo:background-color="transparent" style:font-size-asian="10pt" style:font-size-complex="10pt"/>
    </style:style>
    <style:style style:name="P341" style:family="paragraph" style:parent-style-name="Standard">
      <style:paragraph-properties fo:line-height="100%"/>
      <style:text-properties fo:color="#000000" loext:opacity="100%" style:font-name="Liberation Sans" fo:font-size="10pt" fo:language="en" fo:country="US" style:text-underline-style="none" fo:font-weight="normal" officeooo:rsid="017ca2fd" officeooo:paragraph-rsid="017ca2fd" fo:background-color="transparent" style:font-size-asian="10pt" style:font-size-complex="10pt"/>
    </style:style>
    <style:style style:name="P342" style:family="paragraph" style:parent-style-name="Standard">
      <style:paragraph-properties fo:line-height="115%"/>
      <style:text-properties fo:color="#000000" loext:opacity="100%" style:font-name="Liberation Sans" fo:font-size="10pt" fo:language="en" fo:country="US" style:text-underline-style="none" fo:font-weight="normal" officeooo:rsid="01a5e770" officeooo:paragraph-rsid="01aaaec1" fo:background-color="transparent" style:font-size-asian="10pt" style:font-size-complex="10pt"/>
    </style:style>
    <style:style style:name="P343" style:family="paragraph" style:parent-style-name="Standard">
      <style:paragraph-properties fo:line-height="115%"/>
      <style:text-properties fo:color="#000000" loext:opacity="100%" style:font-name="Liberation Sans" fo:font-size="10pt" fo:language="en" fo:country="US" style:text-underline-style="none" fo:font-weight="normal" officeooo:rsid="01a60524" officeooo:paragraph-rsid="01a60524" fo:background-color="transparent" style:font-size-asian="10pt" style:font-size-complex="10pt"/>
    </style:style>
    <style:style style:name="P344" style:family="paragraph" style:parent-style-name="Standard">
      <style:paragraph-properties fo:line-height="115%"/>
      <style:text-properties fo:color="#000000" loext:opacity="100%" style:font-name="Liberation Sans" fo:font-size="10pt" fo:language="en" fo:country="US" style:text-underline-style="none" fo:font-weight="normal" officeooo:rsid="01aaaec1" officeooo:paragraph-rsid="01aaaec1" fo:background-color="transparent" style:font-size-asian="10pt" style:font-size-complex="10pt"/>
    </style:style>
    <style:style style:name="P345" style:family="paragraph" style:parent-style-name="Standard">
      <style:paragraph-properties fo:line-height="115%"/>
      <style:text-properties fo:color="#000000" loext:opacity="100%" style:font-name="Liberation Sans" fo:font-size="10pt" fo:language="en" fo:country="US" style:text-underline-style="none" fo:font-weight="normal" officeooo:rsid="01acff97" officeooo:paragraph-rsid="01acff97" fo:background-color="transparent" style:font-size-asian="10pt" style:font-size-complex="10pt"/>
    </style:style>
    <style:style style:name="P346" style:family="paragraph" style:parent-style-name="Standard">
      <style:paragraph-properties fo:line-height="115%"/>
      <style:text-properties fo:color="#000000" loext:opacity="100%" style:font-name="Liberation Sans" fo:font-size="10pt" fo:language="en" fo:country="US" style:text-underline-style="none" fo:font-weight="normal" officeooo:rsid="01ae6855" officeooo:paragraph-rsid="01ae6855" fo:background-color="transparent" style:font-size-asian="10pt" style:font-size-complex="10pt"/>
    </style:style>
    <style:style style:name="P347" style:family="paragraph" style:parent-style-name="Standard">
      <style:paragraph-properties fo:line-height="115%"/>
      <style:text-properties fo:color="#000000" loext:opacity="100%" style:font-name="Liberation Sans" fo:font-size="10pt" fo:language="en" fo:country="US" style:text-underline-style="none" fo:font-weight="normal" officeooo:rsid="01af85f4" officeooo:paragraph-rsid="01af85f4" fo:background-color="transparent" style:font-size-asian="10pt" style:font-size-complex="10pt"/>
    </style:style>
    <style:style style:name="P348" style:family="paragraph" style:parent-style-name="Standard">
      <style:paragraph-properties fo:line-height="115%"/>
      <style:text-properties fo:color="#000000" loext:opacity="100%" style:font-name="Liberation Sans" fo:font-size="10pt" fo:language="en" fo:country="US" style:text-underline-style="none" fo:font-weight="normal" officeooo:rsid="01b37a44" officeooo:paragraph-rsid="01b37a44" fo:background-color="transparent" style:font-size-asian="10pt" style:font-size-complex="10pt"/>
    </style:style>
    <style:style style:name="P349" style:family="paragraph" style:parent-style-name="Standard">
      <style:paragraph-properties fo:line-height="115%"/>
      <style:text-properties fo:color="#000000" loext:opacity="100%" style:font-name="Liberation Sans" fo:font-size="10pt" fo:language="en" fo:country="US" style:text-underline-style="none" fo:font-weight="normal" officeooo:rsid="01b4bd2a" officeooo:paragraph-rsid="01b4bd2a" fo:background-color="transparent" style:font-size-asian="10pt" style:font-size-complex="10pt"/>
    </style:style>
    <style:style style:name="P350" style:family="paragraph" style:parent-style-name="Standard">
      <style:paragraph-properties fo:line-height="115%"/>
      <style:text-properties fo:color="#000000" loext:opacity="100%" style:font-name="Liberation Sans" fo:font-size="10pt" fo:language="en" fo:country="US" style:text-underline-style="none" fo:font-weight="normal" officeooo:rsid="01b64254" officeooo:paragraph-rsid="01b64254" fo:background-color="transparent" style:font-size-asian="10pt" style:font-size-complex="10pt"/>
    </style:style>
    <style:style style:name="P351" style:family="paragraph" style:parent-style-name="Standard">
      <style:paragraph-properties fo:line-height="115%"/>
      <style:text-properties fo:color="#000000" loext:opacity="100%" style:font-name="Liberation Sans" fo:font-size="10pt" fo:language="en" fo:country="US" style:text-underline-style="none" fo:font-weight="normal" officeooo:rsid="01b99776" officeooo:paragraph-rsid="01b99776" fo:background-color="transparent" style:font-size-asian="10pt" style:font-size-complex="10pt"/>
    </style:style>
    <style:style style:name="P35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Liberation Sans" fo:font-size="10pt" fo:language="en" fo:country="US" style:text-underline-style="solid" style:text-underline-width="auto" style:text-underline-color="font-color" fo:font-weight="normal" officeooo:rsid="015d9ba8" officeooo:paragraph-rsid="015d9ba8" fo:background-color="transparent" style:font-size-asian="8.75pt" style:font-size-complex="10pt"/>
    </style:style>
    <style:style style:name="P353" style:family="paragraph" style:parent-style-name="Standard">
      <style:paragraph-properties fo:line-height="100%"/>
      <style:text-properties fo:color="#000000" loext:opacity="100%" style:font-name="Liberation Sans" fo:font-size="8pt" style:text-underline-style="none" fo:font-weight="normal" officeooo:rsid="00f5cfd6" officeooo:paragraph-rsid="00f5cfd6" fo:background-color="transparent" style:font-size-asian="8pt" style:font-size-complex="8pt"/>
    </style:style>
    <style:style style:name="P354" style:family="paragraph" style:parent-style-name="Standard">
      <style:paragraph-properties fo:line-height="115%"/>
      <style:text-properties fo:color="#000000" loext:opacity="100%" style:font-name="Liberation Sans" fo:font-size="8pt" style:text-underline-style="none" fo:font-weight="normal" officeooo:rsid="00fd65a8" officeooo:paragraph-rsid="00fd65a8" fo:background-color="transparent" style:font-size-asian="8pt" style:font-size-complex="8pt"/>
    </style:style>
    <style:style style:name="P355" style:family="paragraph" style:parent-style-name="Standard">
      <style:paragraph-properties fo:line-height="115%"/>
      <style:text-properties fo:color="#000000" loext:opacity="100%" style:font-name="Liberation Sans" fo:font-size="8pt" style:text-underline-style="none" fo:font-weight="normal" officeooo:rsid="01076bb6" officeooo:paragraph-rsid="01076bb6" fo:background-color="transparent" style:font-size-asian="8pt" style:font-size-complex="8pt"/>
    </style:style>
    <style:style style:name="P356" style:family="paragraph" style:parent-style-name="Standard">
      <style:paragraph-properties fo:line-height="115%"/>
      <style:text-properties fo:color="#000000" loext:opacity="100%" style:font-name="Liberation Sans" fo:font-size="8pt" style:text-underline-style="none" fo:font-weight="normal" officeooo:rsid="0117712b" officeooo:paragraph-rsid="0117712b" fo:background-color="transparent" style:font-size-asian="8pt" style:font-size-complex="8pt"/>
    </style:style>
    <style:style style:name="P357" style:family="paragraph" style:parent-style-name="Standard">
      <style:paragraph-properties fo:line-height="115%"/>
      <style:text-properties fo:color="#000000" loext:opacity="100%" style:font-name="Liberation Sans" fo:font-size="8pt" style:text-underline-style="none" fo:font-weight="normal" officeooo:rsid="012dd319" officeooo:paragraph-rsid="012dd319" fo:background-color="transparent" style:font-size-asian="8pt" style:font-size-complex="8pt"/>
    </style:style>
    <style:style style:name="P358"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53a780" officeooo:paragraph-rsid="0153a780" fo:background-color="transparent" style:font-size-asian="8pt" style:font-size-complex="8pt"/>
    </style:style>
    <style:style style:name="P359"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5ba029" officeooo:paragraph-rsid="015ba029" fo:background-color="transparent" style:font-size-asian="8pt" style:font-size-complex="8pt"/>
    </style:style>
    <style:style style:name="P360"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af85f4" officeooo:paragraph-rsid="01af85f4" fo:background-color="transparent" style:font-size-asian="8pt" style:font-size-complex="8pt"/>
    </style:style>
    <style:style style:name="P361"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bdf996" officeooo:paragraph-rsid="01bdf996" fo:background-color="transparent" style:font-size-asian="8pt" style:font-size-complex="8pt"/>
    </style:style>
    <style:style style:name="P362" style:family="paragraph" style:parent-style-name="Standard">
      <style:paragraph-properties fo:line-height="115%">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Liberation Sans" fo:font-size="8pt" fo:language="en" fo:country="US" style:text-underline-style="solid" style:text-underline-width="auto" style:text-underline-color="font-color" fo:font-weight="normal" officeooo:rsid="01bdf996" officeooo:paragraph-rsid="01bdf996" fo:background-color="transparent" style:font-size-asian="8pt" style:font-size-complex="8pt"/>
    </style:style>
    <style:style style:name="P363" style:family="paragraph" style:parent-style-name="Standard">
      <style:paragraph-properties fo:line-height="115%"/>
      <style:text-properties fo:color="#000000" loext:opacity="100%" style:font-name="Liberation Sans" fo:font-size="8pt" fo:language="en" fo:country="US" style:text-underline-style="none" fo:font-weight="normal" officeooo:rsid="0152912a" officeooo:paragraph-rsid="0152912a" fo:background-color="transparent" style:font-size-asian="8pt" style:font-size-complex="8pt"/>
    </style:style>
    <style:style style:name="P364" style:family="paragraph" style:parent-style-name="Standard">
      <style:paragraph-properties fo:line-height="115%"/>
      <style:text-properties fo:color="#000000" loext:opacity="100%" style:font-name="Liberation Sans" fo:font-size="8pt" fo:language="en" fo:country="US" style:text-underline-style="none" fo:font-weight="normal" officeooo:rsid="0144a426" officeooo:paragraph-rsid="0144a426" fo:background-color="transparent" style:font-size-asian="8pt" style:font-size-complex="8pt"/>
    </style:style>
    <style:style style:name="P365"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Liberation Sans" fo:font-size="8pt" fo:language="en" fo:country="US" style:text-underline-style="none" fo:font-weight="normal" officeooo:rsid="0144a426" officeooo:paragraph-rsid="0144a426" fo:background-color="transparent" style:font-size-asian="8pt" style:font-size-complex="8pt"/>
    </style:style>
    <style:style style:name="P366" style:family="paragraph" style:parent-style-name="Standard">
      <style:paragraph-properties style:line-height-at-least="0.198in"/>
      <style:text-properties fo:color="#000000" loext:opacity="100%" style:font-name="Liberation Sans" fo:font-size="14pt" style:text-underline-style="none" fo:font-weight="normal" officeooo:rsid="00f5cfd6" officeooo:paragraph-rsid="00f5cfd6" fo:background-color="transparent" style:font-size-asian="14pt" style:font-size-complex="14pt"/>
    </style:style>
    <style:style style:name="P367" style:family="paragraph" style:parent-style-name="Standard">
      <style:paragraph-properties style:line-height-at-least="0.198in"/>
      <style:text-properties fo:color="#000000" loext:opacity="100%" style:font-name="Liberation Sans" fo:font-size="14pt" style:text-underline-style="none" fo:font-weight="normal" officeooo:rsid="00fd65a8" officeooo:paragraph-rsid="00fd65a8" fo:background-color="transparent" style:font-size-asian="14pt" style:font-size-complex="14pt"/>
    </style:style>
    <style:style style:name="P368" style:family="paragraph" style:parent-style-name="Standard">
      <style:paragraph-properties fo:line-height="115%"/>
      <style:text-properties fo:color="#000000" loext:opacity="100%" style:font-name="Liberation Sans" fo:font-size="14pt" style:text-underline-style="none" fo:font-weight="normal" officeooo:rsid="00fd65a8" officeooo:paragraph-rsid="00fd65a8" fo:background-color="transparent" style:font-size-asian="14pt" style:font-size-complex="14pt"/>
    </style:style>
    <style:style style:name="P369" style:family="paragraph" style:parent-style-name="Standard">
      <style:paragraph-properties fo:line-height="115%" fo:break-before="page"/>
      <style:text-properties fo:color="#000000" loext:opacity="100%" style:font-name="Liberation Sans" fo:font-size="14pt" style:text-underline-style="none" fo:font-weight="normal" officeooo:rsid="01076bb6" officeooo:paragraph-rsid="01076bb6" fo:background-color="transparent" style:font-size-asian="14pt" style:font-size-complex="14pt"/>
    </style:style>
    <style:style style:name="P370" style:family="paragraph" style:parent-style-name="Standard">
      <style:paragraph-properties fo:line-height="115%"/>
      <style:text-properties fo:color="#000000" loext:opacity="100%" style:font-name="Liberation Sans" fo:font-size="14pt" style:text-underline-style="none" fo:font-weight="normal" officeooo:rsid="01076bb6" officeooo:paragraph-rsid="01076bb6" fo:background-color="transparent" style:font-size-asian="14pt" style:font-size-complex="14pt"/>
    </style:style>
    <style:style style:name="P371" style:family="paragraph" style:parent-style-name="Standard">
      <style:paragraph-properties fo:line-height="115%"/>
      <style:text-properties fo:color="#000000" loext:opacity="100%" style:font-name="Liberation Sans" fo:font-size="14pt" style:text-underline-style="none" fo:font-weight="normal" officeooo:rsid="010f9daf" officeooo:paragraph-rsid="010f9daf" fo:background-color="transparent" style:font-size-asian="14pt" style:font-size-complex="14pt"/>
    </style:style>
    <style:style style:name="P372" style:family="paragraph" style:parent-style-name="Standard">
      <style:paragraph-properties fo:line-height="115%"/>
      <style:text-properties fo:color="#000000" loext:opacity="100%" style:font-name="Liberation Sans" fo:font-size="14pt" style:text-underline-style="none" fo:font-weight="normal" officeooo:rsid="01144f67" officeooo:paragraph-rsid="01144f67" fo:background-color="transparent" style:font-size-asian="14pt" style:font-size-complex="14pt"/>
    </style:style>
    <style:style style:name="P373" style:family="paragraph" style:parent-style-name="Standard">
      <style:paragraph-properties fo:line-height="115%"/>
      <style:text-properties fo:color="#000000" loext:opacity="100%" style:font-name="Liberation Sans" fo:font-size="14pt" style:text-underline-style="none" fo:font-weight="normal" officeooo:rsid="012dd319" officeooo:paragraph-rsid="012dd319" fo:background-color="transparent" style:font-size-asian="14pt" style:font-size-complex="14pt"/>
    </style:style>
    <style:style style:name="P374" style:family="paragraph" style:parent-style-name="Standard">
      <style:paragraph-properties fo:line-height="115%" fo:break-before="page"/>
      <style:text-properties fo:color="#000000" loext:opacity="100%" style:font-name="Liberation Sans" fo:font-size="14pt" style:text-underline-style="none" fo:font-weight="normal" officeooo:rsid="012dd319" officeooo:paragraph-rsid="012dd319" fo:background-color="transparent" style:font-size-asian="14pt" style:font-size-complex="14pt"/>
    </style:style>
    <style:style style:name="P375" style:family="paragraph" style:parent-style-name="Standard">
      <style:paragraph-properties fo:line-height="115%"/>
      <style:text-properties fo:color="#000000" loext:opacity="100%" style:font-name="Liberation Sans" fo:font-size="14pt" style:text-underline-style="none" fo:font-weight="normal" officeooo:rsid="0132e888" officeooo:paragraph-rsid="0132e888" fo:background-color="transparent" style:font-size-asian="14pt" style:font-size-complex="14pt"/>
    </style:style>
    <style:style style:name="P376" style:family="paragraph" style:parent-style-name="Standard">
      <style:paragraph-properties fo:line-height="115%"/>
      <style:text-properties fo:color="#000000" loext:opacity="100%" style:font-name="Liberation Sans" fo:font-size="14pt" fo:language="en" fo:country="US" style:text-underline-style="none" fo:font-weight="normal" officeooo:rsid="0144a426" officeooo:paragraph-rsid="0144a426" fo:background-color="transparent" style:font-size-asian="14pt" style:font-size-complex="14pt"/>
    </style:style>
    <style:style style:name="P377" style:family="paragraph" style:parent-style-name="Standard">
      <style:paragraph-properties fo:line-height="115%"/>
      <style:text-properties fo:color="#000000" loext:opacity="100%" style:font-name="Liberation Sans" fo:font-size="14pt" fo:language="en" fo:country="US" style:text-underline-style="none" fo:font-weight="normal" officeooo:rsid="01562140" officeooo:paragraph-rsid="01562140" fo:background-color="transparent" style:font-size-asian="14pt" style:font-size-complex="14pt"/>
    </style:style>
    <style:style style:name="P378" style:family="paragraph" style:parent-style-name="Standard">
      <style:paragraph-properties fo:line-height="115%"/>
      <style:text-properties fo:color="#000000" loext:opacity="100%" style:font-name="Liberation Sans" fo:font-size="14pt" fo:language="en" fo:country="US" style:text-underline-style="none" fo:font-weight="normal" officeooo:rsid="0152912a" officeooo:paragraph-rsid="0152912a" fo:background-color="transparent" style:font-size-asian="14pt" style:font-size-complex="14pt"/>
    </style:style>
    <style:style style:name="P379" style:family="paragraph" style:parent-style-name="Standard">
      <style:paragraph-properties fo:line-height="115%"/>
      <style:text-properties fo:color="#000000" loext:opacity="100%" style:font-name="Liberation Sans" fo:font-size="14pt" fo:language="en" fo:country="US" style:text-underline-style="none" fo:font-weight="normal" officeooo:rsid="01739610" officeooo:paragraph-rsid="01739610" fo:background-color="transparent" style:font-size-asian="14pt" style:font-size-complex="14pt"/>
    </style:style>
    <style:style style:name="P380" style:family="paragraph" style:parent-style-name="Standard">
      <style:paragraph-properties fo:line-height="100%"/>
      <style:text-properties fo:color="#000000" loext:opacity="100%" style:font-name="Liberation Sans" fo:font-size="14pt" fo:language="en" fo:country="US" style:text-underline-style="none" fo:font-weight="normal" officeooo:rsid="0196597d" officeooo:paragraph-rsid="0196597d" fo:background-color="transparent" style:font-size-asian="14pt" style:font-size-complex="14pt"/>
    </style:style>
    <style:style style:name="P381"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style:text-line-through-style="none" style:text-line-through-type="none" fo:font-size="8pt" officeooo:paragraph-rsid="019efc6b" fo:background-color="transparent" style:font-size-asian="8pt" style:font-size-complex="8pt"/>
    </style:style>
    <style:style style:name="P38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officeooo:paragraph-rsid="00249c25"/>
    </style:style>
    <style:style style:name="P383" style:family="paragraph" style:parent-style-name="Standard">
      <style:text-properties style:font-name="Liberation Sans" fo:font-size="10pt" style:font-size-asian="8.75pt" style:font-size-complex="10pt"/>
    </style:style>
    <style:style style:name="P384" style:family="paragraph" style:parent-style-name="Standard">
      <style:text-properties style:font-name="Liberation Sans" fo:font-size="10pt" officeooo:rsid="001d29ce" officeooo:paragraph-rsid="001d29ce" style:font-size-asian="8.75pt" style:font-size-complex="10pt"/>
    </style:style>
    <style:style style:name="P385" style:family="paragraph" style:parent-style-name="Standard">
      <style:text-properties style:font-name="Liberation Sans" fo:font-size="10pt" officeooo:rsid="001d9eac" officeooo:paragraph-rsid="001d9eac" style:font-size-asian="8.75pt" style:font-size-complex="10pt"/>
    </style:style>
    <style:style style:name="P386" style:family="paragraph" style:parent-style-name="Standard">
      <style:text-properties style:font-name="Liberation Sans" fo:font-size="10pt" officeooo:rsid="0020de2c" officeooo:paragraph-rsid="0020de2c" style:font-size-asian="8.75pt" style:font-size-complex="10pt"/>
    </style:style>
    <style:style style:name="P387" style:family="paragraph" style:parent-style-name="Standard">
      <style:text-properties style:font-name="Liberation Sans" fo:font-size="10pt" officeooo:rsid="00235c03" officeooo:paragraph-rsid="00235c03" style:font-size-asian="8.75pt" style:font-size-complex="10pt"/>
    </style:style>
    <style:style style:name="P388" style:family="paragraph" style:parent-style-name="Standard">
      <style:text-properties style:font-name="Liberation Sans" fo:font-size="10pt" officeooo:rsid="00288b38" officeooo:paragraph-rsid="00288b38" style:font-size-asian="8.75pt" style:font-size-complex="10pt"/>
    </style:style>
    <style:style style:name="P389" style:family="paragraph" style:parent-style-name="Standard">
      <style:text-properties style:font-name="Liberation Sans" fo:font-size="10pt" officeooo:rsid="002cb68e" officeooo:paragraph-rsid="002cb68e" style:font-size-asian="8.75pt" style:font-size-complex="10pt"/>
    </style:style>
    <style:style style:name="P390" style:family="paragraph" style:parent-style-name="Standard">
      <style:text-properties style:font-name="Liberation Sans" fo:font-size="10pt" officeooo:rsid="002e1b46" officeooo:paragraph-rsid="002e1b46" style:font-size-asian="8.75pt" style:font-size-complex="10pt"/>
    </style:style>
    <style:style style:name="P391" style:family="paragraph" style:parent-style-name="Standard">
      <style:text-properties style:font-name="Liberation Sans" fo:font-size="10pt" officeooo:rsid="002f3611" officeooo:paragraph-rsid="002f3611" style:font-size-asian="8.75pt" style:font-size-complex="10pt"/>
    </style:style>
    <style:style style:name="P392" style:family="paragraph" style:parent-style-name="Standard">
      <style:text-properties style:font-name="Liberation Sans" fo:font-size="10pt" officeooo:rsid="00310d51" officeooo:paragraph-rsid="00310d51" style:font-size-asian="8.75pt" style:font-size-complex="10pt"/>
    </style:style>
    <style:style style:name="P393" style:family="paragraph" style:parent-style-name="Standard">
      <style:text-properties style:font-name="Liberation Sans" fo:font-size="10pt" officeooo:rsid="0032a60b" officeooo:paragraph-rsid="0032a60b" style:font-size-asian="8.75pt" style:font-size-complex="10pt"/>
    </style:style>
    <style:style style:name="P394" style:family="paragraph" style:parent-style-name="Standard">
      <style:text-properties style:font-name="Liberation Sans" fo:font-size="10pt" officeooo:rsid="0033225d" officeooo:paragraph-rsid="00358015" style:font-size-asian="8.75pt" style:font-size-complex="10pt"/>
    </style:style>
    <style:style style:name="P395" style:family="paragraph" style:parent-style-name="Standard">
      <style:text-properties style:font-name="Liberation Sans" fo:font-size="10pt" officeooo:rsid="00358015" officeooo:paragraph-rsid="00358015" style:font-size-asian="8.75pt" style:font-size-complex="10pt"/>
    </style:style>
    <style:style style:name="P396" style:family="paragraph" style:parent-style-name="Standard">
      <style:text-properties style:font-name="Liberation Sans" fo:font-size="10pt" officeooo:rsid="0035a38f" officeooo:paragraph-rsid="0035a38f" style:font-size-asian="8.75pt" style:font-size-complex="10pt"/>
    </style:style>
    <style:style style:name="P397" style:family="paragraph" style:parent-style-name="Standard">
      <style:text-properties style:font-name="Liberation Sans" fo:font-size="10pt" officeooo:rsid="003768f7" officeooo:paragraph-rsid="003768f7" style:font-size-asian="8.75pt" style:font-size-complex="10pt"/>
    </style:style>
    <style:style style:name="P398" style:family="paragraph" style:parent-style-name="Standard">
      <style:text-properties style:font-name="Liberation Sans" fo:font-size="10pt" officeooo:paragraph-rsid="0039a6e2" style:font-size-asian="8.75pt" style:font-size-complex="10pt"/>
    </style:style>
    <style:style style:name="P399" style:family="paragraph" style:parent-style-name="Standard">
      <style:text-properties style:font-name="Liberation Sans" fo:font-size="10pt" officeooo:rsid="0039a6e2" officeooo:paragraph-rsid="0039a6e2" style:font-size-asian="8.75pt" style:font-size-complex="10pt"/>
    </style:style>
    <style:style style:name="P400" style:family="paragraph" style:parent-style-name="Standard">
      <style:text-properties style:font-name="Liberation Sans" fo:font-size="10pt" officeooo:rsid="003c7bdf" officeooo:paragraph-rsid="003c7bdf" style:font-size-asian="8.75pt" style:font-size-complex="10pt"/>
    </style:style>
    <style:style style:name="P401" style:family="paragraph" style:parent-style-name="Standard">
      <style:text-properties style:font-name="Liberation Sans" fo:font-size="10pt" officeooo:rsid="003dd7d2" officeooo:paragraph-rsid="003dd7d2" style:font-size-asian="8.75pt" style:font-size-complex="10pt"/>
    </style:style>
    <style:style style:name="P402" style:family="paragraph" style:parent-style-name="Standard">
      <style:text-properties style:font-name="Liberation Sans" fo:font-size="10pt" officeooo:rsid="00414d99" officeooo:paragraph-rsid="00414d99" style:font-size-asian="8.75pt" style:font-size-complex="10pt"/>
    </style:style>
    <style:style style:name="P403" style:family="paragraph" style:parent-style-name="Standard">
      <style:text-properties style:font-name="Liberation Sans" fo:font-size="10pt" officeooo:rsid="00423a20" officeooo:paragraph-rsid="00423a20" style:font-size-asian="8.75pt" style:font-size-complex="10pt"/>
    </style:style>
    <style:style style:name="P404" style:family="paragraph" style:parent-style-name="Standard">
      <style:text-properties style:font-name="Liberation Sans" fo:font-size="10pt" officeooo:rsid="0043280a" officeooo:paragraph-rsid="0043280a" style:font-size-asian="8.75pt" style:font-size-complex="10pt"/>
    </style:style>
    <style:style style:name="P405" style:family="paragraph" style:parent-style-name="Standard">
      <style:text-properties style:font-name="Liberation Sans" fo:font-size="10pt" officeooo:rsid="00466319" officeooo:paragraph-rsid="00466319" style:font-size-asian="8.75pt" style:font-size-complex="10pt"/>
    </style:style>
    <style:style style:name="P406" style:family="paragraph" style:parent-style-name="Standard">
      <style:text-properties style:font-name="Liberation Sans" fo:font-size="10pt" officeooo:rsid="0048864b" officeooo:paragraph-rsid="0048864b" style:font-size-asian="8.75pt" style:font-size-complex="10pt"/>
    </style:style>
    <style:style style:name="P407" style:family="paragraph" style:parent-style-name="Standard">
      <style:text-properties style:font-name="Liberation Sans" fo:font-size="10pt" officeooo:rsid="0048ebd1" officeooo:paragraph-rsid="0048ebd1" style:font-size-asian="8.75pt" style:font-size-complex="10pt"/>
    </style:style>
    <style:style style:name="P408" style:family="paragraph" style:parent-style-name="Standard">
      <style:text-properties style:font-name="Liberation Sans" fo:font-size="10pt" officeooo:paragraph-rsid="00470aa0" style:font-size-asian="8.75pt" style:font-size-complex="10pt"/>
    </style:style>
    <style:style style:name="P409" style:family="paragraph" style:parent-style-name="Standard">
      <style:text-properties style:font-name="Liberation Sans" fo:font-size="10pt" officeooo:rsid="0050a4e2" officeooo:paragraph-rsid="0050a4e2" style:font-size-asian="8.75pt" style:font-size-complex="10pt"/>
    </style:style>
    <style:style style:name="P410" style:family="paragraph" style:parent-style-name="Standard">
      <style:text-properties style:font-name="Liberation Sans" fo:font-size="10pt" officeooo:rsid="00563dc6" officeooo:paragraph-rsid="00563dc6" style:font-size-asian="8.75pt" style:font-size-complex="10pt"/>
    </style:style>
    <style:style style:name="P411" style:family="paragraph" style:parent-style-name="Standard">
      <style:text-properties style:font-name="Liberation Sans" fo:font-size="10pt" officeooo:rsid="005bb2de" officeooo:paragraph-rsid="005bb2de" style:font-size-asian="8.75pt" style:font-size-complex="10pt"/>
    </style:style>
    <style:style style:name="P412" style:family="paragraph" style:parent-style-name="Standard">
      <style:text-properties style:font-name="Liberation Sans" fo:font-size="10pt" officeooo:rsid="005e2699" officeooo:paragraph-rsid="006094e4" style:font-size-asian="8.75pt" style:font-size-complex="10pt"/>
    </style:style>
    <style:style style:name="P413" style:family="paragraph" style:parent-style-name="Standard">
      <style:text-properties style:font-name="Liberation Sans" fo:font-size="10pt" officeooo:rsid="005fc768" officeooo:paragraph-rsid="005fc768" style:font-size-asian="8.75pt" style:font-size-complex="10pt"/>
    </style:style>
    <style:style style:name="P414" style:family="paragraph" style:parent-style-name="Standard">
      <style:text-properties style:font-name="Liberation Sans" fo:font-size="10pt" officeooo:rsid="006094e4" officeooo:paragraph-rsid="006094e4" style:font-size-asian="8.75pt" style:font-size-complex="10pt"/>
    </style:style>
    <style:style style:name="P415" style:family="paragraph" style:parent-style-name="Standard">
      <style:text-properties style:font-name="Liberation Sans" fo:font-size="10pt" officeooo:rsid="00621f98" officeooo:paragraph-rsid="00621f98" style:font-size-asian="8.75pt" style:font-size-complex="10pt"/>
    </style:style>
    <style:style style:name="P416" style:family="paragraph" style:parent-style-name="Standard">
      <style:text-properties style:font-name="Liberation Sans" fo:font-size="10pt" officeooo:rsid="006476ba" officeooo:paragraph-rsid="006476ba" style:font-size-asian="8.75pt" style:font-size-complex="10pt"/>
    </style:style>
    <style:style style:name="P417" style:family="paragraph" style:parent-style-name="Standard">
      <style:text-properties style:font-name="Liberation Sans" fo:font-size="10pt" officeooo:rsid="006573d4" officeooo:paragraph-rsid="006573d4" style:font-size-asian="8.75pt" style:font-size-complex="10pt"/>
    </style:style>
    <style:style style:name="P41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Liberation Sans" fo:font-size="10pt" officeooo:rsid="006573d4" officeooo:paragraph-rsid="006573d4" style:font-size-asian="8.75pt" style:font-size-complex="10pt"/>
    </style:style>
    <style:style style:name="P419" style:family="paragraph" style:parent-style-name="Standard">
      <style:text-properties style:font-name="Liberation Sans" fo:font-size="10pt" officeooo:rsid="00657f21" officeooo:paragraph-rsid="00657f21" style:font-size-asian="8.75pt" style:font-size-complex="10pt"/>
    </style:style>
    <style:style style:name="P420" style:family="paragraph" style:parent-style-name="Standard">
      <style:text-properties style:font-name="Liberation Sans" fo:font-size="10pt" officeooo:rsid="006df9f1" officeooo:paragraph-rsid="006df9f1" style:font-size-asian="8.75pt" style:font-size-complex="10pt"/>
    </style:style>
    <style:style style:name="P421" style:family="paragraph" style:parent-style-name="Standard">
      <style:text-properties style:font-name="Liberation Sans" fo:font-size="10pt" officeooo:rsid="007038fb" officeooo:paragraph-rsid="007038fb" style:font-size-asian="8.75pt" style:font-size-complex="10pt"/>
    </style:style>
    <style:style style:name="P422" style:family="paragraph" style:parent-style-name="Standard">
      <style:text-properties style:font-name="Liberation Sans" fo:font-size="10pt" officeooo:rsid="007163df" officeooo:paragraph-rsid="007163df" style:font-size-asian="8.75pt" style:font-size-complex="10pt"/>
    </style:style>
    <style:style style:name="P423" style:family="paragraph" style:parent-style-name="Standard">
      <style:text-properties style:font-name="Liberation Sans" fo:font-size="10pt" officeooo:rsid="0073001d" officeooo:paragraph-rsid="0073001d" style:font-size-asian="8.75pt" style:font-size-complex="10pt"/>
    </style:style>
    <style:style style:name="P424" style:family="paragraph" style:parent-style-name="Standard">
      <style:text-properties style:font-name="Liberation Sans" fo:font-size="10pt" officeooo:rsid="007794c6" officeooo:paragraph-rsid="007794c6" style:font-size-asian="8.75pt" style:font-size-complex="10pt"/>
    </style:style>
    <style:style style:name="P425" style:family="paragraph" style:parent-style-name="Standard">
      <style:text-properties style:font-name="Liberation Sans" fo:font-size="10pt" officeooo:rsid="00795b6b" officeooo:paragraph-rsid="00795b6b" style:font-size-asian="8.75pt" style:font-size-complex="10pt"/>
    </style:style>
    <style:style style:name="P426" style:family="paragraph" style:parent-style-name="Standard">
      <style:text-properties style:font-name="Liberation Sans" fo:font-size="10pt" officeooo:rsid="0079b25e" officeooo:paragraph-rsid="0079b25e" style:font-size-asian="8.75pt" style:font-size-complex="10pt"/>
    </style:style>
    <style:style style:name="P427" style:family="paragraph" style:parent-style-name="Standard">
      <style:text-properties style:font-name="Liberation Sans" fo:font-size="10pt" officeooo:rsid="007a1cc6" officeooo:paragraph-rsid="007a1cc6" style:font-size-asian="8.75pt" style:font-size-complex="10pt"/>
    </style:style>
    <style:style style:name="P428" style:family="paragraph" style:parent-style-name="Standard">
      <style:text-properties style:font-name="Liberation Sans" fo:font-size="10pt" officeooo:rsid="007b9689" officeooo:paragraph-rsid="007b9689" style:font-size-asian="8.75pt" style:font-size-complex="10pt"/>
    </style:style>
    <style:style style:name="P429" style:family="paragraph" style:parent-style-name="Standard">
      <style:text-properties style:font-name="Liberation Sans" fo:font-size="10pt" officeooo:rsid="007d267c" officeooo:paragraph-rsid="007d267c" style:font-size-asian="8.75pt" style:font-size-complex="10pt"/>
    </style:style>
    <style:style style:name="P430" style:family="paragraph" style:parent-style-name="Standard">
      <style:text-properties style:font-name="Liberation Sans" fo:font-size="10pt" officeooo:rsid="0080a841" officeooo:paragraph-rsid="0080a841" style:font-size-asian="8.75pt" style:font-size-complex="10pt"/>
    </style:style>
    <style:style style:name="P431" style:family="paragraph" style:parent-style-name="Standard">
      <style:text-properties style:font-name="Liberation Sans" fo:font-size="10pt" officeooo:rsid="00829646" officeooo:paragraph-rsid="00829646" style:font-size-asian="8.75pt" style:font-size-complex="10pt"/>
    </style:style>
    <style:style style:name="P432" style:family="paragraph" style:parent-style-name="Standard">
      <style:text-properties style:font-name="Liberation Sans" fo:font-size="10pt" officeooo:rsid="00863c97" officeooo:paragraph-rsid="00863c97" style:font-size-asian="8.75pt" style:font-size-complex="10pt"/>
    </style:style>
    <style:style style:name="P433" style:family="paragraph" style:parent-style-name="Standard">
      <style:text-properties style:font-name="Liberation Sans" fo:font-size="10pt" officeooo:rsid="008963a1" officeooo:paragraph-rsid="008963a1" style:font-size-asian="8.75pt" style:font-size-complex="10pt"/>
    </style:style>
    <style:style style:name="P434" style:family="paragraph" style:parent-style-name="Standard">
      <style:text-properties style:font-name="Liberation Sans" fo:font-size="10pt" officeooo:rsid="008ce0c9" officeooo:paragraph-rsid="008d8ba0" style:font-size-asian="8.75pt" style:font-size-complex="10pt"/>
    </style:style>
    <style:style style:name="P435" style:family="paragraph" style:parent-style-name="Standard">
      <style:text-properties style:font-name="Liberation Sans" fo:font-size="10pt" officeooo:rsid="008ed969" officeooo:paragraph-rsid="0090b36e" style:font-size-asian="8.75pt" style:font-size-complex="10pt"/>
    </style:style>
    <style:style style:name="P436" style:family="paragraph" style:parent-style-name="Standard">
      <style:text-properties style:font-name="Liberation Sans" fo:font-size="10pt" officeooo:rsid="0090b36e" officeooo:paragraph-rsid="0090b36e" style:font-size-asian="8.75pt" style:font-size-complex="10pt"/>
    </style:style>
    <style:style style:name="P437" style:family="paragraph" style:parent-style-name="Standard">
      <style:text-properties style:font-name="Liberation Sans" fo:font-size="10pt" officeooo:rsid="006738ba" officeooo:paragraph-rsid="006738ba" style:font-size-asian="8.75pt" style:font-size-complex="10pt"/>
    </style:style>
    <style:style style:name="P438" style:family="paragraph" style:parent-style-name="Standard">
      <style:text-properties style:font-name="Liberation Sans" fo:font-size="10pt" officeooo:rsid="009caddf" officeooo:paragraph-rsid="009caddf" style:font-size-asian="8.75pt" style:font-size-complex="10pt"/>
    </style:style>
    <style:style style:name="P439" style:family="paragraph" style:parent-style-name="Standard">
      <style:text-properties style:font-name="Liberation Sans" fo:font-size="10pt" officeooo:rsid="009fc46d" officeooo:paragraph-rsid="009fc46d" style:font-size-asian="8.75pt" style:font-size-complex="10pt"/>
    </style:style>
    <style:style style:name="P440" style:family="paragraph" style:parent-style-name="Standard">
      <style:text-properties style:font-name="Liberation Sans" fo:font-size="10pt" officeooo:rsid="00a38afd" officeooo:paragraph-rsid="00a38afd" style:font-size-asian="8.75pt" style:font-size-complex="10pt"/>
    </style:style>
    <style:style style:name="P441" style:family="paragraph" style:parent-style-name="Standard">
      <style:text-properties style:font-name="Liberation Sans" fo:font-size="10pt" officeooo:rsid="00a38afd" officeooo:paragraph-rsid="00a408b1" style:font-size-asian="8.75pt" style:font-size-complex="10pt"/>
    </style:style>
    <style:style style:name="P442" style:family="paragraph" style:parent-style-name="Standard">
      <style:text-properties style:font-name="Liberation Sans" fo:font-size="10pt" officeooo:paragraph-rsid="00a25c5c" style:font-size-asian="8.75pt" style:font-size-complex="10pt"/>
    </style:style>
    <style:style style:name="P443" style:family="paragraph" style:parent-style-name="Standard">
      <style:text-properties style:font-name="Liberation Sans" fo:font-size="10pt" officeooo:rsid="00a408b1" officeooo:paragraph-rsid="00a408b1" style:font-size-asian="8.75pt" style:font-size-complex="10pt"/>
    </style:style>
    <style:style style:name="P444" style:family="paragraph" style:parent-style-name="Standard">
      <style:text-properties style:font-name="Liberation Sans" fo:font-size="10pt" officeooo:rsid="00a776f2" officeooo:paragraph-rsid="00a776f2" style:font-size-asian="8.75pt" style:font-size-complex="10pt"/>
    </style:style>
    <style:style style:name="P445" style:family="paragraph" style:parent-style-name="Standard">
      <style:text-properties style:font-name="Liberation Sans" fo:font-size="10pt" officeooo:rsid="00acdb8e" officeooo:paragraph-rsid="00acdb8e" style:font-size-asian="8.75pt" style:font-size-complex="10pt"/>
    </style:style>
    <style:style style:name="P446" style:family="paragraph" style:parent-style-name="Standard">
      <style:text-properties style:font-name="Liberation Sans" fo:font-size="10pt" officeooo:rsid="00adae71" officeooo:paragraph-rsid="00adae71" style:font-size-asian="8.75pt" style:font-size-complex="10pt"/>
    </style:style>
    <style:style style:name="P447" style:family="paragraph" style:parent-style-name="Standard">
      <style:text-properties style:font-name="Liberation Sans" fo:font-size="10pt" officeooo:rsid="00b30cfa" officeooo:paragraph-rsid="00b30cfa" style:font-size-asian="8.75pt" style:font-size-complex="10pt"/>
    </style:style>
    <style:style style:name="P448" style:family="paragraph" style:parent-style-name="Standard">
      <style:text-properties style:font-name="Liberation Sans" fo:font-size="10pt" officeooo:rsid="00b30cfa" officeooo:paragraph-rsid="00b50fb2" style:font-size-asian="8.75pt" style:font-size-complex="10pt"/>
    </style:style>
    <style:style style:name="P449" style:family="paragraph" style:parent-style-name="Standard">
      <style:text-properties style:font-name="Liberation Sans" fo:font-size="10pt" officeooo:rsid="00b7a63f" officeooo:paragraph-rsid="00b7a63f" style:font-size-asian="8.75pt" style:font-size-complex="10pt"/>
    </style:style>
    <style:style style:name="P450"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10pt" officeooo:rsid="00bb59bf" officeooo:paragraph-rsid="00bb59bf" style:font-size-asian="8.75pt" style:font-size-complex="10pt"/>
    </style:style>
    <style:style style:name="P451" style:family="paragraph" style:parent-style-name="Standard">
      <style:text-properties style:font-name="Liberation Sans" fo:font-size="10pt" officeooo:rsid="00bcdb6d" officeooo:paragraph-rsid="00bcdb6d" style:font-size-asian="8.75pt" style:font-size-complex="10pt"/>
    </style:style>
    <style:style style:name="P452" style:family="paragraph" style:parent-style-name="Standard">
      <style:text-properties style:font-name="Liberation Sans" fo:font-size="10pt" officeooo:rsid="00bd6ead" officeooo:paragraph-rsid="00bd6ead" style:font-size-asian="8.75pt" style:font-size-complex="10pt"/>
    </style:style>
    <style:style style:name="P453" style:family="paragraph" style:parent-style-name="Standard">
      <style:text-properties style:font-name="Liberation Sans" fo:font-size="10pt" officeooo:rsid="00c2b570" officeooo:paragraph-rsid="00c2b570" style:font-size-asian="8.75pt" style:font-size-complex="10pt"/>
    </style:style>
    <style:style style:name="P454" style:family="paragraph" style:parent-style-name="Standard">
      <style:text-properties style:font-name="Liberation Sans" fo:font-size="10pt" officeooo:rsid="00c36d83" officeooo:paragraph-rsid="00c36d83" style:font-size-asian="8.75pt" style:font-size-complex="10pt"/>
    </style:style>
    <style:style style:name="P455" style:family="paragraph" style:parent-style-name="Standard">
      <style:text-properties style:font-name="Liberation Sans" fo:font-size="10pt" officeooo:rsid="00c383df" officeooo:paragraph-rsid="00c383df" style:font-size-asian="8.75pt" style:font-size-complex="10pt"/>
    </style:style>
    <style:style style:name="P456" style:family="paragraph" style:parent-style-name="Standard">
      <style:text-properties style:font-name="Liberation Sans" fo:font-size="10pt" officeooo:rsid="00c4da98" officeooo:paragraph-rsid="00c4da98" style:font-size-asian="8.75pt" style:font-size-complex="10pt"/>
    </style:style>
    <style:style style:name="P457" style:family="paragraph" style:parent-style-name="Standard">
      <style:text-properties style:font-name="Liberation Sans" fo:font-size="10pt" officeooo:rsid="00de45bf" officeooo:paragraph-rsid="00de45bf" style:font-size-asian="8.75pt" style:font-size-complex="10pt"/>
    </style:style>
    <style:style style:name="P458" style:family="paragraph" style:parent-style-name="Standard">
      <style:text-properties style:font-name="Liberation Sans" fo:font-size="10pt" officeooo:rsid="00e05e33" officeooo:paragraph-rsid="00e05e33" style:font-size-asian="8.75pt" style:font-size-complex="10pt"/>
    </style:style>
    <style:style style:name="P459" style:family="paragraph" style:parent-style-name="Standard">
      <style:text-properties style:font-name="Liberation Sans" fo:font-size="10pt" officeooo:rsid="00e24e39" officeooo:paragraph-rsid="00e24e39" style:font-size-asian="8.75pt" style:font-size-complex="10pt"/>
    </style:style>
    <style:style style:name="P460" style:family="paragraph" style:parent-style-name="Standard">
      <style:text-properties style:font-name="Liberation Sans" fo:font-size="10pt" officeooo:rsid="00b50fb2" officeooo:paragraph-rsid="00b50fb2" style:font-size-asian="8.75pt" style:font-size-complex="10pt"/>
    </style:style>
    <style:style style:name="P461" style:family="paragraph" style:parent-style-name="Standard">
      <style:text-properties style:font-name="Liberation Sans" fo:font-size="10pt" officeooo:rsid="00bbdef8" officeooo:paragraph-rsid="00bcdb6d" style:font-size-asian="8.75pt" style:font-size-complex="10pt"/>
    </style:style>
    <style:style style:name="P462" style:family="paragraph" style:parent-style-name="Standard">
      <style:text-properties style:font-name="Liberation Sans" fo:font-size="10pt" officeooo:rsid="00e9bf0f" officeooo:paragraph-rsid="00e9bf0f" style:font-size-asian="8.75pt" style:font-size-complex="10pt"/>
    </style:style>
    <style:style style:name="P463" style:family="paragraph" style:parent-style-name="Standard">
      <style:text-properties style:font-name="Liberation Sans" fo:font-size="10pt" officeooo:rsid="00ec62ac" officeooo:paragraph-rsid="00ec62ac" style:font-size-asian="8.75pt" style:font-size-complex="10pt"/>
    </style:style>
    <style:style style:name="P464" style:family="paragraph" style:parent-style-name="Standard">
      <style:text-properties style:font-name="Liberation Sans" fo:font-size="10pt" officeooo:rsid="00efce8e" officeooo:paragraph-rsid="00efce8e" style:font-size-asian="8.75pt" style:font-size-complex="10pt"/>
    </style:style>
    <style:style style:name="P465" style:family="paragraph" style:parent-style-name="Standard">
      <style:text-properties style:font-name="Liberation Sans" fo:font-size="10pt" officeooo:rsid="00f09541" officeooo:paragraph-rsid="00f09541" style:font-size-asian="8.75pt" style:font-size-complex="10pt"/>
    </style:style>
    <style:style style:name="P466" style:family="paragraph" style:parent-style-name="Standard">
      <style:text-properties style:font-name="Liberation Sans" fo:font-size="10pt" officeooo:rsid="00f1163f" officeooo:paragraph-rsid="00f1163f" style:font-size-asian="8.75pt" style:font-size-complex="10pt"/>
    </style:style>
    <style:style style:name="P467" style:family="paragraph" style:parent-style-name="Standard">
      <style:paragraph-properties>
        <style:tab-stops>
          <style:tab-stop style:position="2.0516in"/>
        </style:tab-stops>
      </style:paragraph-properties>
      <style:text-properties style:font-name="Liberation Sans" fo:font-size="10pt" officeooo:paragraph-rsid="0039a6e2" style:font-size-asian="8.75pt" style:font-size-complex="10pt"/>
    </style:style>
    <style:style style:name="P468" style:family="paragraph" style:parent-style-name="Standard">
      <style:text-properties style:font-name="Liberation Sans" fo:font-size="10pt" officeooo:rsid="00f4c425" officeooo:paragraph-rsid="00f4c425" style:font-size-asian="8.75pt" style:font-size-complex="10pt"/>
    </style:style>
    <style:style style:name="P469" style:family="paragraph" style:parent-style-name="Standard">
      <style:text-properties style:font-name="Liberation Sans" fo:font-size="10pt" officeooo:rsid="00f53365" officeooo:paragraph-rsid="00f53365" style:font-size-asian="8.75pt" style:font-size-complex="10pt"/>
    </style:style>
    <style:style style:name="P470" style:family="paragraph" style:parent-style-name="Standard">
      <style:paragraph-properties fo:line-height="115%"/>
      <style:text-properties style:font-name="Liberation Sans" fo:font-size="10pt" officeooo:paragraph-rsid="0039a6e2" style:font-size-asian="8.75pt" style:font-size-complex="10pt"/>
    </style:style>
    <style:style style:name="P471" style:family="paragraph" style:parent-style-name="Standard">
      <style:text-properties style:font-name="Liberation Sans" fo:font-size="10pt" officeooo:rsid="00eacb50" officeooo:paragraph-rsid="00e9bf0f" style:font-size-asian="8.75pt" style:font-size-complex="10pt"/>
    </style:style>
    <style:style style:name="P472" style:family="paragraph" style:parent-style-name="Standard">
      <style:text-properties style:font-name="Liberation Sans" fo:font-size="10pt" officeooo:rsid="00f23e9a" officeooo:paragraph-rsid="00f23e9a" style:font-size-asian="8.75pt" style:font-size-complex="10pt"/>
    </style:style>
    <style:style style:name="P473" style:family="paragraph" style:parent-style-name="Standard">
      <style:paragraph-properties fo:break-before="page"/>
      <style:text-properties style:font-name="Liberation Sans" fo:font-size="10pt" officeooo:rsid="0017a8ec" officeooo:paragraph-rsid="0017a8ec" style:font-size-asian="8.75pt" style:font-size-complex="10pt"/>
    </style:style>
    <style:style style:name="P474" style:family="paragraph" style:parent-style-name="Standard">
      <style:text-properties style:font-name="Liberation Sans" fo:font-size="10pt" officeooo:rsid="01496e6c" officeooo:paragraph-rsid="0149c53f" style:font-size-asian="8.75pt" style:font-size-complex="10pt"/>
    </style:style>
    <style:style style:name="P475" style:family="paragraph" style:parent-style-name="Standard">
      <style:text-properties style:font-name="Liberation Sans" fo:font-size="10pt" officeooo:rsid="0149c53f" officeooo:paragraph-rsid="0149c53f" style:font-size-asian="8.75pt" style:font-size-complex="10pt"/>
    </style:style>
    <style:style style:name="P476" style:family="paragraph" style:parent-style-name="Standard">
      <style:paragraph-properties fo:line-height="115%"/>
      <style:text-properties style:font-name="Liberation Sans" fo:font-size="10pt" officeooo:rsid="01cdd0e2" officeooo:paragraph-rsid="01cdd0e2" style:font-size-asian="8.75pt" style:font-size-complex="10pt"/>
    </style:style>
    <style:style style:name="P477" style:family="paragraph" style:parent-style-name="Standard">
      <style:paragraph-properties fo:line-height="115%"/>
      <style:text-properties style:font-name="Liberation Sans" fo:font-size="10pt" officeooo:rsid="01d0bbef" officeooo:paragraph-rsid="01d0bbef" style:font-size-asian="8.75pt" style:font-size-complex="10pt"/>
    </style:style>
    <style:style style:name="P478" style:family="paragraph" style:parent-style-name="Standard">
      <style:paragraph-properties fo:line-height="115%"/>
      <style:text-properties style:font-name="Liberation Sans" fo:font-size="10pt" officeooo:rsid="01d0c6d4" officeooo:paragraph-rsid="01d0c6d4" style:font-size-asian="8.75pt" style:font-size-complex="10pt"/>
    </style:style>
    <style:style style:name="P479" style:family="paragraph" style:parent-style-name="Standard">
      <style:paragraph-properties fo:line-height="115%"/>
      <style:text-properties style:font-name="Liberation Sans" fo:font-size="10pt" officeooo:rsid="01d16cd1" officeooo:paragraph-rsid="01d16cd1" style:font-size-asian="8.75pt" style:font-size-complex="10pt"/>
    </style:style>
    <style:style style:name="P480" style:family="paragraph" style:parent-style-name="Standard">
      <style:paragraph-properties fo:line-height="115%"/>
      <style:text-properties style:font-name="Liberation Sans" fo:font-size="10pt" officeooo:rsid="01d7ee57" officeooo:paragraph-rsid="01d99010" style:font-size-asian="8.75pt" style:font-size-complex="10pt"/>
    </style:style>
    <style:style style:name="P481" style:family="paragraph" style:parent-style-name="Standard">
      <style:text-properties style:font-name="Liberation Sans" fo:font-size="10pt" style:text-underline-style="solid" style:text-underline-width="auto" style:text-underline-color="font-color" officeooo:rsid="0017ee8a" officeooo:paragraph-rsid="0017ee8a" style:font-size-asian="8.75pt" style:font-size-complex="10pt"/>
    </style:style>
    <style:style style:name="P482" style:family="paragraph" style:parent-style-name="Standard">
      <style:text-properties style:font-name="Liberation Sans" fo:font-size="10pt" style:text-underline-style="solid" style:text-underline-width="auto" style:text-underline-color="font-color" officeooo:rsid="0017ee8a" officeooo:paragraph-rsid="00249c25" style:font-size-asian="8.75pt" style:font-size-complex="10pt"/>
    </style:style>
    <style:style style:name="P483" style:family="paragraph" style:parent-style-name="Standard">
      <style:text-properties style:font-name="Liberation Sans" fo:font-size="10pt" style:text-underline-style="solid" style:text-underline-width="auto" style:text-underline-color="font-color" officeooo:rsid="0017ee8a" officeooo:paragraph-rsid="002928e9" style:font-size-asian="8.75pt" style:font-size-complex="10pt"/>
    </style:style>
    <style:style style:name="P484" style:family="paragraph" style:parent-style-name="Standard">
      <style:text-properties style:font-name="Liberation Sans" fo:font-size="10pt" style:text-underline-style="solid" style:text-underline-width="auto" style:text-underline-color="font-color" officeooo:rsid="0017ee8a" officeooo:paragraph-rsid="0030d586" style:font-size-asian="8.75pt" style:font-size-complex="10pt"/>
    </style:style>
    <style:style style:name="P485" style:family="paragraph" style:parent-style-name="Standard">
      <style:text-properties style:font-name="Liberation Sans" fo:font-size="10pt" style:text-underline-style="solid" style:text-underline-width="auto" style:text-underline-color="font-color" officeooo:rsid="00a12bbb" officeooo:paragraph-rsid="00a12bbb" style:font-size-asian="8.75pt" style:font-size-complex="10pt"/>
    </style:style>
    <style:style style:name="P486" style:family="paragraph" style:parent-style-name="Standard">
      <style:text-properties style:font-name="Liberation Sans" fo:font-size="10pt" style:text-underline-style="solid" style:text-underline-width="auto" style:text-underline-color="font-color" officeooo:rsid="00a12bbb" officeooo:paragraph-rsid="00a408b1" style:font-size-asian="8.75pt" style:font-size-complex="10pt"/>
    </style:style>
    <style:style style:name="P487" style:family="paragraph" style:parent-style-name="Standard">
      <style:text-properties style:font-name="Liberation Sans" fo:font-size="10pt" style:text-underline-style="solid" style:text-underline-width="auto" style:text-underline-color="font-color" officeooo:rsid="00b8a83b" officeooo:paragraph-rsid="00b8a83b" style:font-size-asian="8.75pt" style:font-size-complex="10pt"/>
    </style:style>
    <style:style style:name="P488" style:family="paragraph" style:parent-style-name="Standard">
      <style:text-properties style:font-name="Liberation Sans" fo:font-size="10pt" style:text-underline-style="solid" style:text-underline-width="auto" style:text-underline-color="font-color" officeooo:rsid="00bed50b" officeooo:paragraph-rsid="00bed50b" style:font-size-asian="8.75pt" style:font-size-complex="10pt"/>
    </style:style>
    <style:style style:name="P489" style:family="paragraph" style:parent-style-name="Standard">
      <style:text-properties style:font-name="Liberation Sans" fo:font-size="10pt" style:text-underline-style="solid" style:text-underline-width="auto" style:text-underline-color="font-color" officeooo:rsid="00bed50b" officeooo:paragraph-rsid="00c383df" style:font-size-asian="8.75pt" style:font-size-complex="10pt"/>
    </style:style>
    <style:style style:name="P490" style:family="paragraph" style:parent-style-name="Standard">
      <style:text-properties style:font-name="Liberation Sans" fo:font-size="10pt" style:text-underline-style="solid" style:text-underline-width="auto" style:text-underline-color="font-color" officeooo:rsid="00bed50b" officeooo:paragraph-rsid="00c4da98" style:font-size-asian="8.75pt" style:font-size-complex="10pt"/>
    </style:style>
    <style:style style:name="P491" style:family="paragraph" style:parent-style-name="Standard">
      <style:text-properties style:font-name="Liberation Sans" fo:font-size="10pt" style:text-underline-style="solid" style:text-underline-width="auto" style:text-underline-color="font-color" officeooo:rsid="00c2b570" officeooo:paragraph-rsid="00c2b570" style:font-size-asian="8.75pt" style:font-size-complex="10pt"/>
    </style:style>
    <style:style style:name="P492" style:family="paragraph" style:parent-style-name="Standard">
      <style:text-properties style:font-name="Liberation Sans" fo:font-size="10pt" style:text-underline-style="solid" style:text-underline-width="auto" style:text-underline-color="font-color" officeooo:rsid="00c2b570" officeooo:paragraph-rsid="00c36d83" style:font-size-asian="8.75pt" style:font-size-complex="10pt"/>
    </style:style>
    <style:style style:name="P493" style:family="paragraph" style:parent-style-name="Standard">
      <style:text-properties style:font-name="Liberation Sans" fo:font-size="10pt" style:text-underline-style="solid" style:text-underline-width="auto" style:text-underline-color="font-color" officeooo:rsid="00de45bf" officeooo:paragraph-rsid="00de45bf" style:font-size-asian="8.75pt" style:font-size-complex="10pt"/>
    </style:style>
    <style:style style:name="P494" style:family="paragraph" style:parent-style-name="Standard">
      <style:text-properties style:font-name="Liberation Sans" fo:font-size="10pt" style:text-underline-style="solid" style:text-underline-width="auto" style:text-underline-color="font-color" officeooo:rsid="00e05e33" officeooo:paragraph-rsid="00e05e33" style:font-size-asian="8.75pt" style:font-size-complex="10pt"/>
    </style:style>
    <style:style style:name="P495" style:family="paragraph" style:parent-style-name="Standard">
      <style:text-properties style:font-name="Liberation Sans" fo:font-size="10pt" style:text-underline-style="solid" style:text-underline-width="auto" style:text-underline-color="font-color" officeooo:rsid="00f5cfd6" officeooo:paragraph-rsid="00f5cfd6" style:font-size-asian="8.75pt" style:font-size-complex="10pt"/>
    </style:style>
    <style:style style:name="P496" style:family="paragraph" style:parent-style-name="Standard">
      <style:paragraph-properties fo:line-height="115%"/>
      <style:text-properties style:font-name="Liberation Sans" fo:font-size="10pt" style:text-underline-style="solid" style:text-underline-width="auto" style:text-underline-color="font-color" officeooo:rsid="01d3e6ab" officeooo:paragraph-rsid="01d3e6ab" style:font-size-asian="8.75pt" style:font-size-complex="10pt"/>
    </style:style>
    <style:style style:name="P497" style:family="paragraph" style:parent-style-name="Standard">
      <style:paragraph-properties fo:line-height="100%"/>
      <style:text-properties style:font-name="Liberation Sans" fo:font-size="10pt" officeooo:paragraph-rsid="001fe2e0"/>
    </style:style>
    <style:style style:name="P498" style:family="paragraph" style:parent-style-name="Standard">
      <style:text-properties style:font-name="Liberation Sans" fo:font-size="10pt" fo:language="en" fo:country="US" officeooo:rsid="0054a101" officeooo:paragraph-rsid="005a9a7c" style:font-size-asian="8.75pt" style:font-size-complex="10pt"/>
    </style:style>
    <style:style style:name="P499" style:family="paragraph" style:parent-style-name="Standard">
      <style:paragraph-properties fo:line-height="115%"/>
      <style:text-properties style:font-name="Liberation Sans" fo:font-size="10pt" fo:language="en" fo:country="US" officeooo:rsid="01d6b73f" officeooo:paragraph-rsid="01d6b73f" style:font-size-asian="8.75pt" style:font-size-complex="10pt"/>
    </style:style>
    <style:style style:name="P500" style:family="paragraph" style:parent-style-name="Standard">
      <style:paragraph-properties fo:line-height="115%"/>
      <style:text-properties style:font-name="Liberation Sans" fo:font-size="10pt" fo:language="en" fo:country="US" officeooo:rsid="01d6b73f" officeooo:paragraph-rsid="01d6ce30" style:font-size-asian="8.75pt" style:font-size-complex="10pt"/>
    </style:style>
    <style:style style:name="P501" style:family="paragraph" style:parent-style-name="Standard">
      <style:paragraph-properties fo:line-height="115%"/>
      <style:text-properties style:font-name="Liberation Sans" fo:font-size="10pt" fo:language="en" fo:country="US" officeooo:rsid="01d6ce30" officeooo:paragraph-rsid="01d6ce30" style:font-size-asian="8.75pt" style:font-size-complex="10pt"/>
    </style:style>
    <style:style style:name="P502" style:family="paragraph" style:parent-style-name="Standard">
      <style:paragraph-properties fo:line-height="115%"/>
      <style:text-properties style:font-name="Liberation Sans" fo:font-size="10pt" fo:language="en" fo:country="US" officeooo:rsid="01d7ee57" officeooo:paragraph-rsid="01d7ee57" style:font-size-asian="8.75pt" style:font-size-complex="10pt"/>
    </style:style>
    <style:style style:name="P503" style:family="paragraph" style:parent-style-name="Standard">
      <style:text-properties style:font-name="Liberation Sans" fo:font-size="10pt" officeooo:paragraph-rsid="0073001d"/>
    </style:style>
    <style:style style:name="P504" style:family="paragraph" style:parent-style-name="Standard">
      <style:text-properties style:font-name="Liberation Sans" fo:font-size="10pt" officeooo:paragraph-rsid="00880673"/>
    </style:style>
    <style:style style:name="P505" style:family="paragraph" style:parent-style-name="Standard">
      <style:text-properties style:font-name="Liberation Sans" fo:font-size="10pt" officeooo:paragraph-rsid="008d8ba0"/>
    </style:style>
    <style:style style:name="P506" style:family="paragraph" style:parent-style-name="Standard">
      <style:text-properties style:font-name="Liberation Sans" fo:font-size="10pt" officeooo:rsid="008ce0c9" officeooo:paragraph-rsid="009742ba" style:font-size-asian="10pt" style:font-size-complex="10pt"/>
    </style:style>
    <style:style style:name="P507" style:family="paragraph" style:parent-style-name="Standard">
      <style:text-properties style:font-name="Liberation Sans" fo:font-size="10pt" officeooo:rsid="009b118e" officeooo:paragraph-rsid="009b118e" style:font-size-asian="10pt" style:font-size-complex="10pt"/>
    </style:style>
    <style:style style:name="P508" style:family="paragraph" style:parent-style-name="Standard">
      <style:text-properties style:font-name="Liberation Sans" fo:font-size="10pt" officeooo:rsid="00cb1472" officeooo:paragraph-rsid="00cb1472" style:font-size-asian="10pt" style:font-size-complex="10pt"/>
    </style:style>
    <style:style style:name="P509" style:family="paragraph" style:parent-style-name="Standard">
      <style:text-properties style:font-name="Liberation Sans" fo:font-size="10pt" officeooo:rsid="00c2b570" officeooo:paragraph-rsid="00c2b570" style:font-size-asian="10pt" style:font-size-complex="10pt"/>
    </style:style>
    <style:style style:name="P510" style:family="paragraph" style:parent-style-name="Standard">
      <style:text-properties style:font-name="Liberation Sans" fo:font-size="10pt" officeooo:paragraph-rsid="0039a6e2" style:font-size-asian="10pt" style:font-size-complex="10pt"/>
    </style:style>
    <style:style style:name="P511" style:family="paragraph" style:parent-style-name="Standard">
      <style:text-properties style:font-name="Liberation Sans" fo:font-size="10pt" officeooo:rsid="00cb48ed" officeooo:paragraph-rsid="00cb48ed" style:font-size-asian="10pt" style:font-size-complex="10pt"/>
    </style:style>
    <style:style style:name="P512" style:family="paragraph" style:parent-style-name="Standard">
      <style:text-properties style:font-name="Liberation Sans" fo:font-size="10pt" officeooo:rsid="00cd6faf" officeooo:paragraph-rsid="00cd6faf" style:font-size-asian="10pt" style:font-size-complex="10pt"/>
    </style:style>
    <style:style style:name="P513" style:family="paragraph" style:parent-style-name="Standard">
      <style:text-properties style:font-name="Liberation Sans" fo:font-size="10pt" officeooo:rsid="00d2f854" officeooo:paragraph-rsid="00d2f854" style:font-size-asian="10pt" style:font-size-complex="10pt"/>
    </style:style>
    <style:style style:name="P514" style:family="paragraph" style:parent-style-name="Standard">
      <style:text-properties style:font-name="Liberation Sans" fo:font-size="10pt" officeooo:rsid="00d37baa" officeooo:paragraph-rsid="00d37baa" style:font-size-asian="10pt" style:font-size-complex="10pt"/>
    </style:style>
    <style:style style:name="P515" style:family="paragraph" style:parent-style-name="Standard">
      <style:text-properties style:font-name="Liberation Sans" fo:font-size="10pt" officeooo:rsid="00d507bf" officeooo:paragraph-rsid="00d507bf" style:font-size-asian="10pt" style:font-size-complex="10pt"/>
    </style:style>
    <style:style style:name="P516" style:family="paragraph" style:parent-style-name="Standard">
      <style:text-properties style:font-name="Liberation Sans" fo:font-size="10pt" officeooo:rsid="00d6a487" officeooo:paragraph-rsid="00d6a487" style:font-size-asian="10pt" style:font-size-complex="10pt"/>
    </style:style>
    <style:style style:name="P517" style:family="paragraph" style:parent-style-name="Standard">
      <style:text-properties style:font-name="Liberation Sans" fo:font-size="10pt" style:text-underline-style="none" officeooo:rsid="00a63b51" officeooo:paragraph-rsid="00a63b51" style:font-size-asian="8.75pt" style:font-size-complex="10pt"/>
    </style:style>
    <style:style style:name="P518" style:family="paragraph" style:parent-style-name="Standard">
      <style:text-properties style:font-name="Liberation Sans" fo:font-size="10pt" officeooo:paragraph-rsid="00adae71"/>
    </style:style>
    <style:style style:name="P519" style:family="paragraph" style:parent-style-name="Standard">
      <style:text-properties style:font-name="Liberation Sans" fo:font-size="10pt" officeooo:paragraph-rsid="00adc2c0"/>
    </style:style>
    <style:style style:name="P520" style:family="paragraph" style:parent-style-name="Standard">
      <style:text-properties style:font-name="Liberation Sans" fo:font-size="10pt" officeooo:rsid="00aeb07a" officeooo:paragraph-rsid="00aeb07a"/>
    </style:style>
    <style:style style:name="P521" style:family="paragraph" style:parent-style-name="Standard">
      <style:text-properties style:font-name="Liberation Sans" fo:font-size="14pt" style:font-size-asian="14pt" style:font-size-complex="14pt"/>
    </style:style>
    <style:style style:name="P522" style:family="paragraph" style:parent-style-name="Standard">
      <style:text-properties style:font-name="Liberation Sans" fo:font-size="14pt" officeooo:paragraph-rsid="0039a6e2" style:font-size-asian="14pt" style:font-size-complex="14pt"/>
    </style:style>
    <style:style style:name="P523" style:family="paragraph" style:parent-style-name="Standard">
      <style:paragraph-properties fo:break-before="page"/>
      <style:text-properties style:font-name="Liberation Sans" fo:font-size="14pt" officeooo:paragraph-rsid="0039a6e2" style:font-size-asian="14pt" style:font-size-complex="14pt"/>
    </style:style>
    <style:style style:name="P524" style:family="paragraph" style:parent-style-name="Standard">
      <style:text-properties style:font-name="Liberation Sans" fo:font-size="14pt" officeooo:rsid="0050a4e2" officeooo:paragraph-rsid="0050a4e2" style:font-size-asian="14pt" style:font-size-complex="14pt"/>
    </style:style>
    <style:style style:name="P525" style:family="paragraph" style:parent-style-name="Standard">
      <style:text-properties style:font-name="Liberation Sans" fo:font-size="14pt" officeooo:rsid="0073001d" officeooo:paragraph-rsid="0073001d" style:font-size-asian="14pt" style:font-size-complex="14pt"/>
    </style:style>
    <style:style style:name="P526" style:family="paragraph" style:parent-style-name="Standard">
      <style:text-properties style:font-name="Liberation Sans" fo:font-size="14pt" officeooo:rsid="007a1cc6" officeooo:paragraph-rsid="007a1cc6" style:font-size-asian="14pt" style:font-size-complex="14pt"/>
    </style:style>
    <style:style style:name="P527" style:family="paragraph" style:parent-style-name="Standard">
      <style:text-properties style:font-name="Liberation Sans" fo:font-size="14pt" officeooo:rsid="00c2b570" officeooo:paragraph-rsid="00c2b570" style:font-size-asian="14pt" style:font-size-complex="14pt"/>
    </style:style>
    <style:style style:name="P528" style:family="paragraph" style:parent-style-name="Standard">
      <style:text-properties style:font-name="Liberation Sans" fo:font-size="14pt" officeooo:rsid="00e24e39" officeooo:paragraph-rsid="00e24e39" style:font-size-asian="14pt" style:font-size-complex="14pt"/>
    </style:style>
    <style:style style:name="P529" style:family="paragraph" style:parent-style-name="Standard">
      <style:paragraph-properties fo:line-height="115%"/>
      <style:text-properties style:font-name="Liberation Sans" fo:font-size="14pt" officeooo:paragraph-rsid="0039a6e2" style:font-size-asian="14pt" style:font-size-complex="14pt"/>
    </style:style>
    <style:style style:name="P530" style:family="paragraph" style:parent-style-name="Standard">
      <style:paragraph-properties fo:line-height="115%" fo:break-before="page"/>
      <style:text-properties style:font-name="Liberation Sans" fo:font-size="14pt" officeooo:paragraph-rsid="0039a6e2" style:font-size-asian="14pt" style:font-size-complex="14pt"/>
    </style:style>
    <style:style style:name="P531" style:family="paragraph" style:parent-style-name="Standard">
      <style:text-properties style:font-name="Liberation Sans" fo:font-size="8pt" style:font-size-asian="8pt" style:font-size-complex="8pt"/>
    </style:style>
    <style:style style:name="P532" style:family="paragraph" style:parent-style-name="Standard">
      <style:text-properties style:font-name="Liberation Sans" fo:font-size="8pt" officeooo:paragraph-rsid="0039a6e2" style:font-size-asian="8pt" style:font-size-complex="8pt"/>
    </style:style>
    <style:style style:name="P533" style:family="paragraph" style:parent-style-name="Standard">
      <style:paragraph-properties fo:line-height="115%"/>
      <style:text-properties style:font-name="Liberation Sans" fo:font-size="8pt" officeooo:paragraph-rsid="0039a6e2" style:font-size-asian="8pt" style:font-size-complex="8pt"/>
    </style:style>
    <style:style style:name="P534" style:family="paragraph" style:parent-style-name="Standard">
      <style:text-properties officeooo:paragraph-rsid="0020de2c"/>
    </style:style>
    <style:style style:name="P535" style:family="paragraph" style:parent-style-name="Standard">
      <style:paragraph-properties fo:line-height="100%"/>
      <style:text-properties fo:color="#999999" loext:opacity="100%" style:font-name="Consolas" fo:font-size="8pt" fo:font-weight="normal" officeooo:paragraph-rsid="0039a6e2" fo:background-color="transparent" style:font-size-asian="8pt" style:font-size-complex="8pt"/>
    </style:style>
    <style:style style:name="P53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fo:background-color="transparent" style:font-size-asian="8pt" style:font-size-complex="8pt"/>
    </style:style>
    <style:style style:name="P53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paragraph-rsid="004a7305" fo:background-color="transparent" style:font-size-asian="8pt" style:font-size-complex="8pt"/>
    </style:style>
    <style:style style:name="P53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53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officeooo:paragraph-rsid="0039a6e2" fo:background-color="transparent" style:font-size-asian="8pt" style:font-size-complex="8pt"/>
    </style:style>
    <style:style style:name="P540"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541"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999999" loext:opacity="100%" style:font-name="Consolas" fo:font-size="8pt" fo:font-weight="normal" fo:background-color="transparent" style:font-size-asian="8pt" style:font-size-complex="8pt"/>
    </style:style>
    <style:style style:name="P54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543"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544"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999999" loext:opacity="100%" style:font-name="Consolas" fo:font-size="8pt" fo:font-weight="normal" officeooo:paragraph-rsid="01266a5f" fo:background-color="transparent" style:font-size-asian="8pt" style:font-size-complex="8pt"/>
    </style:style>
    <style:style style:name="P545"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54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officeooo:paragraph-rsid="01d99010" fo:background-color="transparent" style:font-size-asian="8pt" style:font-size-complex="8pt"/>
    </style:style>
    <style:style style:name="P547"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548"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999999" loext:opacity="100%" style:font-name="Consolas" fo:font-size="8pt" fo:font-weight="normal" fo:background-color="transparent" style:font-size-asian="8pt" style:font-size-complex="8pt"/>
    </style:style>
    <style:style style:name="P549"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550" style:family="paragraph" style:parent-style-name="Standard">
      <style:paragraph-properties fo:line-height="100%"/>
      <style:text-properties fo:color="#999999" loext:opacity="100%" style:font-name="Consolas" fo:font-size="8pt" fo:font-weight="normal" officeooo:rsid="005fc768" officeooo:paragraph-rsid="005fc768" fo:background-color="transparent" style:font-size-asian="8pt" style:font-size-complex="8pt"/>
    </style:style>
    <style:style style:name="P55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officeooo:rsid="008d8ba0" officeooo:paragraph-rsid="008d8ba0" fo:background-color="transparent" style:font-size-asian="8pt" style:font-size-complex="8pt"/>
    </style:style>
    <style:style style:name="P55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rsid="00acdb8e" officeooo:paragraph-rsid="00acdb8e" fo:background-color="transparent" style:font-size-asian="8pt" style:font-size-complex="8pt"/>
    </style:style>
    <style:style style:name="P553" style:family="paragraph" style:parent-style-name="Standard">
      <style:paragraph-properties fo:line-height="100%">
        <style:tab-stops>
          <style:tab-stop style:position="0.3126in"/>
        </style:tab-stops>
      </style:paragraph-properties>
      <style:text-properties fo:color="#999999" loext:opacity="100%" style:font-name="Consolas" fo:font-size="8pt" fo:font-weight="normal" officeooo:rsid="00bb59bf" officeooo:paragraph-rsid="00bcdb6d" fo:background-color="transparent" style:font-size-asian="8pt" style:font-size-complex="8pt"/>
    </style:style>
    <style:style style:name="P554"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rsid="00bcdb6d" officeooo:paragraph-rsid="00bcdb6d" fo:background-color="transparent" style:font-size-asian="8pt" style:font-size-complex="8pt"/>
    </style:style>
    <style:style style:name="P555" style:family="paragraph" style:parent-style-name="Standard">
      <style:paragraph-properties fo:line-height="100%">
        <style:tab-stops>
          <style:tab-stop style:position="0.2484in"/>
          <style:tab-stop style:position="0.489in"/>
        </style:tab-stops>
      </style:paragraph-properties>
      <style:text-properties fo:color="#999999" loext:opacity="100%" style:font-name="Consolas" fo:font-size="8pt" fo:font-weight="normal" officeooo:rsid="00c36d83" officeooo:paragraph-rsid="00c36d83" fo:background-color="transparent" style:font-size-asian="8pt" style:font-size-complex="8pt"/>
    </style:style>
    <style:style style:name="P556"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999999" loext:opacity="100%" style:font-name="Consolas" fo:font-size="8pt" fo:font-weight="normal" officeooo:rsid="00e24e39" officeooo:paragraph-rsid="00e24e39" fo:background-color="transparent" style:font-size-asian="8pt" style:font-size-complex="8pt"/>
    </style:style>
    <style:style style:name="P557"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officeooo:rsid="01d3e6ab" officeooo:paragraph-rsid="01d3e6ab" fo:background-color="transparent" style:font-size-asian="8pt" style:font-size-complex="8pt"/>
    </style:style>
    <style:style style:name="P558" style:family="paragraph" style:parent-style-name="Standard">
      <style:paragraph-properties fo:line-height="100%"/>
      <style:text-properties fo:color="#999999" loext:opacity="100%" style:font-name="Consolas" fo:font-size="8pt" fo:font-weight="normal" officeooo:rsid="01d7ee57" officeooo:paragraph-rsid="01d7ee57" fo:background-color="transparent" style:font-size-asian="8pt" style:font-size-complex="8pt"/>
    </style:style>
    <style:style style:name="P559"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999999" loext:opacity="100%" style:font-name="Consolas" fo:font-size="8pt" style:text-underline-style="none" fo:font-weight="normal" officeooo:rsid="0103073e" officeooo:paragraph-rsid="0103073e" fo:background-color="transparent" style:font-size-asian="8pt" style:font-size-complex="8pt"/>
    </style:style>
    <style:style style:name="P560"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999999" loext:opacity="100%" style:font-name="Consolas" fo:font-size="8pt" style:text-underline-style="none" fo:font-weight="normal" officeooo:rsid="0132e888" officeooo:paragraph-rsid="0132e888" fo:background-color="transparent" style:font-size-asian="8pt" style:font-size-complex="8pt"/>
    </style:style>
    <style:style style:name="P561"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999999"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562"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999999" loext:opacity="100%" style:font-name="Consolas" fo:font-size="8pt" fo:language="en" fo:country="US" style:text-underline-style="none" fo:font-weight="normal" officeooo:rsid="0196597d" officeooo:paragraph-rsid="0196597d" fo:background-color="transparent" style:font-size-asian="8pt" style:font-size-complex="8pt"/>
    </style:style>
    <style:style style:name="P563" style:family="paragraph" style:parent-style-name="Standard">
      <style:paragraph-properties fo:line-height="100%"/>
      <style:text-properties fo:color="#999999" loext:opacity="100%" style:font-name="Consolas" fo:font-size="8pt" fo:language="en" fo:country="US" fo:font-weight="normal" officeooo:rsid="01d6b73f" officeooo:paragraph-rsid="01d6b73f" fo:background-color="transparent" style:font-size-asian="8pt" style:font-size-complex="8pt"/>
    </style:style>
    <style:style style:name="P564" style:family="paragraph" style:parent-style-name="Standard">
      <style:text-properties officeooo:paragraph-rsid="005bb2de"/>
    </style:style>
    <style:style style:name="P565" style:family="paragraph" style:parent-style-name="Standard">
      <loext:graphic-properties draw:fill="none"/>
      <style:paragraph-properties fo:margin-left="0in" fo:margin-right="0in" fo:line-height="100%" fo:text-indent="0in" style:auto-text-indent="false" fo:background-color="transparent"/>
      <style:text-properties fo:color="#808080" loext:opacity="100%" style:font-name="Consolas" fo:font-size="8pt" fo:font-weight="normal" fo:background-color="transparent" style:font-size-asian="8pt" style:font-size-complex="8pt"/>
    </style:style>
    <style:style style:name="P566"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808080" loext:opacity="100%" style:font-name="Consolas" fo:font-size="8pt" fo:font-weight="normal" officeooo:paragraph-rsid="0039a6e2" fo:background-color="transparent" style:font-size-asian="8pt" style:font-size-complex="8pt"/>
    </style:style>
    <style:style style:name="P567" style:family="paragraph" style:parent-style-name="Standard">
      <style:text-properties fo:color="#808080" loext:opacity="100%" style:text-line-through-style="solid" style:text-line-through-type="single" style:font-name="Liberation Sans" fo:font-size="10pt" officeooo:rsid="00dff782" officeooo:paragraph-rsid="00dff782" fo:background-color="transparent" style:font-size-asian="10pt" style:font-size-complex="10pt"/>
    </style:style>
    <style:style style:name="P568" style:family="paragraph" style:parent-style-name="Standard">
      <style:text-properties fo:font-variant="normal" fo:text-transform="none" fo:color="#2e2e2e" loext:opacity="100%" style:font-name="Inter" fo:font-size="14pt" fo:letter-spacing="normal" fo:font-style="normal" fo:font-weight="normal" style:font-size-asian="14pt" style:font-size-complex="14pt"/>
    </style:style>
    <style:style style:name="P569" style:family="paragraph" style:parent-style-name="Standard">
      <style:text-properties fo:font-variant="normal" fo:text-transform="none" fo:color="#2e2e2e" loext:opacity="100%" style:font-name="Inter" fo:font-size="14pt" fo:letter-spacing="normal" fo:font-style="normal" fo:font-weight="normal" officeooo:rsid="0073001d" officeooo:paragraph-rsid="0073001d" style:font-size-asian="14pt" style:font-size-complex="14pt"/>
    </style:style>
    <style:style style:name="P570" style:family="paragraph" style:parent-style-name="Standard">
      <style:text-properties fo:font-variant="normal" fo:text-transform="none" fo:color="#2e2e2e" loext:opacity="100%" style:font-name="Inter" fo:font-size="14pt" fo:letter-spacing="normal" fo:font-style="normal" fo:font-weight="normal" officeooo:paragraph-rsid="0039a6e2" style:font-size-asian="14pt" style:font-size-complex="14pt"/>
    </style:style>
    <style:style style:name="P571"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076bb6" officeooo:paragraph-rsid="01076bb6" fo:background-color="transparent" style:font-size-asian="14pt" style:font-size-complex="14pt"/>
    </style:style>
    <style:style style:name="P572"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17712b" officeooo:paragraph-rsid="0117712b" fo:background-color="transparent" style:font-size-asian="14pt" style:font-size-complex="14pt"/>
    </style:style>
    <style:style style:name="P573"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2dd319" officeooo:paragraph-rsid="012dd319" fo:background-color="transparent" style:font-size-asian="14pt" style:font-size-complex="14pt"/>
    </style:style>
    <style:style style:name="P574" style:family="paragraph" style:parent-style-name="Standard">
      <style:text-properties fo:font-variant="normal" fo:text-transform="none" fo:color="#2e2e2e" loext:opacity="100%" style:font-name="Inter" fo:font-size="19.5pt" fo:letter-spacing="normal" fo:font-style="normal" fo:font-weight="normal" officeooo:paragraph-rsid="0039a6e2" style:font-size-asian="8.75pt" style:font-size-complex="10pt"/>
    </style:style>
    <style:style style:name="P575" style:family="paragraph" style:parent-style-name="Standard">
      <style:paragraph-properties fo:line-height="120%" fo:orphans="2" fo:widows="2"/>
      <style:text-properties fo:font-variant="normal" fo:text-transform="none" style:font-name="var source-code-font-family" fo:font-size="9pt" fo:letter-spacing="normal" fo:font-style="normal" fo:font-weight="normal"/>
    </style:style>
    <style:style style:name="P57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Inter" fo:font-size="8pt" fo:letter-spacing="normal" fo:font-style="normal" fo:font-weight="normal" style:font-size-asian="8pt" style:font-size-complex="8pt"/>
    </style:style>
    <style:style style:name="P577" style:family="paragraph" style:parent-style-name="Standard">
      <style:paragraph-properties fo:line-height="115%"/>
      <style:text-properties fo:font-variant="normal" fo:text-transform="none" fo:color="#000000" loext:opacity="100%" style:font-name="Inter" fo:font-size="14pt" fo:letter-spacing="normal" fo:language="en" fo:country="US" fo:font-style="normal" style:text-underline-style="none" fo:font-weight="normal" officeooo:rsid="016ef51e" officeooo:paragraph-rsid="016ef51e" fo:background-color="transparent" style:font-size-asian="14pt" style:font-size-complex="14pt" loext:padding="0in" loext:border="none"/>
    </style:style>
    <style:style style:name="P578"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158466" loext:opacity="100%" fo:font-size="8pt" fo:background-color="transparent" style:font-size-asian="8pt" style:font-size-complex="8pt"/>
    </style:style>
    <style:style style:name="P579"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158466" loext:opacity="100%" fo:font-size="8pt" officeooo:paragraph-rsid="012a1d5c" fo:background-color="transparent" style:font-size-asian="8pt" style:font-size-complex="8pt"/>
    </style:style>
    <style:style style:name="P580"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158466" loext:opacity="100%" fo:font-size="8pt" fo:background-color="transparent" style:font-size-asian="8pt" style:font-size-complex="8pt"/>
    </style:style>
    <style:style style:name="P581"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158466" loext:opacity="100%" style:font-name="Consolas" fo:font-size="8pt" style:text-underline-style="none" fo:font-weight="normal" fo:background-color="transparent" style:font-size-asian="8pt" style:font-size-complex="8pt"/>
    </style:style>
    <style:style style:name="P582" style:family="paragraph" style:parent-style-name="Standard">
      <style:paragraph-properties fo:line-height="100%">
        <style:tab-stops>
          <style:tab-stop style:position="0.2528in"/>
          <style:tab-stop style:position="0.4909in"/>
          <style:tab-stop style:position="0.7516in"/>
          <style:tab-stop style:position="0.9898in"/>
        </style:tab-stops>
      </style:paragraph-properties>
      <style:text-properties fo:color="#158466" loext:opacity="100%" style:font-name="Consolas" fo:font-size="8pt" style:text-underline-style="none" fo:font-weight="normal" officeooo:rsid="01266a5f" officeooo:paragraph-rsid="01266a5f" fo:background-color="transparent" style:font-size-asian="8pt" style:font-size-complex="8pt"/>
    </style:style>
    <style:style style:name="P583"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158466" loext:opacity="100%" style:font-name="Consolas" fo:font-size="8pt" style:text-underline-style="none" fo:font-weight="normal" officeooo:rsid="01076bb6" officeooo:paragraph-rsid="01266a5f" fo:background-color="transparent" style:font-size-asian="8pt" style:font-size-complex="8pt"/>
    </style:style>
    <style:style style:name="P584"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158466" loext:opacity="100%" style:font-name="Consolas" fo:font-size="8pt" fo:font-weight="normal" fo:background-color="transparent" style:font-size-asian="8pt" style:font-size-complex="8pt"/>
    </style:style>
    <style:style style:name="P585"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158466" loext:opacity="100%" style:font-name="Consolas" fo:font-size="8pt" fo:font-weight="normal" fo:background-color="transparent" style:font-size-asian="8pt" style:font-size-complex="8pt"/>
    </style:style>
    <style:style style:name="P586"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158466" loext:opacity="100%" style:font-name="Consolas" fo:font-size="8pt" fo:font-weight="normal" fo:background-color="transparent" style:font-size-asian="8pt" style:font-size-complex="8pt"/>
    </style:style>
    <style:style style:name="P587"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158466" loext:opacity="100%" style:font-name="Consolas" fo:font-size="8pt" fo:font-weight="normal" fo:background-color="transparent" style:font-size-asian="8pt" style:font-size-complex="8pt"/>
    </style:style>
    <style:style style:name="P588"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158466" loext:opacity="100%" style:font-name="Consolas" fo:font-size="8pt" fo:font-weight="normal" fo:background-color="transparent" style:font-size-asian="8pt" style:font-size-complex="8pt"/>
    </style:style>
    <style:style style:name="P589"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158466" loext:opacity="100%" style:font-name="Consolas" fo:font-size="8pt" fo:font-weight="normal" officeooo:paragraph-rsid="01266a5f" fo:background-color="transparent" style:font-size-asian="8pt" style:font-size-complex="8pt"/>
    </style:style>
    <style:style style:name="P590" style:family="paragraph" style:parent-style-name="Standard">
      <style:paragraph-properties fo:line-height="100%">
        <style:tab-stops>
          <style:tab-stop style:position="0.2528in"/>
          <style:tab-stop style:position="0.4909in"/>
          <style:tab-stop style:position="0.7516in"/>
          <style:tab-stop style:position="0.9898in"/>
        </style:tab-stops>
      </style:paragraph-properties>
      <style:text-properties fo:color="#158466" loext:opacity="100%" style:font-name="Consolas" fo:font-size="8pt" fo:font-weight="normal" fo:background-color="transparent" style:font-size-asian="8pt" style:font-size-complex="8pt"/>
    </style:style>
    <style:style style:name="P59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158466" loext:opacity="100%" style:font-name="Consolas" fo:font-size="8pt" fo:font-weight="normal" fo:background-color="transparent" style:font-size-asian="8pt" style:font-size-complex="8pt"/>
    </style:style>
    <style:style style:name="P592"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158466" loext:opacity="100%" style:font-name="Consolas" fo:font-size="8pt" fo:font-weight="normal" fo:background-color="transparent" style:font-size-asian="8pt" style:font-size-complex="8pt"/>
    </style:style>
    <style:style style:name="P593" style:family="paragraph" style:parent-style-name="Table_20_Contents">
      <style:paragraph-properties fo:line-height="100%"/>
      <style:text-properties fo:font-size="9pt" officeooo:paragraph-rsid="00e919d5" style:font-size-asian="9pt" style:font-size-complex="9pt"/>
    </style:style>
    <style:style style:name="P594" style:family="paragraph" style:parent-style-name="Table_20_Contents">
      <style:paragraph-properties fo:line-height="100%"/>
      <style:text-properties fo:font-size="9pt" officeooo:paragraph-rsid="019c9276" style:font-size-asian="9pt" style:font-size-complex="9pt"/>
    </style:style>
    <style:style style:name="P595" style:family="paragraph" style:parent-style-name="Standard">
      <style:paragraph-properties fo:line-height="100%"/>
      <style:text-properties fo:font-size="9pt" style:font-size-asian="9pt" style:font-size-complex="9pt"/>
    </style:style>
    <style:style style:name="P596" style:family="paragraph" style:parent-style-name="Standard">
      <style:paragraph-properties style:line-height-at-least="0.198in"/>
      <style:text-properties fo:color="#cccccc" loext:opacity="100%" style:font-name="Consolas" fo:font-size="10.5pt" fo:font-weight="normal" fo:background-color="#1f1f1f"/>
    </style:style>
    <style:style style:name="P597" style:family="paragraph" style:parent-style-name="Standard">
      <style:paragraph-properties fo:line-height="115%"/>
      <style:text-properties fo:color="#cccccc" loext:opacity="100%" style:font-name="Consolas" fo:font-size="9pt" fo:font-weight="normal" officeooo:paragraph-rsid="01c48025" fo:background-color="#1f1f1f" style:font-size-asian="9pt" style:font-size-complex="9pt"/>
    </style:style>
    <style:style style:name="P598" style:family="paragraph" style:parent-style-name="Standard">
      <style:paragraph-properties fo:line-height="100%"/>
      <style:text-properties fo:color="#cccccc" loext:opacity="100%" style:font-name="Consolas" fo:font-size="9pt" fo:font-weight="normal" fo:background-color="#1f1f1f" style:font-size-asian="9pt" style:font-size-complex="9pt"/>
    </style:style>
    <style:style style:name="P599" style:family="paragraph" style:parent-style-name="Standard">
      <style:paragraph-properties fo:line-height="100%"/>
      <style:text-properties fo:color="#cccccc" loext:opacity="100%" style:font-name="Consolas" fo:font-size="9pt" style:text-underline-style="none" fo:font-weight="normal" officeooo:rsid="01c7e09a" officeooo:paragraph-rsid="01c7e09a" fo:background-color="#1f1f1f" style:font-size-asian="9pt" style:font-size-complex="9pt"/>
    </style:style>
    <style:style style:name="P600" style:family="paragraph" style:parent-style-name="Standard">
      <style:paragraph-properties style:line-height-at-least="0.198in"/>
      <style:text-properties fo:color="#cccccc" loext:opacity="100%" fo:font-size="9pt" fo:background-color="#1f1f1f" style:font-size-asian="9pt" style:font-size-complex="9pt"/>
    </style:style>
    <style:style style:name="P601" style:family="paragraph" style:parent-style-name="Standard">
      <style:paragraph-properties fo:line-height="115%"/>
      <style:text-properties fo:color="#cccccc" loext:opacity="100%" fo:font-size="9pt" officeooo:paragraph-rsid="01c5b183" fo:background-color="#1f1f1f" style:font-size-asian="9pt" style:font-size-complex="9pt"/>
    </style:style>
    <style:style style:name="P602" style:family="paragraph" style:parent-style-name="Standard">
      <style:paragraph-properties fo:line-height="100%"/>
      <style:text-properties fo:color="#cccccc" loext:opacity="100%" fo:font-size="9pt" fo:background-color="#1f1f1f" style:font-size-asian="9pt" style:font-size-complex="9pt"/>
    </style:style>
    <style:style style:name="P603" style:family="paragraph" style:parent-style-name="Standard">
      <style:paragraph-properties fo:line-height="100%"/>
      <style:text-properties fo:color="#cccccc" loext:opacity="100%" style:font-name="Liberation Sans" fo:font-size="9pt" style:text-underline-style="none" fo:font-weight="normal" officeooo:rsid="00fd65a8" officeooo:paragraph-rsid="00fd65a8" fo:background-color="#1f1f1f" style:font-size-asian="9pt" style:font-size-complex="9pt"/>
    </style:style>
    <style:style style:name="P604" style:family="paragraph" style:parent-style-name="Standard">
      <style:paragraph-properties fo:line-height="115%"/>
      <style:text-properties officeooo:paragraph-rsid="014181c9"/>
    </style:style>
    <style:style style:name="P605" style:family="paragraph" style:parent-style-name="Standard">
      <style:paragraph-properties fo:line-height="115%"/>
      <style:text-properties officeooo:paragraph-rsid="01c6b5b3"/>
    </style:style>
    <style:style style:name="P606"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55308d" loext:opacity="100%" style:font-name="Consolas" fo:font-size="8pt" fo:font-weight="normal" fo:background-color="transparent" style:font-size-asian="8pt" style:font-size-complex="8pt"/>
    </style:style>
    <style:style style:name="P607"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666666"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608"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666666" loext:opacity="100%" style:font-name="Consolas" fo:font-size="8pt" fo:language="en" fo:country="US" style:text-underline-style="none" fo:font-weight="normal" officeooo:rsid="01aaaec1" officeooo:paragraph-rsid="01aaaec1" fo:background-color="transparent" style:font-size-asian="8pt" style:font-size-complex="8pt"/>
    </style:style>
    <style:style style:name="P609" style:family="paragraph" style:parent-style-name="Standard">
      <style:paragraph-properties fo:line-height="100%"/>
      <style:text-properties fo:color="#6a9955" loext:opacity="100%" style:font-name="Consolas" fo:font-size="9pt" fo:font-weight="normal" fo:background-color="#1f1f1f" style:font-size-asian="9pt" style:font-size-complex="9pt"/>
    </style:style>
    <style:style style:name="P61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11"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paragraph-rsid="01bdf996" fo:background-color="transparent" style:font-size-asian="8pt" style:font-size-complex="8pt"/>
    </style:style>
    <style:style style:name="P61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61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officeooo:paragraph-rsid="01af85f4" fo:background-color="transparent" style:font-size-asian="8pt" style:font-size-complex="8pt"/>
    </style:style>
    <style:style style:name="P614"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style:font-name="Consolas" fo:font-size="8pt" fo:font-weight="normal" fo:background-color="transparent" style:font-size-asian="8pt" style:font-size-complex="8pt"/>
    </style:style>
    <style:style style:name="P615"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style:font-name="Consolas" fo:font-size="8pt" fo:font-weight="normal" officeooo:paragraph-rsid="01b25d57" fo:background-color="transparent" style:font-size-asian="8pt" style:font-size-complex="8pt"/>
    </style:style>
    <style:style style:name="P616" style:family="paragraph" style:parent-style-name="Standard">
      <style:paragraph-properties fo:line-height="100%">
        <style:tab-stops>
          <style:tab-stop style:position="0.2528in"/>
          <style:tab-stop style:position="0.4835in"/>
          <style:tab-stop style:position="0.7516in"/>
          <style:tab-stop style:position="0.9673in"/>
        </style:tab-stops>
      </style:paragraph-properties>
      <style:text-properties fo:color="#000000" loext:opacity="100%" style:font-name="Consolas" fo:font-size="8pt" fo:font-weight="normal" officeooo:paragraph-rsid="01b25d57" fo:background-color="transparent" style:font-size-asian="8pt" style:font-size-complex="8pt"/>
    </style:style>
    <style:style style:name="P617" style:family="paragraph" style:parent-style-name="Standard">
      <style:paragraph-properties fo:line-height="100%">
        <style:tab-stops>
          <style:tab-stop style:position="0.2528in"/>
          <style:tab-stop style:position="0.4835in"/>
          <style:tab-stop style:position="0.7516in"/>
          <style:tab-stop style:position="0.9673in"/>
        </style:tab-stops>
      </style:paragraph-properties>
      <style:text-properties fo:color="#000000" loext:opacity="100%" style:font-name="Consolas" fo:font-size="8pt" fo:font-weight="normal" fo:background-color="transparent" style:font-size-asian="8pt" style:font-size-complex="8pt"/>
    </style:style>
    <style:style style:name="P618" style:family="paragraph" style:parent-style-name="Standard">
      <style:paragraph-properties fo:line-height="100%">
        <style:tab-stops>
          <style:tab-stop style:position="0.2528in"/>
          <style:tab-stop style:position="0.476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619"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20"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21"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622"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style:font-name="Consolas" fo:font-size="8pt" fo:font-weight="normal" officeooo:rsid="01aff9b0" officeooo:paragraph-rsid="01aff9b0" fo:background-color="transparent" style:font-size-asian="8pt" style:font-size-complex="8pt"/>
    </style:style>
    <style:style style:name="P623" style:family="paragraph" style:parent-style-name="Standard">
      <style:paragraph-properties style:line-height-at-least="0.198in">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24"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4882in"/>
          <style:tab-stop style:position="1.7484in"/>
        </style:tab-stops>
      </style:paragraph-properties>
      <style:text-properties fo:color="#000000" loext:opacity="100%" style:font-name="Consolas" fo:font-size="8pt" fo:font-weight="normal" officeooo:rsid="01d3e6ab" officeooo:paragraph-rsid="01d3e6ab" fo:background-color="transparent" style:font-size-asian="8pt" style:font-size-complex="8pt"/>
    </style:style>
    <style:style style:name="P625"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4882in"/>
          <style:tab-stop style:position="1.7484in"/>
        </style:tab-stops>
      </style:paragraph-properties>
      <style:text-properties fo:color="#000000" loext:opacity="100%" style:font-name="Consolas" fo:font-size="8pt" fo:font-weight="normal" fo:background-color="transparent" style:font-size-asian="8pt" style:font-size-complex="8pt"/>
    </style:style>
    <style:style style:name="P62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b4bd2a" officeooo:paragraph-rsid="01b4bd2a" fo:background-color="transparent" style:font-size-asian="8pt" style:font-size-complex="8pt"/>
    </style:style>
    <style:style style:name="P627" style:family="paragraph" style:parent-style-name="Standard">
      <style:paragraph-properties style:line-height-at-least="0.198in">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14pt" fo:font-weight="normal" fo:background-color="transparent" style:font-size-asian="14pt" style:font-size-complex="14pt"/>
    </style:style>
    <style:style style:name="P628" style:family="paragraph" style:parent-style-name="Standard">
      <style:paragraph-properties fo:line-height="115%"/>
      <style:text-properties fo:color="#000000" loext:opacity="100%" style:font-name="Liberation Sans" fo:font-size="10pt" fo:language="en" fo:country="US" style:text-underline-style="none" fo:font-weight="normal" officeooo:rsid="01af85f4" officeooo:paragraph-rsid="01af85f4" fo:background-color="transparent" style:font-size-asian="10pt" style:font-size-complex="10pt"/>
    </style:style>
    <style:style style:name="P629" style:family="paragraph" style:parent-style-name="Standard">
      <style:paragraph-properties fo:line-height="100%">
        <style:tab-stops>
          <style:tab-stop style:position="0.2528in"/>
          <style:tab-stop style:position="0.4909in"/>
          <style:tab-stop style:position="0.7516in"/>
          <style:tab-stop style:position="0.975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630" style:family="paragraph" style:parent-style-name="Standard">
      <style:paragraph-properties fo:line-height="100%">
        <style:tab-stops>
          <style:tab-stop style:position="0.2528in"/>
          <style:tab-stop style:position="0.4909in"/>
          <style:tab-stop style:position="0.7516in"/>
          <style:tab-stop style:position="0.9752in"/>
          <style:tab-stop style:position="1.25in"/>
          <style:tab-stop style:position="1.5028in"/>
        </style:tab-stops>
      </style:paragraph-properties>
      <style:text-properties fo:color="#000000" loext:opacity="100%" fo:font-size="8pt" officeooo:paragraph-rsid="01d3e6ab" fo:background-color="transparent" style:font-size-asian="8pt" style:font-size-complex="8pt"/>
    </style:style>
    <style:style style:name="P631" style:family="paragraph" style:parent-style-name="Standard">
      <style:paragraph-properties fo:line-height="100%">
        <style:tab-stops>
          <style:tab-stop style:position="0.2528in"/>
          <style:tab-stop style:position="0.4909in"/>
          <style:tab-stop style:position="0.7516in"/>
          <style:tab-stop style:position="0.9752in"/>
          <style:tab-stop style:position="1.25in"/>
          <style:tab-stop style:position="1.5028in"/>
        </style:tab-stops>
      </style:paragraph-properties>
      <style:text-properties fo:color="#000000" loext:opacity="100%" fo:font-size="8pt" officeooo:paragraph-rsid="01e1f46a" fo:background-color="transparent" style:font-size-asian="8pt" style:font-size-complex="8pt"/>
    </style:style>
    <style:style style:name="P63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4882in"/>
          <style:tab-stop style:position="1.7484in"/>
        </style:tab-stops>
      </style:paragraph-properties>
      <style:text-properties fo:color="#000000" loext:opacity="100%" fo:font-size="8pt" fo:background-color="transparent" style:font-size-asian="8pt" style:font-size-complex="8pt"/>
    </style:style>
    <style:style style:name="P633"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4882in"/>
          <style:tab-stop style:position="1.7484in"/>
        </style:tab-stops>
      </style:paragraph-properties>
      <style:text-properties fo:color="#000000" loext:opacity="100%" fo:font-size="8pt" officeooo:paragraph-rsid="01e481a0" fo:background-color="transparent" style:font-size-asian="8pt" style:font-size-complex="8pt"/>
    </style:style>
    <style:style style:name="P63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158466" loext:opacity="100%" style:font-name="Consolas" fo:font-size="8pt" fo:font-weight="normal" officeooo:paragraph-rsid="01b2250a" fo:background-color="transparent" style:font-size-asian="8pt" style:font-size-complex="8pt"/>
    </style:style>
    <style:style style:name="P635" style:family="paragraph" style:parent-style-name="Standard">
      <style:paragraph-properties fo:line-height="100%"/>
      <style:text-properties fo:color="#cccccc" loext:opacity="100%" style:font-name="Consolas" fo:font-size="9pt" fo:font-weight="normal" fo:background-color="#1f1f1f" style:font-size-asian="9pt" style:font-size-complex="9pt"/>
    </style:style>
    <style:style style:name="P636" style:family="paragraph" style:parent-style-name="Standard">
      <style:paragraph-properties fo:line-height="100%"/>
      <style:text-properties fo:color="#808080" loext:opacity="100%" style:font-name="Consolas" fo:font-size="9pt" fo:font-weight="normal" fo:background-color="#1f1f1f" style:font-size-asian="9pt" style:font-size-complex="9pt"/>
    </style:style>
    <style:style style:name="P637"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808080" loext:opacity="100%" style:font-name="Consolas" fo:font-size="8pt" fo:font-weight="normal" fo:background-color="transparent" style:font-size-asian="8pt" style:font-size-complex="8pt"/>
    </style:style>
    <style:style style:name="P638"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4882in"/>
          <style:tab-stop style:position="1.7484in"/>
        </style:tab-stops>
      </style:paragraph-properties>
      <style:text-properties fo:color="#808080" loext:opacity="100%" fo:font-size="8pt" fo:background-color="transparent" style:font-size-asian="8pt" style:font-size-complex="8pt"/>
    </style:style>
    <style:style style:name="P639" style:family="paragraph" style:parent-style-name="Standard">
      <style:paragraph-properties fo:line-height="100%"/>
      <style:text-properties fo:color="#569cd6" loext:opacity="100%" style:font-name="Consolas" fo:font-size="9pt" fo:font-weight="normal" officeooo:rsid="01c7e09a" officeooo:paragraph-rsid="01c7e09a" fo:background-color="#1f1f1f" style:font-size-asian="9pt" style:font-size-complex="9pt"/>
    </style:style>
    <style:style style:name="P640" style:family="paragraph" style:parent-style-name="Standard">
      <style:paragraph-properties fo:line-height="100%"/>
      <style:text-properties fo:color="#6a9955" loext:opacity="100%" style:font-name="Consolas" fo:font-size="9pt" fo:font-weight="normal" fo:background-color="#1f1f1f" style:font-size-asian="9pt" style:font-size-complex="9pt"/>
    </style:style>
    <style:style style:name="P641"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642" style:family="paragraph" style:parent-style-name="Standard">
      <style:paragraph-properties fo:line-height="100%"/>
      <style:text-properties fo:color="#999999" loext:opacity="100%" style:font-name="Consolas" fo:font-size="8pt" fo:font-weight="normal" fo:background-color="transparent" style:font-size-asian="8pt" style:font-size-complex="8pt"/>
    </style:style>
    <style:style style:name="P643"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officeooo:paragraph-rsid="01d99010" fo:background-color="transparent" style:font-size-asian="8pt" style:font-size-complex="8pt"/>
    </style:style>
    <style:style style:name="P644" style:family="paragraph" style:parent-style-name="Standard">
      <style:paragraph-properties fo:line-height="115%"/>
      <style:text-properties fo:font-variant="normal" fo:text-transform="none" fo:color="#2e2e2e" loext:opacity="100%" style:font-name="Inter" fo:font-size="14pt" fo:letter-spacing="normal" fo:font-style="normal" fo:font-weight="normal" officeooo:paragraph-rsid="0039a6e2" style:font-size-asian="14pt" style:font-size-complex="14pt"/>
    </style:style>
    <style:style style:name="P645" style:family="paragraph" style:parent-style-name="Standard">
      <style:text-properties style:font-name="Liberation Sans" fo:font-size="14pt" style:font-size-asian="14pt" style:font-size-complex="14pt"/>
    </style:style>
    <style:style style:name="P646" style:family="paragraph" style:parent-style-name="Standard">
      <style:paragraph-properties fo:line-height="115%"/>
      <style:text-properties style:font-name="Liberation Sans" fo:font-size="10pt" officeooo:rsid="01d3e6ab" officeooo:paragraph-rsid="01d3e6ab" style:font-size-asian="8.75pt" style:font-size-complex="10pt"/>
    </style:style>
    <style:style style:name="P647" style:family="paragraph" style:parent-style-name="Standard">
      <style:paragraph-properties fo:line-height="115%"/>
      <style:text-properties style:font-name="Liberation Sans" fo:font-size="10pt" officeooo:rsid="01ddd63f" officeooo:paragraph-rsid="01ddd63f" style:font-size-asian="8.75pt" style:font-size-complex="10pt"/>
    </style:style>
    <style:style style:name="P648" style:family="paragraph" style:parent-style-name="Standard">
      <style:paragraph-properties fo:line-height="115%"/>
      <style:text-properties style:font-name="Liberation Sans" fo:font-size="10pt" officeooo:rsid="01de5777" officeooo:paragraph-rsid="01de5777" style:font-size-asian="8.75pt" style:font-size-complex="10pt"/>
    </style:style>
    <style:style style:name="P649" style:family="paragraph" style:parent-style-name="Standard">
      <style:paragraph-properties fo:line-height="115%"/>
      <style:text-properties style:font-name="Liberation Sans" fo:font-size="10pt" officeooo:rsid="01de5777" officeooo:paragraph-rsid="01e406aa" style:font-size-asian="8.75pt" style:font-size-complex="10pt"/>
    </style:style>
    <style:style style:name="P650" style:family="paragraph" style:parent-style-name="Standard">
      <style:paragraph-properties fo:line-height="115%"/>
      <style:text-properties style:font-name="Liberation Sans" fo:font-size="10pt" officeooo:rsid="01e481a0" officeooo:paragraph-rsid="01e481a0" style:font-size-asian="8.75pt" style:font-size-complex="10pt"/>
    </style:style>
    <style:style style:name="P651" style:family="paragraph" style:parent-style-name="Standard">
      <style:paragraph-properties fo:line-height="115%"/>
      <style:text-properties style:font-name="Liberation Sans" fo:font-size="10pt" officeooo:rsid="01e837c3" officeooo:paragraph-rsid="01e837c3" style:font-size-asian="8.75pt" style:font-size-complex="10pt"/>
    </style:style>
    <style:style style:name="P652" style:family="paragraph" style:parent-style-name="Standard">
      <style:paragraph-properties fo:line-height="115%"/>
      <style:text-properties style:font-name="Liberation Sans" fo:font-size="10pt" officeooo:rsid="01e9c9ee" officeooo:paragraph-rsid="01e9c9ee" style:font-size-asian="8.75pt" style:font-size-complex="10pt"/>
    </style:style>
    <style:style style:name="P653" style:family="paragraph" style:parent-style-name="Standard">
      <style:paragraph-properties fo:line-height="115%"/>
      <style:text-properties style:font-name="Liberation Sans" fo:font-size="10pt" officeooo:rsid="01eaa8b3" officeooo:paragraph-rsid="01eaa8b3" style:font-size-asian="8.75pt" style:font-size-complex="10pt"/>
    </style:style>
    <style:style style:name="P654" style:family="paragraph" style:parent-style-name="Standard">
      <style:paragraph-properties fo:line-height="115%"/>
      <style:text-properties style:font-name="Liberation Sans" fo:font-size="10pt" officeooo:rsid="01ebff9e" officeooo:paragraph-rsid="01ebff9e" style:font-size-asian="8.75pt" style:font-size-complex="10pt"/>
    </style:style>
    <style:style style:name="P655" style:family="paragraph" style:parent-style-name="Standard">
      <style:paragraph-properties fo:line-height="115%"/>
      <style:text-properties style:font-name="Liberation Sans" fo:font-size="10pt" officeooo:rsid="01ec3c33" officeooo:paragraph-rsid="01ec3c33" style:font-size-asian="8.75pt" style:font-size-complex="10pt"/>
    </style:style>
    <style:style style:name="P656" style:family="paragraph" style:parent-style-name="Standard">
      <style:paragraph-properties fo:line-height="115%"/>
      <style:text-properties style:font-name="Liberation Sans" fo:font-size="10pt" officeooo:rsid="01ec4d16" officeooo:paragraph-rsid="01ec4d16" style:font-size-asian="8.75pt" style:font-size-complex="10pt"/>
    </style:style>
    <style:style style:name="P657" style:family="paragraph" style:parent-style-name="Standard">
      <style:paragraph-properties fo:line-height="115%"/>
      <style:text-properties style:font-name="Liberation Sans" fo:font-size="8pt" style:text-underline-style="solid" style:text-underline-width="auto" style:text-underline-color="font-color" officeooo:rsid="01e1f46a" officeooo:paragraph-rsid="01e1f46a" style:font-size-asian="8pt" style:font-size-complex="8pt"/>
    </style:style>
    <style:style style:name="P658" style:family="paragraph" style:parent-style-name="Table_20_Contents">
      <style:paragraph-properties fo:line-height="100%"/>
      <style:text-properties fo:font-size="9pt" officeooo:paragraph-rsid="00e919d5" style:font-size-asian="9pt" style:font-size-complex="9pt"/>
    </style:style>
    <style:style style:name="P659" style:family="paragraph" style:parent-style-name="Table_20_Contents">
      <style:paragraph-properties fo:line-height="100%"/>
      <style:text-properties fo:font-size="8pt" officeooo:paragraph-rsid="00e919d5" style:font-size-asian="8pt" style:font-size-complex="8pt"/>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text-underline-style="none" officeooo:rsid="01dca255" style:text-blinking="false" fo:background-color="transparent" loext:char-shading-value="0"/>
    </style:style>
    <style:style style:name="T3" style:family="text">
      <style:text-properties style:text-line-through-style="none" style:text-line-through-type="none" style:font-name="Consolas" fo:font-weight="normal"/>
    </style:style>
    <style:style style:name="T4"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5" style:family="text">
      <style:text-properties style:text-line-through-style="none" style:text-line-through-type="none" fo:font-size="8pt" style:text-underline-style="none" officeooo:rsid="001d9eac" style:text-blinking="false" fo:background-color="transparent" loext:char-shading-value="0" style:font-size-asian="8pt" style:font-size-complex="8pt"/>
    </style:style>
    <style:style style:name="T6" style:family="text">
      <style:text-properties style:text-line-through-style="none" style:text-line-through-type="none" fo:font-size="8pt" style:text-underline-style="none" officeooo:rsid="001fe2e0" style:text-blinking="false" fo:background-color="transparent" loext:char-shading-value="0" style:font-size-asian="8pt" style:font-size-complex="8pt"/>
    </style:style>
    <style:style style:name="T7" style:family="text">
      <style:text-properties style:text-line-through-style="none" style:text-line-through-type="none" fo:font-size="8pt" style:text-underline-style="none" officeooo:rsid="0024d97f" style:text-blinking="false" fo:background-color="transparent" loext:char-shading-value="0" style:font-size-asian="8pt" style:font-size-complex="8pt"/>
    </style:style>
    <style:style style:name="T8" style:family="text">
      <style:text-properties style:text-line-through-style="none" style:text-line-through-type="none" fo:font-size="8pt" style:text-underline-style="none" officeooo:rsid="002b71bd" style:text-blinking="false" fo:background-color="transparent" loext:char-shading-value="0" style:font-size-asian="8pt" style:font-size-complex="8pt"/>
    </style:style>
    <style:style style:name="T9" style:family="text">
      <style:text-properties style:text-line-through-style="none" style:text-line-through-type="none" fo:font-size="8pt" style:text-underline-style="none" officeooo:rsid="003233e6" style:text-blinking="false" fo:background-color="transparent" loext:char-shading-value="0" style:font-size-asian="8pt" style:font-size-complex="8pt"/>
    </style:style>
    <style:style style:name="T10" style:family="text">
      <style:text-properties style:text-line-through-style="none" style:text-line-through-type="none" fo:font-size="8pt" style:text-underline-style="none" officeooo:rsid="0039a6e2" style:text-blinking="false" fo:background-color="transparent" loext:char-shading-value="0" style:font-size-asian="8pt" style:font-size-complex="8pt"/>
    </style:style>
    <style:style style:name="T11" style:family="text">
      <style:text-properties style:text-line-through-style="none" style:text-line-through-type="none" fo:font-size="8pt" style:text-underline-style="none" officeooo:rsid="003fa270" style:text-blinking="false" fo:background-color="transparent" loext:char-shading-value="0" style:font-size-asian="8pt" style:font-size-complex="8pt"/>
    </style:style>
    <style:style style:name="T12" style:family="text">
      <style:text-properties style:text-line-through-style="none" style:text-line-through-type="none" fo:font-size="8pt" style:text-underline-style="none" officeooo:rsid="004651c1" style:text-blinking="false" fo:background-color="transparent" loext:char-shading-value="0" style:font-size-asian="8pt" style:font-size-complex="8pt"/>
    </style:style>
    <style:style style:name="T13" style:family="text">
      <style:text-properties style:text-line-through-style="none" style:text-line-through-type="none" fo:font-size="8pt" style:text-underline-style="none" officeooo:rsid="004c423f" style:text-blinking="false" fo:background-color="transparent" loext:char-shading-value="0" style:font-size-asian="8pt" style:font-size-complex="8pt"/>
    </style:style>
    <style:style style:name="T14" style:family="text">
      <style:text-properties style:text-line-through-style="none" style:text-line-through-type="none" fo:font-size="8pt" style:text-underline-style="none" officeooo:rsid="0052b7b3" style:text-blinking="false" fo:background-color="transparent" loext:char-shading-value="0" style:font-size-asian="8pt" style:font-size-complex="8pt"/>
    </style:style>
    <style:style style:name="T15" style:family="text">
      <style:text-properties style:text-line-through-style="none" style:text-line-through-type="none" fo:font-size="8pt" style:text-underline-style="none" officeooo:rsid="005cce07" style:text-blinking="false" fo:background-color="transparent" loext:char-shading-value="0" style:font-size-asian="8pt" style:font-size-complex="8pt"/>
    </style:style>
    <style:style style:name="T16" style:family="text">
      <style:text-properties style:text-line-through-style="none" style:text-line-through-type="none" fo:font-size="8pt" style:text-underline-style="none" officeooo:rsid="00657f21" style:text-blinking="false" fo:background-color="transparent" loext:char-shading-value="0" style:font-size-asian="8pt" style:font-size-complex="8pt"/>
    </style:style>
    <style:style style:name="T17" style:family="text">
      <style:text-properties style:text-line-through-style="none" style:text-line-through-type="none" fo:font-size="8pt" style:text-underline-style="none" officeooo:rsid="006da9e6" style:text-blinking="false" fo:background-color="transparent" loext:char-shading-value="0" style:font-size-asian="8pt" style:font-size-complex="8pt"/>
    </style:style>
    <style:style style:name="T18" style:family="text">
      <style:text-properties style:text-line-through-style="none" style:text-line-through-type="none" fo:font-size="8pt" style:text-underline-style="none" officeooo:rsid="0075fd86" style:text-blinking="false" fo:background-color="transparent" loext:char-shading-value="0" style:font-size-asian="8pt" style:font-size-complex="8pt"/>
    </style:style>
    <style:style style:name="T19" style:family="text">
      <style:text-properties style:text-line-through-style="none" style:text-line-through-type="none" fo:font-size="8pt" style:text-underline-style="none" officeooo:rsid="00796d7c" style:text-blinking="false" fo:background-color="transparent" loext:char-shading-value="0" style:font-size-asian="8pt" style:font-size-complex="8pt"/>
    </style:style>
    <style:style style:name="T20" style:family="text">
      <style:text-properties style:text-line-through-style="none" style:text-line-through-type="none" fo:font-size="8pt" style:text-underline-style="none" officeooo:rsid="0085baa1" style:text-blinking="false" fo:background-color="transparent" loext:char-shading-value="0" style:font-size-asian="8pt" style:font-size-complex="8pt"/>
    </style:style>
    <style:style style:name="T21" style:family="text">
      <style:text-properties style:text-line-through-style="none" style:text-line-through-type="none" fo:font-size="8pt" style:text-underline-style="none" officeooo:rsid="0089136e" style:text-blinking="false" fo:background-color="transparent" loext:char-shading-value="0" style:font-size-asian="8pt" style:font-size-complex="8pt"/>
    </style:style>
    <style:style style:name="T22" style:family="text">
      <style:text-properties style:text-line-through-style="none" style:text-line-through-type="none" fo:font-size="8pt" style:text-underline-style="none" officeooo:rsid="00957403" style:text-blinking="false" fo:background-color="transparent" loext:char-shading-value="0" style:font-size-asian="8pt" style:font-size-complex="8pt"/>
    </style:style>
    <style:style style:name="T23" style:family="text">
      <style:text-properties style:text-line-through-style="none" style:text-line-through-type="none" fo:font-size="8pt" style:text-underline-style="none" officeooo:rsid="009edd78" style:text-blinking="false" fo:background-color="transparent" loext:char-shading-value="0" style:font-size-asian="8pt" style:font-size-complex="8pt"/>
    </style:style>
    <style:style style:name="T24" style:family="text">
      <style:text-properties style:text-line-through-style="none" style:text-line-through-type="none" fo:font-size="8pt" style:text-underline-style="none" officeooo:rsid="00b20382" style:text-blinking="false" fo:background-color="transparent" loext:char-shading-value="0" style:font-size-asian="8pt" style:font-size-complex="8pt"/>
    </style:style>
    <style:style style:name="T25" style:family="text">
      <style:text-properties style:text-line-through-style="none" style:text-line-through-type="none" fo:font-size="8pt" style:text-underline-style="none" officeooo:rsid="00d102c6" style:text-blinking="false" fo:background-color="transparent" loext:char-shading-value="0" style:font-size-asian="8pt" style:font-size-complex="8pt"/>
    </style:style>
    <style:style style:name="T26" style:family="text">
      <style:text-properties style:text-line-through-style="none" style:text-line-through-type="none" fo:font-size="8pt" style:text-underline-style="none" officeooo:rsid="00d1a993" style:text-blinking="false" fo:background-color="transparent" loext:char-shading-value="0" style:font-size-asian="8pt" style:font-size-complex="8pt"/>
    </style:style>
    <style:style style:name="T27" style:family="text">
      <style:text-properties style:text-line-through-style="none" style:text-line-through-type="none" fo:font-size="8pt" style:text-underline-style="none" officeooo:rsid="00dc8946" style:text-blinking="false" fo:background-color="transparent" loext:char-shading-value="0" style:font-size-asian="8pt" style:font-size-complex="8pt"/>
    </style:style>
    <style:style style:name="T28" style:family="text">
      <style:text-properties style:text-line-through-style="none" style:text-line-through-type="none" fo:font-size="8pt" style:text-underline-style="none" officeooo:rsid="00e83c47" style:text-blinking="false" fo:background-color="transparent" loext:char-shading-value="0" style:font-size-asian="8pt" style:font-size-complex="8pt"/>
    </style:style>
    <style:style style:name="T29" style:family="text">
      <style:text-properties style:text-line-through-style="none" style:text-line-through-type="none" fo:font-size="8pt" style:text-underline-style="none" officeooo:rsid="00f2a701" style:text-blinking="false" fo:background-color="transparent" loext:char-shading-value="0" style:font-size-asian="8pt" style:font-size-complex="8pt"/>
    </style:style>
    <style:style style:name="T30" style:family="text">
      <style:text-properties style:text-line-through-style="none" style:text-line-through-type="none" fo:font-size="8pt" style:text-underline-style="none" officeooo:rsid="010cd2e3" style:text-blinking="false" fo:background-color="transparent" loext:char-shading-value="0" style:font-size-asian="8pt" style:font-size-complex="8pt"/>
    </style:style>
    <style:style style:name="T31" style:family="text">
      <style:text-properties style:text-line-through-style="none" style:text-line-through-type="none" fo:font-size="8pt" style:text-underline-style="none" officeooo:rsid="010e69af" style:text-blinking="false" fo:background-color="transparent" loext:char-shading-value="0" style:font-size-asian="8pt" style:font-size-complex="8pt"/>
    </style:style>
    <style:style style:name="T32" style:family="text">
      <style:text-properties style:text-line-through-style="none" style:text-line-through-type="none" fo:font-size="8pt" style:text-underline-style="none" officeooo:rsid="0116613a" style:text-blinking="false" fo:background-color="transparent" loext:char-shading-value="0" style:font-size-asian="8pt" style:font-size-complex="8pt"/>
    </style:style>
    <style:style style:name="T33" style:family="text">
      <style:text-properties style:text-line-through-style="none" style:text-line-through-type="none" fo:font-size="8pt" style:text-underline-style="none" officeooo:rsid="0118bef5" style:text-blinking="false" fo:background-color="transparent" loext:char-shading-value="0" style:font-size-asian="8pt" style:font-size-complex="8pt"/>
    </style:style>
    <style:style style:name="T34" style:family="text">
      <style:text-properties style:text-line-through-style="none" style:text-line-through-type="none" fo:font-size="8pt" style:text-underline-style="none" officeooo:rsid="01247165" style:text-blinking="false" fo:background-color="transparent" loext:char-shading-value="0" style:font-size-asian="8pt" style:font-size-complex="8pt"/>
    </style:style>
    <style:style style:name="T35" style:family="text">
      <style:text-properties style:text-line-through-style="none" style:text-line-through-type="none" fo:font-size="8pt" style:text-underline-style="none" officeooo:rsid="0127ac0c" style:text-blinking="false" fo:background-color="transparent" loext:char-shading-value="0" style:font-size-asian="8pt" style:font-size-complex="8pt"/>
    </style:style>
    <style:style style:name="T36" style:family="text">
      <style:text-properties style:text-line-through-style="none" style:text-line-through-type="none" fo:font-size="8pt" style:text-underline-style="none" officeooo:rsid="012edad2" style:text-blinking="false" fo:background-color="transparent" loext:char-shading-value="0" style:font-size-asian="8pt" style:font-size-complex="8pt"/>
    </style:style>
    <style:style style:name="T37" style:family="text">
      <style:text-properties style:text-line-through-style="none" style:text-line-through-type="none" fo:font-size="8pt" style:text-underline-style="none" style:text-blinking="false" fo:background-color="transparent" loext:char-shading-value="0" style:font-size-asian="8pt" style:font-size-complex="8pt" loext:padding="0in" loext:border="none"/>
    </style:style>
    <style:style style:name="T38" style:family="text">
      <style:text-properties style:text-line-through-style="none" style:text-line-through-type="none" fo:font-size="8pt" style:text-underline-style="none" officeooo:rsid="0135aa50" style:text-blinking="false" fo:background-color="transparent" loext:char-shading-value="0" style:font-size-asian="8pt" style:font-size-complex="8pt" loext:padding="0in" loext:border="none"/>
    </style:style>
    <style:style style:name="T39" style:family="text">
      <style:text-properties style:text-line-through-style="none" style:text-line-through-type="none" fo:font-size="8pt" style:text-underline-style="none" officeooo:rsid="0150aee6" style:text-blinking="false" fo:background-color="transparent" loext:char-shading-value="0" style:font-size-asian="8pt" style:font-size-complex="8pt"/>
    </style:style>
    <style:style style:name="T40" style:family="text">
      <style:text-properties style:text-line-through-style="none" style:text-line-through-type="none" fo:font-size="8pt" style:text-underline-style="none" officeooo:rsid="01576965" style:text-blinking="false" fo:background-color="transparent" loext:char-shading-value="0" style:font-size-asian="8pt" style:font-size-complex="8pt"/>
    </style:style>
    <style:style style:name="T41" style:family="text">
      <style:text-properties style:text-line-through-style="none" style:text-line-through-type="none" fo:font-size="8pt" style:text-underline-style="none" officeooo:rsid="01601802" style:text-blinking="false" fo:background-color="transparent" loext:char-shading-value="0" style:font-size-asian="8pt" style:font-size-complex="8pt"/>
    </style:style>
    <style:style style:name="T42" style:family="text">
      <style:text-properties style:text-line-through-style="none" style:text-line-through-type="none" fo:font-size="8pt" style:text-underline-style="none" officeooo:rsid="0168907f" style:text-blinking="false" fo:background-color="transparent" loext:char-shading-value="0" style:font-size-asian="8pt" style:font-size-complex="8pt"/>
    </style:style>
    <style:style style:name="T43" style:family="text">
      <style:text-properties style:text-line-through-style="none" style:text-line-through-type="none" fo:font-size="8pt" style:text-underline-style="none" officeooo:rsid="01814944" style:text-blinking="false" fo:background-color="transparent" loext:char-shading-value="0" style:font-size-asian="8pt" style:font-size-complex="8pt"/>
    </style:style>
    <style:style style:name="T44" style:family="text">
      <style:text-properties style:text-line-through-style="none" style:text-line-through-type="none" fo:font-size="8pt" style:text-underline-style="none" officeooo:rsid="019c9276" style:text-blinking="false" fo:background-color="transparent" loext:char-shading-value="0" style:font-size-asian="8pt" style:font-size-complex="8pt"/>
    </style:style>
    <style:style style:name="T45" style:family="text">
      <style:text-properties style:text-line-through-style="none" style:text-line-through-type="none" fo:font-size="8pt" style:text-underline-style="none" officeooo:rsid="0197a234" style:text-blinking="false" fo:background-color="transparent" loext:char-shading-value="0" style:font-size-asian="8pt" style:font-size-complex="8pt"/>
    </style:style>
    <style:style style:name="T46" style:family="text">
      <style:text-properties style:text-line-through-style="none" style:text-line-through-type="none" fo:font-size="8pt" style:text-underline-style="none" officeooo:rsid="01a7c6c2" style:text-blinking="false" fo:background-color="transparent" loext:char-shading-value="0" style:font-size-asian="8pt" style:font-size-complex="8pt"/>
    </style:style>
    <style:style style:name="T47" style:family="text">
      <style:text-properties style:text-line-through-style="none" style:text-line-through-type="none" fo:font-size="8pt" style:text-underline-style="none" officeooo:rsid="01dca255" style:text-blinking="false" fo:background-color="transparent" loext:char-shading-value="0" style:font-size-asian="8pt" style:font-size-complex="8pt"/>
    </style:style>
    <style:style style:name="T48" style:family="text">
      <style:text-properties style:text-line-through-style="none" style:text-line-through-type="none" fo:font-size="8pt" style:text-underline-style="dotted" style:text-underline-width="auto" style:text-underline-color="font-color" style:text-blinking="false" fo:background-color="transparent" loext:char-shading-value="0" style:font-size-asian="8pt" style:font-size-complex="8pt"/>
    </style:style>
    <style:style style:name="T49" style:family="text">
      <style:text-properties style:text-line-through-style="none" style:text-line-through-type="none" fo:font-size="8pt" style:text-underline-style="dotted" style:text-underline-width="auto" style:text-underline-color="font-color" officeooo:rsid="0149c53f" style:text-blinking="false" fo:background-color="transparent" loext:char-shading-value="0" style:font-size-asian="8pt" style:font-size-complex="8pt"/>
    </style:style>
    <style:style style:name="T50" style:family="text">
      <style:text-properties style:text-line-through-style="none" style:text-line-through-type="none" fo:font-size="8pt" style:text-underline-style="dotted" style:text-underline-width="auto" style:text-underline-color="font-color" style:text-blinking="false" fo:background-color="transparent" loext:char-shading-value="0" style:font-size-asian="8pt" style:font-size-complex="8pt" loext:padding="0in" loext:border="none"/>
    </style:style>
    <style:style style:name="T51" style:family="text">
      <style:text-properties style:text-line-through-style="none" style:text-line-through-type="none" fo:font-size="8pt" style:text-underline-style="dotted" style:text-underline-width="auto" style:text-underline-color="font-color" officeooo:rsid="0197a234" style:text-blinking="false" fo:background-color="transparent" loext:char-shading-value="0" style:font-size-asian="8pt" style:font-size-complex="8pt"/>
    </style:style>
    <style:style style:name="T52" style:family="text">
      <style:text-properties fo:color="#808080" loext:opacity="100%"/>
    </style:style>
    <style:style style:name="T53" style:family="text">
      <style:text-properties fo:color="#808080" loext:opacity="100%" style:font-name="Consolas" fo:font-weight="normal"/>
    </style:style>
    <style:style style:name="T54" style:family="text">
      <style:text-properties fo:color="#808080" loext:opacity="100%" style:font-name="Consolas" fo:font-size="10.5pt" fo:background-color="#1f1f1f" loext:char-shading-value="0"/>
    </style:style>
    <style:style style:name="T55" style:family="text">
      <style:text-properties fo:color="#808080" loext:opacity="100%" style:text-line-through-style="solid" style:text-line-through-type="single" fo:background-color="transparent" loext:char-shading-value="0"/>
    </style:style>
    <style:style style:name="T56" style:family="text">
      <style:text-properties fo:color="#808080" loext:opacity="100%" style:text-line-through-style="solid" style:text-line-through-type="single" style:font-name="Consolas" fo:font-weight="normal" fo:background-color="transparent" loext:char-shading-value="0"/>
    </style:style>
    <style:style style:name="T57" style:family="text">
      <style:text-properties style:font-name="Consolas" fo:font-weight="normal"/>
    </style:style>
    <style:style style:name="T58" style:family="text">
      <style:text-properties style:font-name="Consolas" fo:font-weight="normal" style:font-size-asian="8pt" style:font-size-complex="8pt"/>
    </style:style>
    <style:style style:name="T59" style:family="text">
      <style:text-properties style:font-name="Consolas" fo:font-weight="normal" officeooo:rsid="00a776f2"/>
    </style:style>
    <style:style style:name="T60" style:family="text">
      <style:text-properties style:font-name="Consolas" fo:font-weight="normal" officeooo:rsid="00c2b570"/>
    </style:style>
    <style:style style:name="T61" style:family="text">
      <style:text-properties style:font-name="Consolas" fo:font-weight="normal" officeooo:rsid="00cb1472"/>
    </style:style>
    <style:style style:name="T62" style:family="text">
      <style:text-properties style:font-name="Consolas" fo:font-weight="normal" officeooo:rsid="00f66c7a"/>
    </style:style>
    <style:style style:name="T63" style:family="text">
      <style:text-properties style:font-name="Consolas" fo:font-weight="normal" officeooo:rsid="0134b932"/>
    </style:style>
    <style:style style:name="T64" style:family="text">
      <style:text-properties style:font-name="Consolas" fo:font-weight="normal" officeooo:rsid="01989d80"/>
    </style:style>
    <style:style style:name="T65" style:family="text">
      <style:text-properties style:font-name="Consolas" fo:font-weight="normal" officeooo:rsid="01a2b4b3"/>
    </style:style>
    <style:style style:name="T66" style:family="text">
      <style:text-properties style:font-name="Consolas" fo:font-weight="normal" officeooo:rsid="01b25d57"/>
    </style:style>
    <style:style style:name="T67" style:family="text">
      <style:text-properties style:font-name="Consolas" fo:font-weight="normal" officeooo:rsid="01bdf996"/>
    </style:style>
    <style:style style:name="T68" style:family="text">
      <style:text-properties style:font-name="Consolas" fo:font-weight="normal" officeooo:rsid="01c7e09a"/>
    </style:style>
    <style:style style:name="T69" style:family="text">
      <style:text-properties style:font-name="Consolas" fo:font-weight="normal" officeooo:rsid="01d3e6ab"/>
    </style:style>
    <style:style style:name="T70" style:family="text">
      <style:text-properties style:font-name="Consolas" fo:font-size="8pt" style:font-size-asian="8pt" style:font-size-complex="8pt"/>
    </style:style>
    <style:style style:name="T71" style:family="text">
      <style:text-properties style:font-name="Consolas" fo:font-size="8pt" officeooo:rsid="00f5cfd6" style:font-size-asian="8pt" style:font-size-complex="8pt"/>
    </style:style>
    <style:style style:name="T72" style:family="text">
      <style:text-properties style:font-name="Consolas" fo:font-size="8pt" officeooo:rsid="017ca2fd" style:font-size-asian="8pt" style:font-size-complex="8pt"/>
    </style:style>
    <style:style style:name="T73" style:family="text">
      <style:text-properties style:font-name="Consolas" style:text-underline-style="none" fo:font-weight="normal" officeooo:rsid="01144f67"/>
    </style:style>
    <style:style style:name="T74" style:family="text">
      <style:text-properties style:font-name="Consolas" style:text-underline-style="none" fo:font-weight="normal" officeooo:rsid="011a1012"/>
    </style:style>
    <style:style style:name="T75" style:family="text">
      <style:text-properties style:font-name="Consolas" style:text-underline-style="none" fo:font-weight="normal" officeooo:rsid="01c5b183"/>
    </style:style>
    <style:style style:name="T76" style:family="text">
      <style:text-properties style:font-name="Consolas" fo:language="en" fo:country="US" style:text-underline-style="none" fo:font-weight="normal" officeooo:rsid="01457502"/>
    </style:style>
    <style:style style:name="T77" style:family="text">
      <style:text-properties style:font-name="Consolas" fo:language="en" fo:country="US" style:text-underline-style="none" fo:font-weight="normal" officeooo:rsid="01562140"/>
    </style:style>
    <style:style style:name="T78" style:family="text">
      <style:text-properties style:font-name="Consolas" fo:language="en" fo:country="US" style:text-underline-style="none" fo:font-weight="normal" officeooo:rsid="016ef51e"/>
    </style:style>
    <style:style style:name="T79" style:family="text">
      <style:text-properties style:font-name="Consolas" fo:language="en" fo:country="US" style:text-underline-style="none" fo:font-weight="normal" officeooo:rsid="0176d904"/>
    </style:style>
    <style:style style:name="T80" style:family="text">
      <style:text-properties style:font-name="Consolas" fo:language="en" fo:country="US" style:text-underline-style="none" fo:font-weight="normal" officeooo:rsid="018ed1c0"/>
    </style:style>
    <style:style style:name="T81" style:family="text">
      <style:text-properties style:font-name="Consolas" fo:language="en" fo:country="US" style:text-underline-style="none" fo:font-weight="normal" officeooo:rsid="01a5e770"/>
    </style:style>
    <style:style style:name="T82" style:family="text">
      <style:text-properties style:font-name="Consolas" fo:language="en" fo:country="US" style:text-underline-style="none" fo:font-weight="normal" officeooo:rsid="01b4bd2a"/>
    </style:style>
    <style:style style:name="T83" style:family="text">
      <style:text-properties style:font-name="Consolas" fo:font-weight="bold" style:font-weight-asian="bold" style:font-weight-complex="bold"/>
    </style:style>
    <style:style style:name="T84" style:family="text">
      <style:text-properties officeooo:rsid="00180dbd"/>
    </style:style>
    <style:style style:name="T85" style:family="text">
      <style:text-properties fo:font-variant="normal" fo:text-transform="none" fo:color="#2e2e2e" loext:opacity="100%" style:font-name="Inter" fo:letter-spacing="normal" fo:font-style="normal"/>
    </style:style>
    <style:style style:name="T86" style:family="text">
      <style:text-properties fo:font-variant="normal" fo:text-transform="none" fo:color="#2e2e2e" loext:opacity="100%" style:font-name="Inter" fo:letter-spacing="normal" fo:font-style="normal" fo:font-weight="normal"/>
    </style:style>
    <style:style style:name="T87" style:family="text">
      <style:text-properties fo:font-variant="normal" fo:text-transform="none" fo:color="#2e2e2e" loext:opacity="100%" style:font-name="Inter" fo:letter-spacing="normal" fo:font-style="normal" fo:font-weight="normal" officeooo:rsid="01899ab7"/>
    </style:style>
    <style:style style:name="T88" style:family="text">
      <style:text-properties fo:font-variant="normal" fo:text-transform="none" fo:color="#2e2e2e" loext:opacity="100%" style:font-name="Inter" fo:font-size="14pt" fo:letter-spacing="normal" fo:font-style="normal" fo:font-weight="normal" style:font-size-asian="14pt" style:font-size-complex="14pt"/>
    </style:style>
    <style:style style:name="T89" style:family="text">
      <style:text-properties fo:font-variant="normal" fo:text-transform="none" fo:color="#2e2e2e" loext:opacity="100%" style:font-name="Inter" fo:font-size="16pt" fo:letter-spacing="normal" fo:font-style="normal" fo:font-weight="normal" style:font-size-asian="16pt" style:font-size-complex="16pt"/>
    </style:style>
    <style:style style:name="T90" style:family="text">
      <style:text-properties fo:font-variant="normal" fo:text-transform="none" fo:color="#2e2e2e" loext:opacity="100%" fo:letter-spacing="normal" fo:font-style="normal" fo:font-weight="normal"/>
    </style:style>
    <style:style style:name="T91" style:family="text">
      <style:text-properties fo:font-variant="normal" fo:text-transform="none" fo:color="#999999" loext:opacity="100%" style:font-name="var monospace" fo:font-size="8pt" fo:letter-spacing="normal" fo:font-style="normal" fo:font-weight="normal" style:font-size-asian="8pt" style:font-size-complex="8pt"/>
    </style:style>
    <style:style style:name="T92" style:family="text">
      <style:text-properties fo:font-variant="normal" fo:text-transform="none" fo:color="#999999" loext:opacity="100%" style:font-name="Consolas" fo:font-size="10.5pt" fo:letter-spacing="normal" fo:font-style="normal" fo:font-weight="normal"/>
    </style:style>
    <style:style style:name="T93" style:family="text">
      <style:text-properties fo:font-variant="normal" fo:text-transform="none" fo:color="#252525" loext:opacity="100%" style:font-name="Roboto" fo:font-size="10pt" fo:letter-spacing="normal" fo:language="ru" fo:country="RU" fo:font-style="normal" fo:font-weight="normal" style:font-size-asian="10pt" style:font-size-complex="10pt"/>
    </style:style>
    <style:style style:name="T94" style:family="text">
      <style:text-properties fo:font-variant="normal" fo:text-transform="none" fo:color="#252525" loext:opacity="100%" style:font-name="Roboto" fo:font-size="8pt" fo:letter-spacing="normal" fo:language="ru" fo:country="RU" fo:font-style="normal" fo:font-weight="normal" style:font-size-asian="8pt" style:font-size-complex="8pt"/>
    </style:style>
    <style:style style:name="T95" style:family="text">
      <style:text-properties fo:font-variant="normal" fo:text-transform="none" fo:color="#e3e3e3" loext:opacity="100%" style:font-name="monospace" fo:font-size="9pt" fo:letter-spacing="normal" fo:font-style="normal" fo:font-weight="normal"/>
    </style:style>
    <style:style style:name="T96" style:family="text">
      <style:text-properties fo:font-variant="normal" fo:text-transform="none" style:font-name="monospace" fo:font-size="9pt" fo:letter-spacing="normal" fo:font-style="normal" fo:font-weight="normal"/>
    </style:style>
    <style:style style:name="T97" style:family="text">
      <style:text-properties officeooo:rsid="00194b13"/>
    </style:style>
    <style:style style:name="T98" style:family="text">
      <style:text-properties officeooo:rsid="001d9eac"/>
    </style:style>
    <style:style style:name="T99" style:family="text">
      <style:text-properties style:font-size-asian="8.75pt" style:font-size-complex="10pt"/>
    </style:style>
    <style:style style:name="T100" style:family="text">
      <style:text-properties officeooo:rsid="001fe2e0" style:font-size-asian="8.75pt" style:font-size-complex="10pt"/>
    </style:style>
    <style:style style:name="T101" style:family="text">
      <style:text-properties officeooo:rsid="0073001d" style:font-size-asian="8.75pt" style:font-size-complex="10pt"/>
    </style:style>
    <style:style style:name="T102" style:family="text">
      <style:text-properties officeooo:rsid="0087852a" style:font-size-asian="8.75pt" style:font-size-complex="10pt"/>
    </style:style>
    <style:style style:name="T103" style:family="text">
      <style:text-properties officeooo:rsid="00880673" style:font-size-asian="8.75pt" style:font-size-complex="10pt"/>
    </style:style>
    <style:style style:name="T104" style:family="text">
      <style:text-properties officeooo:rsid="008d8ba0" style:font-size-asian="8.75pt" style:font-size-complex="10pt"/>
    </style:style>
    <style:style style:name="T105" style:family="text">
      <style:text-properties officeooo:rsid="008ce0c9" style:font-size-asian="8.75pt" style:font-size-complex="10pt"/>
    </style:style>
    <style:style style:name="T106" style:family="text">
      <style:text-properties officeooo:rsid="00acdb8e" style:font-size-asian="8.75pt" style:font-size-complex="10pt"/>
    </style:style>
    <style:style style:name="T107" style:family="text">
      <style:text-properties officeooo:rsid="00adae71" style:font-size-asian="8.75pt" style:font-size-complex="10pt"/>
    </style:style>
    <style:style style:name="T108" style:family="text">
      <style:text-properties officeooo:rsid="00adc2c0" style:font-size-asian="8.75pt" style:font-size-complex="10pt"/>
    </style:style>
    <style:style style:name="T109" style:family="text">
      <style:text-properties officeooo:rsid="00aeb07a" style:font-size-asian="8.75pt" style:font-size-complex="10pt"/>
    </style:style>
    <style:style style:name="T110" style:family="text">
      <style:text-properties officeooo:rsid="00aff0df" style:font-size-asian="8.75pt" style:font-size-complex="10pt"/>
    </style:style>
    <style:style style:name="T111" style:family="text">
      <style:text-properties fo:font-size="8pt" style:font-size-asian="8pt" style:font-size-complex="8pt"/>
    </style:style>
    <style:style style:name="T112" style:family="text">
      <style:text-properties fo:font-size="8pt" officeooo:rsid="0043280a" style:font-size-asian="8pt" style:font-size-complex="8pt"/>
    </style:style>
    <style:style style:name="T113" style:family="text">
      <style:text-properties fo:font-size="8pt" fo:language="en" fo:country="US" style:text-underline-style="none" officeooo:rsid="0178d74f" style:font-size-asian="8pt" style:font-size-complex="8pt"/>
    </style:style>
    <style:style style:name="T114" style:family="text">
      <style:text-properties fo:font-size="8pt" fo:language="en" fo:country="US" style:text-underline-style="none" officeooo:rsid="017ad0ff" style:font-size-asian="8pt" style:font-size-complex="8pt"/>
    </style:style>
    <style:style style:name="T115" style:family="text">
      <style:text-properties fo:font-size="8pt" fo:language="en" fo:country="US" style:text-underline-style="none" fo:font-weight="bold" officeooo:rsid="017b67c1" style:font-size-asian="8pt" style:font-weight-asian="bold" style:font-size-complex="8pt" style:font-weight-complex="bold"/>
    </style:style>
    <style:style style:name="T116" style:family="text">
      <style:text-properties fo:font-size="8pt" style:text-underline-style="none" style:font-size-asian="8pt" style:font-size-complex="8pt"/>
    </style:style>
    <style:style style:name="T117" style:family="text">
      <style:text-properties fo:color="#999999" loext:opacity="100%"/>
    </style:style>
    <style:style style:name="T118" style:family="text">
      <style:text-properties fo:color="#999999" loext:opacity="100%" style:font-name="Consolas" fo:font-weight="normal"/>
    </style:style>
    <style:style style:name="T119" style:family="text">
      <style:text-properties fo:color="#999999" loext:opacity="100%" style:font-name="Consolas" fo:font-weight="normal" officeooo:rsid="0034fe34"/>
    </style:style>
    <style:style style:name="T120" style:family="text">
      <style:text-properties fo:color="#999999" loext:opacity="100%" style:font-name="Consolas" fo:font-weight="normal" style:font-size-asian="8pt" style:font-size-complex="8pt"/>
    </style:style>
    <style:style style:name="T121" style:family="text">
      <style:text-properties fo:color="#999999" loext:opacity="100%" style:font-name="Consolas" fo:font-weight="normal" officeooo:rsid="00738809"/>
    </style:style>
    <style:style style:name="T122" style:family="text">
      <style:text-properties fo:color="#999999" loext:opacity="100%" style:font-name="Consolas" fo:font-weight="normal" officeooo:rsid="00a94a0a"/>
    </style:style>
    <style:style style:name="T123" style:family="text">
      <style:text-properties fo:color="#999999" loext:opacity="100%" style:font-name="Consolas" fo:font-weight="normal" officeooo:rsid="00abb480"/>
    </style:style>
    <style:style style:name="T124" style:family="text">
      <style:text-properties fo:color="#999999" loext:opacity="100%" style:font-name="Consolas" fo:font-weight="normal" officeooo:rsid="018ed1c0"/>
    </style:style>
    <style:style style:name="T125" style:family="text">
      <style:text-properties fo:color="#999999" loext:opacity="100%" style:font-name="Consolas" fo:font-weight="normal" officeooo:rsid="019b852e"/>
    </style:style>
    <style:style style:name="T126" style:family="text">
      <style:text-properties fo:color="#999999" loext:opacity="100%" style:font-name="Consolas" fo:font-weight="normal" officeooo:rsid="01bb3eab"/>
    </style:style>
    <style:style style:name="T127" style:family="text">
      <style:text-properties fo:color="#999999" loext:opacity="100%" style:font-name="Consolas" fo:font-weight="normal" officeooo:rsid="01d3e6ab"/>
    </style:style>
    <style:style style:name="T128" style:family="text">
      <style:text-properties fo:color="#999999" loext:opacity="100%" style:font-name="Consolas" fo:font-size="8pt" fo:font-weight="normal" fo:background-color="transparent" loext:char-shading-value="0" style:font-size-asian="8pt" style:font-size-complex="8pt"/>
    </style:style>
    <style:style style:name="T129" style:family="text">
      <style:text-properties fo:color="#999999" loext:opacity="100%" style:font-name="Consolas" fo:language="en" fo:country="US" style:text-underline-style="none" fo:font-weight="normal" officeooo:rsid="01562140"/>
    </style:style>
    <style:style style:name="T130" style:family="text">
      <style:text-properties fo:color="#999999" loext:opacity="100%" style:font-name="Consolas" fo:language="en" fo:country="US" style:text-underline-style="none" fo:font-weight="normal" officeooo:rsid="0144a426"/>
    </style:style>
    <style:style style:name="T131" style:family="text">
      <style:text-properties fo:color="#999999" loext:opacity="100%" style:font-name="Consolas" fo:language="en" fo:country="US" style:text-underline-style="none" fo:font-weight="normal" officeooo:rsid="018ed1c0"/>
    </style:style>
    <style:style style:name="T132" style:family="text">
      <style:text-properties fo:color="#999999" loext:opacity="100%" officeooo:rsid="00249c25"/>
    </style:style>
    <style:style style:name="T133" style:family="text">
      <style:text-properties officeooo:rsid="0020de2c"/>
    </style:style>
    <style:style style:name="T134" style:family="text">
      <style:text-properties style:font-name="Liberation Sans" fo:font-size="10pt" officeooo:rsid="0020de2c" style:font-size-asian="8.75pt" style:font-size-complex="10pt"/>
    </style:style>
    <style:style style:name="T135" style:family="text">
      <style:text-properties style:font-name="Liberation Sans" fo:font-size="10pt" officeooo:rsid="0021800a" style:font-size-asian="8.75pt" style:font-size-complex="10pt"/>
    </style:style>
    <style:style style:name="T136" style:family="text">
      <style:text-properties style:font-name="Liberation Sans" fo:font-size="10pt" officeooo:rsid="005a9a7c" style:font-size-asian="8.75pt" style:font-size-complex="10pt"/>
    </style:style>
    <style:style style:name="T137" style:family="text">
      <style:text-properties style:font-name="Liberation Sans" fo:font-size="10pt" officeooo:rsid="005bb2de" style:font-size-asian="8.75pt" style:font-size-complex="10pt"/>
    </style:style>
    <style:style style:name="T138" style:family="text">
      <style:text-properties style:font-name="Liberation Sans" fo:font-size="10pt" fo:language="en" fo:country="US" style:text-underline-style="none" fo:font-weight="normal" officeooo:rsid="0161cc14" style:font-size-asian="10pt" style:font-size-complex="10pt"/>
    </style:style>
    <style:style style:name="T139" style:family="text">
      <style:text-properties style:font-name="Liberation Sans" fo:language="en" fo:country="US" style:text-underline-style="none" fo:font-weight="normal" officeooo:rsid="0176d904"/>
    </style:style>
    <style:style style:name="T140" style:family="text">
      <style:text-properties fo:color="#000000" loext:opacity="100%" fo:font-size="8pt" fo:background-color="transparent" loext:char-shading-value="0" style:font-size-asian="8pt" style:font-size-complex="8pt"/>
    </style:style>
    <style:style style:name="T141" style:family="text">
      <style:text-properties fo:color="#000000" loext:opacity="100%" style:font-name="Consolas" fo:font-size="8pt" fo:font-weight="normal" fo:background-color="transparent" loext:char-shading-value="0" style:font-size-asian="8pt" style:font-size-complex="8pt"/>
    </style:style>
    <style:style style:name="T142" style:family="text">
      <style:text-properties fo:color="#000000" loext:opacity="100%" style:font-name="Consolas" fo:font-size="8pt" fo:font-weight="normal" officeooo:rsid="00aff0df" fo:background-color="transparent" loext:char-shading-value="0" style:font-size-asian="8pt" style:font-size-complex="8pt"/>
    </style:style>
    <style:style style:name="T143" style:family="text">
      <style:text-properties fo:color="#000000" loext:opacity="100%" style:font-name="Consolas" fo:font-size="8pt" fo:font-weight="bold" fo:background-color="transparent" loext:char-shading-value="0" style:font-size-asian="8pt" style:font-weight-asian="bold" style:font-size-complex="8pt" style:font-weight-complex="bold"/>
    </style:style>
    <style:style style:name="T144" style:family="text">
      <style:text-properties fo:color="#000000" loext:opacity="100%" style:font-name="Consolas" fo:font-weight="normal"/>
    </style:style>
    <style:style style:name="T145" style:family="text">
      <style:text-properties fo:color="#000000" loext:opacity="100%" style:font-name="Liberation Sans" fo:font-weight="normal" officeooo:rsid="008ed969" fo:background-color="transparent" loext:char-shading-value="0"/>
    </style:style>
    <style:style style:name="T146" style:family="text">
      <style:text-properties fo:color="#000000" loext:opacity="100%" style:font-name="Liberation Sans" fo:font-size="10pt" style:text-underline-style="none" fo:font-weight="normal" officeooo:rsid="014181c9" fo:background-color="transparent" loext:char-shading-value="0" style:font-size-asian="10pt" style:font-size-complex="10pt"/>
    </style:style>
    <style:style style:name="T147" style:family="text">
      <style:text-properties fo:color="#000000" loext:opacity="100%" style:font-name="Liberation Sans" fo:font-size="10pt" style:text-underline-style="none" fo:font-weight="normal" officeooo:rsid="01c6884d" fo:background-color="transparent" loext:char-shading-value="0" style:font-size-asian="10pt" style:font-size-complex="10pt"/>
    </style:style>
    <style:style style:name="T148" style:family="text">
      <style:text-properties fo:color="#000000" loext:opacity="100%" style:font-name="Liberation Sans" fo:font-size="10pt" style:text-underline-style="none" fo:font-weight="normal" officeooo:rsid="01c6b5b3" fo:background-color="transparent" loext:char-shading-value="0" style:font-size-asian="10pt" style:font-size-complex="10pt"/>
    </style:style>
    <style:style style:name="T149" style:family="text">
      <style:text-properties fo:color="#000000" loext:opacity="100%" style:font-name="Liberation Sans" style:text-underline-style="none" fo:font-weight="normal" officeooo:rsid="0132e888" fo:background-color="transparent" loext:char-shading-value="0" style:font-size-asian="10pt"/>
    </style:style>
    <style:style style:name="T150" style:family="text">
      <style:text-properties officeooo:rsid="00249c25"/>
    </style:style>
    <style:style style:name="T151" style:family="text">
      <style:text-properties officeooo:rsid="002928e9"/>
    </style:style>
    <style:style style:name="T152" style:family="text">
      <style:text-properties fo:language="en" fo:country="US" officeooo:rsid="003a874d"/>
    </style:style>
    <style:style style:name="T153" style:family="text">
      <style:text-properties fo:language="en" fo:country="US" officeooo:rsid="003b2eba"/>
    </style:style>
    <style:style style:name="T154" style:family="text">
      <style:text-properties fo:language="en" fo:country="US" fo:font-weight="bold" officeooo:rsid="003b2eba" style:font-weight-asian="bold" style:font-weight-complex="bold"/>
    </style:style>
    <style:style style:name="T155" style:family="text">
      <style:text-properties fo:language="en" fo:country="US" style:text-underline-style="none"/>
    </style:style>
    <style:style style:name="T156" style:family="text">
      <style:text-properties fo:language="en" fo:country="US" style:text-underline-style="none" style:font-size-asian="10pt" style:font-size-complex="10pt"/>
    </style:style>
    <style:style style:name="T157" style:family="text">
      <style:text-properties fo:language="en" fo:country="US" style:text-underline-style="none" officeooo:rsid="0176d904" style:font-size-asian="10pt" style:font-size-complex="10pt"/>
    </style:style>
    <style:style style:name="T158" style:family="text">
      <style:text-properties fo:language="en" fo:country="US" style:text-underline-style="none" officeooo:rsid="0178d74f" style:font-size-asian="10pt" style:font-size-complex="10pt"/>
    </style:style>
    <style:style style:name="T159" style:family="text">
      <style:text-properties fo:language="en" fo:country="US" style:text-underline-style="none" officeooo:rsid="017ad0ff" style:font-size-asian="10pt" style:font-size-complex="10pt"/>
    </style:style>
    <style:style style:name="T160" style:family="text">
      <style:text-properties fo:language="en" fo:country="US" style:text-underline-style="none" officeooo:rsid="017afc12" style:font-size-asian="10pt" style:font-size-complex="10pt"/>
    </style:style>
    <style:style style:name="T161" style:family="text">
      <style:text-properties fo:language="en" fo:country="US" style:text-underline-style="none" officeooo:rsid="017b67c1" style:font-size-asian="10pt" style:font-size-complex="10pt"/>
    </style:style>
    <style:style style:name="T162" style:family="text">
      <style:text-properties fo:language="en" fo:country="US" style:text-underline-style="none" fo:font-weight="bold" style:font-size-asian="10pt" style:font-weight-asian="bold" style:font-size-complex="10pt" style:font-weight-complex="bold"/>
    </style:style>
    <style:style style:name="T163" style:family="text">
      <style:text-properties fo:language="en" fo:country="US" style:text-underline-style="none" fo:font-weight="bold" officeooo:rsid="0178d74f" style:font-size-asian="10pt" style:font-weight-asian="bold" style:font-size-complex="10pt" style:font-weight-complex="bold"/>
    </style:style>
    <style:style style:name="T164" style:family="text">
      <style:text-properties fo:language="en" fo:country="US" style:text-underline-style="none" fo:font-weight="bold" officeooo:rsid="017cff1b" style:font-weight-asian="bold" style:font-weight-complex="bold"/>
    </style:style>
    <style:style style:name="T165" style:family="text">
      <style:text-properties fo:language="en" fo:country="US" style:text-underline-style="none" officeooo:rsid="017cff1b"/>
    </style:style>
    <style:style style:name="T166" style:family="text">
      <style:text-properties fo:language="en" fo:country="US" style:text-underline-style="none" fo:font-weight="normal" officeooo:rsid="0193a628"/>
    </style:style>
    <style:style style:name="T167" style:family="text">
      <style:text-properties fo:language="ru" fo:country="RU"/>
    </style:style>
    <style:style style:name="T168" style:family="text">
      <style:text-properties fo:language="ru" fo:country="RU" style:font-size-asian="8.80000019073486pt"/>
    </style:style>
    <style:style style:name="T169" style:family="text">
      <style:text-properties fo:language="ru" fo:country="RU" officeooo:rsid="005bd326"/>
    </style:style>
    <style:style style:name="T170" style:family="text">
      <style:text-properties fo:language="ru" fo:country="RU" officeooo:rsid="01e34c7f"/>
    </style:style>
    <style:style style:name="T171" style:family="text">
      <style:text-properties officeooo:rsid="002f3611"/>
    </style:style>
    <style:style style:name="T172" style:family="text">
      <style:text-properties officeooo:rsid="0030d586"/>
    </style:style>
    <style:style style:name="T173" style:family="text">
      <style:text-properties officeooo:rsid="0033225d"/>
    </style:style>
    <style:style style:name="T174" style:family="text">
      <style:text-properties officeooo:rsid="0034fe34"/>
    </style:style>
    <style:style style:name="T175" style:family="text">
      <style:text-properties officeooo:rsid="00358015"/>
    </style:style>
    <style:style style:name="T176" style:family="text">
      <style:text-properties officeooo:rsid="003cc3e8"/>
    </style:style>
    <style:style style:name="T177" style:family="text">
      <style:text-properties officeooo:rsid="00423a20"/>
    </style:style>
    <style:style style:name="T178" style:family="text">
      <style:text-properties officeooo:rsid="0043280a"/>
    </style:style>
    <style:style style:name="T179" style:family="text">
      <style:text-properties fo:color="#666666" loext:opacity="100%" style:font-name="Consolas" fo:font-weight="normal"/>
    </style:style>
    <style:style style:name="T180" style:family="text">
      <style:text-properties officeooo:rsid="00466319"/>
    </style:style>
    <style:style style:name="T181" style:family="text">
      <style:text-properties officeooo:rsid="00470aa0"/>
    </style:style>
    <style:style style:name="T182" style:family="text">
      <style:text-properties officeooo:rsid="0048ebd1"/>
    </style:style>
    <style:style style:name="T183" style:family="text">
      <style:text-properties officeooo:rsid="0057881e"/>
    </style:style>
    <style:style style:name="T184" style:family="text">
      <style:text-properties officeooo:rsid="005a9a7c"/>
    </style:style>
    <style:style style:name="T185" style:family="text">
      <style:text-properties officeooo:rsid="005bd326"/>
    </style:style>
    <style:style style:name="T186" style:family="text">
      <style:text-properties officeooo:rsid="005fc768"/>
    </style:style>
    <style:style style:name="T187" style:family="text">
      <style:text-properties officeooo:rsid="006094e4"/>
    </style:style>
    <style:style style:name="T188" style:family="text">
      <style:text-properties officeooo:rsid="00621f98"/>
    </style:style>
    <style:style style:name="T189" style:family="text">
      <style:text-properties officeooo:rsid="006573d4"/>
    </style:style>
    <style:style style:name="T190" style:family="text">
      <style:text-properties officeooo:rsid="006738ba"/>
    </style:style>
    <style:style style:name="T191" style:family="text">
      <style:text-properties fo:color="#800080" loext:opacity="100%" style:font-name="Consolas" fo:font-size="10.5pt" fo:font-weight="normal" fo:background-color="transparent" loext:char-shading-value="0"/>
    </style:style>
    <style:style style:name="T192" style:family="text">
      <style:text-properties officeooo:rsid="007794c6"/>
    </style:style>
    <style:style style:name="T193" style:family="text">
      <style:text-properties officeooo:rsid="00788936"/>
    </style:style>
    <style:style style:name="T194" style:family="text">
      <style:text-properties officeooo:rsid="0079b25e"/>
    </style:style>
    <style:style style:name="T195" style:family="text">
      <style:text-properties officeooo:rsid="007a1cc6"/>
    </style:style>
    <style:style style:name="T196" style:family="text">
      <style:text-properties officeooo:rsid="0082be9d"/>
    </style:style>
    <style:style style:name="T197" style:family="text">
      <style:text-properties officeooo:rsid="00880673"/>
    </style:style>
    <style:style style:name="T198" style:family="text">
      <style:text-properties officeooo:rsid="008d8ba0"/>
    </style:style>
    <style:style style:name="T199" style:family="text">
      <style:text-properties officeooo:rsid="0090b36e"/>
    </style:style>
    <style:style style:name="T200" style:family="text">
      <style:text-properties officeooo:rsid="009742ba"/>
    </style:style>
    <style:style style:name="T201" style:family="text">
      <style:text-properties officeooo:rsid="009820ea"/>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00a408b1"/>
    </style:style>
    <style:style style:name="T204" style:family="text">
      <style:text-properties style:text-underline-style="solid" style:text-underline-width="auto" style:text-underline-color="font-color" officeooo:rsid="00de45bf"/>
    </style:style>
    <style:style style:name="T205" style:family="text">
      <style:text-properties style:text-line-through-style="solid" style:text-line-through-type="single" style:font-name="Consolas" style:text-underline-style="none" fo:font-weight="normal"/>
    </style:style>
    <style:style style:name="T206" style:family="text">
      <style:text-properties style:text-line-through-style="solid" style:text-line-through-type="single" style:font-name="Consolas" fo:font-weight="normal"/>
    </style:style>
    <style:style style:name="T207" style:family="text">
      <style:text-properties officeooo:rsid="00a12bbb"/>
    </style:style>
    <style:style style:name="T208" style:family="text">
      <style:text-properties officeooo:rsid="00a25c5c"/>
    </style:style>
    <style:style style:name="T209" style:family="text">
      <style:text-properties officeooo:rsid="00a408b1"/>
    </style:style>
    <style:style style:name="T210" style:family="text">
      <style:text-properties officeooo:rsid="00a4e1e8"/>
    </style:style>
    <style:style style:name="T211" style:family="text">
      <style:text-properties officeooo:rsid="00abb480"/>
    </style:style>
    <style:style style:name="T212" style:family="text">
      <style:text-properties officeooo:rsid="00acdb8e"/>
    </style:style>
    <style:style style:name="T213" style:family="text">
      <style:text-properties officeooo:rsid="00aff0df"/>
    </style:style>
    <style:style style:name="T214" style:family="text">
      <style:text-properties officeooo:rsid="00b63c4b"/>
    </style:style>
    <style:style style:name="T215" style:family="text">
      <style:text-properties officeooo:rsid="00b8a83b"/>
    </style:style>
    <style:style style:name="T216" style:family="text">
      <style:text-properties officeooo:rsid="00bbdef8"/>
    </style:style>
    <style:style style:name="T217" style:family="text">
      <style:text-properties officeooo:rsid="00bd6ead"/>
    </style:style>
    <style:style style:name="T218" style:family="text">
      <style:text-properties fo:color="#158466" loext:opacity="100%"/>
    </style:style>
    <style:style style:name="T219" style:family="text">
      <style:text-properties fo:color="#158466" loext:opacity="100%" style:font-name="Consolas" fo:font-weight="normal"/>
    </style:style>
    <style:style style:name="T220" style:family="text">
      <style:text-properties fo:color="#158466" loext:opacity="100%" style:font-name="Consolas" fo:font-weight="normal" officeooo:rsid="00c383df"/>
    </style:style>
    <style:style style:name="T221" style:family="text">
      <style:text-properties fo:color="#158466" loext:opacity="100%" style:font-name="Consolas" fo:font-weight="normal" style:font-size-asian="8pt" style:font-size-complex="8pt"/>
    </style:style>
    <style:style style:name="T222" style:family="text">
      <style:text-properties fo:color="#158466" loext:opacity="100%" style:font-name="Consolas" fo:font-weight="normal" officeooo:rsid="0141ae71"/>
    </style:style>
    <style:style style:name="T223" style:family="text">
      <style:text-properties fo:color="#158466" loext:opacity="100%" style:font-name="Consolas" fo:font-weight="normal" officeooo:rsid="01af85f4"/>
    </style:style>
    <style:style style:name="T224" style:family="text">
      <style:text-properties fo:color="#158466" loext:opacity="100%" style:font-name="Consolas" fo:font-weight="normal" officeooo:rsid="01b2250a"/>
    </style:style>
    <style:style style:name="T225" style:family="text">
      <style:text-properties fo:color="#158466" loext:opacity="100%" style:font-name="Consolas" fo:font-weight="normal" officeooo:rsid="01b25d57"/>
    </style:style>
    <style:style style:name="T226" style:family="text">
      <style:text-properties fo:color="#158466" loext:opacity="100%" style:font-name="Consolas" fo:font-weight="normal" officeooo:rsid="01bb3eab"/>
    </style:style>
    <style:style style:name="T227" style:family="text">
      <style:text-properties fo:color="#158466" loext:opacity="100%" style:font-name="Consolas" style:text-underline-style="none" fo:font-weight="normal" officeooo:rsid="01144f67"/>
    </style:style>
    <style:style style:name="T228" style:family="text">
      <style:text-properties fo:color="#158466" loext:opacity="100%" style:font-name="Consolas" style:text-underline-style="none" fo:font-weight="normal" officeooo:rsid="0120f412"/>
    </style:style>
    <style:style style:name="T229" style:family="text">
      <style:text-properties fo:color="#158466" loext:opacity="100%" style:font-name="Consolas" fo:font-weight="bold" style:font-weight-asian="bold" style:font-weight-complex="bold"/>
    </style:style>
    <style:style style:name="T230" style:family="text">
      <style:text-properties fo:color="#158466" loext:opacity="100%" style:font-name="Consolas" fo:font-weight="bold" officeooo:rsid="019b852e" style:font-weight-asian="bold" style:font-weight-complex="bold"/>
    </style:style>
    <style:style style:name="T231" style:family="text">
      <style:text-properties fo:color="#158466" loext:opacity="100%" fo:font-weight="bold" style:font-weight-asian="bold" style:font-weight-complex="bold"/>
    </style:style>
    <style:style style:name="T232" style:family="text">
      <style:text-properties fo:color="#158466" loext:opacity="100%" fo:font-weight="bold" officeooo:rsid="01a7c6c2" style:font-weight-asian="bold" style:font-weight-complex="bold"/>
    </style:style>
    <style:style style:name="T233" style:family="text">
      <style:text-properties officeooo:rsid="00c36d83"/>
    </style:style>
    <style:style style:name="T234" style:family="text">
      <style:text-properties officeooo:rsid="00c4da98"/>
    </style:style>
    <style:style style:name="T235" style:family="text">
      <style:text-properties officeooo:rsid="00cb48ed"/>
    </style:style>
    <style:style style:name="T236" style:family="text">
      <style:text-properties officeooo:rsid="00ccf7cb"/>
    </style:style>
    <style:style style:name="T237" style:family="text">
      <style:text-properties officeooo:rsid="00d80d52"/>
    </style:style>
    <style:style style:name="T238" style:family="text">
      <style:text-properties officeooo:rsid="00d9e574"/>
    </style:style>
    <style:style style:name="T239" style:family="text">
      <style:text-properties officeooo:rsid="00da6d4e"/>
    </style:style>
    <style:style style:name="T240" style:family="text">
      <style:text-properties officeooo:rsid="00e3d672"/>
    </style:style>
    <style:style style:name="T241" style:family="text">
      <style:text-properties officeooo:rsid="00eacb50"/>
    </style:style>
    <style:style style:name="T242" style:family="text">
      <style:text-properties officeooo:rsid="00ed7a2e"/>
    </style:style>
    <style:style style:name="T243" style:family="text">
      <style:text-properties officeooo:rsid="00ee2b0c"/>
    </style:style>
    <style:style style:name="T244" style:family="text">
      <style:text-properties officeooo:rsid="00f4fb53"/>
    </style:style>
    <style:style style:name="T245" style:family="text">
      <style:text-properties style:font-size-asian="8pt" style:font-size-complex="8pt"/>
    </style:style>
    <style:style style:name="T246" style:family="text">
      <style:text-properties officeooo:rsid="010a61a8"/>
    </style:style>
    <style:style style:name="T247" style:family="text">
      <style:text-properties officeooo:rsid="01105035"/>
    </style:style>
    <style:style style:name="T248" style:family="text">
      <style:text-properties officeooo:rsid="01144f67"/>
    </style:style>
    <style:style style:name="T249" style:family="text">
      <style:text-properties officeooo:rsid="011c4405"/>
    </style:style>
    <style:style style:name="T250" style:family="text">
      <style:text-properties officeooo:rsid="011edf52"/>
    </style:style>
    <style:style style:name="T251" style:family="text">
      <style:text-properties officeooo:rsid="0120f412"/>
    </style:style>
    <style:style style:name="T252" style:family="text">
      <style:text-properties fo:font-weight="normal"/>
    </style:style>
    <style:style style:name="T253" style:family="text">
      <style:text-properties fo:font-weight="normal" officeooo:rsid="0196597d"/>
    </style:style>
    <style:style style:name="T254" style:family="text">
      <style:text-properties style:text-underline-style="none" officeooo:rsid="00fd65a8" style:font-size-asian="10pt" style:font-size-complex="10pt"/>
    </style:style>
    <style:style style:name="T255" style:family="text">
      <style:text-properties style:text-underline-style="none" officeooo:rsid="01c48025"/>
    </style:style>
    <style:style style:name="T256" style:family="text">
      <style:text-properties officeooo:rsid="012fc3fe"/>
    </style:style>
    <style:style style:name="T257" style:family="text">
      <style:text-properties officeooo:rsid="013d8989"/>
    </style:style>
    <style:style style:name="T258" style:family="text">
      <style:text-properties officeooo:rsid="013e186a"/>
    </style:style>
    <style:style style:name="T259" style:family="text">
      <style:text-properties officeooo:rsid="013fbbd3"/>
    </style:style>
    <style:style style:name="T260" style:family="text">
      <style:text-properties fo:color="#55308d" loext:opacity="100%" officeooo:rsid="013fbbd3"/>
    </style:style>
    <style:style style:name="T261" style:family="text">
      <style:text-properties fo:color="#55308d" loext:opacity="100%" style:font-name="Consolas" fo:font-size="8pt" officeooo:rsid="013fbbd3" style:font-size-asian="8pt" style:font-size-complex="8pt"/>
    </style:style>
    <style:style style:name="T262" style:family="text">
      <style:text-properties officeooo:rsid="014181c9"/>
    </style:style>
    <style:style style:name="T263" style:family="text">
      <style:text-properties officeooo:rsid="014686bf"/>
    </style:style>
    <style:style style:name="T264" style:family="text">
      <style:text-properties officeooo:rsid="01485f5d"/>
    </style:style>
    <style:style style:name="T265" style:family="text">
      <style:text-properties officeooo:rsid="0149c53f"/>
    </style:style>
    <style:style style:name="T266" style:family="text">
      <style:text-properties officeooo:rsid="014e924f"/>
    </style:style>
    <style:style style:name="T267" style:family="text">
      <style:text-properties officeooo:rsid="01534233"/>
    </style:style>
    <style:style style:name="T268" style:family="text">
      <style:text-properties officeooo:rsid="01636b61"/>
    </style:style>
    <style:style style:name="T269" style:family="text">
      <style:text-properties officeooo:rsid="016d39ab"/>
    </style:style>
    <style:style style:name="T270" style:family="text">
      <style:text-properties officeooo:rsid="016ef51e"/>
    </style:style>
    <style:style style:name="T271" style:family="text">
      <style:text-properties fo:color="#5983b0" loext:opacity="100%" fo:language="en" fo:country="US" style:text-underline-style="none" officeooo:rsid="0178d74f" style:font-size-asian="10pt" style:font-size-complex="10pt"/>
    </style:style>
    <style:style style:name="T272" style:family="text">
      <style:text-properties fo:color="#5983b0" loext:opacity="100%" fo:font-size="8pt" fo:language="en" fo:country="US" style:text-underline-style="none" officeooo:rsid="0178d74f" style:font-size-asian="8pt" style:font-size-complex="8pt"/>
    </style:style>
    <style:style style:name="T273" style:family="text">
      <style:text-properties officeooo:rsid="01838efe"/>
    </style:style>
    <style:style style:name="T274" style:family="text">
      <style:text-properties officeooo:rsid="01862e4c"/>
    </style:style>
    <style:style style:name="T275" style:family="text">
      <style:text-properties officeooo:rsid="01881c6c"/>
    </style:style>
    <style:style style:name="T276" style:family="text">
      <style:text-properties officeooo:rsid="018b8120"/>
    </style:style>
    <style:style style:name="T277" style:family="text">
      <style:text-properties fo:color="#3faf46" loext:opacity="100%" style:font-name="Consolas" fo:language="en" fo:country="US" style:text-underline-style="none" fo:font-weight="bold" officeooo:rsid="018ed1c0" style:font-weight-asian="bold" style:font-weight-complex="bold"/>
    </style:style>
    <style:style style:name="T278" style:family="text">
      <style:text-properties fo:color="#3faf46" loext:opacity="100%" style:font-name="Consolas" fo:language="en" fo:country="US" style:text-underline-style="none" fo:font-weight="normal" officeooo:rsid="018ed1c0"/>
    </style:style>
    <style:style style:name="T279" style:family="text">
      <style:text-properties officeooo:rsid="019bfa40"/>
    </style:style>
    <style:style style:name="T280" style:family="text">
      <style:text-properties officeooo:rsid="019dc12e"/>
    </style:style>
    <style:style style:name="T281" style:family="text">
      <style:text-properties fo:color="#729fcf" loext:opacity="100%" style:font-name="Consolas" fo:font-weight="normal"/>
    </style:style>
    <style:style style:name="T282" style:family="text">
      <style:text-properties fo:color="#729fcf" loext:opacity="100%" style:font-name="Consolas" fo:font-weight="normal" officeooo:rsid="019efc6b"/>
    </style:style>
    <style:style style:name="T283" style:family="text">
      <style:text-properties fo:color="#729fcf" loext:opacity="100%" style:font-name="Consolas" fo:font-weight="normal" officeooo:rsid="01a2d40e"/>
    </style:style>
    <style:style style:name="T284" style:family="text">
      <style:text-properties fo:color="#729fcf" loext:opacity="100%" style:font-name="Consolas" fo:font-weight="bold" officeooo:rsid="019efc6b" style:font-weight-asian="bold" style:font-weight-complex="bold"/>
    </style:style>
    <style:style style:name="T285" style:family="text">
      <style:text-properties fo:color="#729fcf" loext:opacity="100%" style:text-line-through-style="solid" style:text-line-through-type="single" style:font-name="Consolas" fo:font-weight="normal"/>
    </style:style>
    <style:style style:name="T286" style:family="text">
      <style:text-properties officeooo:rsid="019ddfb0"/>
    </style:style>
    <style:style style:name="T287" style:family="text">
      <style:text-properties officeooo:rsid="019efc6b"/>
    </style:style>
    <style:style style:name="T288" style:family="text">
      <style:text-properties officeooo:rsid="01a2d40e"/>
    </style:style>
    <style:style style:name="T289" style:family="text">
      <style:text-properties officeooo:rsid="01a49208"/>
    </style:style>
    <style:style style:name="T290" style:family="text">
      <style:text-properties officeooo:rsid="01a60524"/>
    </style:style>
    <style:style style:name="T291" style:family="text">
      <style:text-properties officeooo:rsid="01a7c6c2"/>
    </style:style>
    <style:style style:name="T292" style:family="text">
      <style:text-properties fo:font-weight="bold" style:font-weight-asian="bold" style:font-weight-complex="bold"/>
    </style:style>
    <style:style style:name="T293" style:family="text">
      <style:text-properties officeooo:rsid="01a81435"/>
    </style:style>
    <style:style style:name="T294" style:family="text">
      <style:text-properties officeooo:rsid="01aa5420"/>
    </style:style>
    <style:style style:name="T295" style:family="text">
      <style:text-properties officeooo:rsid="01aaaec1"/>
    </style:style>
    <style:style style:name="T296" style:family="text">
      <style:text-properties fo:color="#cccccc" loext:opacity="100%" fo:background-color="#1f1f1f" loext:char-shading-value="0"/>
    </style:style>
    <style:style style:name="T297" style:family="text">
      <style:text-properties fo:color="#cccccc" loext:opacity="100%" officeooo:rsid="01c7e09a" fo:background-color="#1f1f1f" loext:char-shading-value="0"/>
    </style:style>
    <style:style style:name="T298" style:family="text">
      <style:text-properties fo:color="#cccccc" loext:opacity="100%" style:font-name="Consolas" fo:font-size="10.5pt" fo:background-color="#1f1f1f" loext:char-shading-value="0"/>
    </style:style>
    <style:style style:name="T299" style:family="text">
      <style:text-properties fo:color="#cccccc" loext:opacity="100%" style:font-name="Consolas" fo:font-weight="normal" fo:background-color="#1f1f1f" loext:char-shading-value="0"/>
    </style:style>
    <style:style style:name="T300" style:family="text">
      <style:text-properties fo:color="#569cd6" loext:opacity="100%"/>
    </style:style>
    <style:style style:name="T301" style:family="text">
      <style:text-properties fo:color="#569cd6" loext:opacity="100%" style:font-name="Consolas" fo:font-size="10.5pt" fo:background-color="#1f1f1f" loext:char-shading-value="0"/>
    </style:style>
    <style:style style:name="T302" style:family="text">
      <style:text-properties fo:color="#569cd6" loext:opacity="100%" style:font-name="Consolas" fo:font-weight="normal"/>
    </style:style>
    <style:style style:name="T303" style:family="text">
      <style:text-properties fo:color="#569cd6" loext:opacity="100%" style:font-name="Consolas" style:text-underline-style="none" fo:font-weight="normal" officeooo:rsid="01c5b183"/>
    </style:style>
    <style:style style:name="T304" style:family="text">
      <style:text-properties fo:color="#dcdcaa" loext:opacity="100%"/>
    </style:style>
    <style:style style:name="T305" style:family="text">
      <style:text-properties fo:color="#dcdcaa" loext:opacity="100%" style:font-name="Consolas" fo:font-size="10.5pt" fo:background-color="#1f1f1f" loext:char-shading-value="0"/>
    </style:style>
    <style:style style:name="T306" style:family="text">
      <style:text-properties fo:color="#dcdcaa" loext:opacity="100%" style:font-name="Consolas" fo:font-weight="normal"/>
    </style:style>
    <style:style style:name="T307" style:family="text">
      <style:text-properties fo:color="#dcdcaa" loext:opacity="100%" style:text-underline-style="none" officeooo:rsid="01c48025"/>
    </style:style>
    <style:style style:name="T308" style:family="text">
      <style:text-properties fo:color="#6a9955" loext:opacity="100%"/>
    </style:style>
    <style:style style:name="T309" style:family="text">
      <style:text-properties fo:color="#6a9955" loext:opacity="100%" style:font-name="Consolas"/>
    </style:style>
    <style:style style:name="T310" style:family="text">
      <style:text-properties fo:color="#6a9955" loext:opacity="100%" style:font-name="Consolas" fo:font-weight="normal"/>
    </style:style>
    <style:style style:name="T311" style:family="text">
      <style:text-properties fo:color="#6a9955" loext:opacity="100%" style:font-name="Consolas" style:text-underline-style="none" fo:font-weight="normal" officeooo:rsid="01c48025"/>
    </style:style>
    <style:style style:name="T312" style:family="text">
      <style:text-properties fo:color="#6a9955" loext:opacity="100%" style:font-name="Consolas" style:text-underline-style="none" fo:font-weight="normal" officeooo:rsid="01c5b183"/>
    </style:style>
    <style:style style:name="T313" style:family="text">
      <style:text-properties fo:color="#4fc1ff" loext:opacity="100%" style:font-name="Consolas" fo:font-weight="normal"/>
    </style:style>
    <style:style style:name="T314" style:family="text">
      <style:text-properties fo:color="#d4d4d4" loext:opacity="100%" style:font-name="Consolas" fo:font-weight="normal"/>
    </style:style>
    <style:style style:name="T315" style:family="text">
      <style:text-properties fo:color="#d4d4d4" loext:opacity="100%" style:text-underline-style="none" officeooo:rsid="01c48025"/>
    </style:style>
    <style:style style:name="T316" style:family="text">
      <style:text-properties fo:color="#9cdcfe" loext:opacity="100%"/>
    </style:style>
    <style:style style:name="T317" style:family="text">
      <style:text-properties fo:color="#9cdcfe" loext:opacity="100%" style:font-name="Consolas" fo:font-size="10.5pt" fo:background-color="#1f1f1f" loext:char-shading-value="0"/>
    </style:style>
    <style:style style:name="T318" style:family="text">
      <style:text-properties fo:color="#9cdcfe" loext:opacity="100%" style:font-name="Consolas" fo:font-weight="normal"/>
    </style:style>
    <style:style style:name="T319" style:family="text">
      <style:text-properties fo:color="#9cdcfe" loext:opacity="100%" style:text-underline-style="none" officeooo:rsid="01c48025"/>
    </style:style>
    <style:style style:name="T320" style:family="text">
      <style:text-properties fo:color="#ce9178" loext:opacity="100%"/>
    </style:style>
    <style:style style:name="T321" style:family="text">
      <style:text-properties fo:color="#ce9178" loext:opacity="100%" style:font-name="Consolas" fo:font-size="10.5pt" fo:background-color="#1f1f1f" loext:char-shading-value="0"/>
    </style:style>
    <style:style style:name="T322" style:family="text">
      <style:text-properties fo:color="#ce9178" loext:opacity="100%" style:font-name="Consolas" fo:font-weight="normal"/>
    </style:style>
    <style:style style:name="T323" style:family="text">
      <style:text-properties fo:color="#4ec9b0" loext:opacity="100%" style:font-name="Consolas" fo:font-weight="normal"/>
    </style:style>
    <style:style style:name="T324" style:family="text">
      <style:text-properties fo:color="#4ec9b0" loext:opacity="100%" style:text-underline-style="none" officeooo:rsid="01c48025"/>
    </style:style>
    <style:style style:name="T325" style:family="text">
      <style:text-properties officeooo:rsid="01ab2410"/>
    </style:style>
    <style:style style:name="T326" style:family="text">
      <style:text-properties officeooo:rsid="01acff97"/>
    </style:style>
    <style:style style:name="T327" style:family="text">
      <style:text-properties officeooo:rsid="01b2250a"/>
    </style:style>
    <style:style style:name="T328" style:family="text">
      <style:text-properties officeooo:rsid="01b25d57"/>
    </style:style>
    <style:style style:name="T329" style:family="text">
      <style:text-properties officeooo:rsid="01b37a44"/>
    </style:style>
    <style:style style:name="T330" style:family="text">
      <style:text-properties officeooo:rsid="01b64254"/>
    </style:style>
    <style:style style:name="T331" style:family="text">
      <style:text-properties officeooo:rsid="01b7cd27"/>
    </style:style>
    <style:style style:name="T332" style:family="text">
      <style:text-properties officeooo:rsid="01b99776"/>
    </style:style>
    <style:style style:name="T333" style:family="text">
      <style:text-properties officeooo:rsid="01bb3eab"/>
    </style:style>
    <style:style style:name="T334" style:family="text">
      <style:text-properties officeooo:rsid="01c3a3aa"/>
    </style:style>
    <style:style style:name="T335" style:family="text">
      <style:text-properties officeooo:rsid="01c6884d"/>
    </style:style>
    <style:style style:name="T336" style:family="text">
      <style:text-properties officeooo:rsid="01cc1969"/>
    </style:style>
    <style:style style:name="T337" style:family="text">
      <style:text-properties officeooo:rsid="01d0c6d4"/>
    </style:style>
    <style:style style:name="T338" style:family="text">
      <style:text-properties officeooo:rsid="01d16cd1"/>
    </style:style>
    <style:style style:name="T339" style:family="text">
      <style:text-properties officeooo:rsid="01d35702"/>
    </style:style>
    <style:style style:name="T340" style:family="text">
      <style:text-properties officeooo:rsid="01d6ce30"/>
    </style:style>
    <style:style style:name="T341" style:family="text">
      <style:text-properties officeooo:rsid="01d7ee57"/>
    </style:style>
    <style:style style:name="T342" style:family="text">
      <style:text-properties officeooo:rsid="01ded33c"/>
    </style:style>
    <style:style style:name="T343" style:family="text">
      <style:text-properties officeooo:rsid="01e037f4"/>
    </style:style>
    <style:style style:name="T344" style:family="text">
      <style:text-properties officeooo:rsid="01e34c7f"/>
    </style:style>
    <style:style style:name="T345" style:family="text">
      <style:text-properties officeooo:rsid="01e406aa"/>
    </style:style>
    <style:style style:name="T346" style:family="text">
      <style:text-properties officeooo:rsid="01ebe546"/>
    </style:style>
    <style:style style:name="T347" style:family="text">
      <style:text-properties officeooo:rsid="01ecb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angular-university.io/lesson/angular-signals-setup-development-environment" text:style-name="Internet_20_link" text:visited-style-name="Visited_20_Internet_20_Link"><text:span text:style-name="T4">Setting Up Your Development Environment</text:span></text:a></text:p>
      <text:p text:style-name="P2"><text:a xlink:type="simple" xlink:href="https://angular-university.io/lesson/angular-signals-first-signal" text:style-name="Internet_20_link" text:visited-style-name="Visited_20_Internet_20_Link"><text:span text:style-name="T4">Writing Your First Angular Signal</text:span></text:a><text:span text:style-name="T48"><text:tab/><text:tab/><text:tab/><text:tab/><text:tab/><text:tab/><text:tab/><text:tab/><text:tab/><text:tab/></text:span><text:span text:style-name="T5">2</text:span></text:p>
      <text:p text:style-name="P2"><text:a xlink:type="simple" xlink:href="https://angular-university.io/lesson/angular-signals-why-signals" text:style-name="Internet_20_link" text:visited-style-name="Visited_20_Internet_20_Link"><text:span text:style-name="T4">Why Angular Signals? Main Benefits</text:span></text:a><text:span text:style-name="T48"><text:tab/><text:tab/><text:tab/><text:tab/><text:tab/><text:tab/><text:tab/><text:tab/><text:tab/><text:tab/></text:span><text:span text:style-name="T5">2</text:span></text:p>
      <text:p text:style-name="P2"><text:a xlink:type="simple" xlink:href="https://angular-university.io/lesson/angular-signals-current-state" text:style-name="Internet_20_link" text:visited-style-name="Visited_20_Internet_20_Link"><text:span text:style-name="T4">The Current State of Signal-Based Change Detection</text:span></text:a><text:span text:style-name="T48"><text:tab/><text:tab/><text:tab/><text:tab/><text:tab/><text:tab/><text:tab/><text:tab/><text:tab/></text:span><text:span text:style-name="T5">2</text:span></text:p>
      <text:p text:style-name="P2"><text:a xlink:type="simple" xlink:href="https://angular-university.io/lesson/angular-signals-update-read-only" text:style-name="Internet_20_link" text:visited-style-name="Visited_20_Internet_20_Link"><text:span text:style-name="T4">The Angular signals update API and Read-Only Signals</text:span></text:a><text:span text:style-name="T48"><text:tab/><text:tab/><text:tab/><text:tab/><text:tab/><text:tab/><text:tab/><text:tab/></text:span><text:span text:style-name="T6">2</text:span></text:p>
      <text:p text:style-name="P2"><text:a xlink:type="simple" xlink:href="https://angular-university.io/lesson/angular-signals-immutability-objects" text:style-name="Internet_20_link" text:visited-style-name="Visited_20_Internet_20_Link"><text:span text:style-name="T4">Angular Signals and Immutability – Objects</text:span></text:a><text:span text:style-name="T48"> <text:tab/><text:tab/><text:tab/><text:tab/><text:tab/><text:tab/><text:tab/><text:tab/><text:tab/></text:span><text:span text:style-name="T49">3</text:span><text:span text:style-name="T7"> </text:span></text:p>
      <text:p text:style-name="P2"><text:a xlink:type="simple" xlink:href="https://angular-university.io/lesson/angular-signals-immutability-arrays" text:style-name="Internet_20_link" text:visited-style-name="Visited_20_Internet_20_Link"><text:span text:style-name="T4">Angular Signals and Immutability – Arrays</text:span></text:a><text:span text:style-name="T48"> <text:tab/><text:tab/><text:tab/><text:tab/><text:tab/><text:tab/><text:tab/><text:tab/><text:tab/><text:tab/></text:span><text:span text:style-name="T7">3</text:span></text:p>
      <text:p text:style-name="P2"><text:a xlink:type="simple" xlink:href="https://angular-university.io/lesson/angular-signals-computed-signals" text:style-name="Internet_20_link" text:visited-style-name="Visited_20_Internet_20_Link"><text:span text:style-name="T4">Angular Computed Signals - Everything You Need To Know</text:span></text:a><text:span text:style-name="T48"> <text:tab/><text:tab/><text:tab/><text:tab/><text:tab/><text:tab/><text:tab/><text:tab/></text:span><text:span text:style-name="T8">3</text:span></text:p>
      <text:p text:style-name="P2"><text:a xlink:type="simple" xlink:href="https://angular-university.io/lesson/angular-signals-effects" text:style-name="Internet_20_link" text:visited-style-name="Visited_20_Internet_20_Link"><text:span text:style-name="T4">Angular Signal Effects - Everything You Need To Know</text:span></text:a><text:span text:style-name="T48"> <text:tab/><text:tab/><text:tab/><text:tab/><text:tab/><text:tab/><text:tab/><text:tab/></text:span><text:span text:style-name="T9">4</text:span></text:p>
      <text:p text:style-name="P2"><text:a xlink:type="simple" xlink:href="https://angular-university.io/lesson/angular-signals-effects-injection-context" text:style-name="Internet_20_link" text:visited-style-name="Visited_20_Internet_20_Link"><text:span text:style-name="T4">Angular Signal Effects - Setting The Injection Context</text:span></text:a><text:span text:style-name="T48"> <text:tab/><text:tab/><text:tab/><text:tab/><text:tab/><text:tab/><text:tab/><text:tab/><text:tab/></text:span><text:span text:style-name="T10">4</text:span></text:p>
      <text:p text:style-name="P2"><text:a xlink:type="simple" xlink:href="https://angular-university.io/lesson/angular-signals-effects-allow-signal-writes" text:style-name="Internet_20_link" text:visited-style-name="Visited_20_Internet_20_Link"><text:span text:style-name="T4">Angular Signal Effects - When To Use allowSignalWrites</text:span></text:a><text:span text:style-name="T48"><text:tab/><text:tab/><text:tab/><text:tab/><text:tab/><text:tab/><text:tab/><text:tab/></text:span><text:span text:style-name="T11">5</text:span></text:p>
      <text:p text:style-name="P2"><text:a xlink:type="simple" xlink:href="https://angular-university.io/lesson/angular-signals-manual-cleanup" text:style-name="Internet_20_link" text:visited-style-name="Visited_20_Internet_20_Link"><text:span text:style-name="T4">Angular Signal Effects: How To Do Manual Effect Cleanup</text:span></text:a><text:span text:style-name="T48"> <text:tab/><text:tab/><text:tab/><text:tab/><text:tab/><text:tab/><text:tab/><text:tab/></text:span><text:span text:style-name="T12">5</text:span></text:p>
      <text:p text:style-name="P2"><text:a xlink:type="simple" xlink:href="https://angular-university.io/lesson/angular-signals-crud-section-intro" text:style-name="Internet_20_link" text:visited-style-name="Visited_20_Internet_20_Link"><text:span text:style-name="T4">Introduction To The Complete CRUD With Signals Section</text:span></text:a><text:span text:style-name="T48"><text:tab/><text:tab/><text:tab/><text:tab/><text:tab/><text:tab/><text:tab/><text:tab/></text:span><text:span text:style-name="T13">7</text:span></text:p>
      <text:p text:style-name="P2"><text:a xlink:type="simple" xlink:href="https://angular-university.io/lesson/angular-signals-why-optional-rxjs-lesson" text:style-name="Internet_20_link" text:visited-style-name="Visited_20_Internet_20_Link"><text:span text:style-name="T4">Why Making RxJs Optional In Angular?</text:span></text:a><text:span text:style-name="T48"><text:tab/><text:tab/><text:tab/><text:tab/><text:tab/><text:tab/><text:tab/><text:tab/><text:tab/><text:tab/></text:span><text:span text:style-name="T14">7</text:span></text:p>
      <text:p text:style-name="P2"><text:a xlink:type="simple" xlink:href="https://angular-university.io/lesson/angular-signals-crud-read-part-1" text:style-name="Internet_20_link" text:visited-style-name="Visited_20_Internet_20_Link"><text:span text:style-name="T4">CRUD Read Operation - Defining The API of our Service Layer</text:span></text:a><text:span text:style-name="T48"><text:tab/><text:tab/><text:tab/><text:tab/><text:tab/><text:tab/><text:tab/><text:tab/></text:span><text:span text:style-name="T15">7</text:span></text:p>
      <text:p text:style-name="P2"><text:a xlink:type="simple" xlink:href="https://angular-university.io/lesson/angular-signals-angular-http-service-layers-two-different-options" text:style-name="Internet_20_link" text:visited-style-name="Visited_20_Internet_20_Link"><text:span text:style-name="T4">Angular HTTP Service Layers - Two Different Options</text:span></text:a><text:span text:style-name="T48"><text:tab/><text:tab/><text:tab/><text:tab/><text:tab/><text:tab/><text:tab/><text:tab/><text:tab/></text:span><text:span text:style-name="T16">7</text:span></text:p>
      <text:p text:style-name="P2"><text:a xlink:type="simple" xlink:href="https://angular-university.io/lesson/angular-signals-fetching-data-from-the-service-layer-with-error-handling" text:style-name="Internet_20_link" text:visited-style-name="Visited_20_Internet_20_Link"><text:span text:style-name="T4">Fetching Data From the Service Layer With Error Handling</text:span></text:a><text:span text:style-name="T48"><text:tab/><text:tab/><text:tab/><text:tab/><text:tab/><text:tab/><text:tab/><text:tab/></text:span><text:span text:style-name="T17">8</text:span></text:p>
      <text:p text:style-name="P2"><text:a xlink:type="simple" xlink:href="https://angular-university.io/lesson/angular-signals-loading-data-with-oninit-or-afternextrender" text:style-name="Internet_20_link" text:visited-style-name="Visited_20_Internet_20_Link"><text:span text:style-name="T4">Loading Data With OnInit or afterNextRender</text:span></text:a><text:span text:style-name="T48"><text:tab/><text:tab/><text:tab/><text:tab/><text:tab/><text:tab/><text:tab/><text:tab/><text:tab/></text:span><text:span text:style-name="T18">8</text:span></text:p>
      <text:p text:style-name="P2"><text:a xlink:type="simple" xlink:href="https://angular-university.io/lesson/angular-signals-angular-service-layers-with-the-http-client-and-async-await" text:style-name="Internet_20_link" text:visited-style-name="Visited_20_Internet_20_Link"><text:span text:style-name="T4">Angular Service Layers With The HTTP Client and async / await</text:span></text:a><text:span text:style-name="T48"><text:tab/><text:tab/><text:tab/><text:tab/><text:tab/><text:tab/><text:tab/><text:tab/></text:span><text:span text:style-name="T19">9</text:span></text:p>
      <text:p text:style-name="P2"><text:a xlink:type="simple" xlink:href="https://angular-university.io/lesson/angular-signals-defining-derived-data-declaratively-using-computed" text:style-name="Internet_20_link" text:visited-style-name="Visited_20_Internet_20_Link"><text:span text:style-name="T4">Defining Derived Data Declaratively Using computed()</text:span></text:a><text:span text:style-name="T48"><text:tab/><text:tab/><text:tab/><text:tab/><text:tab/><text:tab/><text:tab/><text:tab/></text:span><text:span text:style-name="T20">9</text:span></text:p>
      <text:p text:style-name="P2"><text:a xlink:type="simple" xlink:href="https://angular-university.io/lesson/angular-signals-angular-signal-inputs-optional-and-required-inputs" text:style-name="Internet_20_link" text:visited-style-name="Visited_20_Internet_20_Link"><text:span text:style-name="T4">Angular Signal Inputs - Optional and Required Inputs</text:span></text:a><text:span text:style-name="T48"><text:tab/><text:tab/><text:tab/><text:tab/><text:tab/><text:tab/><text:tab/><text:tab/><text:tab/></text:span><text:span text:style-name="T20">10</text:span></text:p>
      <text:p text:style-name="P2"><text:a xlink:type="simple" xlink:href="https://angular-university.io/lesson/angular-signals-crud-display-a-list-of-courses" text:style-name="Internet_20_link" text:visited-style-name="Visited_20_Internet_20_Link"><text:span text:style-name="T4">CRUD - Display a List of Courses</text:span></text:a><text:span text:style-name="T48"><text:tab/><text:tab/><text:tab/><text:tab/><text:tab/><text:tab/><text:tab/><text:tab/><text:tab/><text:tab/></text:span><text:span text:style-name="T21">10</text:span></text:p>
      <text:p text:style-name="P2"><text:a xlink:type="simple" xlink:href="https://angular-university.io/lesson/angular-signals-crud-service-layer-fetch-implementation" text:style-name="Internet_20_link" text:visited-style-name="Visited_20_Internet_20_Link"><text:span text:style-name="T4">CRUD Service Layer - Fetch Implementation</text:span></text:a><text:span text:style-name="T48"><text:tab/><text:tab/><text:tab/><text:tab/><text:tab/><text:tab/><text:tab/><text:tab/><text:tab/></text:span><text:span text:style-name="T22">10</text:span></text:p>
      <text:p text:style-name="P2"><text:a xlink:type="simple" xlink:href="https://angular-university.io/lesson/angular-signals-crud-service-layer-with-async-await-and-the-angular-http-client" text:style-name="Internet_20_link" text:visited-style-name="Visited_20_Internet_20_Link"><text:span text:style-name="T116">CRUD Service Layer with async / await and the Angular HTTP Client</text:span></text:a><text:span text:style-name="T4"><text:tab/></text:span><text:span text:style-name="T48"><text:tab/><text:tab/><text:tab/><text:tab/><text:tab/><text:tab/></text:span><text:span text:style-name="T22">11</text:span></text:p>
      <text:p text:style-name="P2"><text:a xlink:type="simple" xlink:href="https://angular-university.io/lesson/angular-signals-crud-update-opening-the-edit-course-dialog" text:style-name="Internet_20_link" text:visited-style-name="Visited_20_Internet_20_Link"><text:span text:style-name="T4">CRUD Update - Opening the Edit Course Dialog</text:span></text:a><text:span text:style-name="T48"><text:tab/><text:tab/><text:tab/><text:tab/><text:tab/><text:tab/><text:tab/><text:tab/><text:tab/></text:span><text:span text:style-name="T23">11</text:span></text:p>
      <text:p text:style-name="P2"><text:a xlink:type="simple" xlink:href="https://angular-university.io/lesson/angular-signals-crud-update-edit-course-form" text:style-name="Internet_20_link" text:visited-style-name="Visited_20_Internet_20_Link"><text:span text:style-name="T4">CRUD Update Edit Course Form</text:span></text:a><text:span text:style-name="T48"><text:tab/><text:tab/><text:tab/><text:tab/><text:tab/><text:tab/><text:tab/><text:tab/><text:tab/><text:tab/></text:span><text:span text:style-name="T24">12</text:span></text:p>
      <text:p text:style-name="P2"><text:a xlink:type="simple" xlink:href="https://angular-university.io/lesson/angular-signals-crud-update-triggering-the-http-put-call" text:style-name="Internet_20_link" text:visited-style-name="Visited_20_Internet_20_Link"><text:span text:style-name="T4">CRUD Update - Triggering the HTTP PUT Call</text:span></text:a><text:span text:style-name="T48"><text:tab/><text:tab/><text:tab/><text:tab/><text:tab/><text:tab/><text:tab/><text:tab/><text:tab/></text:span><text:span text:style-name="T24">13</text:span></text:p>
      <text:p text:style-name="P2"><text:a xlink:type="simple" xlink:href="https://angular-university.io/lesson/angular-signals-crud-update-updating-the-ui" text:style-name="Internet_20_link" text:visited-style-name="Visited_20_Internet_20_Link"><text:span text:style-name="T4">CRUD Update - Updating the UI</text:span></text:a><text:span text:style-name="T48"><text:tab/><text:tab/><text:tab/><text:tab/><text:tab/><text:tab/><text:tab/><text:tab/><text:tab/><text:tab/><text:tab/></text:span><text:span text:style-name="T25">13</text:span></text:p>
      <text:p text:style-name="P2"><text:a xlink:type="simple" xlink:href="https://angular-university.io/lesson/angular-signals-crud-delete-full-implementation" text:style-name="Internet_20_link" text:visited-style-name="Visited_20_Internet_20_Link"><text:span text:style-name="T4">CRUD Delete - Full Implementation</text:span></text:a><text:span text:style-name="T48"><text:tab/><text:tab/><text:tab/><text:tab/><text:tab/><text:tab/><text:tab/><text:tab/><text:tab/><text:tab/></text:span><text:span text:style-name="T25">14</text:span></text:p>
      <text:p text:style-name="P2"><text:a xlink:type="simple" xlink:href="https://angular-university.io/lesson/angular-signals-crud-create-course-implementation" text:style-name="Internet_20_link" text:visited-style-name="Visited_20_Internet_20_Link"><text:span text:style-name="T4">CRUD Create Course Implementation</text:span></text:a><text:span text:style-name="T48"><text:tab/><text:tab/><text:tab/><text:tab/><text:tab/><text:tab/><text:tab/><text:tab/><text:tab/><text:tab/></text:span><text:span text:style-name="T25">14</text:span></text:p>
      <text:p text:style-name="P2"><text:a xlink:type="simple" xlink:href="https://angular-university.io/lesson/angular-signals-new-section-signal-based-angular-loading-indicator" text:style-name="Internet_20_link" text:visited-style-name="Visited_20_Internet_20_Link"><text:span text:style-name="T4">New Section - Signal-Based Angular Loading Indicator</text:span></text:a><text:span text:style-name="T48"><text:tab/><text:tab/><text:tab/><text:tab/><text:tab/><text:tab/><text:tab/><text:tab/></text:span><text:span text:style-name="T25">1</text:span><text:span text:style-name="T26">6</text:span></text:p>
      <text:p text:style-name="P2"><text:a xlink:type="simple" xlink:href="https://angular-university.io/lesson/angular-signals-signal-based-loading-indicator-shared-signal-service" text:style-name="Internet_20_link" text:visited-style-name="Visited_20_Internet_20_Link"><text:span text:style-name="T4">Signal-Based Loading Indicator - Shared Signal Service</text:span></text:a><text:span text:style-name="T48"><text:tab/><text:tab/><text:tab/><text:tab/><text:tab/><text:tab/><text:tab/><text:tab/></text:span><text:span text:style-name="T27">16</text:span></text:p>
      <text:p text:style-name="P2"><text:a xlink:type="simple" xlink:href="https://angular-university.io/lesson/angular-signals-loading-indicator-http-interceptor" text:style-name="Internet_20_link" text:visited-style-name="Visited_20_Internet_20_Link"><text:span text:style-name="T4">Loading Indicator HTTP Interceptor</text:span></text:a><text:span text:style-name="T48"><text:tab/><text:tab/><text:tab/><text:tab/><text:tab/><text:tab/><text:tab/><text:tab/><text:tab/><text:tab/></text:span><text:span text:style-name="T28">16/17</text:span></text:p>
      <text:p text:style-name="P2"><text:a xlink:type="simple" xlink:href="https://angular-university.io/lesson/angular-signals-skipping-the-loading-indicator-using-an-http-context" text:style-name="Internet_20_link" text:visited-style-name="Visited_20_Internet_20_Link"><text:span text:style-name="T4">Skipping The Loading Indicator Using an HTTP Context</text:span></text:a><text:span text:style-name="T48"><text:tab/><text:tab/><text:tab/><text:tab/><text:tab/><text:tab/><text:tab/><text:tab/></text:span><text:span text:style-name="T29">17</text:span></text:p>
      <text:p text:style-name="P2"><text:a xlink:type="simple" xlink:href="https://angular-university.io/lesson/angular-signals-signal-based-user-messages-shared-service" text:style-name="Internet_20_link" text:visited-style-name="Visited_20_Internet_20_Link"><text:span text:style-name="T4">Signal-Based User Messages - Shared Service</text:span></text:a><text:span text:style-name="T48"><text:tab/><text:tab/><text:tab/><text:tab/><text:tab/><text:tab/><text:tab/><text:tab/><text:tab/></text:span><text:span text:style-name="T29">18</text:span></text:p>
      <text:p text:style-name="P2"><text:a xlink:type="simple" xlink:href="https://angular-university.io/lesson/angular-signals-messages-component-step-by-step-implementation" text:style-name="Internet_20_link" text:visited-style-name="Visited_20_Internet_20_Link"><text:span text:style-name="T4">Messages Component - Step-by-Step Implementation</text:span></text:a><text:span text:style-name="T48"><text:tab/><text:tab/><text:tab/><text:tab/><text:tab/><text:tab/><text:tab/><text:tab/><text:tab/></text:span><text:span text:style-name="T30">1</text:span><text:span text:style-name="T31">8</text:span><text:span text:style-name="T4"><text:tab/><text:tab/></text:span></text:p>
      <text:p text:style-name="P2"><text:a xlink:type="simple" xlink:href="https://angular-university.io/lesson/angular-signals-messages-signal-based-service-demo" text:style-name="Internet_20_link" text:visited-style-name="Visited_20_Internet_20_Link"><text:span text:style-name="T4">Messages Signal-Based Service – Demo</text:span></text:a><text:span text:style-name="T48"><text:tab/><text:tab/><text:tab/><text:tab/><text:tab/><text:tab/><text:tab/><text:tab/><text:tab/><text:tab/></text:span><text:span text:style-name="T31">18</text:span></text:p>
      <text:p text:style-name="P2"><text:a xlink:type="simple" xlink:href="https://angular-university.io/lesson/angular-signals-new-section-angular-signal-based-authentication" text:style-name="Internet_20_link" text:visited-style-name="Visited_20_Internet_20_Link"><text:span text:style-name="T4">New Section - Angular Signal-Based Authentication</text:span></text:a><text:span text:style-name="T48"><text:tab/><text:tab/><text:tab/><text:tab/><text:tab/><text:tab/><text:tab/><text:tab/><text:tab/></text:span><text:span text:style-name="T31">20</text:span></text:p>
      <text:p text:style-name="P2"><text:a xlink:type="simple" xlink:href="https://angular-university.io/lesson/angular-signals-implementing-the-login-form" text:style-name="Internet_20_link" text:visited-style-name="Visited_20_Internet_20_Link"><text:span text:style-name="T4">Implementing The Login Form</text:span></text:a><text:span text:style-name="T48"><text:tab/><text:tab/><text:tab/><text:tab/><text:tab/><text:tab/><text:tab/><text:tab/><text:tab/><text:tab/><text:tab/></text:span><text:span text:style-name="T31">20</text:span></text:p>
      <text:p text:style-name="P2"><text:a xlink:type="simple" xlink:href="https://angular-university.io/lesson/angular-signals-authentication-signal-based-service" text:style-name="Internet_20_link" text:visited-style-name="Visited_20_Internet_20_Link"><text:span text:style-name="T4">Authentication Signal-Based Service</text:span></text:a><text:span text:style-name="T48"><text:tab/><text:tab/><text:tab/><text:tab/><text:tab/><text:tab/><text:tab/><text:tab/><text:tab/><text:tab/></text:span><text:span text:style-name="T32">20</text:span></text:p>
      <text:p text:style-name="P2"><text:a xlink:type="simple" xlink:href="https://angular-university.io/lesson/angular-signals-adapting-the-ui-to-the-user-authentication-status" text:style-name="Internet_20_link" text:visited-style-name="Visited_20_Internet_20_Link"><text:span text:style-name="T4">Adapting the UI To The User Authentication Status</text:span></text:a><text:span text:style-name="T48"><text:tab/><text:tab/><text:tab/><text:tab/><text:tab/><text:tab/><text:tab/><text:tab/><text:tab/></text:span><text:span text:style-name="T33">20</text:span></text:p>
      <text:p text:style-name="P2"><text:a xlink:type="simple" xlink:href="https://angular-university.io/lesson/angular-signals-implementing-logout" text:style-name="Internet_20_link" text:visited-style-name="Visited_20_Internet_20_Link"><text:span text:style-name="T4">Implementing Logout</text:span></text:a><text:span text:style-name="T48"><text:tab/><text:tab/><text:tab/><text:tab/><text:tab/><text:tab/><text:tab/><text:tab/><text:tab/><text:tab/><text:tab/><text:tab/></text:span><text:span text:style-name="T34">22</text:span></text:p>
      <text:p text:style-name="P2"><text:a xlink:type="simple" xlink:href="https://angular-university.io/lesson/angular-signals-save-user-profile-in-local-storage-survive-refreshes" text:style-name="Internet_20_link" text:visited-style-name="Visited_20_Internet_20_Link"><text:span text:style-name="T4">Save User Profile In Local Storage - Survive Refreshes</text:span></text:a><text:span text:style-name="T48"><text:tab/><text:tab/><text:tab/><text:tab/><text:tab/><text:tab/><text:tab/><text:tab/><text:tab/></text:span><text:span text:style-name="T35">22</text:span></text:p>
      <text:p text:style-name="P2"><text:a xlink:type="simple" xlink:href="https://angular-university.io/lesson/angular-signals-implementing-an-authentication-guard-with-signals" text:style-name="Internet_20_link" text:visited-style-name="Visited_20_Internet_20_Link"><text:span text:style-name="T4">Implementing an Authentication Guard With Signals</text:span></text:a><text:span text:style-name="T48"><text:tab/><text:tab/><text:tab/><text:tab/><text:tab/><text:tab/><text:tab/><text:tab/><text:tab/></text:span><text:span text:style-name="T36">23</text:span></text:p>
      <text:p text:style-name="P2"><text:a xlink:type="simple" xlink:href="https://angular-university.io/lesson/angular-signals-new-section-model-inputs" text:style-name="Internet_20_link" text:visited-style-name="Visited_20_Internet_20_Link"><text:span text:style-name="T4">New Section - Model Inputs</text:span></text:a><text:span text:style-name="T48"><text:tab/><text:tab/><text:tab/><text:tab/><text:tab/><text:tab/><text:tab/><text:tab/><text:tab/><text:tab/><text:tab/></text:span><text:span text:style-name="T36">24</text:span></text:p>
      <text:p text:style-name="P2"><text:a xlink:type="simple" xlink:href="https://angular-university.io/lesson/angular-signals-model-inputs-and-two-way-data-binding" text:style-name="Internet_20_link" text:visited-style-name="Visited_20_Internet_20_Link"><text:span text:style-name="T37">Model Inputs and Two-Way Data Binding</text:span></text:a><text:span text:style-name="T50"><text:tab/><text:tab/><text:tab/><text:tab/><text:tab/><text:tab/><text:tab/><text:tab/><text:tab/><text:tab/></text:span><text:span text:style-name="T38">24</text:span></text:p>
      <text:p text:style-name="P3"><text:a xlink:type="simple" xlink:href="https://angular-university.io/lesson/angular-signals-before-continuing-tiding-up-a-couple-of-issues" text:style-name="Internet_20_link" text:visited-style-name="Visited_20_Internet_20_Link"><text:span text:style-name="T4">Before Continuing - Tiding Up a Couple of Issues</text:span></text:a><text:span text:style-name="T48"><text:tab/><text:tab/><text:tab/><text:tab/><text:tab/><text:tab/><text:tab/><text:tab/><text:tab/></text:span><text:span text:style-name="T39">25</text:span></text:p>
      <text:p text:style-name="P3"><text:a xlink:type="simple" xlink:href="https://angular-university.io/lesson/angular-signals-new-section-building-the-view-course-page" text:style-name="Internet_20_link" text:visited-style-name="Visited_20_Internet_20_Link"><text:span text:style-name="T4">New Section - Building the View Course Page</text:span></text:a><text:span text:style-name="T48"><text:tab/><text:tab/><text:tab/><text:tab/><text:tab/><text:tab/><text:tab/><text:tab/><text:tab/></text:span><text:span text:style-name="T39">26</text:span></text:p>
      <text:p text:style-name="P3"><text:a xlink:type="simple" xlink:href="https://angular-university.io/lesson/angular-signals-implementing-the-template-of-the-course-component" text:style-name="Internet_20_link" text:visited-style-name="Visited_20_Internet_20_Link"><text:span text:style-name="T4">Implementing the Template of The Course Component</text:span></text:a><text:span text:style-name="T48"><text:tab/><text:tab/><text:tab/><text:tab/><text:tab/><text:tab/><text:tab/><text:tab/><text:tab/></text:span><text:span text:style-name="T39">26</text:span></text:p>
      <text:p text:style-name="P3"><text:a xlink:type="simple" xlink:href="https://angular-university.io/lesson/angular-signals-implementing-the-course-resolver" text:style-name="Internet_20_link" text:visited-style-name="Visited_20_Internet_20_Link"><text:span text:style-name="T4">Implementing The Course Resolver</text:span></text:a><text:span text:style-name="T48"><text:tab/><text:tab/><text:tab/><text:tab/><text:tab/><text:tab/><text:tab/><text:tab/><text:tab/><text:tab/></text:span><text:span text:style-name="T39">26</text:span></text:p>
      <text:p text:style-name="P3"><text:a xlink:type="simple" xlink:href="https://angular-university.io/lesson/angular-signals-implementing-the-lessons-service" text:style-name="Internet_20_link" text:visited-style-name="Visited_20_Internet_20_Link"><text:span text:style-name="T4">Implementing the Lessons Service</text:span></text:a><text:span text:style-name="T48"><text:tab/><text:tab/><text:tab/><text:tab/><text:tab/><text:tab/><text:tab/><text:tab/><text:tab/><text:tab/></text:span><text:span text:style-name="T40">27</text:span></text:p>
      <text:p text:style-name="P3"><text:a xlink:type="simple" xlink:href="https://angular-university.io/lesson/angular-signals-implementing-the-lessons-resolver" text:style-name="Internet_20_link" text:visited-style-name="Visited_20_Internet_20_Link"><text:span text:style-name="T4">Implementing the Lessons Resolver</text:span></text:a><text:span text:style-name="T48"><text:tab/><text:tab/><text:tab/><text:tab/><text:tab/><text:tab/><text:tab/><text:tab/><text:tab/><text:tab/></text:span><text:span text:style-name="T41">27</text:span></text:p>
      <text:p text:style-name="P3"><text:a xlink:type="simple" xlink:href="https://angular-university.io/lesson/angular-signals-new-section-master-detail-ui-pattern" text:style-name="Internet_20_link" text:visited-style-name="Visited_20_Internet_20_Link"><text:span text:style-name="T4">New Section - Master Detail UI Pattern</text:span></text:a><text:span text:style-name="T48"><text:tab/><text:tab/><text:tab/><text:tab/><text:tab/><text:tab/><text:tab/><text:tab/><text:tab/><text:tab/></text:span><text:span text:style-name="T42">28</text:span></text:p>
      <text:p text:style-name="P593"><text:a xlink:type="simple" xlink:href="https://angular-university.io/lesson/angular-signals-master-detail-implement-the-search-lessons-form" text:style-name="Internet_20_link" text:visited-style-name="Visited_20_Internet_20_Link"><text:span text:style-name="T4">Master Detail - Implement The Search Lessons Form</text:span></text:a><text:span text:style-name="T48"><text:tab/><text:tab/><text:tab/><text:tab/><text:tab/><text:tab/><text:tab/><text:tab/><text:tab/></text:span><text:span text:style-name="T43">2</text:span><text:span text:style-name="T44">8</text:span></text:p>
      <text:p text:style-name="P593"><text:a xlink:type="simple" xlink:href="https://angular-university.io/lesson/angular-signals-angular-signal-queries-viewchild" text:style-name="Internet_20_link" text:visited-style-name="Visited_20_Internet_20_Link"><text:span text:style-name="T4">Angular Signal Queries – viewChild</text:span></text:a><text:span text:style-name="T48"><text:tab/><text:tab/><text:tab/><text:tab/><text:tab/><text:tab/><text:tab/><text:tab/><text:tab/><text:tab/></text:span><text:span text:style-name="T43">2</text:span><text:span text:style-name="T45">9</text:span></text:p>
      <text:p text:style-name="P594"><text:a xlink:type="simple" xlink:href="https://angular-university.io/lesson/angular-signals-tosignal-configuration-options-requiresync-and-initialvalue" text:style-name="Internet_20_link" text:visited-style-name="Visited_20_Internet_20_Link"><text:span text:style-name="T45">toSignal() Configuration Options - requireSync and initialValue</text:span></text:a><text:span text:style-name="T51"><text:tab/><text:tab/><text:tab/><text:tab/><text:tab/><text:tab/><text:tab/><text:tab/></text:span><text:span text:style-name="T43">2</text:span><text:span text:style-name="T44">9</text:span></text:p>
      <text:p text:style-name="P593"><text:a xlink:type="simple" xlink:href="https://angular-university.io/lesson/angular-signals-the-viewchildren-signal-query" text:style-name="Internet_20_link" text:visited-style-name="Visited_20_Internet_20_Link"><text:span text:style-name="T4">The ViewChildren Signal Query</text:span></text:a><text:span text:style-name="T48"><text:tab/><text:tab/><text:tab/><text:tab/><text:tab/><text:tab/><text:tab/><text:tab/><text:tab/><text:tab/><text:tab/></text:span><text:span text:style-name="T44">30</text:span></text:p>
      <text:p text:style-name="P593"><text:a xlink:type="simple" xlink:href="https://angular-university.io/lesson/angular-signals-the-contentchild-view-query" text:style-name="Internet_20_link" text:visited-style-name="Visited_20_Internet_20_Link"><text:span text:style-name="T4">The contentChild View Query</text:span></text:a><text:span text:style-name="T48"><text:tab/><text:tab/><text:tab/><text:tab/><text:tab/><text:tab/><text:tab/><text:tab/><text:tab/><text:tab/><text:tab/></text:span><text:span text:style-name="T45">30</text:span></text:p>
      <text:p text:style-name="P593"><text:a xlink:type="simple" xlink:href="https://angular-university.io/lesson/angular-signals-beginning-of-the-implementation-of-the-detail-part-of-master-detail" text:style-name="Internet_20_link" text:visited-style-name="Visited_20_Internet_20_Link"><text:span text:style-name="T4">Beginning of the Implementation of the Detail Part of Master Detail</text:span></text:a><text:span text:style-name="T48"><text:tab/><text:tab/><text:tab/><text:tab/><text:tab/><text:tab/><text:tab/></text:span><text:span text:style-name="T46">31</text:span></text:p>
      <text:p text:style-name="P593"><text:a xlink:type="simple" xlink:href="https://angular-university.io/lesson/angular-signals-conclusion-of-the-implementation-of-the-master-detail-scenario" text:style-name="Internet_20_link" text:visited-style-name="Visited_20_Internet_20_Link"><text:span text:style-name="T4">Conclusion of the Implementation of the Master Detail Scenario</text:span></text:a><text:span text:style-name="T48"><text:tab/><text:tab/><text:tab/><text:tab/><text:tab/><text:tab/><text:tab/><text:tab/></text:span><text:span text:style-name="T46">32</text:span></text:p>
      <text:p text:style-name="P593"><text:a xlink:type="simple" xlink:href="https://angular-university.io/lesson/angular-signals-new-section-rxjs-interoperability" text:style-name="Internet_20_link" text:visited-style-name="Visited_20_Internet_20_Link"><text:span text:style-name="T4">New Section - RxJs Interoperability</text:span></text:a><text:span text:style-name="T48"><text:tab/><text:tab/><text:tab/><text:tab/><text:tab/><text:tab/><text:tab/><text:tab/><text:tab/><text:tab/></text:span><text:span text:style-name="T47">33</text:span></text:p>
      <text:p text:style-name="P593"><text:a xlink:type="simple" xlink:href="https://angular-university.io/lesson/angular-signals-understand-toobservable-in-detail" text:style-name="Internet_20_link" text:visited-style-name="Visited_20_Internet_20_Link"><text:span text:style-name="T4">Understand toObservable() In Detail</text:span></text:a><text:span text:style-name="T48"><text:tab/><text:tab/><text:tab/><text:tab/><text:tab/><text:tab/><text:tab/><text:tab/><text:tab/><text:tab/></text:span><text:span text:style-name="T47">34</text:span></text:p>
      <text:p text:style-name="P593"><text:a xlink:type="simple" xlink:href="https://angular-university.io/lesson/angular-signals-the-tosignal-interoperability-utility" text:style-name="Internet_20_link" text:visited-style-name="Visited_20_Internet_20_Link"><text:span text:style-name="T4">The toSignal() RxJs Interoperability Utility</text:span></text:a><text:span text:style-name="T48"><text:tab/><text:tab/><text:tab/><text:tab/><text:tab/><text:tab/><text:tab/><text:tab/><text:tab/><text:tab/></text:span><text:span text:style-name="T47">34</text:span></text:p>
      <text:p text:style-name="P593"><text:a xlink:type="simple" xlink:href="https://angular-university.io/lesson/angular-signals-understanding-tosignal-error-handling" text:style-name="Internet_20_link" text:visited-style-name="Visited_20_Internet_20_Link"><text:span text:style-name="T4">Understanding toSignal() Error Handling</text:span></text:a><text:span text:style-name="T48"><text:tab/><text:tab/><text:tab/><text:tab/><text:tab/><text:tab/><text:tab/><text:tab/><text:tab/><text:tab/></text:span><text:span text:style-name="T47">35</text:span></text:p>
      <text:p text:style-name="P659"><text:span text:style-name="T1">Angular linkedSignal – Everything that you need to know<text:tab/><text:tab/><text:tab/><text:tab/><text:tab/><text:tab/><text:tab/><text:tab/></text:span><text:span text:style-name="T2">35</text:span></text:p>
      <text:p text:style-name="P659"><text:span text:style-name="T1"/></text:p>
      <text:p text:style-name="P593"><text:a xlink:type="simple" xlink:href="https://angular-university.io/lesson/angular-signals-modern-angular-with-signals-conclusion-and-key-takeways" text:style-name="Internet_20_link" text:visited-style-name="Visited_20_Internet_20_Link"><text:span text:style-name="T4">Modern Angular With Signals - Conclusion and Key Takeways</text:span></text:a></text:p>
      <text:p text:style-name="P473">Signal is a new reactive primitive, that allows us to build Angular applications in reactive style. You can think of it as a value that evolves <text:span text:style-name="T273">(развивается)</text:span> over time. Example in the home component. </text:p>
      <text:p text:style-name="P474">Declaring signal. It always has initial value. If this value will be passed like an Input we can assign initial value null. And add the type of this value </text:p>
      <text:p text:style-name="P474">course = signal&lt;Course | null&gt;(null). Here we tell to Angular, that now value is null, but it also can be a Course. <text:s/></text:p>
      <text:p text:style-name="P475">lessons = signal&lt;Lesson[]&gt;([]) here we declaring that it will be array of lessons and initial value is empty array. </text:p>
      <text:p text:style-name="P481">home.component.html</text:p>
      <text:p text:style-name="P4"><text:tab/>&lt;div class="demo-signals"&gt;</text:p>
      <text:p text:style-name="P6"><text:tab/>&lt;h4&gt;What is signals&lt;/h4&gt;</text:p>
      <text:p text:style-name="P5"><text:tab/>&lt;p&gt;Counter value without signals: {{counter}}&lt;/p&gt;</text:p>
      <text:p text:style-name="P5"><text:tab/>&lt;button class="btn" (click)="increment()"&gt;Increment&lt;/button&gt;</text:p>
      <text:p text:style-name="P25"><text:tab/>&lt;p&gt;</text:p>
      <text:p text:style-name="P161"><text:span text:style-name="T57"><text:tab/></text:span><text:span text:style-name="T53">This works because Angular use library Zone js for change detection, which is patching all the DOM API(setTimeout, AJAX requests etc.). It's checking all component's expressions before an event and after an event. It's marked this value dirty and should be checked after each action.</text:span></text:p>
      <text:p text:style-name="P5"><text:tab/>&lt;/p&gt;</text:p>
      <text:p text:style-name="P5"><text:tab/>&lt;hr&gt;</text:p>
      <text:p text:style-name="P160"/>
      <text:p text:style-name="P5"><text:tab/>&lt;p&gt;Counter value like a signal: {{counterSignal()}}&lt;/p&gt;</text:p>
      <text:p text:style-name="P5"><text:tab/>&lt;button class="btn" (click)="incrementSignal()"&gt;Increment(signal)&lt;/button&gt;</text:p>
      <text:p text:style-name="P5"><text:tab/>&lt;p&gt;</text:p>
      <text:p text:style-name="P160"><text:span text:style-name="T57"><text:tab/></text:span><text:span text:style-name="T53">Signal must always have a value (&lt;i&gt;signal(0 / null / some value)&lt;/i&gt;). Now this is <text:s/>&lt;i&gt;WritableSignal&lt;/i&gt; of type number. To show value in the template, it should be called is double </text:span></text:p>
      <text:p text:style-name="P565">squire brackets &lt;i&gt;counterSignal()&lt;/i&gt;. &lt;br&gt;</text:p>
      <text:p text:style-name="P565">For change value of the signal we should use this syntax: &lt;i&gt;this.counterSignal.set(this.counterSignal()+1)&lt;/i&gt;</text:p>
      <text:p text:style-name="P5"><text:tab/>&lt;/p&gt;</text:p>
      <text:p text:style-name="P5">&lt;/div&gt;</text:p>
      <text:p text:style-name="P236">home.component.<text:span text:style-name="T84">ts</text:span></text:p>
      <text:p text:style-name="P26">counter = 0;</text:p>
      <text:p text:style-name="P26">counterSignal = signal(0);</text:p>
      <text:p text:style-name="P18">increment() {this.counter++;}</text:p>
      <text:p text:style-name="P18">incrementSignal() {this.counterSignal.set(this.counterSignal()+1);}</text:p>
      <text:p text:style-name="P1"/>
      <text:p text:style-name="P521"><text:span text:style-name="T90">Main Benefits</text:span> <text:span text:style-name="T97">of using Signals:</text:span></text:p>
      <text:p text:style-name="P384"><text:span text:style-name="T98">1. </text:span>Thanks to Signals Angular knows which data is dirty and when component should be updated. To this work we need give Angular a guaranty that all our data is wrapped in signals. And we should tell Angular that is a signal based component (property signals: true in component decorator).</text:p>
      <text:p text:style-name="P385">Wrapping all variables in a signal signify that this component use Signal change detection strategy. </text:p>
      <text:p text:style-name="P385">Signal change detection strategy brings us a performance level witch is comparable to on push, but with a much simpler and understandable programming model.</text:p>
      <text:p text:style-name="P385">2. Creating apps in a more declarative and reactive way. </text:p>
      <text:p text:style-name="P383"/>
      <text:p text:style-name="P497"><text:span text:style-name="T100">Now if we add to @Component declaration signals: true, we will had compilation error (</text:span><text:span text:style-name="T91">'signals' does not exist in type 'Component'.</text:span><text:span text:style-name="T100">). Now we can development just code with signals and it will be very easily migrate to signal based change detection strategy when it will be available. </text:span></text:p>
      <text:p text:style-name="P383"/>
      <text:p text:style-name="P521"><text:span text:style-name="T86">The Angular signals update API and Read-Only Signals</text:span> </text:p>
      <text:p text:style-name="P534"><text:span text:style-name="T134">By default we creating writable signals (not read-only). </text:span><text:span text:style-name="T92">HomeComponent.counterSignal: WritableSignal&lt;number&gt;</text:span><text:span text:style-name="T117"> </text:span><text:span text:style-name="T135">For check use hover.</text:span></text:p>
      <text:p text:style-name="P383">.<text:span text:style-name="T133">set() - for set any value to the signal.</text:span></text:p>
      <text:p text:style-name="P383">.<text:span text:style-name="T133">update((currentValue) =&gt; currentValue +1) Using when we need use current value of the signal</text:span></text:p>
      <text:p text:style-name="P386">read-only signals – can’t be modified by .set or .update methods. <text:s/></text:p>
      <text:p text:style-name="P386"/>
      <text:p text:style-name="P83">counterSignal = signal(0);</text:p>
      <text:p text:style-name="P165"><text:span text:style-name="T57"><text:tab/>readOnlySignal = signal(5).asReadonly(); </text:span><text:span text:style-name="T118">//read only signal</text:span></text:p>
      <text:p text:style-name="P7"><text:tab/>incrementSignal() {</text:p>
      <text:p text:style-name="P7"><text:tab/>this.counterSignal.set(this.counterSignal()+1); </text:p>
      <text:p text:style-name="P165"><text:span text:style-name="T57"><text:tab/></text:span><text:span text:style-name="T118">//here we take current value and adding 1 to this current value</text:span></text:p>
      <text:p text:style-name="P7"><text:tab/>this.counterSignal.update((counter) =&gt; counter +1);</text:p>
      <text:p text:style-name="P7">}</text:p>
      <text:p text:style-name="P386"/>
      <text:p text:style-name="P383"/>
      <text:p text:style-name="P521"><text:span text:style-name="T86"/></text:p>
      <text:p text:style-name="P521"><text:soft-page-break/><text:span text:style-name="T86">Angular Signals and Immutability – Objects</text:span> </text:p>
      <text:p text:style-name="P531"><text:a xlink:type="simple" xlink:href="https://angular-university.io/lesson/angular-signals-immutability-objects" text:style-name="Internet_20_link" text:visited-style-name="Visited_20_Internet_20_Link">https://angular-university.io/lesson/angular-signals-immutability-objects</text:a> </text:p>
      <text:p text:style-name="P387">When you modifying value of a signal don’t mutate the value directly because that will not work with signal based change detection. Instead, the correct way of mutating the value of a signal is always to, not mutating it actually, and instead to create a brand new value, if needed create a copy of the previous value and modify it. If we want change a value of the signal, we should always emit a new value using either set or update. And this way Angular will get notified <text:span text:style-name="T150">that a new value is available and it will know that it needs to update a part of the view that is consuming that particular object. </text:span></text:p>
      <text:p text:style-name="P482">home.component.html</text:p>
      <text:p text:style-name="P7">&lt;button class="btn" (click)="incrementSignal()"&gt;Increment(signal)&lt;/button&gt;</text:p>
      <text:p text:style-name="P7">&lt;p&gt;Counter value like a signal: {{counterSO().value}}&lt;/p&gt;</text:p>
      <text:p text:style-name="P237">home.component.<text:span text:style-name="T84">ts</text:span></text:p>
      <text:p text:style-name="P7">type Counter = { <text:span text:style-name="T117">//</text:span><text:span text:style-name="T132">in interfaces folder</text:span></text:p>
      <text:p text:style-name="P7"><text:tab/>value: number;</text:p>
      <text:p text:style-name="P7">}</text:p>
      <text:p text:style-name="P382"><text:span text:style-name="T141">counterSO = signal&lt;Counter&gt;({</text:span><text:span text:style-name="T140"> </text:span><text:span text:style-name="T141">value: 100 });</text:span><text:span text:style-name="T128">//generic parameter of signal</text:span></text:p>
      <text:p text:style-name="P7">incrementSignal() {</text:p>
      <text:p text:style-name="P165"><text:span text:style-name="T57"><text:tab/></text:span><text:span text:style-name="T118">//here is correct way of mutation signal object property</text:span></text:p>
      <text:p text:style-name="P7"><text:tab/>this.counterSO.update(counterSO =&gt; </text:p>
      <text:p text:style-name="P7"><text:tab/><text:tab/>({</text:p>
      <text:p text:style-name="P165"><text:tab/><text:tab/><text:tab/><text:span text:style-name="T57">...counterSO,</text:span></text:p>
      <text:p text:style-name="P7"><text:tab/><text:tab/><text:tab/>value: counterSO.value +1</text:p>
      <text:p text:style-name="P7"><text:tab/><text:tab/>})</text:p>
      <text:p text:style-name="P7"><text:tab/>)</text:p>
      <text:p text:style-name="P7">}</text:p>
      <text:p text:style-name="P383"/>
      <text:p text:style-name="P568">Angular Signals and Immutability – Arrays</text:p>
      <text:p text:style-name="P383"><text:a xlink:type="simple" xlink:href="https://angular-university.io/lesson/angular-signals-immutability-arrays" text:style-name="Internet_20_link" text:visited-style-name="Visited_20_Internet_20_Link"><text:span text:style-name="T111">https://angular-university.io/lesson/angular-signals-immutability-arrays</text:span></text:a><text:span text:style-name="T111"> </text:span></text:p>
      <text:p text:style-name="P388">A signal is essentially a container, it’s like a wrapper for the data of our application. By using it we can modify it using set() or update(), and we can tell exactly to Angular whenever the value of the signal has been changed. Angular can then use that information to know what parts of the user interface need to be updated. So Angular no longer has to scan the whole page looking for differences, trying to guess what data was modified in order to determine what parts of the UI need to be updated. Instead, Angular knows exactly for sure what data has been modified because we give Angular the guarantee that we are modifying the data only via signals. Angular knows about all the signals in the app and to watch <text:span text:style-name="T151">components they are linked. So Angular knows what parts of the UI need to be updated. </text:span></text:p>
      <text:p text:style-name="P483">home.component.html</text:p>
      <text:p text:style-name="P18">&lt;p&gt;Signal array of numbers: {{arrSignals().join(', ')}}&lt;/p&gt;</text:p>
      <text:p text:style-name="P18">&lt;button class="btn" (click)="append()"&gt;Append&lt;/button&gt;</text:p>
      <text:p text:style-name="P238">home.component.<text:span text:style-name="T84">ts</text:span></text:p>
      <text:p text:style-name="P18">arrSignals = signal&lt;number[]&gt;([1, 2, 3])</text:p>
      <text:p text:style-name="P18">append() {</text:p>
      <text:p text:style-name="P18"><text:tab/>this.arrSignals.update((values) =&gt; ([</text:p>
      <text:p text:style-name="P18"><text:tab/><text:tab/>...values,</text:p>
      <text:p text:style-name="P164"><text:tab/><text:tab/> <text:span text:style-name="T57">values[values.length - 1] + 1</text:span></text:p>
      <text:p text:style-name="P18"><text:tab/>]))</text:p>
      <text:p text:style-name="P18">}</text:p>
      <text:p text:style-name="P383"/>
      <text:p text:style-name="P521"><text:span text:style-name="T86">Angular Computed Signals – Everything You Need To Know</text:span> </text:p>
      <text:p text:style-name="P531"><text:a xlink:type="simple" xlink:href="https://angular-university.io/lesson/angular-signals-computed-signals" text:style-name="Internet_20_link" text:visited-style-name="Visited_20_Internet_20_Link">https://angular-university.io/lesson/angular-signals-computed-signals</text:a> </text:p>
      <text:p text:style-name="P389">A computed signal is Angular read only signal that is automatically recalculated depending on the values of other source signals. </text:p>
      <text:p text:style-name="P389">Computed signals are a powerful, reactive, primitive, that allows us to write our app in a more declarative style. </text:p>
      <text:p text:style-name="P390">This is derived (<text:span text:style-name="T168">производный</text:span>) signal whose value is calculated <text:span text:style-name="T171">based on the values emitted by other signals. To determine this dependency – invoke the source signal in the body of computed (const val = this.counterSignal()). </text:span></text:p>
      <text:p text:style-name="P391">The whole reactive chain of computed signals in your app will always remain consistent (<text:span text:style-name="T167">оставаться последовательным</text:span>). Signal dependencies are transitive. <text:span text:style-name="T172">This signals (x10, x100) has type Signal&lt;number&gt; and they are read only signals. </text:span></text:p>
      <text:p text:style-name="P484">home.component.html</text:p>
      <text:p text:style-name="P20">&lt;p&gt;Counter value like a signal: {{counterSignal()}}&lt;/p&gt;</text:p>
      <text:p text:style-name="P20">&lt;button class="btn" (click)="incrementSignal()"&gt;Increment(signal)&lt;/button&gt;</text:p>
      <text:p text:style-name="P20">&lt;p&gt;Computed signal (click to the increment btn) 10X: {{tenXCounter()}}&lt;/p&gt;</text:p>
      <text:p text:style-name="P20">&lt;p&gt;Computed signal 100X: {{hundredXCounter()}}&lt;/p&gt;</text:p>
      <text:p text:style-name="P239"><text:soft-page-break/>home.component.<text:span text:style-name="T84">ts</text:span></text:p>
      <text:p text:style-name="P20">counterSignal = signal(0);</text:p>
      <text:p text:style-name="P20">incrementSignal() {</text:p>
      <text:p text:style-name="P21"><text:tab/>this.counterSignal.update((counter) =&gt; counter +1);</text:p>
      <text:p text:style-name="P20">}</text:p>
      <text:p text:style-name="P20">tenXCounter = computed(() =&gt; {</text:p>
      <text:p text:style-name="P20"><text:tab/>const val = this.counterSignal();</text:p>
      <text:p text:style-name="P166"><text:span text:style-name="T57"><text:tab/></text:span><text:span text:style-name="T53">//computed signal always has to return a value</text:span></text:p>
      <text:p text:style-name="P20"><text:tab/>return val * 10;</text:p>
      <text:p text:style-name="P20">})</text:p>
      <text:p text:style-name="P166"><text:span text:style-name="T57"><text:tab/></text:span><text:span text:style-name="T53">//computed signal that depends of another computed signal</text:span></text:p>
      <text:p text:style-name="P20">hundredXCounter = computed(() =&gt; {</text:p>
      <text:p text:style-name="P20"><text:tab/>const val = this.tenXCounter();</text:p>
      <text:p text:style-name="P166"><text:tab/> <text:span text:style-name="T57">return val * 10;</text:span></text:p>
      <text:p text:style-name="P20">})</text:p>
      <text:p text:style-name="P392">Whenever you are defining computed signals, make sure that you don’t create an accidentally cycle between your dependencies (we can’t call x100 inside x10). </text:p>
      <text:p text:style-name="P383"/>
      <text:p text:style-name="P521"><text:span text:style-name="T86">Angular Signal Effects – Everything You Need To Know</text:span> </text:p>
      <text:p text:style-name="P383"><text:a xlink:type="simple" xlink:href="https://angular-university.io/lesson/angular-signals-effects" text:style-name="Internet_20_link" text:visited-style-name="Visited_20_Internet_20_Link"><text:span text:style-name="T111">https://angular-university.io/lesson/angular-signals-effects</text:span></text:a><text:span text:style-name="T111"> </text:span></text:p>
      <text:p text:style-name="P393">Whenever a new value of the counter signal gets emitted, we would like to log that value to the console. We can do this using a pure side effect and we can declare a side effect by using effect API (in constructor). <text:span text:style-name="T173">The effect takes in a function, this function works in a rather similar way to the computed function of computed signals. In body of this fn we need to access the source signals that are going to trigger the side effect. </text:span></text:p>
      <text:p text:style-name="P394">Effects executed at least once (<text:span text:style-name="T167">хотя бы один раз</text:span>) <text:span text:style-name="T175">and that’s what it allows it to define its dependencies (this.counterSignal()). </text:span><text:span text:style-name="T174">Effect fn will be called at application startup time with initial value (0). </text:span><text:span text:style-name="T175">The effect fn gets triggered once the effect knows that this counterSignal is a source signal for the effect and each time when value of counter will be changed. </text:span></text:p>
      <text:p text:style-name="P395">They are meant to be used whenever you want to do something in response to a signal changing its value. </text:p>
      <text:p text:style-name="P395">You might be tempted(<text:span text:style-name="T167">соблазняться</text:span>) to do this such as save a value in the database in response to a counter signal getting changed, etc. You want to use effects very rarely in your application. If you are using the effect API everywhere in almost every single component, most likely something is going wrong. </text:p>
      <text:p text:style-name="P396">Good example of use side effect is logging, to save some user profile in your local storage while doing authentication, to add custom DOM rendering behavior that cannot really be expressed with a template or you want to render some data to an external charting library, that uses the browser canvas API. Something that you wont to do outside of the signal reactive context in response to signal changing its value. </text:p>
      <text:p text:style-name="P396">If its actual real side effects, such as you have a form, draft pre-save functionality where you are saving the state of the form in the background every five seconds or so, or every time that there is interaction between the user and the form itself. That is a good example for side effect saving the state of the form in the background to local storage or to the database even. </text:p>
      <text:p text:style-name="P397">Don’t use effects for everyday grid operations: you detected some data was changed and you use that to save the data in the database. For this better add a save button, add click handler to this button, trigger the save to the back-end explicitly. And if you want to update the data in your component, you can then call update or set on the signal after the save operation went through successfully. </text:p>
      <text:p text:style-name="P240">home.component.<text:span text:style-name="T84">ts</text:span></text:p>
      <text:p text:style-name="P8">counterSignal = signal(0);</text:p>
      <text:p text:style-name="P8">constructor() {</text:p>
      <text:p text:style-name="P8"><text:tab/>effect(() =&gt; {</text:p>
      <text:p text:style-name="P162"><text:span text:style-name="T57"><text:tab/><text:tab/></text:span><text:span text:style-name="T118">//will be called in startup tile with initial value </text:span><text:span text:style-name="T119">(0)</text:span></text:p>
      <text:p text:style-name="P8"><text:tab/><text:tab/>console.log(`Counter value: ${this.counterSignal}`)</text:p>
      <text:p text:style-name="P162"><text:span text:style-name="T57"><text:tab/>}) </text:span><text:span text:style-name="T118">//Counter value: [Signal: num]</text:span></text:p>
      <text:p text:style-name="P8">}</text:p>
      <text:p text:style-name="P14">incrementSignal() {this.counterSignal.update((counter) =&gt; counter +1);}</text:p>
      <text:p text:style-name="P383"/>
      <text:p text:style-name="P383"/>
      <text:p text:style-name="P521"><text:span text:style-name="T86">Angular Signal Effects – Setting The Injection Context</text:span> </text:p>
      <text:p text:style-name="P532"><text:a xlink:type="simple" xlink:href="https://angular-university.io/lesson/angular-signals-effects-injection-context" text:style-name="Internet_20_link" text:visited-style-name="Visited_20_Internet_20_Link">https://angular-university.io/lesson/angular-signals-effects-injection-context</text:a> </text:p>
      <text:p text:style-name="P399">What is Dependency Injection (DI) context of an effect? Effect is essentially a fn, that fn might have dependencies, might have closures <text:span text:style-name="T152">to member variables of our class and it usually will always have dependencies from signal member variables. This potentially creates a memory leak problem when this component gets destroyed, if the effect fn would not be cleaned up. </text:span><text:span text:style-name="T153">To avoid that the effect fn will try to grape the dependency context of where it was called. And Angular will automatically take care of destroying this fn </text:span><text:soft-page-break/><text:span text:style-name="T153">whenever the host component gets destroyed. Angular is going to detect the on destroy lifecycle hook of the component, and in response to that is going to automatically clean up all effects. And that is why you should </text:span><text:span text:style-name="T154">always define effects </text:span><text:span text:style-name="T153">as much as possible </text:span><text:span text:style-name="T154">in the constructor</text:span><text:span text:style-name="T153">. </text:span></text:p>
      <text:p text:style-name="P400">If you are not defining your effect in the constructor and you are defining it inside after next render (build in fn), Angular will tell you: “Hey, I have no way of knowing when to clean up this effect.” (<text:span text:style-name="T111">effect() can only be used within an injection context such as a constructor, a factory function, a field initializer, or a function used with `runInInjectionContext`</text:span>). <text:span text:style-name="T176">And you need to tell me explicitly when I should clean it up. To pass that info to Angular, we are going to inject before the constructor injector context. </text:span></text:p>
      <text:p text:style-name="P401">This possibility should be use in extra situation because we should use effects very rarely, and if we use them – use the in constructor. This is an advanced and rarely used feature. </text:p>
      <text:p text:style-name="P241">home.component.<text:span text:style-name="T84">ts</text:span></text:p>
      <text:p text:style-name="P10">counterSignal = signal(0);</text:p>
      <text:p text:style-name="P535">//for prevent memory leaks cause effect in afterNextRender</text:p>
      <text:p text:style-name="P163"><text:span text:style-name="T57">injector = inject(Injector);</text:span><text:span text:style-name="T118">//from angular/core</text:span></text:p>
      <text:p text:style-name="P12">constructor() {</text:p>
      <text:p text:style-name="P163"><text:tab/><text:span text:style-name="T118">//defining effect not in constructor</text:span></text:p>
      <text:p text:style-name="P12"><text:tab/>afterNextRender(() =&gt; {</text:p>
      <text:p text:style-name="P163"><text:span text:style-name="T57"><text:tab/><text:tab/>effect(() =&gt; {</text:span><text:span text:style-name="T118"><text:tab/><text:tab/><text:tab/></text:span></text:p>
      <text:p text:style-name="P12"><text:tab/><text:tab/><text:tab/>console.log(`Counter value: ${this.counterSignal}`)</text:p>
      <text:p text:style-name="P12"><text:tab/><text:tab/>}, {</text:p>
      <text:p text:style-name="P12"><text:tab/><text:tab/><text:tab/>injector: this.injector //for clean up effect when onDestroy</text:p>
      <text:p text:style-name="P163"><text:span text:style-name="T57"><text:tab/><text:tab/>}) </text:span><text:span text:style-name="T118">//Counter value: [Signal: num]</text:span></text:p>
      <text:p text:style-name="P12"><text:tab/>})</text:p>
      <text:p text:style-name="P12">}</text:p>
      <text:p text:style-name="P13">incrementSignal() {this.counterSignal.update((counter) =&gt; counter +1);}</text:p>
      <text:p text:style-name="P398"/>
      <text:p text:style-name="P398"/>
      <text:p text:style-name="P398"><text:span text:style-name="T88">Angular Signal Effects – When To Use allowSignalWrites</text:span> </text:p>
      <text:p text:style-name="P398"><text:a xlink:type="simple" xlink:href="https://angular-university.io/lesson/angular-signals-effects-allow-signal-writes" text:style-name="Internet_20_link" text:visited-style-name="Visited_20_Internet_20_Link"><text:span text:style-name="T111">https://angular-university.io/lesson/angular-signals-effects-allow-signal-writes</text:span></text:a><text:span text:style-name="T111"> </text:span></text:p>
      <text:p text:style-name="P402">An affect is mean to be a pure side effect like the name indicates. In response to the changing value of a signal <text:span text:style-name="T177">or several signals, you’re going to trigger some sort of functionality that produces a pure side effect outside of the reactive context of your application. Namely by logging something to the console, for example. </text:span></text:p>
      <text:p text:style-name="P403">If you write a signal inside the body of effect <text:span text:style-name="T178">you will get this error (</text:span><text:span text:style-name="T112">ERROR Error: NG0600: Writing to signals is not allowed in a `computed` or an `effect` by default. Use `allowSignalWrites` in the `CreateEffectOptions` to enable this inside effects.</text:span><text:span text:style-name="T178">). </text:span></text:p>
      <text:p text:style-name="P404">In this case we defining signal → calling increment by click → it’s calling the effect → and inside the effect we calling increment again. It’s calling infinite loop, blocking our app, and blocking browser user interface. This is why by default we can’t calling a signal or computed fn inside the effect. </text:p>
      <text:p text:style-name="P404">For extremely cases when it’s necessary, to enable those edge case (<text:span text:style-name="T167">крайний случай</text:span>), add flag allowSignalWrites: true. </text:p>
      <text:p text:style-name="P242">home.component.<text:span text:style-name="T84">ts</text:span></text:p>
      <text:p text:style-name="P9">counterSignal = signal(0);</text:p>
      <text:p text:style-name="P9">constructor() {</text:p>
      <text:p text:style-name="P8"><text:tab/>effect(() =&gt; {</text:p>
      <text:p text:style-name="P162"><text:span text:style-name="T57"><text:tab/><text:tab/></text:span><text:span text:style-name="T179">//will be called in startup time with initial value</text:span></text:p>
      <text:p text:style-name="P8"><text:tab/><text:tab/>console.log(`Counter value: ${this.counterSignal}`);</text:p>
      <text:p text:style-name="P8"><text:tab/><text:tab/>this.incrementSignal();</text:p>
      <text:p text:style-name="P8"><text:tab/>}, {allowSignalWrites: false})</text:p>
      <text:p text:style-name="P8">}</text:p>
      <text:p text:style-name="P15">incrementSignal() {this.counterSignal.update((counter) =&gt; counter +1);}</text:p>
      <text:p text:style-name="P398"/>
      <text:p text:style-name="P398"/>
      <text:p text:style-name="P522"><text:span text:style-name="T86">Angular Signal Effects: How To Do Manual Effect Cleanup</text:span> </text:p>
      <text:p text:style-name="P532"><text:a xlink:type="simple" xlink:href="https://angular-university.io/lesson/angular-signals-manual-cleanup" text:style-name="Internet_20_link" text:visited-style-name="Visited_20_Internet_20_Link">https://angular-university.io/lesson/angular-signals-manual-cleanup</text:a> </text:p>
      <text:p text:style-name="P405">For very rarely cases. </text:p>
      <text:p text:style-name="P408"><text:span text:style-name="T181">Define effectRef variable with type </text:span><text:span text:style-name="T180">EffectRef </text:span><text:span text:style-name="T181">or null in the class with initial value = null. Assign effect to this variable in the constructor. Add btn cleanup in the template (for show how it’s works). </text:span></text:p>
      <text:p text:style-name="P243">home.component.<text:span text:style-name="T181">html</text:span></text:p>
      <text:p text:style-name="P13">&lt;p&gt;Cleanup effect manually&lt;/p&gt;</text:p>
      <text:p text:style-name="P12">&lt;button class="btn" (click)="cleanup()"&gt;Cleanup&lt;/button&gt;</text:p>
      <text:p text:style-name="P244">home.component.<text:span text:style-name="T182">ts</text:span></text:p>
      <text:p text:style-name="P13">effectRef: EffectRef | null = null;</text:p>
      <text:p text:style-name="P12">constructor() {</text:p>
      <text:p text:style-name="P12"><text:tab/>this.effectRef = effect(() =&gt; {</text:p>
      <text:p text:style-name="P163"><text:span text:style-name="T57"><text:tab/><text:tab/></text:span><text:span text:style-name="T118">//will be called in startup time with initial value</text:span></text:p>
      <text:p text:style-name="P12"><text:soft-page-break/><text:tab/><text:tab/>console.log(`Counter value: ${this.counterSignal}`);</text:p>
      <text:p text:style-name="P12"><text:tab/>})</text:p>
      <text:p text:style-name="P12">}</text:p>
      <text:p text:style-name="P536">//after calling this method logging not will be executed (from effect)</text:p>
      <text:p text:style-name="P13">cleanup() {this.effectRef?.destroy();}</text:p>
      <text:p text:style-name="P398"/>
      <text:p text:style-name="P406">onCleanup callback is useful if the effect gets cleaned up and we also want to release some sort of resources that our app is using. </text:p>
      <text:p text:style-name="P406">We might want to release those resources when the effect gets destroyed, but also between executions of the same effect (timeout) </text:p>
      <text:p text:style-name="P407">To clean this timeout before the execution of the next effect run, and also at cleanup time. Showing value 0 → then if we click few times we can see in the console last value in 1 second after last click. And if we click to the btn Cleanup, we will clean this effect. </text:p>
      <text:p text:style-name="P244">home.component.<text:span text:style-name="T182">ts</text:span></text:p>
      <text:p text:style-name="P27">effectRef: EffectRef | null = null;</text:p>
      <text:p text:style-name="P28">constructor() {</text:p>
      <text:p text:style-name="P167"><text:span text:style-name="T57"><text:tab/></text:span><text:span text:style-name="T118">//callback onCleanup for clean timeout</text:span></text:p>
      <text:p text:style-name="P29"><text:tab/>this.effectRef = effect((onCleanup) =&gt; {</text:p>
      <text:p text:style-name="P29"><text:tab/><text:tab/>const counter = this.counterSignal();</text:p>
      <text:p text:style-name="P29"><text:tab/><text:tab/>const timeout = setTimeout(() =&gt; {</text:p>
      <text:p text:style-name="P29"><text:tab/><text:tab/><text:tab/>console.log(`Counter value: ${counter}`);</text:p>
      <text:p text:style-name="P29"><text:tab/><text:tab/>}, 1000)</text:p>
      <text:p text:style-name="P167"><text:span text:style-name="T57"><text:tab/><text:tab/></text:span><text:span text:style-name="T118">//will be called when the effect gets destroyed but also before the next execution og the effect</text:span></text:p>
      <text:p text:style-name="P29"><text:tab/><text:tab/>onCleanup(() =&gt; {</text:p>
      <text:p text:style-name="P29"><text:tab/><text:tab/><text:tab/>console.log('Calling cleanup');</text:p>
      <text:p text:style-name="P29"><text:tab/><text:tab/><text:tab/>clearTimeout(timeout);</text:p>
      <text:p text:style-name="P29"><text:tab/><text:tab/>})</text:p>
      <text:p text:style-name="P29"><text:tab/>})</text:p>
      <text:p text:style-name="P29">}</text:p>
      <text:p text:style-name="P537">//after calling this method logging not will be executed (from effect)</text:p>
      <text:p text:style-name="P16">cleanup() {this.effectRef?.destroy();}</text:p>
      <text:p text:style-name="P398"/>
      <text:p text:style-name="P398"/>
      <text:p text:style-name="P574"/>
      <text:p text:style-name="P523"><text:span text:style-name="T86">Introduction To The Complete CRUD With Signals Section</text:span> </text:p>
      <text:p text:style-name="P532"><text:a xlink:type="simple" xlink:href="https://angular-university.io/lesson/angular-signals-crud-section-intro" text:style-name="Internet_20_link" text:visited-style-name="Visited_20_Internet_20_Link">https://angular-university.io/lesson/angular-signals-crud-section-intro</text:a> </text:p>
      <text:p text:style-name="P409">npm run server (localhost:9000) for check <text:a xlink:type="simple" xlink:href="http://localhost:9000/api/courses" text:style-name="Internet_20_link" text:visited-style-name="Visited_20_Internet_20_Link">http://localhost:9000/api/courses</text:a> in browser</text:p>
      <text:p text:style-name="P409"/>
      <text:p text:style-name="P524"><text:span text:style-name="T86">Why Making RxJs Optional In Angular?</text:span> </text:p>
      <text:p text:style-name="P409"><text:a xlink:type="simple" xlink:href="https://angular-university.io/lesson/angular-signals-why-optional-rxjs-lesson" text:style-name="Internet_20_link" text:visited-style-name="Visited_20_Internet_20_Link"><text:span text:style-name="T111">https://angular-university.io/lesson/angular-signals-why-optional-rxjs-lesson</text:span></text:a><text:span text:style-name="T111"> <text:s/></text:span><text:a xlink:type="simple" xlink:href="https://github.com/angular/angular/discussions/49684" text:style-name="Internet_20_link" text:visited-style-name="Visited_20_Internet_20_Link"><text:span text:style-name="T111">https://github.com/angular/angular/discussions/49684</text:span></text:a><text:span text:style-name="T111"> </text:span></text:p>
      <text:p text:style-name="P498">We use RxJs only if we really need to optionally. <text:span text:style-name="T184">The best article is here (2, GitHub)</text:span></text:p>
      <text:p text:style-name="P410">RxJs is here, it’s available if you need it, and there will be better interoperability with it than ever. We are just encouraged to try (<text:span text:style-name="T167">попробовать</text:span>) other patterns.</text:p>
      <text:p text:style-name="P410">We should use signals in our apps for our reactive needs, to build our apps in declarative style, but we should not use RxJs as the first thing when starting a new app. </text:p>
      <text:p text:style-name="P410">RxJs is great for handling complex event scenarios where you have stream of events (scrolling through a page - <text:s/>fetching data with scrolling (Netflix), <text:span text:style-name="T183">auto-complete search with a cancellation</text:span>); <text:span text:style-name="T183">for orchestrating complex asynchronous operations. </text:span></text:p>
      <text:p text:style-name="P564"><text:span text:style-name="T136">RxJs has been historically used for just about everything in the Angular ecosystem, but although it’s true that it’s a very elegant solution for certain particular problems, it comes with a heavy learning curve </text:span><text:span text:style-name="T137">(</text:span><text:span text:style-name="T93">тяжелая кривая обучения</text:span><text:span text:style-name="T137">)</text:span><text:span text:style-name="T136"> and we are probably much better off using it </text:span><text:span text:style-name="T137">only when we actually need it.</text:span></text:p>
      <text:p text:style-name="P411">The introduction of signals gives us a chance the Angular community to create new best practices where RxJs is mostly optional. Angular team is encouraging (<text:span text:style-name="T167">призывает</text:span>) us to explore (<text:span text:style-name="T167">изучить</text:span>) those new best practices to explore what an app would look like if it’s not written with a lot of RxJs. If RxJs is deliberately kept to a minimum <text:span text:style-name="T185">(</text:span><text:span text:style-name="T169">намеренно сведен к минимуму</text:span><text:span text:style-name="T185">)</text:span> to avoid unnecessary complexity <text:span text:style-name="T185">(</text:span><text:span text:style-name="T169">сложностей</text:span><text:span text:style-name="T185">)</text:span>.</text:p>
      <text:p text:style-name="P398"/>
      <text:p text:style-name="P398"/>
      <text:p text:style-name="P522"><text:span text:style-name="T86">CRUD Read Operation – Defining The API of our Service Layer</text:span> </text:p>
      <text:p text:style-name="P398"><text:a xlink:type="simple" xlink:href="https://angular-university.io/lesson/angular-signals-crud-read-part-1" text:style-name="Internet_20_link" text:visited-style-name="Visited_20_Internet_20_Link"><text:span text:style-name="T111">https://angular-university.io/lesson/angular-signals-crud-read-part-1</text:span></text:a><text:span text:style-name="T111"> </text:span></text:p>
      <text:p text:style-name="P412"><text:span text:style-name="T186">Define</text:span> Courses <text:span text:style-name="T187">signal </text:span>(before Observable) in the HomeComponent <text:span text:style-name="T187">for fetch the data to this signal. </text:span><text:s/></text:p>
      <text:p text:style-name="P413">Inject CoursesService to the home component. </text:p>
      <text:p text:style-name="P550">//we use signals for Angular knows when data was changed</text:p>
      <text:p text:style-name="P26">courses = signal&lt;Course[]&gt;([]);</text:p>
      <text:p text:style-name="P26">coursesService = inject(CoursesService);</text:p>
      <text:p text:style-name="P414">Add load<text:span text:style-name="T188">AllCourses</text:span> fn to the Courses service that loading all courses from the back-end. </text:p>
      <text:p text:style-name="P415">When you declaring a fn as async – we can use await inside this fn, but also it means that when you call this fn you are implicitly (<text:span text:style-name="T167">неявно</text:span>) return a Promise and we also can return any primitive value ([]), that will be wrapped automatically in a Promise by the async syntax. </text:p>
      <text:p text:style-name="P13">export class CoursesService {</text:p>
      <text:p text:style-name="P163"><text:span text:style-name="T57"><text:tab/></text:span><text:span text:style-name="T118">//before loadAllCourses(): Observable&lt;Course[]&gt;</text:span></text:p>
      <text:p text:style-name="P12"><text:tab/>async loadAllCourses(url: string): Promise&lt;Course[]&gt; {</text:p>
      <text:p text:style-name="P17"><text:tab/><text:tab/>return []</text:p>
      <text:p text:style-name="P17"><text:tab/>}</text:p>
      <text:p text:style-name="P12">}</text:p>
      <text:p text:style-name="P398"/>
      <text:p text:style-name="P522"><text:span text:style-name="T86">Angular HTTP Service Layers – Two Different Options</text:span> </text:p>
      <text:p text:style-name="P398"><text:a xlink:type="simple" xlink:href="https://angular-university.io/lesson/angular-signals-angular-http-service-layers-two-different-options" text:style-name="Internet_20_link" text:visited-style-name="Visited_20_Internet_20_Link"><text:span text:style-name="T111">https://angular-university.io/lesson/angular-signals-angular-http-service-layers-two-different-options</text:span></text:a> </text:p>
      <text:p text:style-name="P416">Connection API server and client, detect changes and c<text:span text:style-name="T189">om</text:span>pa<text:span text:style-name="T189">ti</text:span>bility <text:a xlink:type="simple" xlink:href="https://trpc.io/" text:style-name="Internet_20_link" text:visited-style-name="Visited_20_Internet_20_Link">https://trpc.io/</text:a> </text:p>
      <text:p text:style-name="P417">We will develop 2 different ways of courses services:</text:p>
      <text:p text:style-name="P418">1 CoursesService with Angular httpClient</text:p>
      <text:p text:style-name="P418">2 CoursesServiceWithFetch – native js method</text:p>
      <text:p text:style-name="P419">We will start <text:span text:style-name="T190">from native fetch method, src → app → services → courses-fetch.service.ts </text:span></text:p>
      <text:p text:style-name="P437">Aliases for addresses: src →environments </text:p>
      <text:p text:style-name="P19">export class CoursesServiceWithFetch {</text:p>
      <text:p text:style-name="P164"><text:span text:style-name="T57"><text:tab/></text:span><text:span text:style-name="T118">//This is not good place for handling errors, let them bubble up and </text:span></text:p>
      <text:p text:style-name="P538"><text:tab/>//handling them in another place because of this service will be used </text:p>
      <text:p text:style-name="P538"><text:tab/>//by many components</text:p>
      <text:p text:style-name="P231"><text:span text:style-name="T58"><text:tab/>env = environment; //</text:span><text:span text:style-name="T120">import {environment} from "../../environments/environment";</text:span></text:p>
      <text:p text:style-name="P164"><text:span text:style-name="T57"><text:tab/></text:span><text:span text:style-name="T118">//before loadAllCourses(): Observable&lt;Course[]&gt;</text:span></text:p>
      <text:p text:style-name="P18"><text:tab/>async loadAllCourses(): Promise&lt;Course[]&gt; {</text:p>
      <text:p text:style-name="P18"><text:tab/><text:tab/>const response = await fetch(`${this.env.apiRoot}/courses`);</text:p>
      <text:p text:style-name="P18"><text:tab/><text:tab/>const payload = await response.json();</text:p>
      <text:p text:style-name="P18"><text:tab/><text:tab/>return payload.courses;</text:p>
      <text:p text:style-name="P164"><text:tab/><text:span text:style-name="T57">}</text:span></text:p>
      <text:p text:style-name="P164"><text:span text:style-name="T57"><text:tab/></text:span><text:span text:style-name="T118">/*Another way with return type, first way is better</text:span></text:p>
      <text:p text:style-name="P538"><text:tab/>async loadAllCourses() {</text:p>
      <text:p text:style-name="P538"><text:soft-page-break/><text:tab/><text:tab/>const response = await fetch(`${this.env.apiRoot}/courses`);</text:p>
      <text:p text:style-name="P538"><text:tab/><text:tab/>const payload = await response.json();</text:p>
      <text:p text:style-name="P538"><text:tab/><text:tab/>return payload.courses as Courses[];</text:p>
      <text:p text:style-name="P538"><text:tab/>}*/</text:p>
      <text:p text:style-name="P18">}</text:p>
      <text:p text:style-name="P398"/>
      <text:p text:style-name="P398"/>
      <text:p text:style-name="P522"><text:span text:style-name="T86">Fetching Data From the Service Layer With Error Handling</text:span> </text:p>
      <text:p text:style-name="P532"><text:a xlink:type="simple" xlink:href="https://angular-university.io/lesson/angular-signals-fetching-data-from-the-service-layer-with-error-handling" text:style-name="Internet_20_link" text:visited-style-name="Visited_20_Internet_20_Link">https://angular-university.io/lesson/angular-signals-fetching-data-from-the-service-layer-with-error-handling</text:a> </text:p>
      <text:p text:style-name="P420">Retrieve data from the server to HomeComponent with CoursesServiceWithFetch </text:p>
      <text:p text:style-name="P421">Inject service to the component</text:p>
      <text:p text:style-name="P421">Define signal variable to the courses.</text:p>
      <text:p text:style-name="P421">Implement method loadCourses() to the HomeComponent (to ways of realization this method)</text:p>
      <text:p text:style-name="P422">We can call this method inside ngOnInit; or inside the constructor, which also using for initializing computed signals, effects etc; <text:span text:style-name="T192">we also can do this inside lifecycle hook afterNextRender(() =&gt; {this.loadCourses}) witch place in the constructor</text:span>. </text:p>
      <text:p text:style-name="P503"><text:span text:style-name="T101">Signals must be invoked for show values: </text:span><text:span text:style-name="T191">this.courses()!!!</text:span></text:p>
      <text:p text:style-name="P245">home.component.<text:span text:style-name="T182">ts</text:span></text:p>
      <text:p text:style-name="P84">export class HomeComponent {</text:p>
      <text:p text:style-name="P168"><text:span text:style-name="T57"><text:tab/></text:span><text:span text:style-name="T118">//we use signals for Angular knows when data was changed</text:span></text:p>
      <text:p text:style-name="P22"><text:tab/>courses = signal&lt;Course[]&gt;([]);</text:p>
      <text:p text:style-name="P22"><text:tab/>coursesService = inject(CoursesServiceWithFetch);</text:p>
      <text:p text:style-name="P168"/>
      <text:p text:style-name="P169"><text:tab/><text:span text:style-name="T57">constructor() { </text:span></text:p>
      <text:p text:style-name="P168"><text:span text:style-name="T57"><text:tab/><text:tab/>this.loadCourses() </text:span><text:span text:style-name="T118">//we can finish with this row, without .then()</text:span></text:p>
      <text:p text:style-name="P22"><text:tab/><text:tab/>.then(() =&gt; console.log('All courses loaded: ', this.courses()))</text:p>
      <text:p text:style-name="P22"><text:tab/>}</text:p>
      <text:p text:style-name="P168"><text:span text:style-name="T57"><text:tab/></text:span><text:span text:style-name="T118">/*First method</text:span></text:p>
      <text:p text:style-name="P22"><text:tab/>loadCourses() {</text:p>
      <text:p text:style-name="P22"><text:tab/><text:tab/>this.coursesService.loadAllCourses()</text:p>
      <text:p text:style-name="P168"><text:span text:style-name="T57"><text:tab/><text:tab/></text:span><text:span text:style-name="T118">//because this method return a Promise we should add next</text:span></text:p>
      <text:p text:style-name="P23"><text:tab/><text:tab/><text:tab/>.then(courses =&gt; this.courses.set(courses.sort(sortCoursesBySeqNo))</text:p>
      <text:p text:style-name="P168"><text:span text:style-name="T57"><text:tab/><text:tab/><text:tab/></text:span><text:span text:style-name="T118">//add handling error if you want, but we will see another way to do this</text:span></text:p>
      <text:p text:style-name="P22"><text:tab/><text:tab/><text:tab/>.catch(err =&gt; {console.log(err)})</text:p>
      <text:p text:style-name="P22"><text:tab/>}*/</text:p>
      <text:p text:style-name="P168"><text:span text:style-name="T57"><text:tab/></text:span><text:span text:style-name="T118">//Second (better) method</text:span></text:p>
      <text:p text:style-name="P168"><text:span text:style-name="T57"><text:tab/></text:span><text:span text:style-name="T118">//if try/catch applied to the promise catch will catch error for synchronous code and for Promis</text:span><text:span text:style-name="T121">e</text:span></text:p>
      <text:p text:style-name="P22"><text:tab/>async loadCourses() {</text:p>
      <text:p text:style-name="P22"><text:tab/><text:tab/>try {</text:p>
      <text:p text:style-name="P168"><text:span text:style-name="T57"><text:tab/><text:tab/><text:tab/>const courses = await this.coursesService.loadAllCourses(); </text:span><text:span text:style-name="T118">//Promis</text:span><text:span text:style-name="T121">e</text:span></text:p>
      <text:p text:style-name="P170"><text:span text:style-name="T57"><text:tab/><text:tab/><text:tab/>this.courses.set(courses.sort(sortCoursesBySeqNo); </text:span><text:span text:style-name="T118">//synchronous code</text:span></text:p>
      <text:p text:style-name="P22"><text:tab/><text:tab/>} catch(err) {</text:p>
      <text:p text:style-name="P22"><text:tab/><text:tab/><text:tab/>alert('Error loading courses!');</text:p>
      <text:p text:style-name="P22"><text:tab/><text:tab/><text:tab/>console.error(err);</text:p>
      <text:p text:style-name="P22"><text:tab/><text:tab/>}</text:p>
      <text:p text:style-name="P22"><text:tab/>}</text:p>
      <text:p text:style-name="P22">}</text:p>
      <text:p text:style-name="P423"/>
      <text:p text:style-name="P569">Loading Data With OnInit or afterNextRender</text:p>
      <text:p text:style-name="P423"><text:a xlink:type="simple" xlink:href="https://angular-university.io/lesson/angular-signals-loading-data-with-oninit-or-afternextrender" text:style-name="Internet_20_link" text:visited-style-name="Visited_20_Internet_20_Link"><text:span text:style-name="T111">https://angular-university.io/lesson/angular-signals-loading-data-with-oninit-or-afternextrender</text:span></text:a><text:span text:style-name="T111"> </text:span></text:p>
      <text:p text:style-name="P424">Two different ways to load courses to the component:</text:p>
      <text:p text:style-name="P85">constructor() { </text:p>
      <text:p text:style-name="P18"><text:tab/>afterNextRender(() =&gt; {</text:p>
      <text:p text:style-name="P18"><text:tab/><text:tab/>this.loadCourses() //we can finish with this row, without .then()</text:p>
      <text:p text:style-name="P18"><text:tab/><text:tab/><text:tab/>.then(() =&gt; console.log('All courses loaded: ', this.courses()))</text:p>
      <text:p text:style-name="P18"><text:tab/>})</text:p>
      <text:p text:style-name="P18">}</text:p>
      <text:p text:style-name="P257">or</text:p>
      <text:p text:style-name="P85">export class HomeComponent implements OnInit<text:span text:style-name="T193">{</text:span></text:p>
      <text:p text:style-name="P85"><text:tab/>ngOnInit(): void {</text:p>
      <text:p text:style-name="P18"><text:tab/><text:tab/>this.loadCourses() //we can finish with this row, without .then()</text:p>
      <text:p text:style-name="P18"><text:tab/><text:tab/><text:tab/>.then(() =&gt; console.log('All courses loaded: ', this.courses()))</text:p>
      <text:p text:style-name="P18"><text:tab/>}</text:p>
      <text:p text:style-name="P91">}</text:p>
      <text:p text:style-name="P425">Calling in the constructor like in the previous lesson is more simple and readable. </text:p>
      <text:p text:style-name="P423"/>
      <text:p text:style-name="P423"/>
      <text:p text:style-name="P525"><text:soft-page-break/><text:span text:style-name="T86">Angular Service Layers With The HTTP Client and async / await</text:span> </text:p>
      <text:p text:style-name="P423"><text:a xlink:type="simple" xlink:href="https://angular-university.io/lesson/angular-signals-angular-service-layers-with-the-http-client-and-async-await" text:style-name="Internet_20_link" text:visited-style-name="Visited_20_Internet_20_Link"><text:span text:style-name="T111">https://angular-university.io/lesson/angular-signals-angular-service-layers-with-the-http-client-and-async-await</text:span></text:a><text:span text:style-name="T111"> </text:span></text:p>
      <text:p text:style-name="P426">Reasons for choosing Angular HTTP client (and not fetch) is:</text:p>
      <text:p text:style-name="P426">1. It has grate interceptor (<text:span text:style-name="T167">перехватчик</text:span>) story if you want interceptors in your app. HTTP client has that working out of the box integrated with the Angular DI system</text:p>
      <text:p text:style-name="P426">2. HTTP client of Angular h<text:span text:style-name="T274">a</text:span>s a great testing story for writing angular unit tests.</text:p>
      <text:p text:style-name="P426"/>
      <text:p text:style-name="P426">Change injection in the HomeComponent to CoursesService <text:span text:style-name="T195">and clean HomeComponent from additional info</text:span>. <text:s text:c="2"/></text:p>
      <text:p text:style-name="P427">Inject httpClient to the <text:span text:style-name="T194">CoursesService</text:span>.</text:p>
      <text:p text:style-name="P427">Implement async method loadAllCourses to the <text:span text:style-name="T194">CoursesService.</text:span></text:p>
      <text:p text:style-name="P86">@Injectable({</text:p>
      <text:p text:style-name="P18"><text:tab/>providedIn: "root"</text:p>
      <text:p text:style-name="P18">})</text:p>
      <text:p text:style-name="P18">export class CoursesService {</text:p>
      <text:p text:style-name="P18"><text:tab/>env = environment;</text:p>
      <text:p text:style-name="P18"><text:tab/>http = inject(HttpClient);</text:p>
      <text:p text:style-name="P164"><text:span text:style-name="T57"><text:tab/></text:span><text:span text:style-name="T118">//before loadAllCourses(): Observable&lt;Course[]&gt;</text:span></text:p>
      <text:p text:style-name="P18"><text:tab/>async loadAllCourses(): Promise&lt;Course[]&gt; {</text:p>
      <text:p text:style-name="P164"><text:span text:style-name="T57"><text:tab/><text:tab/></text:span><text:span text:style-name="T118">//here we get an Observable, it's not updated yet.</text:span></text:p>
      <text:p text:style-name="P18"><text:tab/><text:tab/>const courses$ = </text:p>
      <text:p text:style-name="P18"><text:tab/><text:tab/><text:tab/>this.http.get&lt;GetCoursesResponse&gt;(`${this.env.apiRoot}/courses`);</text:p>
      <text:p text:style-name="P164"><text:span text:style-name="T57"><text:tab/><text:tab/></text:span><text:span text:style-name="T118">//converting Observable to a Promise, method from RxJs</text:span></text:p>
      <text:p text:style-name="P18"><text:tab/><text:tab/>const response = await firstValueFrom(courses$);</text:p>
      <text:p text:style-name="P18"><text:tab/><text:tab/>return response.courses;</text:p>
      <text:p text:style-name="P18"><text:tab/>}</text:p>
      <text:p text:style-name="P18">}</text:p>
      <text:p text:style-name="P428">And we again not handling errors in service, we let them bubble up and we will handle them at level of the component on the correctly way. </text:p>
      <text:p text:style-name="P429">Now we implemented <text:span text:style-name="T195">method loadAllCourses </text:span>witch using all advantages from async/await/Promise and HTTPClient, we just transformed response from Observable to the Promise and cod<text:span text:style-name="T275">e</text:span> in the service it still easy to understand </text:p>
      <text:p text:style-name="P427"/>
      <text:p text:style-name="P526"><text:span text:style-name="T86">Defining Derived </text:span><text:span text:style-name="T87">(производных)</text:span><text:span text:style-name="T86"> Data Declaratively Using computed()</text:span> </text:p>
      <text:p text:style-name="P427"><text:a xlink:type="simple" xlink:href="https://angular-university.io/lesson/angular-signals-defining-derived-data-declaratively-using-computed" text:style-name="Internet_20_link" text:visited-style-name="Visited_20_Internet_20_Link"><text:span text:style-name="T111">https://angular-university.io/lesson/angular-signals-defining-derived-data-declaratively-using-computed</text:span></text:a><text:span text:style-name="T111"> </text:span></text:p>
      <text:p text:style-name="P430">To make signal private add # before the name of signal without space (#courses = signal&lt;Course[]&gt;([]) and this signal can’t be used in the template. <text:s/></text:p>
      <text:p text:style-name="P431">Add computed signals for beginner and advanced courses.</text:p>
      <text:p text:style-name="P431">Add effect to the constructor <text:span text:style-name="T196">for logging them to the console for check. </text:span></text:p>
      <text:p text:style-name="P246">home.component.<text:span text:style-name="T182">ts</text:span></text:p>
      <text:p text:style-name="P84">export class HomeComponent {</text:p>
      <text:p text:style-name="P168"><text:span text:style-name="T57"><text:tab/></text:span><text:span text:style-name="T118">//we use signals for Angular knows when data was changed</text:span></text:p>
      <text:p text:style-name="P540"><text:tab/>//# makes signal private</text:p>
      <text:p text:style-name="P22"><text:tab/>#courses = signal&lt;Course[]&gt;([]);</text:p>
      <text:p text:style-name="P22"><text:tab/>coursesService = inject(CoursesService);</text:p>
      <text:p text:style-name="P22"><text:tab/>beginnerCourses = computed(() =&gt; {</text:p>
      <text:p text:style-name="P22"><text:tab/><text:tab/>return this.#courses().filter(course =&gt; course.category === 'BEGINNER');</text:p>
      <text:p text:style-name="P22"><text:tab/>})</text:p>
      <text:p text:style-name="P22"><text:tab/>advancedCourses = computed(() =&gt; {</text:p>
      <text:p text:style-name="P22"><text:tab/><text:tab/>return this.#courses().filter(course =&gt; course.category === 'ADVANCED');</text:p>
      <text:p text:style-name="P22"><text:tab/>})</text:p>
      <text:p text:style-name="P22"><text:tab/>constructor() {</text:p>
      <text:p text:style-name="P22"><text:tab/><text:tab/>this.loadCourses() //we can finish with this row, without .then()</text:p>
      <text:p text:style-name="P22"><text:tab/><text:tab/><text:tab/>.then(() =&gt; console.log('All courses loaded: ', this.#courses()))</text:p>
      <text:p text:style-name="P22"><text:tab/><text:tab/>effect(() =&gt; {</text:p>
      <text:p text:style-name="P22"><text:tab/><text:tab/><text:tab/>console.log('Beginner courses: ', this.beginnerCourses());</text:p>
      <text:p text:style-name="P22"><text:tab/><text:tab/><text:tab/>console.log('Advanced courses: ', this.advancedCourses());</text:p>
      <text:p text:style-name="P22"><text:tab/><text:tab/>})</text:p>
      <text:p text:style-name="P22"><text:tab/>}</text:p>
      <text:p text:style-name="P22"><text:tab/>async loadCourses() {</text:p>
      <text:p text:style-name="P22"><text:tab/><text:tab/>try {</text:p>
      <text:p text:style-name="P168"><text:tab/><text:tab/><text:tab/> <text:span text:style-name="T57">const courses = await this.coursesService.loadAllCourses();</text:span></text:p>
      <text:p text:style-name="P232"><text:span text:style-name="T58"><text:tab/><text:tab/><text:tab/></text:span><text:span text:style-name="T120">//sortCoursesBySeqNo defined in models/course.module.ts</text:span></text:p>
      <text:p text:style-name="P23"><text:tab/><text:tab/><text:tab/>this.#courses.set(courses.sort(sortCoursesBySeqNo)); //synchronous code</text:p>
      <text:p text:style-name="P22"><text:tab/><text:tab/>} catch(err) {</text:p>
      <text:p text:style-name="P22"><text:tab/><text:tab/><text:tab/>alert('Error loading courses!');</text:p>
      <text:p text:style-name="P22"><text:tab/><text:tab/><text:tab/>console.error(err);</text:p>
      <text:p text:style-name="P24"><text:soft-page-break/><text:tab/><text:tab/>}</text:p>
      <text:p text:style-name="P24"><text:tab/>}</text:p>
      <text:p text:style-name="P22">}</text:p>
      <text:p text:style-name="P423"/>
      <text:p text:style-name="P525"><text:span text:style-name="T86">Angular Signal Inputs – Optional and Required Inputs</text:span> </text:p>
      <text:p text:style-name="P423"><text:a xlink:type="simple" xlink:href="https://angular-university.io/lesson/angular-signals-angular-signal-inputs-optional-and-required-inputs" text:style-name="Internet_20_link" text:visited-style-name="Visited_20_Internet_20_Link"><text:span text:style-name="T111">https://angular-university.io/lesson/angular-signals-angular-signal-inputs-optional-and-required-inputs</text:span></text:a><text:span text:style-name="T111"> </text:span></text:p>
      <text:p text:style-name="P432">For display courses in the template add &lt;courses-card-list/&gt; with <text:span text:style-name="T197">passing courses</text:span> to the mat-tab’s in the home-component.html</text:p>
      <text:p text:style-name="P87">&lt;mat-tab label="Beginners"&gt;</text:p>
      <text:p text:style-name="P30"><text:tab/>&lt;courses-card-list [courses]="beginnerCourses()"/&gt;</text:p>
      <text:p text:style-name="P30">&lt;/mat-tab&gt;</text:p>
      <text:p text:style-name="P30">&lt;mat-tab label="Advanced"&gt;</text:p>
      <text:p text:style-name="P30"><text:tab/>&lt;courses-card-list [courses]="advancedCourses()" /&gt; </text:p>
      <text:p text:style-name="P30">&lt;/mat-tab&gt;</text:p>
      <text:p text:style-name="P504"><text:span text:style-name="T102">Add signal inputs API to the CoursesCardListComponent </text:span><text:span text:style-name="T103">(</text:span><text:span text:style-name="T141">courses = input.required&lt;Course[]&gt;()</text:span><text:span text:style-name="T103">).</text:span></text:p>
      <text:p text:style-name="P423"/>
      <text:p text:style-name="P525"><text:span text:style-name="T86">CRUD – Display a List of Courses</text:span> </text:p>
      <text:p text:style-name="P423"><text:a xlink:type="simple" xlink:href="https://angular-university.io/lesson/angular-signals-crud-display-a-list-of-courses" text:style-name="Internet_20_link" text:visited-style-name="Visited_20_Internet_20_Link"><text:span text:style-name="T111">https://angular-university.io/lesson/angular-signals-crud-display-a-list-of-courses</text:span></text:a><text:span text:style-name="T111"> </text:span></text:p>
      <text:p text:style-name="P433">Add template for the courses-card-list using @for{} syntax </text:p>
      <text:p text:style-name="P90">@for (course of courses(); track course.id) {</text:p>
      <text:p text:style-name="P18"><text:tab/>&lt;div class="course-card"&gt;</text:p>
      <text:p text:style-name="P18"><text:tab/><text:tab/>&lt;div class="course-header"&gt;</text:p>
      <text:p text:style-name="P18"><text:tab/><text:tab/><text:tab/>&lt;span class="course-title"&gt;{{course.title}}&lt;/span&gt;</text:p>
      <text:p text:style-name="P18"><text:tab/><text:tab/>&lt;/div&gt;</text:p>
      <text:p text:style-name="P18"><text:tab/><text:tab/>&lt;img [src]="course.iconUrl" alt="Course logo" class="course-image"&gt;</text:p>
      <text:p text:style-name="P18"><text:tab/><text:tab/>&lt;div class="course-description"&gt;</text:p>
      <text:p text:style-name="P18"><text:tab/><text:tab/><text:tab/>&lt;p&gt;{{course.longDescription}}&lt;/p&gt;</text:p>
      <text:p text:style-name="P18"><text:tab/><text:tab/>&lt;/div&gt;</text:p>
      <text:p text:style-name="P18"><text:tab/><text:tab/>&lt;div class="course-actions"&gt;</text:p>
      <text:p text:style-name="P18"><text:tab/><text:tab/><text:tab/>&lt;button class="btn"&gt;VIEW COURSE&lt;/button&gt;</text:p>
      <text:p text:style-name="P18"><text:tab/><text:tab/><text:tab/>&lt;button class="btn"&gt;EDIT&lt;/button&gt;</text:p>
      <text:p text:style-name="P18"><text:tab/><text:tab/><text:tab/>&lt;img src="/assets/icons/delete.svg" class="delete" alt="Close button"&gt;</text:p>
      <text:p text:style-name="P18"><text:tab/><text:tab/>&lt;/div&gt;</text:p>
      <text:p text:style-name="P18"><text:tab/>&lt;/div&gt;</text:p>
      <text:p text:style-name="P18">}</text:p>
      <text:p text:style-name="P433"/>
      <text:p text:style-name="P398"/>
      <text:p text:style-name="P522"><text:span text:style-name="T86">CRUD Service Layer – Fetch Implementation</text:span> </text:p>
      <text:p text:style-name="P398"><text:a xlink:type="simple" xlink:href="https://angular-university.io/lesson/angular-signals-crud-service-layer-fetch-implementation" text:style-name="Internet_20_link" text:visited-style-name="Visited_20_Internet_20_Link"><text:span text:style-name="T111">https://angular-university.io/lesson/angular-signals-crud-service-layer-fetch-implementation</text:span></text:a><text:span text:style-name="T111"> </text:span></text:p>
      <text:p text:style-name="P506">In this part we will continue implement CoursesServiceWithFetch. We will add methods createCourse, <text:span text:style-name="T145">saveCourse</text:span> and deleteCourse. </text:p>
      <text:p text:style-name="P434">createCourse<text:span text:style-name="T198">() this is async method:</text:span></text:p>
      <text:p text:style-name="P505"><text:span text:style-name="T104">When we are creating a new entity of a DB we don’t have unique identifier yet (id). So, we passing params like a Partial (async </text:span><text:span text:style-name="T105">createCourse</text:span><text:span text:style-name="T104">(course: Partial&lt;Course&gt;){}). In help </text:span><text:span text:style-name="T141">Make all properties in T optional</text:span><text:span text:style-name="T104"> </text:span></text:p>
      <text:p text:style-name="P551">//We use Partial type (Make all properties in T optional) because </text:p>
      <text:p text:style-name="P538">//we don't have id yet. </text:p>
      <text:p text:style-name="P18">async createCourse (course: Partial&lt;Course&gt;): Promise&lt;Course&gt; {</text:p>
      <text:p text:style-name="P18"><text:tab/>const response = await fetch(`${this.env.apiRoot}/courses`, {</text:p>
      <text:p text:style-name="P18"><text:tab/><text:tab/>method: 'POST',</text:p>
      <text:p text:style-name="P18"><text:tab/><text:tab/>headers: {</text:p>
      <text:p text:style-name="P18"><text:tab/><text:tab/><text:tab/>'Content-Type': 'application/json'</text:p>
      <text:p text:style-name="P18"><text:tab/><text:tab/>},</text:p>
      <text:p text:style-name="P164"><text:tab/><text:tab/> <text:span text:style-name="T57">body: JSON.stringify(course)</text:span></text:p>
      <text:p text:style-name="P18"><text:tab/>});</text:p>
      <text:p text:style-name="P18"><text:tab/>return await response.json();</text:p>
      <text:p text:style-name="P18">}</text:p>
      <text:p text:style-name="P435">Then implement <text:span text:style-name="T199">async </text:span>saveCourse() {}</text:p>
      <text:p text:style-name="P88">async saveCourse(courseId: string, changes: Partial&lt;Course&gt;): Promise&lt;Course&gt; {</text:p>
      <text:p text:style-name="P12"><text:tab/>const response = await fetch(`${this.env.apiRoot}/courses/${courseId}`, {</text:p>
      <text:p text:style-name="P12"><text:tab/><text:tab/>method: 'PUT', //create new or replace existing course</text:p>
      <text:p text:style-name="P12"><text:tab/><text:tab/>headers: {</text:p>
      <text:p text:style-name="P12"><text:tab/><text:tab/><text:tab/>'Content-Type': 'application/json'</text:p>
      <text:p text:style-name="P12"><text:tab/><text:tab/>},</text:p>
      <text:p text:style-name="P12"><text:tab/><text:tab/>body: JSON.stringify(changes)</text:p>
      <text:p text:style-name="P12"><text:tab/>});</text:p>
      <text:p text:style-name="P12"><text:tab/>return await response.json();</text:p>
      <text:p text:style-name="P12">}</text:p>
      <text:p text:style-name="P436"><text:soft-page-break/>And then implement async deleteCourse(){}</text:p>
      <text:p text:style-name="P89">async deleteCourse (courseId: string): Promise&lt;void&gt; {</text:p>
      <text:p text:style-name="P31"><text:tab/>const response = await fetch(`${this.env.apiRoot}/courses/${courseId}`, {</text:p>
      <text:p text:style-name="P31"><text:tab/><text:tab/>method: 'DELETE',</text:p>
      <text:p text:style-name="P31"><text:tab/>});</text:p>
      <text:p text:style-name="P31">}</text:p>
      <text:p text:style-name="P436"/>
      <text:p text:style-name="P398"/>
      <text:p text:style-name="P522"><text:span text:style-name="T86">CRUD Service Layer with async / await and the Angular HTTP Client</text:span> </text:p>
      <text:p text:style-name="P398"><text:a xlink:type="simple" xlink:href="https://angular-university.io/lesson/angular-signals-crud-service-layer-with-async-await-and-the-angular-http-client" text:style-name="Internet_20_link" text:visited-style-name="Visited_20_Internet_20_Link"><text:span text:style-name="T111">https://angular-university.io/lesson/angular-signals-crud-service-layer-with-async-await-and-the-angular-http-client</text:span></text:a><text:span text:style-name="T111"> </text:span></text:p>
      <text:p text:style-name="P506">In this part we will continue implement CoursesService <text:span text:style-name="T200">with HTTP Client</text:span>. We will add methods createCourse, <text:span text:style-name="T145">saveCourse</text:span> and deleteCourse. <text:span text:style-name="T200">HTTP client returns Observables, so we need transform Observable to Promise inside fn and fn should return Promise </text:span><text:span text:style-name="T201">for using async / await logic</text:span><text:span text:style-name="T200">.</text:span></text:p>
      <text:p text:style-name="P92">export class CoursesService {</text:p>
      <text:p text:style-name="P18"><text:tab/>env = environment;</text:p>
      <text:p text:style-name="P18"><text:tab/>envCourses = `${this.env.apiRoot}/courses`;</text:p>
      <text:p text:style-name="P18"><text:tab/>http = inject(HttpClient);</text:p>
      <text:p text:style-name="P164"><text:span text:style-name="T57"><text:tab/></text:span><text:span text:style-name="T118">//before loadAllCourses(): Observable&lt;Course[]&gt;</text:span></text:p>
      <text:p text:style-name="P18"><text:tab/>async loadAllCourses(): Promise&lt;Course[]&gt; {</text:p>
      <text:p text:style-name="P164"><text:span text:style-name="T57"><text:tab/><text:tab/></text:span><text:span text:style-name="T118">//here we get an Observable, it's not updated yet.</text:span></text:p>
      <text:p text:style-name="P18"><text:tab/><text:tab/>const courses$ = this.http.get&lt;GetCoursesResponse&gt;(this.envCourses);</text:p>
      <text:p text:style-name="P164"><text:span text:style-name="T57"><text:tab/><text:tab/></text:span><text:span text:style-name="T118">//converting Observable to a Promise, method from RxJs</text:span></text:p>
      <text:p text:style-name="P18"><text:tab/><text:tab/>const response = await firstValueFrom(courses$);</text:p>
      <text:p text:style-name="P18"><text:tab/><text:tab/>return response.courses;</text:p>
      <text:p text:style-name="P18"><text:tab/>}</text:p>
      <text:p text:style-name="P164"><text:span text:style-name="T57"><text:tab/></text:span><text:span text:style-name="T118">//We use Partial type (Make all properties in T optional) because we don't have id yet. </text:span></text:p>
      <text:p text:style-name="P18"><text:tab/>async createCourse (course: Partial&lt;Course&gt;): Promise&lt;Course&gt; {</text:p>
      <text:p text:style-name="P18"><text:tab/><text:tab/>const course$ = this.http.post&lt;Course&gt;(this.envCourses, course);</text:p>
      <text:p text:style-name="P164"><text:span text:style-name="T57"><text:tab/><text:tab/>return </text:span><text:span text:style-name="T205">await</text:span><text:span text:style-name="T57"> firstValueFrom(course$); </text:span><text:span text:style-name="T118">//Obs to Promise</text:span></text:p>
      <text:p text:style-name="P18"><text:tab/>}</text:p>
      <text:p text:style-name="P18"><text:tab/>async saveCourse(courseId: string, changes: Partial&lt;Course&gt;): Promise&lt;Course&gt; {</text:p>
      <text:p text:style-name="P18"><text:tab/><text:tab/>const course$ = this.http.put&lt;Course&gt;(`this.envCourses/${courseId}`, changes);</text:p>
      <text:p text:style-name="P164"><text:tab/><text:tab/> <text:span text:style-name="T57">return </text:span><text:span text:style-name="T206">await</text:span><text:span text:style-name="T3"> </text:span><text:span text:style-name="T57">firstValueFrom(course$); </text:span><text:span text:style-name="T118">//Obs to Promise</text:span></text:p>
      <text:p text:style-name="P18"><text:tab/>}</text:p>
      <text:p text:style-name="P18"><text:tab/>async deleteCourse (courseId: string) {</text:p>
      <text:p text:style-name="P18"><text:tab/><text:tab/>const delete$ = this.http.delete(`this.envCourses/${courseId}`);</text:p>
      <text:p text:style-name="P164"><text:span text:style-name="T57"><text:tab/><text:tab/>return </text:span><text:span text:style-name="T206">await</text:span><text:span text:style-name="T57"> firstValueFrom(delete$);</text:span></text:p>
      <text:p text:style-name="P18"><text:tab/>}</text:p>
      <text:p text:style-name="P18">}</text:p>
      <text:p text:style-name="P507">Inject current service in the HomeComponent. </text:p>
      <text:p text:style-name="P438">If the async fn wrapped by try/catch block, we should return <text:span text:style-name="T143">return await</text:span><text:span text:style-name="T141"> firstValueFrom(delete$);</text:span> , in our case we can return <text:span text:style-name="T143">return </text:span><text:span text:style-name="T141">firstValueFrom(delete$);</text:span> it has the same logic. Because await doing the return gives the possibility of transforming the error of the promise into a throw. That would be caught here by your local catch. </text:p>
      <text:p text:style-name="P398"/>
      <text:p text:style-name="P398"/>
      <text:p text:style-name="P522"><text:span text:style-name="T86">CRUD Update – Opening the Edit Course Dialog</text:span> </text:p>
      <text:p text:style-name="P532"><text:a xlink:type="simple" xlink:href="https://angular-university.io/lesson/angular-signals-crud-update-opening-the-edit-course-dialog" text:style-name="Internet_20_link" text:visited-style-name="Visited_20_Internet_20_Link">https://angular-university.io/lesson/angular-signals-crud-update-opening-the-edit-course-dialog</text:a> </text:p>
      <text:p text:style-name="P439">In this lesson we will add update functionality for course (edit button). <text:span text:style-name="T207">It will accept new dat</text:span><text:span text:style-name="T214">a</text:span><text:span text:style-name="T207"> (with pre), save this data and refresh the screen to show updated component. </text:span></text:p>
      <text:p text:style-name="P485">course-card-list.component.html</text:p>
      <text:p text:style-name="P93">&lt;button class="btn" (click)="onEditCourse(course)"&gt;EDIT&lt;/button&gt;</text:p>
      <text:p text:style-name="P442"/>
      <text:p text:style-name="P440">Then open edit-course-dialog that contains form with data to edit this component.</text:p>
      <text:p text:style-name="P440">To open this dialog from each part of app → go to EditCourseDialogComponent and add function openEditCourseDialog at the bottom, after component class. <text:span text:style-name="T209">This is Angular Material dialog and it has own configuration. </text:span><text:span text:style-name="T210">It should be async fn and this fn going to return a Promise, </text:span><text:span text:style-name="T211">t</text:span><text:span text:style-name="T210">hose value is the output of the dialog. This dialog calling when we want save or create course, when this is done successfully, the this Promise going be resolved. </text:span></text:p>
      <text:p text:style-name="P441"><text:span text:style-name="T202">edit-course-dialog.</text:span><text:span text:style-name="T203">component.ts</text:span><text:span text:style-name="T209"> (after the component class)</text:span></text:p>
      <text:p text:style-name="P94">export <text:span text:style-name="T210">async </text:span>function openEditCourseDialog(</text:p>
      <text:p text:style-name="P8"><text:tab/><text:tab/>dialog: MatDialog,</text:p>
      <text:p text:style-name="P162"><text:span text:style-name="T57"><text:tab/><text:tab/>data: EditCourseDialogData </text:span><text:span text:style-name="T118">//</text:span><text:span text:style-name="T123">type after this fn. We will use this type for edit or create new course </text:span></text:p>
      <text:p text:style-name="P8"><text:tab/>) {</text:p>
      <text:p text:style-name="P162"><text:span text:style-name="T57"><text:tab/><text:tab/></text:span><text:span text:style-name="T118">//this is material dialog configuration</text:span></text:p>
      <text:p text:style-name="P8"><text:tab/><text:tab/>const config = new MatDialogConfig();</text:p>
      <text:p text:style-name="P8"><text:soft-page-break/><text:tab/><text:tab/>config.disableClose = true;</text:p>
      <text:p text:style-name="P8"><text:tab/><text:tab/>config.autoFocus = true;</text:p>
      <text:p text:style-name="P8"><text:tab/><text:tab/>config.width = '400px';</text:p>
      <text:p text:style-name="P8"><text:tab/><text:tab/>config.data = data;</text:p>
      <text:p text:style-name="P8"><text:tab/><text:tab/>const close$ = dialog.open(EditCourseDialogComponent, config)</text:p>
      <text:p text:style-name="P11"><text:tab/><text:tab/><text:tab/>.afterClosed();</text:p>
      <text:p text:style-name="P162"><text:span text:style-name="T57"><text:tab/><text:tab/></text:span><text:span text:style-name="T118">//this Observable wait initial value from Observable and than Promise will be resolved automatically. </text:span></text:p>
      <text:p text:style-name="P8"><text:tab/><text:tab/>return firstValueFrom(close$); </text:p>
      <text:p text:style-name="P8">}</text:p>
      <text:p text:style-name="P441"><text:span text:style-name="T202">edit-course-dialog.</text:span><text:span text:style-name="T203">data.model.ts</text:span></text:p>
      <text:p text:style-name="P95">export type EditCourseDialogData = {</text:p>
      <text:p text:style-name="P35"><text:tab/>mode: 'create' | 'update';</text:p>
      <text:p text:style-name="P35"><text:tab/>title: string;</text:p>
      <text:p text:style-name="P35"><text:tab/>course?: Course;</text:p>
      <text:p text:style-name="P35">}</text:p>
      <text:p text:style-name="P443">Call this function inside the CourseCardListComponent in the method onEditCourse, for open this dialog, inject the MatDialog (open fn needs this args)</text:p>
      <text:p text:style-name="P486">course-card-list.component.<text:span text:style-name="T208">ts</text:span></text:p>
      <text:p text:style-name="P158">dialog = inject(MatDialog);</text:p>
      <text:p text:style-name="P159">async onEditCourse(course: Course) {</text:p>
      <text:p text:style-name="P159"><text:tab/>const newCourse = await openEditCourseDialog(this.dialog, {</text:p>
      <text:p text:style-name="P159"><text:tab/><text:tab/>mode: 'update',</text:p>
      <text:p text:style-name="P159"><text:tab/><text:tab/>title: 'Update existing course',</text:p>
      <text:p text:style-name="P159"><text:tab/><text:tab/>course</text:p>
      <text:p text:style-name="P159"><text:tab/>})</text:p>
      <text:p text:style-name="P159">}</text:p>
      <text:p text:style-name="P517">And now we have a new value of the course in the <text:span text:style-name="T209">CourseCardListComponent</text:span>, that we accept from the Dialog.</text:p>
      <text:p text:style-name="P444">Add handler to the cancel button inside the dialog (we need MatDialogRef for this.)</text:p>
      <text:p text:style-name="P174"><text:span text:style-name="T59">&lt;button class="btn" (click)="onClose()"&gt;</text:span><text:span text:style-name="T57"><text:tab/>Cancel&lt;/button&gt;</text:span></text:p>
      <text:p text:style-name="P96">export class EditCourseDialogComponent {</text:p>
      <text:p text:style-name="P173"><text:span text:style-name="T57"><text:tab/>dialogRef = inject(MatDialogRef); </text:span><text:span text:style-name="T118">//reference to the dialog</text:span></text:p>
      <text:p text:style-name="P36"><text:tab/>onClose() {</text:p>
      <text:p text:style-name="P173"><text:tab/><text:tab/><text:span text:style-name="T117">//</text:span><text:span text:style-name="T118">this.dialogRef.close({title: 'Hello World, MatDialogRef'}); // </text:span><text:span text:style-name="T122">for check</text:span></text:p>
      <text:p text:style-name="P106"><text:tab/><text:tab/>this.dialogRef.close();</text:p>
      <text:p text:style-name="P36"><text:tab/>}</text:p>
      <text:p text:style-name="P36">}</text:p>
      <text:p text:style-name="P444"/>
      <text:p text:style-name="P522"><text:span text:style-name="T86">CRUD Update Edit Course Form</text:span> </text:p>
      <text:p text:style-name="P398"><text:a xlink:type="simple" xlink:href="https://angular-university.io/lesson/angular-signals-crud-update-edit-course-form" text:style-name="Internet_20_link" text:visited-style-name="Visited_20_Internet_20_Link"><text:span text:style-name="T111">https://angular-university.io/lesson/angular-signals-crud-update-edit-course-form</text:span></text:a><text:span text:style-name="T111"> </text:span></text:p>
      <text:p text:style-name="P445">Now we will take the data of the course, that will be edit and display this data inside the form (reactive Angular form).</text:p>
      <text:p text:style-name="P518"><text:span text:style-name="T106">We passing this data in onEditCourse(course: Course){} (CoursesCardListComponent) and we need retrieve this data in the EditCourseDialogComponent by using matDialog API </text:span><text:span text:style-name="T107">(</text:span><text:span text:style-name="T141">data: EditCourseDialogData = inject(MAT_DIALOG_DATA);</text:span><text:span text:style-name="T107">)</text:span><text:span text:style-name="T106">. </text:span></text:p>
      <text:p text:style-name="P446">Then we need define form group in <text:span text:style-name="T212">EditCourseDialogComponent</text:span>. </text:p>
      <text:p text:style-name="P552">//retrieving data from the target cours for fill form</text:p>
      <text:p text:style-name="P12">data: EditCourseDialogData = inject(MAT_DIALOG_DATA);</text:p>
      <text:p text:style-name="P536">//creating form for edit data </text:p>
      <text:p text:style-name="P12">fb = inject(FormBuilder);</text:p>
      <text:p text:style-name="P12">form = this.fb.group({</text:p>
      <text:p text:style-name="P12"><text:tab/>title: [''],</text:p>
      <text:p text:style-name="P12"><text:tab/>longDescription: [''],</text:p>
      <text:p text:style-name="P12"><text:tab/>category: [''],</text:p>
      <text:p text:style-name="P12"><text:tab/>iconUrl: [''],</text:p>
      <text:p text:style-name="P12">});</text:p>
      <text:p text:style-name="P519"><text:span text:style-name="T108">Then add </text:span><text:span text:style-name="T109">formC</text:span><text:span text:style-name="T108">ontrol</text:span><text:span text:style-name="T109">N</text:span><text:span text:style-name="T108">ame’s to the template and fill some tags (</text:span><text:span text:style-name="T141">edit-course-dialog.component.html</text:span><text:span text:style-name="T108">). </text:span><text:span text:style-name="T110">Add also </text:span><text:span text:style-name="T142">[formGroup]="form"</text:span><text:span text:style-name="T213"> to the parent element for this form.</text:span></text:p>
      <text:p text:style-name="P520"><text:span text:style-name="T108">T</text:span><text:span text:style-name="T99">hen we need populate this form with its initial values (PATCH in the constructor, </text:span><text:span text:style-name="T106">EditCourseDialogComponent</text:span><text:span text:style-name="T99">). </text:span></text:p>
      <text:p text:style-name="P19">Constructor() {</text:p>
      <text:p text:style-name="P539"><text:tab/>//patchValue() using for fill only partial controls of the form (from server to the template)</text:p>
      <text:p text:style-name="P18"><text:tab/>this.form.patchValue({</text:p>
      <text:p text:style-name="P18"><text:tab/><text:tab/>title: this.data?.course?.title,</text:p>
      <text:p text:style-name="P18"><text:tab/><text:tab/>longDescription: this.data?.course?.longDescription,</text:p>
      <text:p text:style-name="P18"><text:tab/><text:tab/>category: this.data?.course?.category,</text:p>
      <text:p text:style-name="P18"><text:tab/><text:tab/>iconUrl: this.data?.course?.iconUrl,</text:p>
      <text:p text:style-name="P18"><text:tab/>})</text:p>
      <text:p text:style-name="P18">}</text:p>
      <text:p text:style-name="P522"><text:soft-page-break/><text:span text:style-name="T86">CRUD Update – Triggering the HTTP PUT Call</text:span> </text:p>
      <text:p text:style-name="P398"><text:a xlink:type="simple" xlink:href="https://angular-university.io/lesson/angular-signals-crud-update-triggering-the-http-put-call" text:style-name="Internet_20_link" text:visited-style-name="Visited_20_Internet_20_Link"><text:span text:style-name="T111">https://angular-university.io/lesson/angular-signals-crud-update-triggering-the-http-put-call</text:span></text:a><text:span text:style-name="T111"> </text:span></text:p>
      <text:p text:style-name="P447">Implementing save button handler to save new data in the current course.</text:p>
      <text:p text:style-name="P448">Add (click)=”onSave()” to the button.</text:p>
      <text:p text:style-name="P460">Inject coursesService to the component class. </text:p>
      <text:p text:style-name="P448">Create onSave method in the template inside EditCourseDialogComponent. </text:p>
      <text:p text:style-name="P449">Add async saveCourse() for <text:span text:style-name="T215">call service method with error handling and call it inside the onSave() method. </text:span></text:p>
      <text:p text:style-name="P487">edit-course-dialog.component.ts</text:p>
      <text:p text:style-name="P97">courseService = inject(CoursesService);</text:p>
      <text:p text:style-name="P107">async onSave() {</text:p>
      <text:p text:style-name="P37"><text:tab/>const courseProps = this.form.value as Partial&lt;Course&gt;;</text:p>
      <text:p text:style-name="P175"><text:span text:style-name="T57"><text:tab/>if (this.data.mode === 'update') { </text:span><text:span text:style-name="T118">//this is a custom type </text:span></text:p>
      <text:p text:style-name="P37"><text:tab/><text:tab/>await this.saveCourse(this.data?.course!.id, courseProps)</text:p>
      <text:p text:style-name="P37"><text:tab/>}</text:p>
      <text:p text:style-name="P37">}</text:p>
      <text:p text:style-name="P37">async saveCourse(courseId: string, changes: Partial&lt;Course&gt;) {</text:p>
      <text:p text:style-name="P37"><text:tab/>try {</text:p>
      <text:p text:style-name="P37"><text:tab/><text:tab/>const updatedCourse = await this.courseService.saveCourse(courseId, changes);</text:p>
      <text:p text:style-name="P37"><text:tab/><text:tab/>this.dialogRef.close(updatedCourse);</text:p>
      <text:p text:style-name="P37"><text:tab/>} catch (err){</text:p>
      <text:p text:style-name="P37"><text:tab/><text:tab/>console.error(err);</text:p>
      <text:p text:style-name="P37"><text:tab/><text:tab/>alert('Failed to save the course.');</text:p>
      <text:p text:style-name="P37"><text:tab/>}</text:p>
      <text:p text:style-name="P37">}</text:p>
      <text:p text:style-name="P447"/>
      <text:p text:style-name="P522"><text:span text:style-name="T86">CRUD Update – Updating the UI</text:span> </text:p>
      <text:p text:style-name="P398"><text:a xlink:type="simple" xlink:href="https://angular-university.io/lesson/angular-signals-crud-update-updating-the-ui" text:style-name="Internet_20_link" text:visited-style-name="Visited_20_Internet_20_Link"><text:span text:style-name="T111">https://angular-university.io/lesson/angular-signals-crud-update-updating-the-ui</text:span></text:a><text:span text:style-name="T111"> </text:span></text:p>
      <text:p text:style-name="P450">Update user interface after saveCourse() for user can see new version of the courses (like reload, <text:span text:style-name="T216">but more optimized way</text:span>).</text:p>
      <text:p text:style-name="P461">Go to CourseCardListComponent. In the method onEditCourse we have newCourse (value). To update interface we need modify courses object in memory. So we need create inside CourseCardListComponent output for notify parent component that we have a new data. </text:p>
      <text:p text:style-name="P451">Create output variable. Emit this output in the onEditCourse fn. </text:p>
      <text:p text:style-name="P553">//output for parent component, that new data is available</text:p>
      <text:p text:style-name="P98">courseUpdated = output&lt;Course&gt;();</text:p>
      <text:p text:style-name="P98">async onEditCourse(course: Course) {</text:p>
      <text:p text:style-name="P38"><text:tab/>const newCourse = await openEditCourseDialog(this.dialog, {</text:p>
      <text:p text:style-name="P38"><text:tab/><text:tab/>mode: 'update',</text:p>
      <text:p text:style-name="P38"><text:tab/><text:tab/>title: 'Update existing course',</text:p>
      <text:p text:style-name="P38"><text:tab/><text:tab/>course</text:p>
      <text:p text:style-name="P38"><text:tab/>})</text:p>
      <text:p text:style-name="P38"><text:tab/><text:span text:style-name="T260">After bug fixed: </text:span></text:p>
      <text:p text:style-name="P606"><text:tab/><text:span text:style-name="T259">if(!newCourse) {return} </text:span><text:tab/></text:p>
      <text:p text:style-name="P38"><text:tab/>console.log('Course was edited', newCourse);</text:p>
      <text:p text:style-name="P178"><text:span text:style-name="T57"><text:tab/></text:span><text:span text:style-name="T219">this.courseUpdated.emit(newCourse);</text:span></text:p>
      <text:p text:style-name="P38">}</text:p>
      <text:p text:style-name="P38"/>
      <text:p text:style-name="P451">Subscribe to this event inside <text:span text:style-name="T217">HomeComponent, that contains 2 tabs for courses (Beginner, Advanced): </text:span></text:p>
      <text:p text:style-name="P488">home.component.html</text:p>
      <text:p text:style-name="P108">&lt;mat-tab-group&gt;</text:p>
      <text:p text:style-name="P31"><text:tab/>&lt;mat-tab label="Beginners"&gt;</text:p>
      <text:p text:style-name="P31"><text:tab/><text:tab/>&lt;courses-card-list [courses]="beginnerCourses()"</text:p>
      <text:p text:style-name="P176"><text:span text:style-name="T57"><text:tab/><text:tab/></text:span><text:span text:style-name="T219">(courseUpdated)="onCourseUpdated($event)"</text:span><text:span text:style-name="T57">/&gt;</text:span></text:p>
      <text:p text:style-name="P31"><text:tab/>&lt;/mat-tab&gt;</text:p>
      <text:p text:style-name="P31"><text:tab/>&lt;mat-tab label="Advanced"&gt;</text:p>
      <text:p text:style-name="P31"><text:tab/><text:tab/>&lt;courses-card-list [courses]="advancedCourses()"</text:p>
      <text:p text:style-name="P176"><text:span text:style-name="T57"><text:tab/><text:tab/></text:span><text:span text:style-name="T219">(courseUpdated)="onCourseUpdated($event)"</text:span><text:span text:style-name="T57">/&gt; </text:span></text:p>
      <text:p text:style-name="P31"><text:tab/>&lt;/mat-tab&gt;</text:p>
      <text:p text:style-name="P31">&lt;/mat-tab-group&gt;</text:p>
      <text:p text:style-name="P31"/>
      <text:p text:style-name="P452">Create method for handling this output inside HomeComponent:</text:p>
      <text:p text:style-name="P488">home.component.ts</text:p>
      <text:p text:style-name="P554">//method for update list of courses if course was updated or new course </text:p>
      <text:p text:style-name="P536">//was created</text:p>
      <text:p text:style-name="P12">onCourseUpdated(updatedCourse: Course) {</text:p>
      <text:p text:style-name="P12"><text:tab/>const courses = this.#courses(); //value of the Signal</text:p>
      <text:p text:style-name="P12"><text:tab/>const newCourses = courses.map(course =&gt; (</text:p>
      <text:p text:style-name="P12"><text:soft-page-break/><text:tab/><text:tab/>course.id === updatedCourse.id ? updatedCourse : course</text:p>
      <text:p text:style-name="P12"><text:tab/>));</text:p>
      <text:p text:style-name="P12"><text:tab/>this.#courses.set(newCourses);</text:p>
      <text:p text:style-name="P12">}</text:p>
      <text:p text:style-name="P451"/>
      <text:p text:style-name="P522"><text:span text:style-name="T86">CRUD Delete – Full Implementation</text:span> </text:p>
      <text:p text:style-name="P532"><text:a xlink:type="simple" xlink:href="https://angular-university.io/lesson/angular-signals-crud-delete-full-implementation" text:style-name="Internet_20_link" text:visited-style-name="Visited_20_Internet_20_Link">https://angular-university.io/lesson/angular-signals-crud-delete-full-implementation</text:a> </text:p>
      <text:p text:style-name="P453">We will handle the click on delete button inside CourseCardListComponent, delete this course from the data base and updating list of courses inside the home component. <text:s/></text:p>
      <text:p text:style-name="P453">Add handling click fn with current course:</text:p>
      <text:p text:style-name="P491">course-card-list.component.html</text:p>
      <text:p text:style-name="P99">&lt;img src="/assets/icons/delete.svg" class="delete" </text:p>
      <text:p text:style-name="P171"><text:span text:style-name="T57"><text:tab/>(click)="onCourseDeleted(</text:span><text:span text:style-name="T60">course</text:span><text:span text:style-name="T57">)"</text:span></text:p>
      <text:p text:style-name="P26"><text:tab/>alt="Close button"&gt;</text:p>
      <text:p text:style-name="P454">Add output from CourseCardListComponent and add method for passing this output to HomeComponent:</text:p>
      <text:p text:style-name="P492">course-card-list.component.<text:span text:style-name="T233">ts</text:span></text:p>
      <text:p text:style-name="P555">//output for parent, that this course was deleted</text:p>
      <text:p text:style-name="P35">courseDeleted = output&lt;string&gt;();</text:p>
      <text:p text:style-name="P102">onCourseDeleted(course: Course) {</text:p>
      <text:p text:style-name="P35"><text:tab/>this.courseDeleted.emit(course.id);</text:p>
      <text:p text:style-name="P35">}</text:p>
      <text:p text:style-name="P455">Add handling to this event inside parent component's</text:p>
      <text:p text:style-name="P489">home.component.html</text:p>
      <text:p text:style-name="P109">&lt;mat-tab-group&gt;</text:p>
      <text:p text:style-name="P32"><text:tab/>&lt;mat-tab label="Beginners"&gt;</text:p>
      <text:p text:style-name="P32"><text:tab/><text:tab/>&lt;courses-card-list [courses]="beginnerCourses()"</text:p>
      <text:p text:style-name="P32"><text:tab/><text:tab/>(courseUpdated)="onCourseUpdated($event)"</text:p>
      <text:p text:style-name="P177"><text:span text:style-name="T219"><text:tab/><text:tab/></text:span><text:span text:style-name="T220">(courseDeleted)=”onCourseDeleted($event)”</text:span><text:span text:style-name="T57">/&gt;</text:span></text:p>
      <text:p text:style-name="P32"><text:tab/>&lt;/mat-tab&gt;</text:p>
      <text:p text:style-name="P32"><text:tab/>&lt;mat-tab label="Advanced"&gt;</text:p>
      <text:p text:style-name="P32"><text:tab/><text:tab/>&lt;courses-card-list [courses]="advancedCourses()"</text:p>
      <text:p text:style-name="P32"><text:tab/><text:tab/>(courseUpdated)="onCourseUpdated($event)"</text:p>
      <text:p text:style-name="P177"><text:span text:style-name="T220"><text:tab/><text:tab/>(courseDeleted)=”onCourseDeleted($event)”</text:span><text:span text:style-name="T57">/&gt; </text:span></text:p>
      <text:p text:style-name="P32"><text:tab/>&lt;/mat-tab&gt;</text:p>
      <text:p text:style-name="P101">&lt;/mat-tab-group&gt;</text:p>
      <text:p text:style-name="P456">Implement function onCourseDeleted(courseId) inside the HomeComponent:</text:p>
      <text:p text:style-name="P490">home.component.<text:span text:style-name="T234">ts</text:span></text:p>
      <text:p text:style-name="P100">async onCourseDeleted(courseId: string) {</text:p>
      <text:p text:style-name="P39"><text:tab/>try {</text:p>
      <text:p text:style-name="P39"><text:tab/><text:tab/>await this.coursesService.deleteCourse(courseId);</text:p>
      <text:p text:style-name="P179"><text:span text:style-name="T57"><text:tab/><text:tab/></text:span><text:span text:style-name="T118">//logic for update signal</text:span></text:p>
      <text:p text:style-name="P179"><text:span text:style-name="T57"><text:tab/><text:tab/>const courses = this.#courses(); </text:span><text:span text:style-name="T118">//value of the Signal</text:span></text:p>
      <text:p text:style-name="P39"><text:tab/><text:tab/>const newCourses = courses.filter(</text:p>
      <text:p text:style-name="P39"><text:tab/><text:tab/><text:tab/>course =&gt; course.id !== courseId</text:p>
      <text:p text:style-name="P39"><text:tab/><text:tab/>);</text:p>
      <text:p text:style-name="P39"><text:tab/><text:tab/>this.#courses.set(newCourses);</text:p>
      <text:p text:style-name="P39"><text:tab/>} catch (err) {</text:p>
      <text:p text:style-name="P39"><text:tab/><text:tab/>console.error(err);</text:p>
      <text:p text:style-name="P39"><text:tab/><text:tab/>alert('Error deleting course.');</text:p>
      <text:p text:style-name="P39"><text:tab/>}</text:p>
      <text:p text:style-name="P39">}</text:p>
      <text:p text:style-name="P39"/>
      <text:p text:style-name="P453"/>
      <text:p text:style-name="P527"><text:span text:style-name="T86">CRUD Create Course Implementation</text:span> </text:p>
      <text:p text:style-name="P453"><text:a xlink:type="simple" xlink:href="https://angular-university.io/lesson/angular-signals-crud-create-course-implementation" text:style-name="Internet_20_link" text:visited-style-name="Visited_20_Internet_20_Link"><text:span text:style-name="T111">https://angular-university.io/lesson/angular-signals-crud-create-course-implementation</text:span></text:a><text:span text:style-name="T111"> </text:span></text:p>
      <text:p text:style-name="P508">Here we will implement create course functionality. </text:p>
      <text:p text:style-name="P508">Add handler to the button Add Course in the home.component.html: </text:p>
      <text:p text:style-name="P230"><text:span text:style-name="T61">&lt;button class="btn" (click)="onAddCourse()"&gt;</text:span> <text:span text:style-name="T57">Add Course&lt;/button&gt;</text:span></text:p>
      <text:p text:style-name="P508">Add method to the home.component.ts. <text:span text:style-name="T235">In this task we will use the same dialog for edit course, so we open this dialog component (inject dialog to the component, pass configuration obj).</text:span></text:p>
      <text:p text:style-name="P103">dialog = inject(MatDialog); <text:span text:style-name="T117">// for onAddCourse() fn</text:span></text:p>
      <text:p text:style-name="P103">async onAddCourse() {</text:p>
      <text:p text:style-name="P40"><text:tab/>const newCourse = await openEditCourseDialog(this.dialog, {</text:p>
      <text:p text:style-name="P40"><text:tab/><text:tab/>mode: 'create',</text:p>
      <text:p text:style-name="P40"><text:tab/><text:tab/>title: 'Create New Course',</text:p>
      <text:p text:style-name="P40"><text:tab/>})</text:p>
      <text:p text:style-name="P541"><text:tab/>//for signals always return new array, don't modify existing signal!!!!!!</text:p>
      <text:p text:style-name="P40"><text:soft-page-break/><text:tab/>const newCourses = [</text:p>
      <text:p text:style-name="P40"><text:tab/><text:tab/>...this.#courses(),</text:p>
      <text:p text:style-name="P40"><text:tab/><text:tab/>newCourse</text:p>
      <text:p text:style-name="P40"><text:tab/>];</text:p>
      <text:p text:style-name="P40"><text:tab/>this.#courses.set(newCourses);</text:p>
      <text:p text:style-name="P40">}</text:p>
      <text:p text:style-name="P511">Go to EditCourseDialogComponent → method onSave and add logic for create course (else if (this.data.mode === ‘create’)). <text:span text:style-name="T236">Add async fn for createCourse(). </text:span><text:s/></text:p>
      <text:p text:style-name="P118">async onSave() {</text:p>
      <text:p text:style-name="P119"><text:tab/>const courseProps = this.form.value as Partial&lt;Course&gt;;</text:p>
      <text:p text:style-name="P235"><text:span text:style-name="T57"><text:tab/>if (this.data?.mode === 'update') { </text:span><text:span text:style-name="T118">//this is a custom type </text:span></text:p>
      <text:p text:style-name="P119"><text:tab/><text:tab/>await this.saveCourse(this.data?.course!.id, courseProps)</text:p>
      <text:p text:style-name="P235"><text:span text:style-name="T57"><text:tab/>} </text:span><text:span text:style-name="T219">else if (this.data.mode === 'create') {</text:span></text:p>
      <text:p text:style-name="P581"><text:tab/><text:tab/>await this.createCourse(courseProps);</text:p>
      <text:p text:style-name="P581"><text:tab/>}</text:p>
      <text:p text:style-name="P119">}</text:p>
      <text:p text:style-name="P119">async createCourse (course: Partial&lt;Course&gt;) {</text:p>
      <text:p text:style-name="P119"><text:tab/>try {</text:p>
      <text:p text:style-name="P119"><text:tab/><text:tab/>const newCourse = await this.courseService.createCourse(course);</text:p>
      <text:p text:style-name="P119"><text:tab/><text:tab/>this.dialogRef.close(newCourse);</text:p>
      <text:p text:style-name="P119"><text:tab/>} catch(err) {</text:p>
      <text:p text:style-name="P119"><text:tab/><text:tab/>console.error(err);</text:p>
      <text:p text:style-name="P119"><text:tab/><text:tab/>alert('Error creating the course');</text:p>
      <text:p text:style-name="P119"><text:tab/>}</text:p>
      <text:p text:style-name="P119">}</text:p>
      <text:p text:style-name="P512">Then go to our HomeComponent and add to onAddCourse() fn logic for reload list of courses view. </text:p>
      <text:p text:style-name="P509"/>
      <text:p text:style-name="P510"/>
      <text:p text:style-name="P570"/>
      <text:p text:style-name="P523"><text:span text:style-name="T86">New Section – Signal-Based Angular Loading Indicator</text:span> </text:p>
      <text:p text:style-name="P532"><text:a xlink:type="simple" xlink:href="https://angular-university.io/lesson/angular-signals-new-section-signal-based-angular-loading-indicator" text:style-name="Internet_20_link" text:visited-style-name="Visited_20_Internet_20_Link">https://angular-university.io/lesson/angular-signals-new-section-signal-based-angular-loading-indicator</text:a> </text:p>
      <text:p text:style-name="P513">We will add loading indicator at the Home component when we wait courses loading from the back-end (async loadCourses), <text:span text:style-name="T238">when we saving/crating/removing our course, etc. </text:span><text:span text:style-name="T239">And then we will see how to manipulate this indicator automatically by using httpClient interceptor. </text:span></text:p>
      <text:p text:style-name="P514">Go to server → get-courses.route.ts → getAllCourses() fn → setTimeout, time 1500 for simulate loading. </text:p>
      <text:p text:style-name="P515">Component with indicator loading src → app → loading (component files, service, skip-loading.componet.ts). </text:p>
      <text:p text:style-name="P516">At first step we will implement service for turn on and turn of loading component, because we will use this component in certain parts of our app <text:span text:style-name="T237">and manipulate this component from any part of the app, </text:span><text:span text:style-name="T238">where we will inject this component. </text:span></text:p>
      <text:p text:style-name="P516">Add loading component at the app.component.html before the &lt;router-outlet/&gt; <text:span text:style-name="T237">(&lt;loading/&gt;).</text:span></text:p>
      <text:p text:style-name="P516"/>
      <text:p text:style-name="P522"><text:span text:style-name="T86">Signal-Based Loading Indicator – Shared Signal Service</text:span> </text:p>
      <text:p text:style-name="P398"><text:a xlink:type="simple" xlink:href="https://angular-university.io/lesson/angular-signals-signal-based-loading-indicator-shared-signal-service" text:style-name="Internet_20_link" text:visited-style-name="Visited_20_Internet_20_Link"><text:span text:style-name="T111">https://angular-university.io/lesson/angular-signals-signal-based-loading-indicator-shared-signal-service</text:span></text:a><text:span text:style-name="T111"> </text:span></text:p>
      <text:p text:style-name="P457">Create template for indicator (mat-spinner). </text:p>
      <text:p text:style-name="P493">loading.component.html</text:p>
      <text:p text:style-name="P34">@if(loading()) {</text:p>
      <text:p text:style-name="P172"><text:tab/> <text:span text:style-name="T57">&lt;div class="spinner-container"&gt;</text:span></text:p>
      <text:p text:style-name="P33"><text:tab/><text:tab/>&lt;mat-spinner&gt;&lt;/mat-spinner&gt;</text:p>
      <text:p text:style-name="P33"><text:tab/>&lt;/div&gt;</text:p>
      <text:p text:style-name="P33">}</text:p>
      <text:p text:style-name="P567">Add signal flags to the <text:span text:style-name="T204">loading.component.</text:span><text:span text:style-name="T202">ts</text:span></text:p>
      <text:p text:style-name="P510"><text:span text:style-name="T55"> </text:span><text:span text:style-name="T56">loading = signal&lt;boolean&gt;;</text:span></text:p>
      <text:p text:style-name="P458">Create service for turn on and turn of signal flag in LoadingComponent. </text:p>
      <text:p text:style-name="P494">loading.service.ts</text:p>
      <text:p text:style-name="P36">@Injectable({</text:p>
      <text:p text:style-name="P36"><text:tab/>providedIn: "root",</text:p>
      <text:p text:style-name="P36">})</text:p>
      <text:p text:style-name="P36">export class LoadingService {</text:p>
      <text:p text:style-name="P36"><text:tab/>#loadingSignal = signal(false);</text:p>
      <text:p text:style-name="P173"><text:span text:style-name="T57"><text:tab/></text:span><text:span text:style-name="T118">//indicator for public version of this signal</text:span></text:p>
      <text:p text:style-name="P36"><text:tab/>loading = this.#loadingSignal.asReadonly();</text:p>
      <text:p text:style-name="P36"><text:tab/>loadingOn() {</text:p>
      <text:p text:style-name="P36"><text:tab/><text:tab/>this.#loadingSignal.set(true);</text:p>
      <text:p text:style-name="P36"><text:tab/>}</text:p>
      <text:p text:style-name="P36"><text:tab/>loadingOff() {</text:p>
      <text:p text:style-name="P36"><text:tab/><text:tab/>this.#loadingSignal.set(false);</text:p>
      <text:p text:style-name="P36"><text:tab/>}</text:p>
      <text:p text:style-name="P36">}</text:p>
      <text:p text:style-name="P459">Inject LoadingService to the LoadingIndicatorComponent</text:p>
      <text:p text:style-name="P104">loadingService = inject(LoadingService);</text:p>
      <text:p text:style-name="P459">And associate this loading signal with signal from the service </text:p>
      <text:p text:style-name="P41">loading = this.loadingService.loading;</text:p>
      <text:p text:style-name="P459">To use this loading indicator go to the home component → inject l<text:span text:style-name="T240">o</text:span>adingService, → <text:s/><text:span text:style-name="T240">add this logic to the async loadCourses () fn</text:span></text:p>
      <text:p text:style-name="P556">//loading indicator</text:p>
      <text:p text:style-name="P40">loadingService = inject(LoadingService);</text:p>
      <text:p text:style-name="P105">async loadCourses() {</text:p>
      <text:p text:style-name="P180"><text:tab/> <text:span text:style-name="T57">try {</text:span></text:p>
      <text:p text:style-name="P180"><text:span text:style-name="T57"><text:tab/><text:tab/></text:span><text:span text:style-name="T219">this.loadingService.loadingOn();</text:span></text:p>
      <text:p text:style-name="P40"><text:tab/><text:tab/>const courses = await this.coursesService.loadAllCourses();</text:p>
      <text:p text:style-name="P541"><text:tab/><text:tab/>//sortCoursesBySeqNo defined in models/course.module.ts</text:p>
      <text:p text:style-name="P180"><text:span text:style-name="T57"><text:tab/><text:tab/>this.#courses.set(courses.sort(sortCoursesBySeqNo)); </text:span><text:span text:style-name="T118">//synchronous code</text:span></text:p>
      <text:p text:style-name="P40"><text:tab/>} catch(err) {</text:p>
      <text:p text:style-name="P40"><text:tab/><text:tab/>alert('Error loading courses!');</text:p>
      <text:p text:style-name="P180"><text:tab/><text:tab/><text:span text:style-name="T57">console.error(err);</text:span></text:p>
      <text:p text:style-name="P233"><text:span text:style-name="T58"><text:tab/>} </text:span><text:span text:style-name="T221">finally {</text:span><text:span text:style-name="T120"> //will be turned Off if success or error</text:span></text:p>
      <text:p text:style-name="P584"><text:tab/><text:tab/>this.loadingService.loadingOff();</text:p>
      <text:p text:style-name="P578"><text:tab/> <text:span text:style-name="T57">}</text:span></text:p>
      <text:p text:style-name="P40">}</text:p>
      <text:p text:style-name="P459"/>
      <text:p text:style-name="P528"><text:span text:style-name="T86">Loading Indicator HTTP Interceptor</text:span> </text:p>
      <text:p text:style-name="P459"><text:a xlink:type="simple" xlink:href="https://angular-university.io/lesson/angular-signals-loading-indicator-http-interceptor" text:style-name="Internet_20_link" text:visited-style-name="Visited_20_Internet_20_Link"><text:span text:style-name="T111">https://angular-university.io/lesson/angular-signals-loading-indicator-http-interceptor</text:span></text:a><text:span text:style-name="T111"> </text:span></text:p>
      <text:p text:style-name="P462">We can see, that using loading in previous example works, but we want also show this indicator when courses deleting and updating, another words <text:s/>- when we updating courses list. <text:s/>We will comment code from previous <text:soft-page-break/>lesson (adding loader to async loadCourses() fn) and will add this logic to the service. So we will create, inside services folder, interceptor for httpClient service <text:span text:style-name="T241">(HttpInterceptorFn)</text:span>. </text:p>
      <text:p text:style-name="P471">Services → loading.interceptor.ts</text:p>
      <text:p text:style-name="P110">export const loadingInterceptor: HttpInterceptorFn = (</text:p>
      <text:p text:style-name="P163"><text:tab/><text:tab/><text:span text:style-name="T118">//this types comes from imports</text:span></text:p>
      <text:p text:style-name="P12"><text:tab/><text:tab/>req: HttpRequest&lt;unknown&gt;, </text:p>
      <text:p text:style-name="P12"><text:tab/><text:tab/>next: HttpHandlerFn</text:p>
      <text:p text:style-name="P12"><text:tab/>) =&gt; {</text:p>
      <text:p text:style-name="P12"><text:tab/><text:tab/>const loadingService = inject(LoadingService);</text:p>
      <text:p text:style-name="P12"><text:tab/><text:tab/>loadingService.loadingOn();</text:p>
      <text:p text:style-name="P163"><text:span text:style-name="T57"><text:tab/><text:tab/>return next(req).pipe( </text:span><text:span text:style-name="T118">//this is an Observable</text:span></text:p>
      <text:p text:style-name="P12"><text:tab/><text:tab/><text:tab/>finalize(() =&gt; {</text:p>
      <text:p text:style-name="P12"><text:tab/><text:tab/><text:tab/><text:tab/>loadingService.loadingOff();</text:p>
      <text:p text:style-name="P12"><text:tab/><text:tab/><text:tab/>})</text:p>
      <text:p text:style-name="P12"><text:tab/><text:tab/>)</text:p>
      <text:p text:style-name="P12">};</text:p>
      <text:p text:style-name="P463">Then we need configure this interceptor → <text:span text:style-name="T242">app.config.ts → appConfig → providers → </text:span><text:span text:style-name="T243">rovideHttpClient(...)</text:span></text:p>
      <text:p text:style-name="P111">export const appConfig: ApplicationConfig = {</text:p>
      <text:p text:style-name="P42"><text:tab/>providers: [</text:p>
      <text:p text:style-name="P42"><text:tab/><text:tab/>provideRouter(routes),</text:p>
      <text:p text:style-name="P181"><text:tab/><text:tab/><text:span text:style-name="T57">provideAnimationsAsync(),</text:span></text:p>
      <text:p text:style-name="P42"><text:tab/><text:tab/>provideHttpClient(</text:p>
      <text:p text:style-name="P42"><text:tab/><text:tab/><text:tab/>withFetch(),</text:p>
      <text:p text:style-name="P181"><text:span text:style-name="T57"><text:tab/><text:tab/><text:tab/></text:span><text:span text:style-name="T219">withInterceptors([</text:span></text:p>
      <text:p text:style-name="P585"><text:tab/><text:tab/><text:tab/><text:tab/>loadingInterceptor,</text:p>
      <text:p text:style-name="P585"><text:tab/><text:tab/><text:tab/>])</text:p>
      <text:p text:style-name="P42"><text:tab/><text:tab/>)</text:p>
      <text:p text:style-name="P42"><text:tab/>]</text:p>
      <text:p text:style-name="P42">};</text:p>
      <text:p text:style-name="P464">Now, we can see loading indicator when we use each http request to the server.</text:p>
      <text:p text:style-name="P462"/>
      <text:p text:style-name="P462"/>
      <text:p text:style-name="P528"><text:span text:style-name="T86">Skipping The Loading Indicator Using an HTTP Context</text:span> </text:p>
      <text:p text:style-name="P459"><text:a xlink:type="simple" xlink:href="https://angular-university.io/lesson/angular-signals-skipping-the-loading-indicator-using-an-http-context" text:style-name="Internet_20_link" text:visited-style-name="Visited_20_Internet_20_Link"><text:span text:style-name="T111">https://angular-university.io/lesson/angular-signals-skipping-the-loading-indicator-using-an-http-context</text:span></text:a><text:span text:style-name="T111"> </text:span></text:p>
      <text:p text:style-name="P465">Now we can see loading indicator by default with each http request, but sometimes we don’t want to show loading indicator (save method to server in the background when user filling the form and we don’t want interrupt user experience by showing loading indicator). </text:p>
      <text:p text:style-name="P465">To do exception case for loader go to loading → skip-loading.component.ts and create http context token Skip loading, that we will be adding to our request in case that we don’t want to show loading indicator:</text:p>
      <text:p text:style-name="P113">export const SkipLoading = new HttpContextToken&lt;unknown&gt;(() =&gt; false);</text:p>
      <text:p text:style-name="P466">Then go to our interceptor and check if we use SkipLoading → don’t do anything, else add loading indicator: </text:p>
      <text:p text:style-name="P43">export const loadingInterceptor: HttpInterceptorFn = (</text:p>
      <text:p text:style-name="P182"><text:span text:style-name="T57"><text:tab/></text:span><text:span text:style-name="T118"><text:tab/>//this types comes from imports</text:span></text:p>
      <text:p text:style-name="P44"><text:tab/><text:tab/>req: HttpRequest&lt;unknown&gt;, </text:p>
      <text:p text:style-name="P44"><text:tab/><text:tab/>next: HttpHandlerFn</text:p>
      <text:p text:style-name="P44"><text:tab/>) =&gt; {</text:p>
      <text:p text:style-name="P586"><text:tab/><text:tab/>if(req.context.get(SkipLoading)) {</text:p>
      <text:p text:style-name="P586"><text:tab/><text:tab/><text:tab/>return next(req);</text:p>
      <text:p text:style-name="P586"><text:tab/><text:tab/>}</text:p>
      <text:p text:style-name="P44"><text:tab/><text:tab/>const loadingService = inject(LoadingService);</text:p>
      <text:p text:style-name="P44"><text:tab/><text:tab/>loadingService.loadingOn();</text:p>
      <text:p text:style-name="P182"><text:span text:style-name="T57"><text:tab/><text:tab/>return next(req).pipe( </text:span><text:span text:style-name="T118">//this is an Observable</text:span></text:p>
      <text:p text:style-name="P44"><text:tab/><text:tab/><text:tab/>finalize(() =&gt; {</text:p>
      <text:p text:style-name="P44"><text:tab/><text:tab/><text:tab/><text:tab/>loadingService.loadingOff();</text:p>
      <text:p text:style-name="P44"><text:tab/><text:tab/><text:tab/>})</text:p>
      <text:p text:style-name="P44"><text:tab/><text:tab/>)</text:p>
      <text:p text:style-name="P44"><text:tab/>};</text:p>
      <text:p text:style-name="P466">To see how it works do next → go to courses.service.ts → add params to the loadAllCourses(), it’s just example how to use it. </text:p>
      <text:p text:style-name="P112">async loadAllCourses(): Promise&lt;Course[]&gt; {</text:p>
      <text:p text:style-name="P183"><text:span text:style-name="T57"><text:tab/></text:span><text:span text:style-name="T118">//here we get an Observable, it's not updated yet.</text:span></text:p>
      <text:p text:style-name="P45"><text:tab/>/*const courses$ = </text:p>
      <text:p text:style-name="P45"><text:tab/><text:tab/>this.http.get&lt;GetCoursesResponse&gt;(this.envCourses);*/</text:p>
      <text:p text:style-name="P183"><text:span text:style-name="T57"><text:tab/></text:span><text:span text:style-name="T219">//How to use http context token that skip loading indicator for this method</text:span></text:p>
      <text:p text:style-name="P587"><text:tab/>const courses$ = </text:p>
      <text:p text:style-name="P587"><text:tab/><text:tab/>this.http.get&lt;GetCoursesResponse&gt;(this.envCourses, {</text:p>
      <text:p text:style-name="P587"><text:tab/><text:tab/><text:tab/>context: new HttpContext().set(SkipLoading, true)</text:p>
      <text:p text:style-name="P587"><text:soft-page-break/><text:tab/>});</text:p>
      <text:p text:style-name="P183"><text:span text:style-name="T57"><text:tab/></text:span><text:span text:style-name="T118">//converting Observable to a Promise, firstValueFrom is a method from RxJs</text:span></text:p>
      <text:p text:style-name="P45"><text:tab/>const response = await firstValueFrom(courses$);</text:p>
      <text:p text:style-name="P183"><text:tab/><text:span text:style-name="T57">return response.courses;</text:span></text:p>
      <text:p text:style-name="P45">}</text:p>
      <text:p text:style-name="P472">But with another operation loading indicator is visible. </text:p>
      <text:p text:style-name="P398"/>
      <text:p text:style-name="P398"/>
      <text:p text:style-name="P398"/>
      <text:p text:style-name="P522"><text:span text:style-name="T86">Signal-Based User Messages – Shared Service</text:span> </text:p>
      <text:p text:style-name="P467"><text:a xlink:type="simple" xlink:href="https://angular-university.io/lesson/angular-signals-signal-based-user-messages-shared-service" text:style-name="Internet_20_link" text:visited-style-name="Visited_20_Internet_20_Link"><text:span text:style-name="T111">https://angular-university.io/lesson/angular-signals-signal-based-user-messages-shared-service</text:span></text:a><text:span text:style-name="T111"> </text:span></text:p>
      <text:p text:style-name="P468">Service for handling error messages in our app. Before we handle error messages inside component calling functions. </text:p>
      <text:p text:style-name="P468">We will create messages component with own service (inside the messages folder) for show messages to the user. <text:span text:style-name="T244">This service based on signals and for every component communication. </text:span></text:p>
      <text:p text:style-name="P469">In service create initial message signal with null value.</text:p>
      <text:p text:style-name="P495">messages.service.ts </text:p>
      <text:p text:style-name="P114">@Injectable({</text:p>
      <text:p text:style-name="P45"><text:tab/>providedIn: 'root'</text:p>
      <text:p text:style-name="P45">})</text:p>
      <text:p text:style-name="P45">export class MessagesService {</text:p>
      <text:p text:style-name="P45"><text:tab/>#messageSignal = signal&lt;Message | null&gt;(null);</text:p>
      <text:p text:style-name="P183"><text:span text:style-name="T57"><text:tab/></text:span><text:span text:style-name="T118">//public value for using this service outside (for consumers)</text:span></text:p>
      <text:p text:style-name="P45"><text:tab/>message = this.#messageSignal.asReadonly();</text:p>
      <text:p text:style-name="P45"><text:tab/>showMessage (text: string, severity: MessageSeverity) {</text:p>
      <text:p text:style-name="P183"><text:span text:style-name="T57"><text:tab/><text:tab/>this.#messageSignal.set({</text:span><text:span text:style-name="T62">t</text:span><text:span text:style-name="T57">ext, severity});</text:span></text:p>
      <text:p text:style-name="P45"><text:tab/>}</text:p>
      <text:p text:style-name="P45"><text:tab/>clear() {</text:p>
      <text:p text:style-name="P45"><text:tab/><text:tab/>this.#messageSignal.set(null);</text:p>
      <text:p text:style-name="P45"><text:tab/>}</text:p>
      <text:p text:style-name="P45">}</text:p>
      <text:p text:style-name="P248">message.model.ts</text:p>
      <text:p text:style-name="P114">export type MessageSeverity = "error" | "warning" | "info" | "success";</text:p>
      <text:p text:style-name="P45">export type Message = {</text:p>
      <text:p text:style-name="P45"><text:tab/>severity: MessageSeverity;</text:p>
      <text:p text:style-name="P45"><text:tab/>text: string;</text:p>
      <text:p text:style-name="P45">}</text:p>
      <text:p text:style-name="P260"/>
      <text:p text:style-name="P366"><text:span text:style-name="T85">Messages Component – Step-by-Step Implementation</text:span> </text:p>
      <text:p text:style-name="P353"><text:a xlink:type="simple" xlink:href="https://angular-university.io/lesson/angular-signals-messages-component-step-by-step-implementation" text:style-name="Internet_20_link" text:visited-style-name="Visited_20_Internet_20_Link">https://angular-university.io/lesson/angular-signals-messages-component-step-by-step-implementation</text:a> </text:p>
      <text:p text:style-name="P261">To use this service, Inject message service to the message component.</text:p>
      <text:p text:style-name="P263">Create message signal for use in the template</text:p>
      <text:p text:style-name="P121">export class MessagesComponent {</text:p>
      <text:p text:style-name="P48"><text:tab/>messagesService = inject(MessagesService);</text:p>
      <text:p text:style-name="P185"><text:span text:style-name="T57"><text:tab/></text:span><text:span text:style-name="T118">//message signal for use this in the template</text:span></text:p>
      <text:p text:style-name="P48"><text:tab/>message = this.messagesService.message; </text:p>
      <text:p text:style-name="P48"><text:tab/>onClose() {</text:p>
      <text:p text:style-name="P48"><text:tab/><text:tab/>this.messagesService.clear();</text:p>
      <text:p text:style-name="P48"><text:tab/>}</text:p>
      <text:p text:style-name="P48">}</text:p>
      <text:p text:style-name="P263">Create template to the message component.</text:p>
      <text:p text:style-name="P120">@if(message()) {</text:p>
      <text:p text:style-name="P46"><text:tab/>&lt;div class="messages-container"&gt;</text:p>
      <text:p text:style-name="P46"><text:tab/><text:tab/>&lt;div class="message" [ngClass]="message()?.severity"&gt;</text:p>
      <text:p text:style-name="P46"><text:tab/><text:tab/><text:tab/>{{message()?.text}}</text:p>
      <text:p text:style-name="P47"><text:tab/><text:tab/><text:tab/>&lt;img src="/assets/icons.close.svg" alt="Close icon" class="close" (click)="onClose()"&gt;</text:p>
      <text:p text:style-name="P184"><text:span text:style-name="T57"><text:tab/><text:tab/>&lt;/div&gt;</text:span> <text:span text:style-name="T57"><text:tab/><text:tab/></text:span></text:p>
      <text:p text:style-name="P46"><text:tab/>&lt;/div&gt;</text:p>
      <text:p text:style-name="P46">}</text:p>
      <text:p text:style-name="P261"/>
      <text:p text:style-name="P367"><text:span text:style-name="T85">Messages Signal-Based Service – Demo</text:span> </text:p>
      <text:p text:style-name="P354"><text:a xlink:type="simple" xlink:href="https://angular-university.io/lesson/angular-signals-messages-signal-based-service-demo" text:style-name="Internet_20_link" text:visited-style-name="Visited_20_Internet_20_Link">https://angular-university.io/lesson/angular-signals-messages-signal-based-service-demo</text:a> </text:p>
      <text:p text:style-name="P264">To use this service – place this component somewhere in the app, like loading component, app.component.html before the &lt;router-outlet /&gt; and after shared &lt;loading/&gt; component is optimal place. </text:p>
      <text:p text:style-name="P265"><text:soft-page-break/>Then inject this service to the app, home.component.ts:</text:p>
      <text:p text:style-name="P559">//messages component with own service, alert</text:p>
      <text:p text:style-name="P588">messagesService = inject(MessagesService);</text:p>
      <text:p text:style-name="P122">async loadCourses() {</text:p>
      <text:p text:style-name="P54"><text:tab/>try {</text:p>
      <text:p text:style-name="P186"><text:span text:style-name="T57"><text:tab/><text:tab/></text:span><text:span text:style-name="T118">//we will add loading indicator to the service</text:span></text:p>
      <text:p text:style-name="P542"><text:tab/><text:tab/>//this.loadingService.loadingOn(); </text:p>
      <text:p text:style-name="P54"><text:tab/><text:tab/>const courses = await this.coursesService.loadAllCourses();</text:p>
      <text:p text:style-name="P186"><text:span text:style-name="T57"><text:tab/><text:tab/></text:span><text:span text:style-name="T118">//sortCoursesBySeqNo defined in models/course.module.ts</text:span></text:p>
      <text:p text:style-name="P186"><text:span text:style-name="T57"><text:tab/><text:tab/>this.#courses.set(courses.sort(sortCoursesBySeqNo)); </text:span><text:span text:style-name="T118">//synchronous code</text:span></text:p>
      <text:p text:style-name="P186"/>
      <text:p text:style-name="P54"><text:tab/>} catch(err) {</text:p>
      <text:p text:style-name="P186"><text:span text:style-name="T57"><text:tab/><text:tab/></text:span><text:span text:style-name="T219">this.messagesService.showMessage('Error loading courses!', 'error'); </text:span></text:p>
      <text:p text:style-name="P186"><text:span text:style-name="T57"><text:tab/><text:tab/></text:span><text:span text:style-name="T118">//alert('Error loading courses!'); //old way to error handling</text:span></text:p>
      <text:p text:style-name="P54"><text:tab/><text:tab/>console.error(err);</text:p>
      <text:p text:style-name="P186"><text:span text:style-name="T57"><text:tab/>} </text:span><text:span text:style-name="T118">/*finally { //will be turned Off if success or error</text:span></text:p>
      <text:p text:style-name="P542"><text:tab/><text:tab/>this.loadingService.loadingOff();</text:p>
      <text:p text:style-name="P542"><text:tab/>}*/</text:p>
      <text:p text:style-name="P54">}</text:p>
      <text:p text:style-name="P266">To check this stop server <text:span text:style-name="T246">and reload page in the browser</text:span></text:p>
      <text:p text:style-name="P267">This message also for success, warning or all another user messages (<text:span text:style-name="T71"> MessageSeverity = "error" | "warning" | "info" | "success";</text:span>). </text:p>
      <text:p text:style-name="P266"/>
      <text:p text:style-name="P571"/>
      <text:p text:style-name="P369"><text:span text:style-name="T85">New Section – Angular Signal-Based Authentication</text:span> </text:p>
      <text:p text:style-name="P355"><text:a xlink:type="simple" xlink:href="https://angular-university.io/lesson/angular-signals-new-section-angular-signal-based-authentication" text:style-name="Internet_20_link" text:visited-style-name="Visited_20_Internet_20_Link">https://angular-university.io/lesson/angular-signals-new-section-angular-signal-based-authentication</text:a> </text:p>
      <text:p text:style-name="P268">We will create a shared authentication service, that will do user profile available anywhere in the app. </text:p>
      <text:p text:style-name="P268">Dropdown menu – login screen <text:span text:style-name="T247">in the browser</text:span></text:p>
      <text:p text:style-name="P269">LoginComponent template contains the custom reactive form. </text:p>
      <text:p text:style-name="P270">We will save user profile in the local storage. And then we will check if user authenticated, he can go to another pages, and protect certain pages for using without authentication. <text:s/></text:p>
      <text:p text:style-name="P268"/>
      <text:p text:style-name="P371"><text:span text:style-name="T85">Implementing The Login Form</text:span> </text:p>
      <text:p text:style-name="P268"><text:a xlink:type="simple" xlink:href="https://angular-university.io/lesson/angular-signals-implementing-the-login-form" text:style-name="Internet_20_link" text:visited-style-name="Visited_20_Internet_20_Link"><text:span text:style-name="T111">https://angular-university.io/lesson/angular-signals-implementing-the-login-form</text:span></text:a><text:span text:style-name="T111"> </text:span></text:p>
      <text:p text:style-name="P271">Here we will grab the values of the form (login, password) and check validation in the server, accept response with user profile, and than we give the user access to another protected parts of the app, using shared signal service.</text:p>
      <text:p text:style-name="P271">Create form builder in the component class and associate with the form controls <text:span text:style-name="T248">(fill template and class).</text:span></text:p>
      <text:p text:style-name="P249">login.component.html</text:p>
      <text:p text:style-name="P187"><text:span text:style-name="T73">&lt;div class="login-form" </text:span><text:span text:style-name="T227">[formGroup]="</text:span><text:span text:style-name="T228">f</text:span><text:span text:style-name="T227">orm"</text:span><text:span text:style-name="T73">&gt;</text:span></text:p>
      <text:p text:style-name="P187"><text:span text:style-name="T73"><text:tab/></text:span><text:span text:style-name="T57">&lt;h3&gt;Login&lt;/h3&gt;</text:span></text:p>
      <text:p text:style-name="P55"><text:tab/>&lt;div class="form-control"&gt;</text:p>
      <text:p text:style-name="P56"><text:tab/><text:tab/>&lt;label&gt;Email:&lt;/label&gt;</text:p>
      <text:p text:style-name="P188"><text:span text:style-name="T57"><text:tab/><text:tab/>&lt;input </text:span><text:span text:style-name="T219">formControlName="login"</text:span><text:span text:style-name="T57"> placeholder="Enter your email"&gt;</text:span></text:p>
      <text:p text:style-name="P56"><text:tab/>&lt;/div&gt;</text:p>
      <text:p text:style-name="P56"><text:tab/>&lt;div class="form-control"&gt;</text:p>
      <text:p text:style-name="P56"><text:tab/><text:tab/>&lt;label&gt;Password:&lt;/label&gt;</text:p>
      <text:p text:style-name="P188"><text:span text:style-name="T57"><text:tab/><text:tab/>&lt;input type="password" </text:span><text:span text:style-name="T219">formControlName="password"</text:span><text:span text:style-name="T57"> placeholder="Enter your password"&gt;</text:span></text:p>
      <text:p text:style-name="P56"><text:tab/>&lt;/div&gt;</text:p>
      <text:p text:style-name="P56">&lt;/div&gt;</text:p>
      <text:p text:style-name="P56">&lt;div class="form-actions"&gt;</text:p>
      <text:p text:style-name="P56"><text:tab/>&lt;button class="btn" routerLink="/home"&gt;Home&lt;/button&gt;</text:p>
      <text:p text:style-name="P188"><text:span text:style-name="T57"><text:tab/>&lt;button class="btn" </text:span><text:span text:style-name="T219">(click)="onLogin()"</text:span><text:span text:style-name="T57">&gt;Login&lt;/button&gt;</text:span></text:p>
      <text:p text:style-name="P56">&lt;/div&gt;</text:p>
      <text:p text:style-name="P250">login.component.<text:span text:style-name="T249">ts</text:span></text:p>
      <text:p text:style-name="P124">export class LoginComponent {</text:p>
      <text:p text:style-name="P51"><text:tab/>fb = inject(FormBuilder);</text:p>
      <text:p text:style-name="P51"><text:tab/><text:span text:style-name="T251">f</text:span>orm = this.fb.group({</text:p>
      <text:p text:style-name="P51"><text:tab/><text:tab/>email: ['', Validators.required],</text:p>
      <text:p text:style-name="P51"><text:tab/><text:tab/>password: ['', Validators.required],</text:p>
      <text:p text:style-name="P51"><text:tab/>});</text:p>
      <text:p text:style-name="P191"/>
      <text:p text:style-name="P191"><text:tab/> <text:span text:style-name="T57">messagesService = inject(MessagesService);</text:span></text:p>
      <text:p text:style-name="P51"><text:tab/>authService = inject(AuthService);</text:p>
      <text:p text:style-name="P51"><text:tab/>router = inject(Router);</text:p>
      <text:p text:style-name="P51"><text:tab/>async onLogin() {</text:p>
      <text:p text:style-name="P51"><text:tab/><text:tab/>try {</text:p>
      <text:p text:style-name="P51"><text:tab/><text:tab/><text:tab/>const {email, password} = this.<text:span text:style-name="T251">f</text:span>orm.value;</text:p>
      <text:p text:style-name="P51"><text:tab/><text:tab/><text:tab/>if (!email || !password) {</text:p>
      <text:p text:style-name="P192"><text:span text:style-name="T57"><text:tab/><text:tab/><text:tab/><text:tab/>this.messagesService.showMessage(‘Enter an email and password.',</text:span> <text:span text:style-name="T57">'error');</text:span></text:p>
      <text:p text:style-name="P192"><text:span text:style-name="T57"><text:tab/><text:tab/><text:tab/><text:tab/></text:span> <text:span text:style-name="T57">return</text:span></text:p>
      <text:p text:style-name="P52"><text:tab/><text:tab/><text:tab/>}</text:p>
      <text:p text:style-name="P51"><text:tab/><text:tab/><text:tab/>await this.authService.login(email, password);</text:p>
      <text:p text:style-name="P51"><text:tab/><text:tab/><text:tab/>await this.router.navigate(['/home']);</text:p>
      <text:p text:style-name="P51"><text:tab/><text:tab/>} catch(err) {</text:p>
      <text:p text:style-name="P51"><text:tab/><text:tab/><text:tab/>console.error(err);</text:p>
      <text:p text:style-name="P52"><text:tab/><text:tab/><text:tab/>this.messagesService.showMessage('Login failed... Please, try again', 'error');</text:p>
      <text:p text:style-name="P52"><text:tab/><text:tab/>}</text:p>
      <text:p text:style-name="P51"><text:tab/>}</text:p>
      <text:p text:style-name="P51">}</text:p>
      <text:p text:style-name="P273"/>
      <text:p text:style-name="P272">Add onLogin fn for login button, which use auth.service.ts and messagesService. </text:p>
      <text:p text:style-name="P272"/>
      <text:p text:style-name="P372"><text:span text:style-name="T85">Authentication Signal-Based Service</text:span> </text:p>
      <text:p text:style-name="P272"><text:a xlink:type="simple" xlink:href="https://angular-university.io/lesson/angular-signals-authentication-signal-based-service" text:style-name="Internet_20_link" text:visited-style-name="Visited_20_Internet_20_Link"><text:span text:style-name="T111">https://angular-university.io/lesson/angular-signals-authentication-signal-based-service</text:span></text:a><text:span text:style-name="T111"> </text:span></text:p>
      <text:p text:style-name="P272">Create AuthService. </text:p>
      <text:p text:style-name="P274"><text:soft-page-break/>Defining first it’s public API – signal based service. Main element it’s a signal that going to emit values which are a user profile. <text:s/>If the user is not yet authenticated, the signal is going get the value null, another way the signal going emitted User profile </text:p>
      <text:p text:style-name="P123">export type User = {</text:p>
      <text:p text:style-name="P49"><text:tab/>id: string;</text:p>
      <text:p text:style-name="P49"><text:tab/>email: string;</text:p>
      <text:p text:style-name="P49"><text:tab/>pictureUrl: string;</text:p>
      <text:p text:style-name="P49">}</text:p>
      <text:p text:style-name="P275">Implementing service </text:p>
      <text:p text:style-name="P275">1. create private signal for user</text:p>
      <text:p text:style-name="P275">2. create public readonly signal</text:p>
      <text:p text:style-name="P275">3. Create isLoggedIn computed signal (from user, if user <text:s/>- it’s true)</text:p>
      <text:p text:style-name="P276">4. Inject httpClient to this service</text:p>
      <text:p text:style-name="P276">5. Create async method login()</text:p>
      <text:p text:style-name="P190"><text:span text:style-name="T74">@Injectable({</text:span><text:span text:style-name="T57">providedIn: 'root'})</text:span></text:p>
      <text:p text:style-name="P50">export class AuthService {</text:p>
      <text:p text:style-name="P189"><text:tab/> <text:span text:style-name="T57">#userSignal = signal&lt;User | null&gt;(null);</text:span></text:p>
      <text:p text:style-name="P50"><text:tab/>user = this.#userSignal.asReadonly();</text:p>
      <text:p text:style-name="P50"><text:tab/>isLoggedIn = computed(() =&gt; !!this.user());</text:p>
      <text:p text:style-name="P50"><text:tab/>http = inject(HttpClient);</text:p>
      <text:p text:style-name="P50"><text:tab/>async login(email: string, password: string): Promise&lt;User&gt; {</text:p>
      <text:p text:style-name="P50"><text:tab/><text:tab/>const login$ = this.http.post&lt;User&gt;(`${environment.apiRoot}/login`, {email, password});</text:p>
      <text:p text:style-name="P50"><text:tab/><text:tab/>const user = await firstValueFrom(login$);</text:p>
      <text:p text:style-name="P50"><text:tab/><text:tab/>this.#userSignal.set(user);</text:p>
      <text:p text:style-name="P50"><text:tab/><text:tab/>return user;</text:p>
      <text:p text:style-name="P50"><text:tab/>}</text:p>
      <text:p text:style-name="P50">}</text:p>
      <text:p text:style-name="P276"/>
      <text:p text:style-name="P572">Adapting the UI To The User Authentication Status</text:p>
      <text:p text:style-name="P356"><text:a xlink:type="simple" xlink:href="https://angular-university.io/lesson/angular-signals-adapting-the-ui-to-the-user-authentication-status" text:style-name="Internet_20_link" text:visited-style-name="Visited_20_Internet_20_Link">https://angular-university.io/lesson/angular-signals-adapting-the-ui-to-the-user-authentication-status</text:a> </text:p>
      <text:p text:style-name="P277">For do this service globally → inject this service to the AppComponent (notice, not home, the app) and create global variable isLoggedIn <text:span text:style-name="T250">flag</text:span>. </text:p>
      <text:p text:style-name="P278">Then go to app component template and add if condition <text:span text:style-name="T251">(with invoke this signal inside the template)</text:span> to show login and logout logic. </text:p>
      <text:p text:style-name="P251">app.component.html</text:p>
      <text:p text:style-name="P125">@if(isLoggedIn()) {</text:p>
      <text:p text:style-name="P72"><text:tab/>&lt;a mat-list-item (click)="onLogout()"&gt;</text:p>
      <text:p text:style-name="P72"><text:tab/><text:tab/>&lt;mat-icon&gt;exit_to_app&lt;/mat-icon&gt;</text:p>
      <text:p text:style-name="P72"><text:tab/><text:tab/>&lt;span&gt;Logout&lt;/span&gt;</text:p>
      <text:p text:style-name="P72"><text:tab/>&lt;/a&gt;</text:p>
      <text:p text:style-name="P72">} </text:p>
      <text:p text:style-name="P72">@else {</text:p>
      <text:p text:style-name="P72"><text:tab/>&lt;a mat-list-item routerLink="login"&gt;</text:p>
      <text:p text:style-name="P72"><text:tab/><text:tab/>&lt;mat-icon&gt;account_circle&lt;/mat-icon&gt;</text:p>
      <text:p text:style-name="P72"><text:tab/><text:tab/><text:tab/>&lt;span&gt;Login&lt;/span&gt;</text:p>
      <text:p text:style-name="P72"><text:tab/>&lt;/a&gt;</text:p>
      <text:p text:style-name="P72">}</text:p>
      <text:p text:style-name="P253">app.component.ts</text:p>
      <text:p text:style-name="P128">authService = inject(AuthService); </text:p>
      <text:p text:style-name="P543">//we not invoked here this signal, we call it in the template</text:p>
      <text:p text:style-name="P72">isLoggedIn = this.authService.isLoggedIn; </text:p>
      <text:p text:style-name="P72">onLogout() {</text:p>
      <text:p text:style-name="P72"><text:tab/>this.authService.logout();</text:p>
      <text:p text:style-name="P72">}</text:p>
      <text:p text:style-name="P297">For check this feature use login and password, which exists in the db-data.ts </text:p>
      <text:p text:style-name="P127">export const USERS = {</text:p>
      <text:p text:style-name="P59"><text:tab/>1: {</text:p>
      <text:p text:style-name="P59"><text:tab/><text:tab/>id: 1,</text:p>
      <text:p text:style-name="P59"><text:tab/><text:tab/>email: 'test@angular-university.io',</text:p>
      <text:p text:style-name="P59"><text:tab/><text:tab/>password: 'test',</text:p>
      <text:p text:style-name="P59"><text:tab/><text:tab/>pictureUrl: 'https://...photo.jpg'</text:p>
      <text:p text:style-name="P59"><text:tab/>}</text:p>
      <text:p text:style-name="P59">};</text:p>
      <text:p text:style-name="P266"/>
      <text:p text:style-name="P370"><text:soft-page-break/><text:span text:style-name="T85">Implementing Logout</text:span> </text:p>
      <text:p text:style-name="P355"><text:a xlink:type="simple" xlink:href="https://angular-university.io/lesson/angular-signals-implementing-logout" text:style-name="Internet_20_link" text:visited-style-name="Visited_20_Internet_20_Link">https://angular-university.io/lesson/angular-signals-implementing-logout</text:a> </text:p>
      <text:p text:style-name="P279">Add click handler to the logout button <text:s/>and implement it in the class of the component</text:p>
      <text:p text:style-name="P252">app.component.html</text:p>
      <text:p text:style-name="P126">@if(isLoggedIn()) {</text:p>
      <text:p text:style-name="P202"><text:span text:style-name="T57"><text:tab/>&lt;a mat-list-item </text:span><text:span text:style-name="T219">(click)="onLogout()"</text:span><text:span text:style-name="T57">&gt;</text:span></text:p>
      <text:p text:style-name="P73"><text:tab/><text:tab/>&lt;mat-icon&gt;exit_to_app&lt;/mat-icon&gt;</text:p>
      <text:p text:style-name="P73"><text:tab/><text:tab/>&lt;span&gt;Logout&lt;/span&gt;</text:p>
      <text:p text:style-name="P73"><text:tab/>&lt;/a&gt;</text:p>
      <text:p text:style-name="P129">} </text:p>
      <text:p text:style-name="P254">app.component.ts</text:p>
      <text:p text:style-name="P129">authService = inject(AuthService); </text:p>
      <text:p text:style-name="P544">//we not invoked here this signal, we call it in the template</text:p>
      <text:p text:style-name="P73">isLoggedIn = this.authService.isLoggedIn; </text:p>
      <text:p text:style-name="P589">onLogout() {</text:p>
      <text:p text:style-name="P589"><text:tab/>this.authService.logout();</text:p>
      <text:p text:style-name="P583">}</text:p>
      <text:p text:style-name="P279">Create async method inside the service: set null value to the user profile, then redirect user to the login page (inject Router, add navigate in the fn logout).</text:p>
      <text:p text:style-name="P582">router = inject(Router); <text:span text:style-name="T117">//for redirect user after logout</text:span></text:p>
      <text:p text:style-name="P582">async logout() {</text:p>
      <text:p text:style-name="P590"><text:tab/>this.#userSignal.set(null);</text:p>
      <text:p text:style-name="P590"><text:tab/>await this.router.navigateByUrl('/login');</text:p>
      <text:p text:style-name="P590">}</text:p>
      <text:p text:style-name="P279"/>
      <text:p text:style-name="P279"/>
      <text:p text:style-name="P370"><text:span text:style-name="T85">Save User Profile In Local Storage – Survive Refreshes</text:span> </text:p>
      <text:p text:style-name="P266"><text:a xlink:type="simple" xlink:href="https://angular-university.io/lesson/angular-signals-save-user-profile-in-local-storage-survive-refreshes" text:style-name="Internet_20_link" text:visited-style-name="Visited_20_Internet_20_Link"><text:span text:style-name="T111">https://angular-university.io/lesson/angular-signals-save-user-profile-in-local-storage-survive-refreshes</text:span></text:a><text:span text:style-name="T111"> </text:span></text:p>
      <text:p text:style-name="P280">We will grab the user profile (public readonly signal) → add detect that the user available vie a signal effect → then save user profile in the local storage and after restart we will reed user profile from the local storage if it exists, and remove this data from the local storage in the logout method. </text:p>
      <text:p text:style-name="P280">auth.service.ts</text:p>
      <text:p text:style-name="P131"><text:span text:style-name="T218">const USER_STORAGE_KEY = 'user'; </text:span><text:span text:style-name="T117">//for accept local storage </text:span></text:p>
      <text:p text:style-name="P131">@Injectable({</text:p>
      <text:p text:style-name="P61"><text:tab/>providedIn: 'root'</text:p>
      <text:p text:style-name="P61">})</text:p>
      <text:p text:style-name="P61">export class AuthService {</text:p>
      <text:p text:style-name="P61"><text:tab/>#userSignal = signal&lt;User | null&gt;(null);</text:p>
      <text:p text:style-name="P61"><text:tab/>user = this.#userSignal.asReadonly();</text:p>
      <text:p text:style-name="P61"><text:tab/>isLoggedIn = computed(() =&gt; !!this.user());</text:p>
      <text:p text:style-name="P204"><text:tab/><text:span text:style-name="T57">http = inject(HttpClient);</text:span></text:p>
      <text:p text:style-name="P204"><text:span text:style-name="T57"><text:tab/>router = inject(Router); </text:span><text:span text:style-name="T118">//for redirect user after logout</text:span></text:p>
      <text:p text:style-name="P204"><text:span text:style-name="T57"><text:tab/></text:span><text:span text:style-name="T118">//for create effect, witch takes user key from local storage</text:span></text:p>
      <text:p text:style-name="P204"><text:span text:style-name="T57"><text:tab/></text:span><text:span text:style-name="T219">constructor() {</text:span><text:span text:style-name="T57"><text:tab/><text:tab/></text:span></text:p>
      <text:p text:style-name="P205"><text:span text:style-name="T57"><text:tab/><text:tab/></text:span><text:span text:style-name="T219">this.loadUserFromStorage();</text:span><text:span text:style-name="T118">//to load user profile from storage</text:span></text:p>
      <text:p text:style-name="P204"><text:span text:style-name="T57"><text:tab/><text:tab/></text:span><text:span text:style-name="T219">effect(() =&gt; {</text:span></text:p>
      <text:p text:style-name="P579"><text:span text:style-name="T57"><text:tab/><text:tab/><text:tab/>const user = this.user();</text:span><text:span text:style-name="T118">//we detect when user profile is available</text:span><text:span text:style-name="T144"><text:tab/><text:tab/><text:tab/></text:span></text:p>
      <text:p text:style-name="P205"><text:span text:style-name="T57"><text:tab/><text:tab/><text:tab/></text:span><text:span text:style-name="T219">if(user) {</text:span><text:span text:style-name="T118">//save user profile to local storage</text:span></text:p>
      <text:p text:style-name="P591"><text:tab/><text:tab/><text:tab/><text:tab/>localStorage.setItem(USER_STORAGE_KEY, JSON.stringify(user));</text:p>
      <text:p text:style-name="P591"><text:tab/><text:tab/><text:tab/>}</text:p>
      <text:p text:style-name="P591"><text:tab/><text:tab/>});</text:p>
      <text:p text:style-name="P591"><text:tab/>}</text:p>
      <text:p text:style-name="P204"><text:span text:style-name="T57"><text:tab/></text:span><text:span text:style-name="T118">//load user profile from local storage if app will restarted</text:span></text:p>
      <text:p text:style-name="P204"><text:span text:style-name="T57"><text:tab/></text:span><text:span text:style-name="T219">loadUserFromStorage() {</text:span></text:p>
      <text:p text:style-name="P591"><text:tab/><text:tab/>const json = localStorage.getItem(USER_STORAGE_KEY);</text:p>
      <text:p text:style-name="P591"><text:tab/><text:tab/>if (json) {</text:p>
      <text:p text:style-name="P591"><text:tab/><text:tab/><text:tab/>const user = JSON.parse(json);</text:p>
      <text:p text:style-name="P591"><text:tab/><text:tab/><text:tab/>this.#userSignal.set(user);</text:p>
      <text:p text:style-name="P591"><text:tab/><text:tab/>}</text:p>
      <text:p text:style-name="P591"><text:tab/>}</text:p>
      <text:p text:style-name="P61"><text:tab/>async login(email: string, password: string): Promise&lt;User&gt; {</text:p>
      <text:p text:style-name="P61"><text:tab/><text:tab/>const login$ = this.http.post&lt;User&gt;(`${environment.apiRoot}/login`,</text:p>
      <text:p text:style-name="P61"><text:tab/><text:tab/><text:tab/>{email, password});</text:p>
      <text:p text:style-name="P204"><text:tab/><text:tab/><text:span text:style-name="T57">const user = await firstValueFrom(login$);</text:span></text:p>
      <text:p text:style-name="P61"><text:tab/><text:tab/>this.#userSignal.set(user);</text:p>
      <text:p text:style-name="P61"><text:soft-page-break/><text:tab/><text:tab/>return user;</text:p>
      <text:p text:style-name="P61"><text:tab/>}</text:p>
      <text:p text:style-name="P61"><text:tab/>async logout() {</text:p>
      <text:p text:style-name="P204"><text:span text:style-name="T57"><text:tab/><text:tab/></text:span><text:span text:style-name="T219">localStorage.removeItem(USER_STORAGE_KEY);</text:span></text:p>
      <text:p text:style-name="P61"><text:tab/><text:tab/>this.#userSignal.set(null);</text:p>
      <text:p text:style-name="P61"><text:tab/><text:tab/>await this.router.navigateByUrl('/login');</text:p>
      <text:p text:style-name="P61"><text:tab/>}</text:p>
      <text:p text:style-name="P61">}</text:p>
      <text:p text:style-name="P280"/>
      <text:p text:style-name="P266"/>
      <text:p text:style-name="P370"><text:span text:style-name="T85">Implementing an Authentication Guard With Signals</text:span> </text:p>
      <text:p text:style-name="P266"><text:a xlink:type="simple" xlink:href="https://angular-university.io/lesson/angular-signals-implementing-an-authentication-guard-with-signals" text:style-name="Internet_20_link" text:visited-style-name="Visited_20_Internet_20_Link"><text:span text:style-name="T111">https://angular-university.io/lesson/angular-signals-implementing-an-authentication-guard-with-signals</text:span></text:a><text:span text:style-name="T111"> </text:span></text:p>
      <text:p text:style-name="P281">We will show courses screen just for authenticated users. For other users – just login screen. </text:p>
      <text:p text:style-name="P281">Create folder guards with file auth.guard.ts</text:p>
      <text:p text:style-name="P130">export const isUserAuthenticated: CanActivateFn = (</text:p>
      <text:p text:style-name="P54"><text:tab/><text:tab/>route: ActivatedRouteSnapshot,</text:p>
      <text:p text:style-name="P54"><text:tab/><text:tab/>state: RouterStateSnapshot,</text:p>
      <text:p text:style-name="P54"><text:tab/>) =&gt; {</text:p>
      <text:p text:style-name="P54"><text:tab/><text:tab/>const authService = inject(AuthService);</text:p>
      <text:p text:style-name="P54"><text:tab/><text:tab/>const router = inject(Router);</text:p>
      <text:p text:style-name="P54"><text:tab/><text:tab/>if(authService.isLoggedIn()) {</text:p>
      <text:p text:style-name="P54"><text:tab/><text:tab/><text:tab/>return true;</text:p>
      <text:p text:style-name="P54"><text:tab/><text:tab/>} else {</text:p>
      <text:p text:style-name="P54"><text:tab/><text:tab/><text:tab/>return router.parseUrl(`/login`);</text:p>
      <text:p text:style-name="P54"><text:tab/>}</text:p>
      <text:p text:style-name="P54">}</text:p>
      <text:p text:style-name="P282">Then go to the app.routes.ts and add this guard to the home component:</text:p>
      <text:p text:style-name="P132">{</text:p>
      <text:p text:style-name="P74"><text:tab/>path: '',</text:p>
      <text:p text:style-name="P74"><text:tab/>component: HomeComponent,</text:p>
      <text:p text:style-name="P74"><text:tab/>canActivate: [isUserAuthenticated]</text:p>
      <text:p text:style-name="P74">},</text:p>
      <text:p text:style-name="P284">Check that the Courses menu is indisponible if user not authenticated.</text:p>
      <text:p text:style-name="P282"/>
      <text:p text:style-name="P573"/>
      <text:p text:style-name="P374"><text:span text:style-name="T85">New Section – Model Inputs</text:span> </text:p>
      <text:p text:style-name="P282"><text:a xlink:type="simple" xlink:href="https://angular-university.io/lesson/angular-signals-new-section-model-inputs" text:style-name="Internet_20_link" text:visited-style-name="Visited_20_Internet_20_Link"><text:span text:style-name="T111">https://angular-university.io/lesson/angular-signals-new-section-model-inputs</text:span></text:a><text:span text:style-name="T111"> </text:span></text:p>
      <text:p text:style-name="P285">We will implement create course logic with using model input with implementing form control (Course category) like a separate component. </text:p>
      <text:p text:style-name="P285">Go to course-category-combobox.component</text:p>
      <text:p text:style-name="P286">Model input (value) has the value of selected item (course category).</text:p>
      <text:p text:style-name="P286">Model input is an input that we can use to send values back to the parent component; a signal be directional two way contract between the parent component and the child component. The parent component can send new value to the child component, but a child component can also send values back to the parent component vie this writable signal (we can set or update value). </text:p>
      <text:p text:style-name="P287">Associate template with the class </text:p>
      <text:p text:style-name="P136">&lt;div class="form-control"&gt;</text:p>
      <text:p text:style-name="P207"><text:span text:style-name="T57"><text:tab/>&lt;label&gt;{{</text:span><text:span text:style-name="T219">label()</text:span><text:span text:style-name="T57">}}&lt;/label&gt;</text:span></text:p>
      <text:p text:style-name="P207"><text:span text:style-name="T57"><text:tab/>&lt;select </text:span><text:span text:style-name="T219">[value]="value()"</text:span><text:span text:style-name="T57"> #category</text:span></text:p>
      <text:p text:style-name="P207"><text:span text:style-name="T219"><text:tab/><text:tab/>(change)="onCategoryChanged(category.value)"</text:span><text:span text:style-name="T57">&gt;</text:span></text:p>
      <text:p text:style-name="P62"><text:tab/><text:tab/>&lt;option value="BEGINNER"&gt;Beginners&lt;/option&gt;</text:p>
      <text:p text:style-name="P62"><text:tab/><text:tab/>&lt;option value="INTERMEDIATE"&gt;Intermediate&lt;/option&gt;</text:p>
      <text:p text:style-name="P62"><text:tab/><text:tab/>&lt;option value="ADVANCED"&gt;Advanced&lt;/option&gt;</text:p>
      <text:p text:style-name="P62"><text:tab/>&lt;/select&gt;</text:p>
      <text:p text:style-name="P62">&lt;/div&gt;</text:p>
      <text:p text:style-name="P62"/>
      <text:p text:style-name="P288">Add inputs to the component class. Create method for handling changes in this select</text:p>
      <text:p text:style-name="P133">export type CourseCategory = 'BEGINNER' | 'INTERMEDIATE' | 'ADVANCED';</text:p>
      <text:p text:style-name="P134">export class CourseCategoryComboboxComponent {</text:p>
      <text:p text:style-name="P208"><text:span text:style-name="T63"><text:tab/></text:span><text:span text:style-name="T118">//we will pass initial value to this input</text:span></text:p>
      <text:p text:style-name="P208"><text:span text:style-name="T57"><text:tab/>label = input.required&lt;string&gt;() //l</text:span><text:span text:style-name="T63">a</text:span><text:span text:style-name="T57">bel of the dropdown</text:span></text:p>
      <text:p text:style-name="P208"><text:span text:style-name="T57"><text:tab/></text:span><text:span text:style-name="T118">//Model input (value) has the value of selected item (course category)</text:span></text:p>
      <text:p text:style-name="P545"><text:tab/>//this works as an input and as an output</text:p>
      <text:p text:style-name="P63"><text:tab/>value = model.required&lt;CourseCategory&gt;();</text:p>
      <text:p text:style-name="P63"><text:tab/>constructor() {</text:p>
      <text:p text:style-name="P208"><text:span text:style-name="T57"><text:tab/><text:tab/></text:span><text:span text:style-name="T118">//this.label(); //it's input readonly </text:span></text:p>
      <text:p text:style-name="P545"><text:tab/><text:tab/>//this.value(); //can be set or update – writable signal</text:p>
      <text:p text:style-name="P63"><text:tab/>}</text:p>
      <text:p text:style-name="P63"><text:tab/>onCategoryChanged(category: string) {</text:p>
      <text:p text:style-name="P63"><text:tab/><text:tab/>this.value.set(category as CourseCategory);</text:p>
      <text:p text:style-name="P63"><text:tab/>}</text:p>
      <text:p text:style-name="P63">}</text:p>
      <text:p text:style-name="P287"/>
      <text:p text:style-name="P375"><text:span text:style-name="T85">Model Inputs and Two-Way Data Binding</text:span> </text:p>
      <text:p text:style-name="P287"><text:a xlink:type="simple" xlink:href="https://angular-university.io/lesson/angular-signals-model-inputs-and-two-way-data-binding" text:style-name="Internet_20_link" text:visited-style-name="Visited_20_Internet_20_Link"><text:span text:style-name="T111">https://angular-university.io/lesson/angular-signals-model-inputs-and-two-way-data-binding</text:span></text:a><text:span text:style-name="T111"> </text:span></text:p>
      <text:p text:style-name="P289">In this lesson we will interact with modal input from the child component in the parent component.</text:p>
      <text:p text:style-name="P290">Go to edit-course-dialog and remove this form control from the template and paste our &lt;/ <text:span text:style-name="T256">course-category-combobox&gt; </text:span>to this place. </text:p>
      <text:p text:style-name="P255">edit-course-dialog.html</text:p>
      <text:p text:style-name="P135">&lt;course-category-combobox</text:p>
      <text:p text:style-name="P64"><text:tab/>label="Course category"</text:p>
      <text:p text:style-name="P64"><text:tab/>[(value)]="category"</text:p>
      <text:p text:style-name="P64">/&gt;</text:p>
      <text:p text:style-name="P64"/>
      <text:p text:style-name="P291">Define in the EditCourseDialog new signal category (for pass value to the child component).</text:p>
      <text:p text:style-name="P292">Create effect in the constructor of the parent component to see how it works. </text:p>
      <text:p text:style-name="P292">Add to the onSave() method courseProps.category = this.category(); because now it’s input/output value and not a form value anymore. And change this value in the constructor. <text:span text:style-name="T257">And remove this control from the form.</text:span></text:p>
      <text:p text:style-name="P293">Add initial value to this signal in the constructor</text:p>
      <text:p text:style-name="P256">edit-course-dialog.html</text:p>
      <text:p text:style-name="P560"><text:tab/>//input for child model signal with initial value BEGINNER</text:p>
      <text:p text:style-name="P210"><text:tab/><text:span text:style-name="T57">category = signal&lt;CourseCategory&gt;("BEGINNER");</text:span></text:p>
      <text:p text:style-name="P64"/>
      <text:p text:style-name="P64">constructor() {</text:p>
      <text:p text:style-name="P210"><text:span text:style-name="T57"><text:tab/></text:span><text:span text:style-name="T118">//patchValue() using for fill only partial controls of the form </text:span></text:p>
      <text:p text:style-name="P547"><text:tab/>//(from server to the template)</text:p>
      <text:p text:style-name="P64"><text:soft-page-break/><text:tab/>this.form.patchValue({</text:p>
      <text:p text:style-name="P64"><text:tab/><text:tab/>title: this.data?.course?.title,</text:p>
      <text:p text:style-name="P64"><text:tab/><text:tab/>longDescription: this.data?.course?.longDescription,</text:p>
      <text:p text:style-name="P210"><text:span text:style-name="T3"><text:tab/><text:tab/></text:span><text:span text:style-name="T206">category: this.data?.course?.category,</text:span></text:p>
      <text:p text:style-name="P64"><text:tab/><text:tab/>iconUrl: this.data?.course?.iconUrl,</text:p>
      <text:p text:style-name="P64"><text:tab/>})</text:p>
      <text:p text:style-name="P64"><text:tab/><text:span text:style-name="T117">//Set initial value to model signal category</text:span></text:p>
      <text:p text:style-name="P210"><text:span text:style-name="T57"><text:tab/></text:span><text:span text:style-name="T219">this.category.set(this.data?.course?.category ?? ‘</text:span><text:span text:style-name="T222">BEGINNER</text:span><text:span text:style-name="T219">’);</text:span></text:p>
      <text:p text:style-name="P210"><text:span text:style-name="T57"><text:tab/></text:span><text:span text:style-name="T118">//For see how works model signal category</text:span></text:p>
      <text:p text:style-name="P210"><text:span text:style-name="T57"><text:tab/></text:span><text:span text:style-name="T219">effect(() =&gt; {</text:span></text:p>
      <text:p text:style-name="P580"><text:tab/><text:tab/> <text:span text:style-name="T57">console.log(`Course category bi-directional binding: ${this.category()}`);</text:span></text:p>
      <text:p text:style-name="P592"><text:tab/>})</text:p>
      <text:p text:style-name="P210">  <text:span text:style-name="T57">}</text:span></text:p>
      <text:p text:style-name="P64"/>
      <text:p text:style-name="P64">async onSave() {</text:p>
      <text:p text:style-name="P64"><text:tab/>const courseProps = this.form.value as Partial&lt;Course&gt;;</text:p>
      <text:p text:style-name="P210"><text:span text:style-name="T57"><text:tab/></text:span><text:span text:style-name="T219">courseProps.category = this.category(); </text:span><text:span text:style-name="T118">//adding value from the model signal</text:span></text:p>
      <text:p text:style-name="P210"><text:span text:style-name="T57"><text:tab/>if (this.data?.mode === 'update') { </text:span><text:span text:style-name="T118">//this is a custom type </text:span></text:p>
      <text:p text:style-name="P64"><text:tab/><text:tab/>await this.saveCourse(this.data?.course!.id, courseProps)</text:p>
      <text:p text:style-name="P64"><text:tab/>} else if (this.data.mode === 'create') {</text:p>
      <text:p text:style-name="P64"><text:tab/><text:tab/>await this.createCourse(courseProps);</text:p>
      <text:p text:style-name="P64"><text:tab/>}</text:p>
      <text:p text:style-name="P64">}</text:p>
      <text:p text:style-name="P294">Checking. We see in the console row with each new value (Course category bi-directional binding: INTERMEDIATE); if we change category to advanced → this course moving to the tab advanced and back. </text:p>
      <text:p text:style-name="P282"/>
      <text:p text:style-name="P294">When to use this type of model inputs? - I would recommend that you stick as much as possible with plain inputs and outputs. Those are much more intuitive and almost impossible to misuse. I would only use model inputs in special scenarios such as you have sort of a form component like a date picker and you want to pass in value to the date picker, but you also want to receive a value back then. In that case, you might be interested in using this model input and bi-directional data binding. It’s <text:span text:style-name="T258">perfectly okay never use model inputs in the app.</text:span></text:p>
      <text:p text:style-name="P282"/>
      <text:p text:style-name="P282"/>
      <text:p text:style-name="P373"><text:span text:style-name="T85">Before Continuing – Tiding Up a Couple of Issues</text:span> </text:p>
      <text:p text:style-name="P357"><text:a xlink:type="simple" xlink:href="https://angular-university.io/lesson/angular-signals-before-continuing-tiding-up-a-couple-of-issues" text:style-name="Internet_20_link" text:visited-style-name="Visited_20_Internet_20_Link">https://angular-university.io/lesson/angular-signals-before-continuing-tiding-up-a-couple-of-issues</text:a> </text:p>
      <text:p text:style-name="P295">Fix bugs</text:p>
      <text:p text:style-name="P295">1. When we open edit course dialog and then click cancel we have an issue <text:span text:style-name="T262">(courses-card-list)</text:span>:</text:p>
      <text:p text:style-name="P295"><text:tab/>ERROR TypeError: Cannot read properties of undefined (reading 'id')</text:p>
      <text:p text:style-name="P283"><text:tab/><text:span text:style-name="T259">Go to async onEditCourse () method () and add </text:span><text:span text:style-name="T261">if(!newCourse) {return} </text:span><text:span text:style-name="T259">for prevent next logic.</text:span></text:p>
      <text:p text:style-name="P282"/>
      <text:p text:style-name="P604"><text:span text:style-name="T146">2. When we try to add new course we get another error:<text:tab/></text:span><text:span text:style-name="T95"><text:line-break/></text:span><text:span text:style-name="T96">ERROR </text:span></text:p>
      <text:p text:style-name="P575">TypeError: Cannot read properties of undefined (reading 'category') at new _EditCourseDialogComponent (edit-course-dialog.component.ts:57:34)</text:p>
      <text:p text:style-name="P296">to fix this issue go to HomeComponent → onAddCourse ()</text:p>
      <text:p text:style-name="P282"/>
      <text:p text:style-name="P266"/>
      <text:p text:style-name="P571"/>
      <text:p text:style-name="P369"><text:span text:style-name="T85">New Section – Building the View Course Page</text:span> </text:p>
      <text:p text:style-name="P266"><text:a xlink:type="simple" xlink:href="https://angular-university.io/lesson/angular-signals-new-section-building-the-view-course-page" text:style-name="Internet_20_link" text:visited-style-name="Visited_20_Internet_20_Link"><text:span text:style-name="T111">https://angular-university.io/lesson/angular-signals-new-section-building-the-view-course-page</text:span></text:a><text:span text:style-name="T111"> </text:span></text:p>
      <text:p text:style-name="P376"><text:span text:style-name="T85">Implementing the Template of The Course Component</text:span> </text:p>
      <text:p text:style-name="P310"><text:a xlink:type="simple" xlink:href="https://angular-university.io/lesson/angular-signals-implementing-the-template-of-the-course-component" text:style-name="Internet_20_link" text:visited-style-name="Visited_20_Internet_20_Link"><text:span text:style-name="T111">https://angular-university.io/lesson/angular-signals-implementing-the-template-of-the-course-component</text:span></text:a><text:span text:style-name="T111"> </text:span></text:p>
      <text:p text:style-name="P310">Click on View course button for see current screen</text:p>
      <text:p text:style-name="P310">Create Course component.</text:p>
      <text:p text:style-name="P310">Add routs for this component in app.routes.ts:</text:p>
      <text:p text:style-name="P311">Add <text:span text:style-name="T263">[routerLink]</text:span> to view course btn in the course-card-list component. </text:p>
      <text:p text:style-name="P211"><text:span text:style-name="T76">&lt;button class="btn" </text:span><text:span text:style-name="T57">[routerLink]="['courses', course.id]"&gt;VIEW COURSE&lt;/button&gt;</text:span></text:p>
      <text:p text:style-name="P311"><text:s/><text:span text:style-name="T264">Define the data that component need inside the CourseComponent </text:span><text:span text:style-name="T265">(course, lessons)</text:span><text:span text:style-name="T264">. </text:span></text:p>
      <text:p text:style-name="P137">export class CourseComponent {</text:p>
      <text:p text:style-name="P66"><text:tab/>course = signal&lt;Course | null&gt;(null);</text:p>
      <text:p text:style-name="P66"><text:tab/>lessons = signal&lt;Lesson[]&gt;([]);</text:p>
      <text:p text:style-name="P138">}</text:p>
      <text:p text:style-name="P312">Then create the template for this component <text:span text:style-name="T266">(start of the template in first lesson, end of this template in second lesson). </text:span></text:p>
      <text:p text:style-name="P139">&lt;div class="course-container"&gt;</text:p>
      <text:p text:style-name="P65"><text:tab/>&lt;div class="course-header"&gt;</text:p>
      <text:p text:style-name="P65"><text:tab/><text:tab/>&lt;h1&gt;{{course()?.title}}&lt;/h1&gt;</text:p>
      <text:p text:style-name="P65"><text:tab/><text:tab/>&lt;img [src]="course()?.iconUrl" alt="Course image" class="course-image"&gt;</text:p>
      <text:p text:style-name="P65"><text:tab/>&lt;/div&gt;</text:p>
      <text:p text:style-name="P65"><text:tab/>&lt;div class="table-container"&gt;</text:p>
      <text:p text:style-name="P65"><text:tab/><text:tab/>&lt;table class="results-table"&gt;</text:p>
      <text:p text:style-name="P65"><text:tab/><text:tab/><text:tab/>@for (lesson of lessons(); track lesson.id) {</text:p>
      <text:p text:style-name="P65"><text:tab/><text:tab/><text:tab/><text:tab/>&lt;tr&gt;</text:p>
      <text:p text:style-name="P65"><text:tab/><text:tab/><text:tab/><text:tab/><text:tab/>&lt;td&gt;{{lesson.description}}&lt;/td&gt;</text:p>
      <text:p text:style-name="P65"><text:tab/><text:tab/><text:tab/><text:tab/><text:tab/>&lt;td&gt;{{lesson.duration}}&lt;/td&gt;</text:p>
      <text:p text:style-name="P65"><text:tab/><text:tab/><text:tab/><text:tab/>&lt;/tr&gt;</text:p>
      <text:p text:style-name="P65"><text:tab/><text:tab/><text:tab/>}</text:p>
      <text:p text:style-name="P65"><text:tab/><text:tab/>&lt;/table&gt;</text:p>
      <text:p text:style-name="P65"><text:tab/>&lt;/div&gt;</text:p>
      <text:p text:style-name="P65">&lt;/div&gt;</text:p>
      <text:p text:style-name="P310"/>
      <text:p text:style-name="P376"><text:span text:style-name="T85">Implementing The Course Resolver</text:span> </text:p>
      <text:p text:style-name="P310"><text:a xlink:type="simple" xlink:href="https://angular-university.io/lesson/angular-signals-implementing-the-course-resolver" text:style-name="Internet_20_link" text:visited-style-name="Visited_20_Internet_20_Link"><text:span text:style-name="T111">https://angular-university.io/lesson/angular-signals-implementing-the-course-resolver</text:span></text:a><text:span text:style-name="T111"> </text:span></text:p>
      <text:p text:style-name="P313">We will provide the input data to this component via the router. <text:s/></text:p>
      <text:p text:style-name="P313">When user click view course button → loading indicator will be showing → and when data will be downloaded, the screen will be showing to the user. </text:p>
      <text:p text:style-name="P313">So we need create router resolver for course signal at first. Create course.resolver.ts in the folder of this component. <text:span text:style-name="T267">Resolver need CoursesService to load a course by id. So we need implement this method in the service at first. </text:span></text:p>
      <text:p text:style-name="P358">courses.service.ts</text:p>
      <text:p text:style-name="P58">async getCourseById (courseId: string): Promise&lt;Course&gt; {</text:p>
      <text:p text:style-name="P57"><text:tab/>const course$ = this.http.get&lt;Course&gt;(`${this.envCourses}/${courseId}`);    </text:p>
      <text:p text:style-name="P213"><text:tab/> <text:span text:style-name="T57">return firstValueFrom(course$);</text:span></text:p>
      <text:p text:style-name="P57">}</text:p>
      <text:p text:style-name="P316">Then we need finish our <text:span text:style-name="T202">courses.resolver.ts</text:span></text:p>
      <text:p text:style-name="P144">export const courseResolver: ResolveFn&lt;Course | null&gt; = </text:p>
      <text:p text:style-name="P57"><text:tab/>async (route: ActivatedRouteSnapshot,</text:p>
      <text:p text:style-name="P57"><text:tab/><text:tab/>state: RouterStateSnapshot</text:p>
      <text:p text:style-name="P57"><text:tab/>) =&gt; {</text:p>
      <text:p text:style-name="P57"><text:tab/><text:tab/>const courseId = route.paramMap.get("courseId"); //router path variable</text:p>
      <text:p text:style-name="P57"><text:tab/><text:tab/>if (!courseId) {</text:p>
      <text:p text:style-name="P57"><text:tab/><text:tab/><text:tab/>return null;</text:p>
      <text:p text:style-name="P57"><text:tab/><text:tab/>}</text:p>
      <text:p text:style-name="P57"><text:tab/><text:tab/>const coursesService = inject(CoursesService); </text:p>
      <text:p text:style-name="P57"><text:tab/><text:tab/>return coursesService.getCourseById(courseId);</text:p>
      <text:p text:style-name="P57">}</text:p>
      <text:p text:style-name="P314">After that we need add resolver to the router </text:p>
      <text:p text:style-name="P212"><text:span text:style-name="T77">{</text:span><text:span text:style-name="T57">path: 'courses/:courseId',</text:span></text:p>
      <text:p text:style-name="P75"><text:tab/>component: CourseComponent,</text:p>
      <text:p text:style-name="P75"><text:tab/>canActivate: [isUserAuthenticated],</text:p>
      <text:p text:style-name="P75"><text:soft-page-break/><text:tab/>resolve: {</text:p>
      <text:p text:style-name="P75"><text:tab/><text:tab/>course: courseResolver,</text:p>
      <text:p text:style-name="P75"><text:tab/>}</text:p>
      <text:p text:style-name="P75">},</text:p>
      <text:p text:style-name="P314">And finally we need grab content of the data object, that is populated by the router resolver, in the CourseComponent. </text:p>
      <text:p text:style-name="P214"><text:span text:style-name="T57">router = inject(ActivatedRoute)</text:span><text:span text:style-name="T53"> </text:span><text:span text:style-name="T129">//for get the data from the courses.resolver</text:span></text:p>
      <text:p text:style-name="P76">ngOnInit() {</text:p>
      <text:p text:style-name="P214"><text:tab/><text:span text:style-name="T57">this.course.set(this.router.snapshot.data['course']) </text:span><text:span text:style-name="T118">//getting data from the courses resolver</text:span></text:p>
      <text:p text:style-name="P76">}</text:p>
      <text:p text:style-name="P314"/>
      <text:p text:style-name="P377"><text:span text:style-name="T85">Implementing the Lessons Service</text:span> </text:p>
      <text:p text:style-name="P314"><text:a xlink:type="simple" xlink:href="https://angular-university.io/lesson/angular-signals-implementing-the-lessons-service" text:style-name="Internet_20_link" text:visited-style-name="Visited_20_Internet_20_Link"><text:span text:style-name="T111">https://angular-university.io/lesson/angular-signals-implementing-the-lessons-service</text:span></text:a><text:span text:style-name="T111"> </text:span></text:p>
      <text:p text:style-name="P317">In this lesson we will fetch the lessons for the course from the DB</text:p>
      <text:p text:style-name="P317">Create LessonsService (in global services). </text:p>
      <text:p text:style-name="P359">models/get-lessons.response.ts</text:p>
      <text:p text:style-name="P146">export type GetLessonsResponse = {</text:p>
      <text:p text:style-name="P67"><text:tab/>lessons: Lesson[];</text:p>
      <text:p text:style-name="P67">}</text:p>
      <text:p text:style-name="P352">lessons.service.ts</text:p>
      <text:p text:style-name="P146">export class LessonsService {</text:p>
      <text:p text:style-name="P67"><text:tab/>env = environment;</text:p>
      <text:p text:style-name="P67"><text:tab/>http = inject(HttpClient);</text:p>
      <text:p text:style-name="P67"><text:tab/>async loadLessons (config: {</text:p>
      <text:p text:style-name="P67"><text:tab/><text:tab/><text:tab/>courseId?: string,</text:p>
      <text:p text:style-name="P216"><text:span text:style-name="T57"><text:tab/><text:tab/><text:tab/>query?: string </text:span><text:span text:style-name="T118">//Will be allows us search for lessons</text:span></text:p>
      <text:p text:style-name="P67"><text:tab/><text:tab/>}): Promise&lt;Lesson[]&gt; {</text:p>
      <text:p text:style-name="P67"><text:tab/><text:tab/><text:tab/>const {courseId, query} = config; </text:p>
      <text:p text:style-name="P67"><text:tab/><text:tab/><text:tab/>let params = new HttpParams();</text:p>
      <text:p text:style-name="P67"><text:tab/><text:tab/><text:tab/>if (courseId) {</text:p>
      <text:p text:style-name="P67"><text:tab/><text:tab/><text:tab/><text:tab/>params.set('courseId', courseId);</text:p>
      <text:p text:style-name="P67"><text:tab/><text:tab/><text:tab/>}</text:p>
      <text:p text:style-name="P67"><text:tab/><text:tab/><text:tab/>if (query) {</text:p>
      <text:p text:style-name="P67"><text:tab/><text:tab/><text:tab/><text:tab/>params.set('query', query)</text:p>
      <text:p text:style-name="P67"><text:tab/><text:tab/><text:tab/>}</text:p>
      <text:p text:style-name="P67"><text:tab/><text:tab/><text:tab/>const lessons$ = this.http.get&lt;GetLessonsResponse&gt;(</text:p>
      <text:p text:style-name="P67"><text:tab/><text:tab/><text:tab/><text:tab/>`${this.env.apiRoot}/search-lessons`, </text:p>
      <text:p text:style-name="P67"><text:tab/><text:tab/><text:tab/><text:tab/>{params}</text:p>
      <text:p text:style-name="P216"><text:tab/><text:tab/><text:tab/><text:span text:style-name="T57">)</text:span></text:p>
      <text:p text:style-name="P67"><text:tab/><text:tab/><text:tab/>const response = await firstValueFrom(lessons$);</text:p>
      <text:p text:style-name="P67"><text:tab/><text:tab/><text:tab/>return response.lessons;</text:p>
      <text:p text:style-name="P67"><text:tab/>}</text:p>
      <text:p text:style-name="P67">}</text:p>
      <text:p text:style-name="P314"/>
      <text:p text:style-name="P377"><text:span text:style-name="T85">Implementing the Lessons Resolver</text:span> </text:p>
      <text:p text:style-name="P314"><text:a xlink:type="simple" xlink:href="https://angular-university.io/lesson/angular-signals-implementing-the-lessons-resolver" text:style-name="Internet_20_link" text:visited-style-name="Visited_20_Internet_20_Link"><text:span text:style-name="T111">https://angular-university.io/lesson/angular-signals-implementing-the-lessons-resolver</text:span></text:a><text:span text:style-name="T111"> </text:span></text:p>
      <text:p text:style-name="P318">The we will create lessons resolver for fetch data to the course component. Inside the folder of this component.</text:p>
      <text:p text:style-name="P147">export const courseLessonsResolver: ResolveFn&lt;Lesson[]&gt; = </text:p>
      <text:p text:style-name="P69"><text:tab/>async (route: ActivatedRouteSnapshot,</text:p>
      <text:p text:style-name="P69"><text:tab/><text:tab/>state: RouterStateSnapshot</text:p>
      <text:p text:style-name="P69"><text:tab/>) =&gt; {</text:p>
      <text:p text:style-name="P218"><text:span text:style-name="T57"><text:tab/><text:tab/>const courseId = route.paramMap.get("courseId"); </text:span><text:span text:style-name="T118">//router path variable</text:span></text:p>
      <text:p text:style-name="P69"><text:tab/><text:tab/>if (!courseId) {</text:p>
      <text:p text:style-name="P69"><text:tab/><text:tab/><text:tab/>return [];</text:p>
      <text:p text:style-name="P69"><text:tab/><text:tab/>}</text:p>
      <text:p text:style-name="P69"><text:tab/><text:tab/>const lessonsService = inject(LessonsService); </text:p>
      <text:p text:style-name="P218"><text:tab/><text:tab/><text:span text:style-name="T57">return lessonsService.loadLessons({courseId});</text:span></text:p>
      <text:p text:style-name="P69">}</text:p>
      <text:p text:style-name="P319">And add this resolver to the app.routes.ts </text:p>
      <text:p text:style-name="P148">{</text:p>
      <text:p text:style-name="P74"><text:tab/>path: 'courses/:courseId',</text:p>
      <text:p text:style-name="P74"><text:tab/>component: CourseComponent,</text:p>
      <text:p text:style-name="P74"><text:tab/>canActivate: [isUserAuthenticated],</text:p>
      <text:p text:style-name="P74"><text:tab/>resolve: {</text:p>
      <text:p text:style-name="P74"><text:tab/><text:tab/>course: courseResolver,</text:p>
      <text:p text:style-name="P206"><text:span text:style-name="T57"><text:tab/><text:tab/></text:span><text:span text:style-name="T219">lessons: courseLessonsResolver,</text:span></text:p>
      <text:p text:style-name="P74"><text:soft-page-break/><text:tab/>}</text:p>
      <text:p text:style-name="P206"><text:span text:style-name="T57">},</text:span><text:span text:style-name="T138"> </text:span></text:p>
      <text:p text:style-name="P315"><text:span text:style-name="T268">W</text:span>e <text:span text:style-name="T268">also</text:span> need grab content of the data object, that is populated by the router resolver, in the CourseComponent. </text:p>
      <text:p text:style-name="P215"><text:span text:style-name="T57">router = inject(ActivatedRoute)</text:span><text:span text:style-name="T53"> </text:span><text:span text:style-name="T129">//for get the data from the courses.resolver</text:span></text:p>
      <text:p text:style-name="P77">ngOnInit() {</text:p>
      <text:p text:style-name="P234"><text:span text:style-name="T245"><text:tab/></text:span><text:span text:style-name="T58">this.course.set(this.router.snapshot.data['course']) </text:span><text:span text:style-name="T120">//getting data from the courses resolver<text:tab/></text:span></text:p>
      <text:p text:style-name="P196"><text:span text:style-name="T57"><text:tab/></text:span><text:span text:style-name="T219">this.lessons.set(this.router.snapshot.data['lessons']);</text:span><text:span text:style-name="T118">//getting data from the lessons resolver</text:span></text:p>
      <text:p text:style-name="P77"/>
      <text:p text:style-name="P145">}</text:p>
      <text:p text:style-name="P313"/>
      <text:p text:style-name="P313"/>
      <text:p text:style-name="P313"/>
      <text:p text:style-name="P378"><text:span text:style-name="T85">New Section – Master Detail UI Pattern</text:span> </text:p>
      <text:p text:style-name="P363"><text:a xlink:type="simple" xlink:href="https://angular-university.io/lesson/angular-signals-new-section-master-detail-ui-pattern" text:style-name="Internet_20_link" text:visited-style-name="Visited_20_Internet_20_Link">https://angular-university.io/lesson/angular-signals-new-section-master-detail-ui-pattern</text:a> </text:p>
      <text:p text:style-name="P320">We will work on the lessons screen (menu → lessons). </text:p>
      <text:p text:style-name="P321">How to implement Master detail using a signals based approach (<text:span text:style-name="T167">подход</text:span>). </text:p>
      <text:p text:style-name="P322">We will start from the implementation LessonsComponent and first of all we need fetch data for this component.</text:p>
      <text:p text:style-name="P322">Master detail means that we going search in our lessons and we are going pass this string to the back-end and it will return us a list of matches, that are going to display in the results table. <text:s/></text:p>
      <text:p text:style-name="P322">Then we are going clicked to one of then and show lesson-details component. When we will click back button we will return to the muster table with results of se<text:span text:style-name="T270">a</text:span>rching, but this table will be reloaded again fro<text:span text:style-name="T269">m the back-end</text:span>. </text:p>
      <text:p text:style-name="P323">We will do a small update in the detail (changing a title of the lesson), and that is going tol be reflected back into the master without having to reload table again from the back-end. </text:p>
      <text:p text:style-name="P324"><text:span text:style-name="T202">lessons.component.ts </text:span>(fetching needed data)</text:p>
      <text:p text:style-name="P201"><text:span text:style-name="T78">export class LessonsComponent {</text:span>  </text:p>
      <text:p text:style-name="P200"><text:span text:style-name="T57"><text:tab/>mode = signal&lt;'master' | 'detail'&gt;('master'); </text:span><text:span text:style-name="T118">//we will show to the user one of them</text:span> </text:p>
      <text:p text:style-name="P199"><text:span text:style-name="T57"><text:tab/>lessons = signal&lt;Lesson[]&gt;([]); </text:span><text:span text:style-name="T118">//result of our search</text:span></text:p>
      <text:p text:style-name="P200"><text:span text:style-name="T57"><text:tab/>selectedLesson = signal&lt;Lesson | null&gt;(null); <text:s/></text:span><text:span text:style-name="T118">//witch lesson was clicked to show detail</text:span></text:p>
      <text:p text:style-name="P59"><text:tab/>lessonsService = inject(LessonsService);</text:p>
      <text:p text:style-name="P59">}</text:p>
      <text:p text:style-name="P596"/>
      <text:p text:style-name="P577">Master Detail – Implement The Search Lessons Form</text:p>
      <text:p text:style-name="P576"><text:a xlink:type="simple" xlink:href="https://angular-university.io/lesson/angular-signals-master-detail-implement-the-search-lessons-form" text:style-name="Internet_20_link" text:visited-style-name="Visited_20_Internet_20_Link">https://angular-university.io/lesson/angular-signals-master-detail-implement-the-search-lessons-form</text:a> </text:p>
      <text:p text:style-name="P325">Implement template <text:span text:style-name="T276">to the lessons.component.html</text:span></text:p>
      <text:p text:style-name="P151">&lt;div class="lessons"&gt;</text:p>
      <text:p text:style-name="P67"><text:tab/>@if(mode() === 'master') {</text:p>
      <text:p text:style-name="P67"><text:tab/><text:tab/>&lt;div class="header"&gt;</text:p>
      <text:p text:style-name="P67"><text:tab/><text:tab/><text:tab/>&lt;h1&gt;Search Lessons&lt;/h1&gt;</text:p>
      <text:p text:style-name="P67"><text:tab/><text:tab/><text:tab/>&lt;div class="form-control search-controls"&gt;<text:tab/><text:tab/><text:tab/></text:p>
      <text:p text:style-name="P67"><text:tab/><text:tab/><text:tab/><text:tab/>&lt;input #search placeholder="Search for a lesson"</text:p>
      <text:p text:style-name="P67"><text:tab/><text:tab/><text:tab/><text:tab/><text:tab/>(keyup.enter)="onSearch()"&gt;</text:p>
      <text:p text:style-name="P67"><text:tab/><text:tab/><text:tab/><text:tab/>&lt;button class="btn search" </text:p>
      <text:p text:style-name="P67"><text:tab/><text:tab/><text:tab/><text:tab/><text:tab/>(click)="onSearch()"</text:p>
      <text:p text:style-name="P67"><text:tab/><text:tab/><text:tab/><text:tab/>&gt;Search&lt;/button&gt;</text:p>
      <text:p text:style-name="P67"><text:tab/><text:tab/><text:tab/>&lt;/div&gt;</text:p>
      <text:p text:style-name="P67"><text:tab/><text:tab/>&lt;/div&gt;</text:p>
      <text:p text:style-name="P67"><text:tab/><text:tab/>@if(lessons().length &gt; 0) {</text:p>
      <text:p text:style-name="P67"><text:tab/><text:tab/><text:tab/>&lt;div class="table-container"&gt;</text:p>
      <text:p text:style-name="P67"><text:tab/><text:tab/><text:tab/><text:tab/>&lt;table class="results-table"&gt;</text:p>
      <text:p text:style-name="P216"><text:tab/><text:tab/><text:tab/><text:tab/><text:tab/> <text:span text:style-name="T57">@for (lesson of lessons(); track lesson.id) {</text:span></text:p>
      <text:p text:style-name="P67"><text:tab/><text:tab/><text:tab/><text:tab/><text:tab/><text:tab/>&lt;tr&gt;</text:p>
      <text:p text:style-name="P67"><text:tab/><text:tab/><text:tab/><text:tab/><text:tab/><text:tab/><text:tab/>&lt;td&gt;{{lesson.description}}&lt;/td&gt;</text:p>
      <text:p text:style-name="P67"><text:tab/><text:tab/><text:tab/><text:tab/><text:tab/><text:tab/><text:tab/>&lt;td&gt;{{lesson.duration}}&lt;/td&gt;</text:p>
      <text:p text:style-name="P67"><text:tab/><text:tab/><text:tab/><text:tab/><text:tab/><text:tab/>&lt;/tr&gt;</text:p>
      <text:p text:style-name="P67"><text:tab/><text:tab/><text:tab/><text:tab/><text:tab/>}</text:p>
      <text:p text:style-name="P67"><text:tab/><text:tab/><text:tab/><text:tab/>&lt;/table&gt;</text:p>
      <text:p text:style-name="P67"><text:tab/><text:tab/><text:tab/>&lt;/div&gt;</text:p>
      <text:p text:style-name="P67"><text:tab/><text:tab/>}</text:p>
      <text:p text:style-name="P67"><text:tab/>} </text:p>
      <text:p text:style-name="P67">&lt;/div&gt;</text:p>
      <text:p text:style-name="P325"/>
      <text:p text:style-name="P325"/>
      <text:p text:style-name="P379"><text:soft-page-break/><text:span text:style-name="T85">Angular Signal Queries – viewChild</text:span> </text:p>
      <text:p text:style-name="P325"><text:a xlink:type="simple" xlink:href="https://angular-university.io/lesson/angular-signals-angular-signal-queries-viewchild" text:style-name="Internet_20_link" text:visited-style-name="Visited_20_Internet_20_Link"><text:span text:style-name="T111">https://angular-university.io/lesson/angular-signals-angular-signal-queries-viewchild</text:span></text:a><text:span text:style-name="T111"> </text:span></text:p>
      <text:p text:style-name="P326">First way of get value from input <text:span text:style-name="T276">(it’s Lessons component)</text:span>:</text:p>
      <text:p text:style-name="P149">&lt;div class="form-control search-controls"&gt;</text:p>
      <text:p text:style-name="P67"><text:tab/>&lt;input type="text" placeholder="Search for a lesson" #search (keyup.enter)="onSearch(search.value)"&gt; </text:p>
      <text:p text:style-name="P67"><text:tab/>&lt;button class="btn search" (click)="onSearch(search.value)"&gt;Search&lt;/button&gt;</text:p>
      <text:p text:style-name="P68">&lt;/div&gt;</text:p>
      <text:p text:style-name="P217"><text:span text:style-name="T139">class: </text:span><text:span text:style-name="T79">onSearch(inputValue: string) {}</text:span></text:p>
      <text:p text:style-name="P326"/>
      <text:p text:style-name="P305"><text:span text:style-name="T157">Angular gives us the possibility of querying elements in our template easily so we will use it in our component code. </text:span><text:span text:style-name="T158">Create </text:span><text:span text:style-name="T163">viewChild signal</text:span><text:span text:style-name="T158"> in the component class</text:span><text:span text:style-name="T157"> </text:span><text:span text:style-name="T158">(</text:span><text:span text:style-name="T113">searchInput = viewChild&lt;</text:span><text:span text:style-name="T114">ElementRef</text:span><text:span text:style-name="T113">&gt;(‘</text:span><text:span text:style-name="T272">search</text:span><text:span text:style-name="T113">’)</text:span><text:span text:style-name="T158">) and add link in the template (</text:span><text:span text:style-name="T113">&lt;input <text:s/></text:span><text:span text:style-name="T272">#search</text:span><text:span text:style-name="T113">&gt;</text:span><text:span text:style-name="T158">). <text:s/></text:span><text:span text:style-name="T160">For use this in the method (</text:span><text:span text:style-name="T70">const query = this.searchInput()?.nativeElement.value;</text:span><text:span text:style-name="T160">). It’s just a signal like others. </text:span></text:p>
      <text:p text:style-name="P306"><text:span text:style-name="T156">One important thing to know about View child signal that it’s optional (</text:span><text:span text:style-name="T158">viewChild</text:span><text:span text:style-name="T156">) by default. So this query here </text:span><text:span text:style-name="T161">(</text:span><text:span text:style-name="T158">searchInput</text:span><text:span text:style-name="T161">)</text:span><text:span text:style-name="T156">, there’s no guarantee that </text:span><text:span text:style-name="T161">there will be a match to it (</text:span><text:span text:style-name="T158">viewChild&lt;</text:span><text:span text:style-name="T159">ElementRef</text:span><text:span text:style-name="T158">&gt;(‘</text:span><text:span text:style-name="T271">search</text:span><text:span text:style-name="T158">’)</text:span><text:span text:style-name="T161">). So if there is no match to it, the value emitted by search input is going to be undefined. If you want to avoid that and instead throw an error in case that the match was not found, you can instead use </text:span><text:span text:style-name="T158">(</text:span><text:span text:style-name="T113">searchInput = viewChild.</text:span><text:span text:style-name="T115">required</text:span><text:span text:style-name="T113">&lt;</text:span><text:span text:style-name="T114">ElementRef</text:span><text:span text:style-name="T113">&gt;(‘</text:span><text:span text:style-name="T272">search</text:span><text:span text:style-name="T113">’)</text:span><text:span text:style-name="T158">).</text:span></text:p>
      <text:p text:style-name="P307"><text:span text:style-name="T158">B</text:span><text:span text:style-name="T156">esides being able to query plain HTML elements, it’s also possible to </text:span><text:span text:style-name="T162">query components</text:span><text:span text:style-name="T156"> directly.</text:span></text:p>
      <text:p text:style-name="P341">This example in the home component:</text:p>
      <text:p text:style-name="P115"><text:span text:style-name="T155">beginnersList = viewChild&lt;CoursesCardListComponent&gt;('beginnersList'); //&lt;CoursesCardListComponent&gt; </text:span><text:span text:style-name="T164">it’s just type</text:span><text:span text:style-name="T165"> </text:span></text:p>
      <text:p text:style-name="P327">If we want return a component, we need change query (<text:span text:style-name="T72">('beginnersList')</text:span>).</text:p>
      <text:p text:style-name="P328">It correctly works with template directives, like a matTooltip </text:p>
      <text:p text:style-name="P329">home.component</text:p>
      <text:p text:style-name="P140">&lt;mat-tab label="Beginners"&gt;</text:p>
      <text:p text:style-name="P78"><text:tab/>&lt;courses-card-list [courses]="beginnerCourses()" #beginnersList</text:p>
      <text:p text:style-name="P78"><text:tab/><text:tab/>matTooltip="There are the beginner courses"</text:p>
      <text:p text:style-name="P78"><text:tab/><text:tab/>(courseUpdated)="onCourseUpdated($event)"</text:p>
      <text:p text:style-name="P78"><text:tab/><text:tab/>(courseDeleted)="onCourseDeleted($event)"/&gt;</text:p>
      <text:p text:style-name="P78">&lt;/mat-tab&gt;</text:p>
      <text:p text:style-name="P365"/>
      <text:p text:style-name="P561">//get an instance of the coursesCardList. With type it can't return undefined</text:p>
      <text:p text:style-name="P78">beginnersList = viewChild&lt;CoursesCardListComponent&gt;('beginnersList'); </text:p>
      <text:p text:style-name="P548">//get an element ref. </text:p>
      <text:p text:style-name="P78">beginnersListRef = viewChild('beginnersList', {</text:p>
      <text:p text:style-name="P222"><text:span text:style-name="T57"><text:tab/></text:span><text:span text:style-name="T179">//read: ElementRef </text:span><text:span text:style-name="T118">//show element. </text:span><text:span text:style-name="T124">Here we also can use ClassName if we don’t want use generic parameter</text:span><text:span text:style-name="T118"> </text:span></text:p>
      <text:p text:style-name="P221"><text:span text:style-name="T57"><text:tab/>read: MatTooltip </text:span><text:span text:style-name="T118">//logging tooltip</text:span></text:p>
      <text:p text:style-name="P78">}); </text:p>
      <text:p text:style-name="P365"/>
      <text:p text:style-name="P222"><text:span text:style-name="T118">beginnersList = viewChild('beginnersList', {read: CoursesCardListComponent </text:span><text:span text:style-name="T130">}); </text:span><text:span text:style-name="T277">It the same</text:span><text:span text:style-name="T278"> </text:span><text:span text:style-name="T131">beginnersList =</text:span><text:span text:style-name="T80"> </text:span><text:span text:style-name="T131">viewChild&lt;CoursesCardListComponent&gt;('beginnersList');</text:span><text:span text:style-name="T80"> </text:span></text:p>
      <text:p text:style-name="P365"/>
      <text:p text:style-name="P561">//this effect for demo viewChild signal component</text:p>
      <text:p text:style-name="P78">effect(() =&gt; {</text:p>
      <text:p text:style-name="P78"><text:tab/>console.log('Beginners list', this.beginnersList());</text:p>
      <text:p text:style-name="P78"><text:tab/>console.log('Beginners element', this.beginnersListRef());</text:p>
      <text:p text:style-name="P78">})</text:p>
      <text:p text:style-name="P310"/>
      <text:p text:style-name="P376"><text:span text:style-name="T85">toSignal() Configuration Options – requireSync and initialValue</text:span> </text:p>
      <text:p text:style-name="P364"><text:a xlink:type="simple" xlink:href="https://angular-university.io/lesson/angular-signals-tosignal-configuration-options-requiresync-and-initialvalue" text:style-name="Internet_20_link" text:visited-style-name="Visited_20_Internet_20_Link">https://angular-university.io/lesson/angular-signals-tosignal-configuration-options-requiresync-and-initialvalue</text:a> </text:p>
      <text:p text:style-name="P330">In this lesson we will see a couple advanced configuration options to signal:</text:p>
      <text:p text:style-name="P330">initial value</text:p>
      <text:p text:style-name="P330">requireSync </text:p>
      <text:p text:style-name="P258"><text:span text:style-name="T166">You need remember that toSignal(data, params) params should always has </text:span><text:span text:style-name="T252">initial value (and type). <text:s/>But Observables don't need to provide initial value, when you subscribe to them, immediately.</text:span></text:p>
      <text:p text:style-name="P259"><text:span text:style-name="T252">If the Observable don’t has initial value, we can add param requireSync: true and it will throw an error. To fix this you can add .pipe(startWith(0)) to the sour</text:span><text:span text:style-name="T253">c</text:span><text:span text:style-name="T252">e Observable, which we transforming to a Signal. <text:s/></text:span></text:p>
      <text:p text:style-name="P308">In most cases initial value undefined it’s not a problem when we get new value in few seconds </text:p>
      <text:p text:style-name="P340">We can use both initialValue and requireSync, just one of them. </text:p>
      <text:p text:style-name="P340">The example inside home component.</text:p>
      <text:p text:style-name="P150">&lt;button class="btn" (click)="onToSignalExample()"&gt;toSignal&lt;/button&gt;</text:p>
      <text:p text:style-name="P562">//example for toSignal() Configuration options – requireSync and initialValue </text:p>
      <text:p text:style-name="P79"><text:soft-page-break/>injector = inject(Injector);</text:p>
      <text:p text:style-name="P79">onToSignalExample() {</text:p>
      <text:p text:style-name="P223"><text:span text:style-name="T57"><text:tab/>const number$ = interval(1000)</text:span><text:span text:style-name="T118">//Observable with asynchronous values</text:span></text:p>
      <text:p text:style-name="P223"><text:span text:style-name="T57"><text:tab/><text:tab/>.pipe(startWith(0)) //to avoid error f</text:span><text:span text:style-name="T64">r</text:span><text:span text:style-name="T57">om requireSync: true</text:span></text:p>
      <text:p text:style-name="P223"><text:span text:style-name="T57"><text:tab/>const numbers = toSignal(number$, {</text:span><text:span text:style-name="T118">//converting Observable to a signal</text:span></text:p>
      <text:p text:style-name="P79"><text:tab/><text:tab/>injector: this.injector, </text:p>
      <text:p text:style-name="P223"><text:span text:style-name="T57"><text:tab/><text:tab/></text:span><text:span text:style-name="T118">//without initialValue in this case we get: undefined 1 2 3 4..... </text:span></text:p>
      <text:p text:style-name="P549"><text:tab/><text:tab/>//initialValue: 0, //to have initial value in the signal</text:p>
      <text:p text:style-name="P79"><text:tab/><text:tab/>requireSync: true // for trow error if stream don't has initial value</text:p>
      <text:p text:style-name="P79"><text:tab/>})</text:p>
      <text:p text:style-name="P79"><text:tab/>effect(() =&gt; {</text:p>
      <text:p text:style-name="P223"><text:span text:style-name="T57"><text:tab/><text:tab/></text:span><text:span text:style-name="T118">//first value is undefined, because it don't have initial value, so we will pass it initialValue: 0</text:span></text:p>
      <text:p text:style-name="P79"><text:tab/><text:tab/><text:tab/>console.log('Numbers: ', numbers())</text:p>
      <text:p text:style-name="P79"><text:tab/><text:tab/>}, {</text:p>
      <text:p text:style-name="P79"><text:tab/><text:tab/><text:tab/>injector: this.injector</text:p>
      <text:p text:style-name="P79"><text:tab/><text:tab/>}) </text:p>
      <text:p text:style-name="P79">}</text:p>
      <text:p text:style-name="P340"/>
      <text:p text:style-name="P340"/>
      <text:p text:style-name="P380"><text:span text:style-name="T85">The ViewChildren Signal Query</text:span> </text:p>
      <text:p text:style-name="P310"><text:a xlink:type="simple" xlink:href="https://angular-university.io/lesson/angular-signals-the-viewchildren-signal-query" text:style-name="Internet_20_link" text:visited-style-name="Visited_20_Internet_20_Link"><text:span text:style-name="T111">https://angular-university.io/lesson/angular-signals-the-viewchildren-signal-query</text:span></text:a><text:span text:style-name="T111"> </text:span></text:p>
      <text:p text:style-name="P331">Work very similar to ViewChild but return a list of elements. <text:span text:style-name="T279">All options and params the same.</text:span></text:p>
      <text:p text:style-name="P331">Example in the courses-card-list component.</text:p>
      <text:p text:style-name="P331">For get them add reference in the template (#courseCard)</text:p>
      <text:p text:style-name="P141">@for (course of courses(); track course.id) {</text:p>
      <text:p text:style-name="P197"><text:span text:style-name="T57"><text:tab/></text:span><text:span text:style-name="T118">&lt;!-- #course</text:span><text:span text:style-name="T125">s</text:span><text:span text:style-name="T118">Card</text:span><text:span text:style-name="T125">s</text:span><text:span text:style-name="T118"> </text:span><text:span text:style-name="T125">reference</text:span><text:span text:style-name="T118"> to the demo How works ViewChildren --&gt;</text:span></text:p>
      <text:p text:style-name="P197"><text:span text:style-name="T57"><text:tab/>&lt;div class="course-card" </text:span><text:span text:style-name="T229">#course</text:span><text:span text:style-name="T230">s</text:span><text:span text:style-name="T229">Card</text:span><text:span text:style-name="T230">s</text:span><text:span text:style-name="T57">&gt; </text:span></text:p>
      <text:p text:style-name="P197"><text:tab/><text:tab/>...</text:p>
      <text:p text:style-name="P60"><text:tab/>&lt;/div&gt;</text:p>
      <text:p text:style-name="P60">}</text:p>
      <text:p text:style-name="P607">//Lesson ViewChildren signal query</text:p>
      <text:p text:style-name="P81">coursesCards = viewChildren.<text:span text:style-name="T291">required</text:span>&lt;ElementRef&gt;('<text:span text:style-name="T231">courseCard</text:span>'); //<text:span text:style-name="T291">required means that selector ‘</text:span><text:span text:style-name="T232">courseCard</text:span><text:span text:style-name="T291">’ <text:tab/><text:tab/><text:tab/><text:tab/><text:tab/>should be match with link to element in the template</text:span></text:p>
      <text:p text:style-name="P80">constructor() {</text:p>
      <text:p text:style-name="P80"><text:tab/>effect(() =&gt; {</text:p>
      <text:p text:style-name="P203"><text:span text:style-name="T57"><text:tab/><text:tab/></text:span><text:span text:style-name="T179">//we get 2 collections of elements (beginner and advanced) </text:span></text:p>
      <text:p text:style-name="P80"><text:tab/><text:tab/>console.log('CoursesCards: ', this.coursesCards());</text:p>
      <text:p text:style-name="P80"><text:tab/>})</text:p>
      <text:p text:style-name="P80">}</text:p>
      <text:p text:style-name="P343">We can also pass a configuration object and reed all </text:p>
      <text:p text:style-name="P142">coursesCards = viewChildren('courseCard', <text:span text:style-name="T290">{</text:span></text:p>
      <text:p text:style-name="P143"><text:tab/><text:span text:style-name="T290">read: ElementRef (wrapper for the DOM element) || ClassName (to read component) || <text:s/>MatTooltip </text:span><text:span text:style-name="T291">(or any <text:tab/><text:tab/><text:tab/>directive, applied to the list of elements)</text:span></text:p>
      <text:p text:style-name="P142"><text:span text:style-name="T290">}</text:span>);</text:p>
      <text:p text:style-name="P310"/>
      <text:p text:style-name="P310"/>
      <text:p text:style-name="P376"><text:span text:style-name="T85">The contentChild View Query</text:span> </text:p>
      <text:p text:style-name="P310"><text:a xlink:type="simple" xlink:href="https://angular-university.io/lesson/angular-signals-the-contentchild-view-query" text:style-name="Internet_20_link" text:visited-style-name="Visited_20_Internet_20_Link"><text:span text:style-name="T111">https://angular-university.io/lesson/angular-signals-the-contentchild-view-query</text:span></text:a><text:span text:style-name="T111"> </text:span></text:p>
      <text:p text:style-name="P332">Content projection is a mechanism <text:span text:style-name="T280">that is quite unique to the Angular framework that allows us to make very configurable and reusable components. We pass data in the parent component selector (tag) to the child component. </text:span></text:p>
      <text:p text:style-name="P333">Example in the <text:span text:style-name="T202">course-category-combo-box.component</text:span></text:p>
      <text:p text:style-name="P333">Imagine that we want receive the label for combo-box from the parent component <text:span text:style-name="T286">vie HTML</text:span></text:p>
      <text:p text:style-name="P153">&lt;div class="form-control"&gt;</text:p>
      <text:p text:style-name="P220"><text:span text:style-name="T57"><text:tab/></text:span><text:span text:style-name="T285">&lt;label&gt;{{label()}}&lt;/label&gt;</text:span></text:p>
      <text:p text:style-name="P381"><text:span text:style-name="T281"><text:tab/>&lt;</text:span><text:span text:style-name="T282">ng-container selector=”.title”&gt;&lt;/ng-container&gt;</text:span></text:p>
      <text:p text:style-name="P70"><text:tab/>&lt;select [value]="value()" #category (change)="onCategoryChanged(category.value)"&gt;</text:p>
      <text:p text:style-name="P70"><text:tab/><text:tab/>&lt;option value="BEGINNER"&gt;Beginners&lt;/option&gt;</text:p>
      <text:p text:style-name="P70"><text:tab/><text:tab/>&lt;option value="INTERMEDIATE"&gt;Intermediate&lt;/option&gt;</text:p>
      <text:p text:style-name="P70"><text:tab/><text:tab/>&lt;option value="ADVANCED"&gt;Advanced&lt;/option&gt;</text:p>
      <text:p text:style-name="P70"><text:tab/>&lt;/select&gt;</text:p>
      <text:p text:style-name="P70">&lt;/div&gt;</text:p>
      <text:p text:style-name="P334">Go to edit-course-dialog.component.html </text:p>
      <text:p text:style-name="P152">&lt;course-category-combobox [(value)]="category"&gt;</text:p>
      <text:p text:style-name="P197"><text:span text:style-name="T57"><text:tab/></text:span><text:span text:style-name="T281">&lt;div class="title" </text:span><text:span text:style-name="T284">#title</text:span><text:span text:style-name="T281">&gt;Course category vie Content Projection&lt;/div&gt;</text:span></text:p>
      <text:p text:style-name="P198"><text:soft-page-break/><text:span text:style-name="T281"><text:tab/>&lt;div class="title" </text:span><text:span text:style-name="T284">#title</text:span><text:span text:style-name="T281">&gt;</text:span><text:span text:style-name="T283">Another title to the contentChildren</text:span><text:span text:style-name="T281">&lt;/div&gt;</text:span></text:p>
      <text:p text:style-name="P60">&lt;/course-category-combobox&gt;</text:p>
      <text:p text:style-name="P335">We can also take .title from the edit-course-dialog (parent) inside the class CourseCategoryComboboxComponent (child class). <text:span text:style-name="T287">For this add reference #title to the parent projection content and add title = contentChild&lt;ElementRef&gt;(‘title’) to the child class.</text:span></text:p>
      <text:p text:style-name="P336">To check that it’s works add effect in the constructor. Always use effect in the constructor for check signal. </text:p>
      <text:p text:style-name="P337">course-category-combobox.component.html</text:p>
      <text:p text:style-name="P154">title = contentChild&lt;ElementRef&gt;('title');</text:p>
      <text:p text:style-name="P154">constructor() {</text:p>
      <text:p text:style-name="P71"><text:tab/>effect(() =&gt; {</text:p>
      <text:p text:style-name="P219"><text:span text:style-name="T57"><text:tab/><text:tab/>console.log('Content child El ', this.title()); //</text:span><text:span text:style-name="T65">div.title</text:span></text:p>
      <text:p text:style-name="P71"><text:tab/>})</text:p>
      <text:p text:style-name="P71">}</text:p>
      <text:p text:style-name="P338">We can use all properties that has viewChild (required, call, apply, bind, name…) to see all add ‘.’ after generic type in the defining. <text:span text:style-name="T288">Or take component and not ElementRef. </text:span></text:p>
      <text:p text:style-name="P338"/>
      <text:p text:style-name="P339">And also we can use <text:span text:style-name="T289">content</text:span>Children if we want project a few elements to the child component, <text:span text:style-name="T293">and for this we need use the same reference (#reference) for all elements in the parent component for get them in Child component</text:span>.</text:p>
      <text:p text:style-name="P339"><text:s/></text:p>
      <text:p text:style-name="P310"/>
      <text:p text:style-name="P376"><text:span text:style-name="T85">Beginning of the Implementation of the Detail Part of Master Detail</text:span> </text:p>
      <text:p text:style-name="P310"><text:a xlink:type="simple" xlink:href="https://angular-university.io/lesson/angular-signals-beginning-of-the-implementation-of-the-detail-part-of-master-detail" text:style-name="Internet_20_link" text:visited-style-name="Visited_20_Internet_20_Link"><text:span text:style-name="T111">https://angular-university.io/lesson/angular-signals-beginning-of-the-implementation-of-the-detail-part-of-master-detail</text:span></text:a><text:span text:style-name="T111"> </text:span></text:p>
      <text:p text:style-name="P342">In this lesson we will continue implementation Master detail scenario (lessons). <text:span text:style-name="T294">We will add lessonsService to the onSearch method for load lessons, which has input value in the title </text:span><text:span text:style-name="T295">and push this lessons to the lessons signal array</text:span><text:span text:style-name="T294">. </text:span></text:p>
      <text:p text:style-name="P344">lessons.component.ts</text:p>
      <text:p text:style-name="P156">lessons = signal&lt;Lesson[]&gt;([]); <text:span text:style-name="T52">//result of our search</text:span></text:p>
      <text:p text:style-name="P608">//onSearch(inputValue: string) {} //First way of get a value from the input</text:p>
      <text:p text:style-name="P63">async onSearch() {</text:p>
      <text:p text:style-name="P208"><text:span text:style-name="T57"><text:tab/></text:span><text:span text:style-name="T179">//grab value from the signal query</text:span></text:p>
      <text:p text:style-name="P63"><text:tab/>const query = this.searchInput()?.nativeElement.value;</text:p>
      <text:p text:style-name="P208"><text:span text:style-name="T57"><text:tab/></text:span><text:span text:style-name="T179">//This value will be logged after push enter or click on btn</text:span></text:p>
      <text:p text:style-name="P63"><text:tab/>console.log('Input query', query);</text:p>
      <text:p text:style-name="P208"><text:span text:style-name="T57"><text:tab/></text:span><text:span text:style-name="T179">//fetching lessons from the server</text:span></text:p>
      <text:p text:style-name="P63"><text:tab/>const results = await this.lessonsService.loadLessons({query});</text:p>
      <text:p text:style-name="P63"><text:tab/>this.lessons.set(results); </text:p>
      <text:p text:style-name="P63">}</text:p>
      <text:p text:style-name="P342"/>
      <text:p text:style-name="P342"><text:span text:style-name="T295">Then we want implement logic to handle click on the lesson and open lesson detail component. </text:span><text:span text:style-name="T294"><text:s/></text:span><text:span text:style-name="T325">In detail component we want add button Back, witch will return us to the list of lessons without reload list of lessons (result of our search). </text:span><text:span text:style-name="T326">And if we modifier one of the title of lesson, that should be reflected on the master as well. </text:span></text:p>
      <text:p text:style-name="P345">Add @else {} bloc to the <text:span text:style-name="T202">lessons.component.html</text:span></text:p>
      <text:p text:style-name="P346">Add click to the tr in template to navigate user in lesson-detail.component</text:p>
      <text:p text:style-name="P53">&lt;div class="lessons"&gt;</text:p>
      <text:p text:style-name="P51"><text:tab/>@if(mode() === 'master') {</text:p>
      <text:p text:style-name="P51"><text:tab/><text:tab/>&lt;div class="header"&gt;...&lt;/div&gt;</text:p>
      <text:p text:style-name="P191"><text:tab/><text:tab/> <text:span text:style-name="T57">@if(lessons().length &gt; 0) {</text:span></text:p>
      <text:p text:style-name="P51"><text:tab/><text:tab/><text:tab/>&lt;div class="table-container"&gt;</text:p>
      <text:p text:style-name="P51"><text:tab/><text:tab/><text:tab/><text:tab/>&lt;table class="results-table"&gt;</text:p>
      <text:p text:style-name="P51"><text:tab/><text:tab/><text:tab/><text:tab/><text:tab/>@for (lesson of lessons(); track lesson.id) {</text:p>
      <text:p text:style-name="P193"><text:span text:style-name="T57"><text:tab/><text:tab/><text:tab/><text:tab/><text:tab/><text:tab/>&lt;tr </text:span><text:span text:style-name="T223">(click)=”onLessonSelected(lesson)”</text:span><text:span text:style-name="T57">&gt;</text:span></text:p>
      <text:p text:style-name="P193"><text:span text:style-name="T57"><text:tab/><text:tab/><text:tab/><text:tab/><text:tab/><text:tab/><text:tab/>&lt;td&gt;{{lesson.description}}&lt;/td&gt;</text:span> <text:span text:style-name="T57">&lt;td&gt;{{lesson.duration}}&lt;/td&gt;</text:span> </text:p>
      <text:p text:style-name="P613"><text:tab/><text:tab/><text:tab/><text:tab/><text:tab/><text:tab/>&lt;/tr&gt;</text:p>
      <text:p text:style-name="P51"><text:tab/><text:tab/><text:tab/><text:tab/><text:tab/>}</text:p>
      <text:p text:style-name="P51"><text:tab/><text:tab/><text:tab/><text:tab/>&lt;/table&gt;</text:p>
      <text:p text:style-name="P51"><text:tab/><text:tab/><text:tab/>&lt;/div&gt;</text:p>
      <text:p text:style-name="P51"><text:tab/><text:tab/>}</text:p>
      <text:p text:style-name="P51"><text:tab/>} </text:p>
      <text:p text:style-name="P194"><text:span text:style-name="T57"><text:tab/></text:span><text:span text:style-name="T219">@else { <text:tab/></text:span></text:p>
      <text:p text:style-name="P195"><text:soft-page-break/><text:span text:style-name="T219"><text:tab/><text:tab/>&lt;lesson-detail </text:span><text:span text:style-name="T224">[lesson]=”selectedLesson()” </text:span><text:span text:style-name="T225">(cancel)=”onCancel()” <text:tab/><text:tab/><text:tab/><text:tab/><text:tab/><text:tab/><text:tab/><text:tab/></text:span><text:span text:style-name="T226">(lessonUpdated)=”onLessonUpdated($event)”</text:span><text:span text:style-name="T219">/&gt; </text:span><text:span text:style-name="T118">//</text:span><text:span text:style-name="T126">$event contains new version of the lesson</text:span></text:p>
      <text:p text:style-name="P634">}</text:p>
      <text:p text:style-name="P51">&lt;/div&gt;</text:p>
      <text:p text:style-name="P347">Add this method to the template </text:p>
      <text:p text:style-name="P360">lesson.component.ts</text:p>
      <text:p text:style-name="P226"><text:span text:style-name="T81">export class LessonsComponent {</text:span><text:span text:style-name="T57"><text:tab/></text:span></text:p>
      <text:p text:style-name="P225"><text:span text:style-name="T57"><text:tab/>mode = signal&lt;'master' | 'detail'&gt;('master'); </text:span><text:span text:style-name="T53">//we will show to the user one of them</text:span></text:p>
      <text:p text:style-name="P224"><text:span text:style-name="T57"><text:tab/>lessons = signal&lt;Lesson[]&gt;([]); </text:span><text:span text:style-name="T53">//result of our search</text:span></text:p>
      <text:p text:style-name="P225"><text:span text:style-name="T57"><text:tab/>selectedLesson = signal&lt;Lesson | null&gt;(null); </text:span><text:span text:style-name="T53">//witch lesson was clicked to show detail</text:span></text:p>
      <text:p text:style-name="P614"><text:tab/>lessonsService = inject(LessonsService);</text:p>
      <text:p text:style-name="P225"><text:span text:style-name="T57"><text:tab/></text:span><text:span text:style-name="T53">//better way get a value from the input required needs to handle error in case when no match not found</text:span></text:p>
      <text:p text:style-name="P614"><text:tab/>searchInput = viewChild.required&lt;ElementRef&gt;('search'); <text:tab/></text:p>
      <text:p text:style-name="P614"><text:tab/>async onSearch() {<text:tab/></text:p>
      <text:p text:style-name="P225"><text:span text:style-name="T57"><text:tab/><text:tab/>const query = this.searchInput()?.nativeElement.value; </text:span><text:span text:style-name="T53">//grab value from the signal query</text:span></text:p>
      <text:p text:style-name="P225"><text:span text:style-name="T57"><text:tab/><text:tab/>console.log('Input query', query); </text:span><text:span text:style-name="T53">//This value will be logged after push enter or click on btn</text:span></text:p>
      <text:p text:style-name="P224"><text:span text:style-name="T57"><text:tab/><text:tab/></text:span><text:span text:style-name="T53">//fetching lessons from the server</text:span></text:p>
      <text:p text:style-name="P614"><text:tab/><text:tab/>const results = await this.lessonsService.loadLessons({query});</text:p>
      <text:p text:style-name="P614"><text:tab/><text:tab/>this.lessons.set(results);</text:p>
      <text:p text:style-name="P614"><text:tab/>}</text:p>
      <text:p text:style-name="P614"><text:tab/>onLessonSelected(lesson: Lesson) {</text:p>
      <text:p text:style-name="P614"><text:tab/><text:tab/>this.mode.set('detail');</text:p>
      <text:p text:style-name="P614"><text:tab/><text:tab/>this.selectedLesson.set(lesson);</text:p>
      <text:p text:style-name="P614"><text:tab/>}</text:p>
      <text:p text:style-name="P227"><text:span text:style-name="T57"><text:tab/>on</text:span><text:span text:style-name="T66">Cancel</text:span><text:span text:style-name="T57">(lesson: Lesson) {</text:span></text:p>
      <text:p text:style-name="P227"><text:span text:style-name="T57"><text:tab/><text:tab/>this.mode.set('</text:span><text:span text:style-name="T66">master</text:span><text:span text:style-name="T57">');<text:tab/><text:tab/></text:span></text:p>
      <text:p text:style-name="P615"><text:tab/>}</text:p>
      <text:p text:style-name="P615"/>
      <text:p text:style-name="P616"><text:tab/>onLessonUpdated(lesson: Lesson) {</text:p>
      <text:p text:style-name="P617"><text:tab/><text:tab/>this.lessons.update( lessons =&gt; </text:p>
      <text:p text:style-name="P617"><text:tab/><text:tab/><text:tab/>lessons.map(l =&gt; l.id === lesson.id ? lesson : l)</text:p>
      <text:p text:style-name="P617"><text:tab/><text:tab/>);</text:p>
      <text:p text:style-name="P617"><text:tab/>}</text:p>
      <text:p text:style-name="P622">}</text:p>
      <text:p text:style-name="P347">Go to lesson-detail component <text:span text:style-name="T327">and define data, that component needs (input lesson(), output cancel, </text:span><text:span text:style-name="T328">output lessonUpdated</text:span><text:span text:style-name="T327">). </text:span><text:span text:style-name="T328">Add template to lesson-detail.component. Pass needed data to the template, and handlers for buttons: onCancel output and also define this method in lessons component. </text:span><text:span text:style-name="T329">Code of this component will be in next lesson.</text:span></text:p>
      <text:p text:style-name="P348">For check go to menu → lessons → type some world in search input → click to the one lesson of list with searching result → click cancel button.</text:p>
      <text:p text:style-name="P310"/>
      <text:p text:style-name="P376"><text:span text:style-name="T85">Conclusion of the Implementation of the Master Detail Scenario</text:span> </text:p>
      <text:p text:style-name="P364"><text:a xlink:type="simple" xlink:href="https://angular-university.io/lesson/angular-signals-conclusion-of-the-implementation-of-the-master-detail-scenario" text:style-name="Internet_20_link" text:visited-style-name="Visited_20_Internet_20_Link">https://angular-university.io/lesson/angular-signals-conclusion-of-the-implementation-of-the-master-detail-scenario</text:a> </text:p>
      <text:p text:style-name="P349">In this lesson we will save changes in data base and updating master table in memory.</text:p>
      <text:p text:style-name="P349">Inject lessonsService and MessagesService to LessonDetailComponent </text:p>
      <text:p text:style-name="P349">add save<text:span text:style-name="T330">Lesson</text:span> method to the LessonsService</text:p>
      <text:p text:style-name="P228"><text:span text:style-name="T82">async saveLesson(</text:span><text:span text:style-name="T57">lessonId: string, changes: Partial&lt;Lesson&gt;): Promise&lt;Lesson&gt; {</text:span></text:p>
      <text:p text:style-name="P618"><text:tab/>const saveLesson$ = this.http.put&lt;Lesson&gt;(</text:p>
      <text:p text:style-name="P618"><text:tab/><text:tab/>`${this.env.apiRoot}/lessons/${lessonId}`, changes</text:p>
      <text:p text:style-name="P618"><text:tab/>)</text:p>
      <text:p text:style-name="P618"><text:tab/>return firstValueFrom (saveLesson$);</text:p>
      <text:p text:style-name="P618">}</text:p>
      <text:p text:style-name="P350">Add onSave(<text:span text:style-name="T331">input.value</text:span>) method to Save button in the lesson-detail.component.html and add this method to the component. <text:span text:style-name="T331">We need pass to this method value of the input (add reference to the template). </text:span><text:span text:style-name="T332">And pass updated lesson to the lessons component (master).</text:span></text:p>
      <text:p text:style-name="P351">In lessons.component.html we need to subscribe to the lesson<text:span text:style-name="T333">U</text:span>pdated (output from lesson detail) <text:span text:style-name="T333">and create method for this (onLessonUpdated($event))</text:span>. </text:p>
      <text:p text:style-name="P361">lesson-detail.html</text:p>
      <text:p text:style-name="P157">&lt;div class="lesson-detail"&gt;</text:p>
      <text:p text:style-name="P63"><text:tab/>&lt;h1&gt;Edit Lesson&lt;/h1&gt;</text:p>
      <text:p text:style-name="P63"><text:tab/>&lt;div class="form-control edit-lesson"&gt;</text:p>
      <text:p text:style-name="P63"><text:tab/><text:tab/>&lt;label&gt;Lesson title:&lt;/label&gt;</text:p>
      <text:p text:style-name="P63"><text:tab/><text:tab/>&lt;input [value]="lesson()?.description" #input placeholder="Enter course title"&gt;</text:p>
      <text:p text:style-name="P63"><text:tab/>&lt;/div&gt;</text:p>
      <text:p text:style-name="P208"><text:soft-page-break/></text:p>
      <text:p text:style-name="P63">&lt;/div&gt;</text:p>
      <text:p text:style-name="P63">&lt;div class="form-actions"&gt;</text:p>
      <text:p text:style-name="P63"><text:tab/>&lt;button class="btn" (click)="onSave(input.value)"&gt;Save&lt;/button&gt;</text:p>
      <text:p text:style-name="P63"><text:tab/>&lt;button class="btn" (click)="onCancel()"&gt;Cancel&lt;/button&gt;</text:p>
      <text:p text:style-name="P63">&lt;/div&gt;</text:p>
      <text:p text:style-name="P362"/>
      <text:p text:style-name="P362">lesson-detail.ts</text:p>
      <text:p text:style-name="P157">export class LessonDetailComponent {</text:p>
      <text:p text:style-name="P63"><text:tab/>lesson = input.required&lt;Lesson | null&gt;();</text:p>
      <text:p text:style-name="P63"><text:tab/>lessonUpdated = output&lt;Lesson&gt;(); //output for modified lesson</text:p>
      <text:p text:style-name="P208"><text:span text:style-name="T57"><text:tab/>cancel = output() //for back to master detail (our search li</text:span><text:span text:style-name="T67">st</text:span><text:span text:style-name="T57">)</text:span></text:p>
      <text:p text:style-name="P63"><text:tab/>lessonsService = inject(LessonsService);<text:tab/></text:p>
      <text:p text:style-name="P209"><text:span text:style-name="T57"><text:tab/>messagesService = inject(MessagesService); </text:span><text:span text:style-name="T118">//in case if we get error in save operation</text:span></text:p>
      <text:p text:style-name="P208"><text:tab/><text:span text:style-name="T57">onCancel() {</text:span></text:p>
      <text:p text:style-name="P63"><text:tab/><text:tab/>this.cancel.emit();</text:p>
      <text:p text:style-name="P63"><text:tab/>}</text:p>
      <text:p text:style-name="P611"><text:tab/>async onSave(description: string) {</text:p>
      <text:p text:style-name="P611"><text:tab/><text:tab/>try {</text:p>
      <text:p text:style-name="P63"><text:tab/><text:tab/><text:tab/>const lesson = this.lesson();</text:p>
      <text:p text:style-name="P63"><text:tab/><text:tab/><text:tab/>const updatedLesson = await this.lessonsService.saveLesson(lesson!.id, {description});</text:p>
      <text:p text:style-name="P208"><text:span text:style-name="T57"><text:tab/><text:tab/><text:tab/></text:span><text:span text:style-name="T118">//pass updated lesson to the master table</text:span></text:p>
      <text:p text:style-name="P63"><text:tab/><text:tab/><text:tab/>this.lessonUpdated.emit(updatedLesson); </text:p>
      <text:p text:style-name="P63"><text:tab/><text:tab/>} catch(err) {</text:p>
      <text:p text:style-name="P63"><text:tab/><text:tab/><text:tab/>console.error(err);</text:p>
      <text:p text:style-name="P63"><text:tab/><text:tab/><text:tab/>this.messagesService.showMessage(`Error saving lesson!`, 'error');</text:p>
      <text:p text:style-name="P63"><text:tab/><text:tab/>}</text:p>
      <text:p text:style-name="P63"><text:tab/>}</text:p>
      <text:p text:style-name="P63">}</text:p>
      <text:p text:style-name="P349"/>
      <text:p text:style-name="P376"><text:span text:style-name="T85">New Section – RxJs Interoperability</text:span> </text:p>
      <text:p text:style-name="P310"><text:a xlink:type="simple" xlink:href="https://angular-university.io/lesson/angular-signals-new-section-rxjs-interoperability" text:style-name="Internet_20_link" text:visited-style-name="Visited_20_Internet_20_Link"><text:span text:style-name="T111">https://angular-university.io/lesson/angular-signals-new-section-rxjs-interoperability</text:span></text:a><text:span text:style-name="T111"> </text:span></text:p>
      <text:p text:style-name="P298">In this section we will learn RxJs interoperability – how to convert <text:span text:style-name="T334">S</text:span>ignal to <text:span text:style-name="T334">Observable</text:span> and inverse. </text:p>
      <text:p text:style-name="P299">Signals to Observables</text:p>
      <text:p text:style-name="P299">HomeComponent → #courses</text:p>
      <text:p text:style-name="P597"><text:span text:style-name="T319">#courses</text:span><text:span text:style-name="T255"> </text:span><text:span text:style-name="T315">=</text:span><text:span text:style-name="T255"> </text:span><text:span text:style-name="T307">signal</text:span><text:span text:style-name="T255">&lt;</text:span><text:span text:style-name="T324">Course</text:span><text:span text:style-name="T255">[]&gt;([]);</text:span><text:span text:style-name="T308">//# makes signal private</text:span></text:p>
      <text:p text:style-name="P299">to transform it to Observable:</text:p>
      <text:p text:style-name="P600">  <text:span text:style-name="T318">courses$</text:span><text:span text:style-name="T57"> </text:span><text:span text:style-name="T314">=</text:span><text:span text:style-name="T57"> </text:span><text:span text:style-name="T306">toObservable</text:span><text:span text:style-name="T57">(</text:span><text:span text:style-name="T302">this</text:span><text:span text:style-name="T57">.</text:span><text:span text:style-name="T318">#courses</text:span><text:span text:style-name="T57">);</text:span><text:span text:style-name="T311">//to convert signal to Observable </text:span></text:p>
      <text:p text:style-name="P300">In this case we subscribe in the constructor and we will clean this data when component will be destroyed. </text:p>
      <text:p text:style-name="P601"><text:span text:style-name="T303">constructor</text:span><text:span text:style-name="T75">() {  </text:span><text:span text:style-name="T312">//using demo for lesson RxJs Interoperability</text:span>  </text:p>
      <text:p text:style-name="P602">    <text:span text:style-name="T302">this</text:span><text:span text:style-name="T57">.</text:span><text:span text:style-name="T318">courses$</text:span><text:span text:style-name="T57">.</text:span><text:span text:style-name="T306">subscribe</text:span><text:span text:style-name="T57">(</text:span></text:p>
      <text:p text:style-name="P602">      <text:span text:style-name="T318">courses</text:span><text:span text:style-name="T57"> </text:span><text:span text:style-name="T302">=&gt;</text:span><text:span text:style-name="T57"> </text:span><text:span text:style-name="T318">console</text:span><text:span text:style-name="T57">.</text:span><text:span text:style-name="T306">log</text:span><text:span text:style-name="T57">(</text:span><text:span text:style-name="T322">'Courses$'</text:span><text:span text:style-name="T57">, </text:span><text:span text:style-name="T318">courses</text:span><text:span text:style-name="T57">)</text:span></text:p>
      <text:p text:style-name="P595"><text:span text:style-name="T296">    </text:span><text:span text:style-name="T299">)</text:span></text:p>
      <text:p text:style-name="P598">}</text:p>
      <text:p text:style-name="P300"/>
      <text:p text:style-name="P300">If we will add toObservable() like a click handler button <text:span text:style-name="T335">we will get error</text:span></text:p>
      <text:p text:style-name="P309"><text:span text:style-name="T254"><text:s/></text:span><text:span text:style-name="T54">&lt;</text:span><text:span text:style-name="T301">button</text:span><text:span text:style-name="T298"> </text:span><text:span text:style-name="T317">class</text:span><text:span text:style-name="T298">=</text:span><text:span text:style-name="T321">"btn"</text:span><text:span text:style-name="T298"> </text:span><text:span text:style-name="T317">(click)</text:span><text:span text:style-name="T298">=</text:span><text:span text:style-name="T321">"</text:span><text:span text:style-name="T305">onToObservable</text:span><text:span text:style-name="T298">()</text:span><text:span text:style-name="T321">"</text:span><text:span text:style-name="T54">&gt;</text:span><text:span text:style-name="T298">toObservable</text:span><text:span text:style-name="T54">&lt;/</text:span><text:span text:style-name="T301">button</text:span><text:span text:style-name="T54">&gt;</text:span></text:p>
      <text:p text:style-name="P605"><text:span text:style-name="T147">toObservable can only be used within an injection context. This means that whenever we create an observable using toObservable Angular needs to know to which component directive or pipe it’s linked to. So whenever you destroy that component, directive or pipe by navigating way Angular will also get read the Observable and avoid any potential memory leaks and other types of bugs that could occur </text:span><text:span text:style-name="T148">(</text:span><text:span text:style-name="T94">может произойти</text:span><text:span text:style-name="T148">)</text:span><text:span text:style-name="T147"> in you program due to having old instances of observables running when that is not intended. </text:span><text:span text:style-name="T148">We didn’t get this error before because we were using the observable in the constructor of our component and there Angular nose, the dependency injection context. But in click handler Angular doesn’t know the dependency injection context. So we need to provide it to observable, for that inject Injector service and that is going to provide us the dependency injection context. And pass it to the observable. </text:span></text:p>
      <text:p text:style-name="P603"> <text:span text:style-name="T309">//Lesson RxJs Interoperability with toObservable in handler fn</text:span></text:p>
      <text:p text:style-name="P602">  <text:span text:style-name="T318">injector2</text:span><text:span text:style-name="T57"> </text:span><text:span text:style-name="T314">=</text:span><text:span text:style-name="T57"> </text:span><text:span text:style-name="T306">inject</text:span><text:span text:style-name="T57">(</text:span><text:span text:style-name="T323">Injector</text:span><text:span text:style-name="T57">);</text:span></text:p>
      <text:p text:style-name="P602">  <text:span text:style-name="T306">onToObservable</text:span><text:span text:style-name="T57">() {</text:span></text:p>
      <text:p text:style-name="P602">    <text:span text:style-name="T302">const</text:span><text:span text:style-name="T57"> </text:span><text:span text:style-name="T313">courses2$</text:span><text:span text:style-name="T57"> </text:span><text:span text:style-name="T314">=</text:span><text:span text:style-name="T57"> </text:span><text:span text:style-name="T306">toObservable</text:span><text:span text:style-name="T57">(</text:span><text:span text:style-name="T302">this</text:span><text:span text:style-name="T57">.</text:span><text:span text:style-name="T318">#courses</text:span><text:span text:style-name="T57">, {</text:span></text:p>
      <text:p text:style-name="P602">      <text:span text:style-name="T318">injector:</text:span><text:span text:style-name="T57"> </text:span><text:span text:style-name="T302">this</text:span><text:span text:style-name="T57">.</text:span><text:span text:style-name="T318">injector2</text:span><text:span text:style-name="T57">,</text:span></text:p>
      <text:p text:style-name="P602"><text:soft-page-break/>    <text:span text:style-name="T57">});</text:span></text:p>
      <text:p text:style-name="P602">    <text:span text:style-name="T313">courses2$</text:span><text:span text:style-name="T57">.</text:span><text:span text:style-name="T306">subscribe</text:span><text:span text:style-name="T57">(</text:span></text:p>
      <text:p text:style-name="P602">      <text:span text:style-name="T318">courses</text:span><text:span text:style-name="T57"> </text:span><text:span text:style-name="T302">=&gt;</text:span><text:span text:style-name="T57"> </text:span><text:span text:style-name="T318">console</text:span><text:span text:style-name="T57">.</text:span><text:span text:style-name="T306">log</text:span><text:span text:style-name="T57">(</text:span><text:span text:style-name="T322">'Courses2$: '</text:span><text:span text:style-name="T57">, </text:span><text:span text:style-name="T318">courses</text:span><text:span text:style-name="T57">)</text:span></text:p>
      <text:p text:style-name="P602">    <text:span text:style-name="T57">)</text:span></text:p>
      <text:p text:style-name="P602">  <text:span text:style-name="T57">} </text:span><text:span text:style-name="T310">//error without passing {injector: injector2}</text:span></text:p>
      <text:p text:style-name="P262"/>
      <text:p text:style-name="P368"><text:span text:style-name="T85">Understand toObservable() In Detail</text:span> </text:p>
      <text:p text:style-name="P262"><text:a xlink:type="simple" xlink:href="https://angular-university.io/lesson/angular-signals-understand-toobservable-in-detail" text:style-name="Internet_20_link" text:visited-style-name="Visited_20_Internet_20_Link"><text:span text:style-name="T111">https://angular-university.io/lesson/angular-signals-understand-toobservable-in-detail</text:span></text:a><text:span text:style-name="T111"> </text:span></text:p>
      <text:p text:style-name="P301">It described how works changing value in this code </text:p>
      <text:p text:style-name="P599"><text:span text:style-name="T52">&lt;</text:span><text:span text:style-name="T300">button</text:span> <text:span text:style-name="T316">class</text:span>=<text:span text:style-name="T320">"btn"</text:span> <text:span text:style-name="T316">(click)</text:span>=<text:span text:style-name="T320">"</text:span><text:span text:style-name="T304">onToObservableExample</text:span>()<text:span text:style-name="T320">"</text:span><text:span text:style-name="T52">&gt;</text:span>toObservable<text:span text:style-name="T52">&lt;/</text:span><text:span text:style-name="T300">button</text:span><text:span text:style-name="T52">&gt;</text:span></text:p>
      <text:p text:style-name="P636"/>
      <text:p text:style-name="P595"><text:span text:style-name="T296">  </text:span><text:span text:style-name="T299">injector = inject(Injector);</text:span></text:p>
      <text:p text:style-name="P602">  <text:span text:style-name="T57">onToObservableExample() </text:span><text:span text:style-name="T68">{</text:span></text:p>
      <text:p text:style-name="P602">    <text:span text:style-name="T57">const numbers = signal(0);</text:span></text:p>
      <text:p text:style-name="P602">    <text:span text:style-name="T57">numbers.set(1);</text:span></text:p>
      <text:p text:style-name="P602">    <text:span text:style-name="T57">numbers.set(2);</text:span></text:p>
      <text:p text:style-name="P602">    <text:span text:style-name="T57">numbers.set(3);</text:span></text:p>
      <text:p text:style-name="P602">    <text:span text:style-name="T57">const numbers$ = toObservable(numbers, </text:span><text:span text:style-name="T68">{</text:span></text:p>
      <text:p text:style-name="P602">        <text:span text:style-name="T57">injector: this.injector,</text:span></text:p>
      <text:p text:style-name="P595"><text:span text:style-name="T296">    </text:span><text:span text:style-name="T297">}</text:span><text:span text:style-name="T299">)</text:span></text:p>
      <text:p text:style-name="P602">    <text:span text:style-name="T57">numbers.set(4);</text:span></text:p>
      <text:p text:style-name="P602">    <text:span text:style-name="T57">numbers$.subscribe(</text:span></text:p>
      <text:p text:style-name="P602">      <text:span text:style-name="T57">numbers =&gt; console.log('numbers$ ', numbers)</text:span></text:p>
      <text:p text:style-name="P602">    <text:span text:style-name="T57">)</text:span></text:p>
      <text:p text:style-name="P602">    <text:span text:style-name="T57">numbers.set(5); </text:span></text:p>
      <text:p text:style-name="P639">}</text:p>
      <text:p text:style-name="P609">//In console will be numbers$ 5 because A use the effects and they are </text:p>
      <text:p text:style-name="P609">//calling immediately. Effects wait when the signal become stable and then</text:p>
      <text:p text:style-name="P609">//change detection will be notified vie effects and computed signals </text:p>
      <text:p text:style-name="P598"/>
      <text:p text:style-name="P368"><text:span text:style-name="T85">The toSignal() RxJs Interoperability Utility</text:span> </text:p>
      <text:p text:style-name="P262"><text:a xlink:type="simple" xlink:href="https://angular-university.io/lesson/angular-signals-the-tosignal-interoperability-utility" text:style-name="Internet_20_link" text:visited-style-name="Visited_20_Internet_20_Link"><text:span text:style-name="T111">https://angular-university.io/lesson/angular-signals-the-tosignal-interoperability-utility</text:span></text:a><text:span text:style-name="T111"> </text:span></text:p>
      <text:p text:style-name="P302">To convert Observables in to Signals </text:p>
      <text:p text:style-name="P303">Injector (injector = inject(Injector) → const courses = toSignal(this.courses$, {injector: this.injector})) The reason why we need this injector here is that Angular in order to create this signal internally inside to signal is going create a subscription to this observable (this.courses$) and that subscription needs to be cleaned up whenever this component gets destroyed. In order to avoid memory leaks, in order to Angular to be able to clean up that internal subscription (<text:span text:style-name="T167">внутренняя подписка</text:span>), it needs to know dependency injection context. <text:span text:style-name="T336">It needs to know that this subscription (</text:span>this.courses$<text:span text:style-name="T336">) is connected to the Lifecycle of this component. Without injector we will get an error in click handler. <text:s/></text:span></text:p>
      <text:p text:style-name="P304">In the constructor, we can use subscription without this object with injector, because in a constructor we know the dependency injection context. </text:p>
      <text:p text:style-name="P476">For use effect outside of constructor, we also need inject injector to the effect. For avoid memory leaks. Without injector we will have an error. </text:p>
      <text:p text:style-name="P566">//toSignal example at the end of the course</text:p>
      <text:p text:style-name="P637">//we using here injector = inject(Injector);</text:p>
      <text:p text:style-name="P637">//we get data from the server </text:p>
      <text:p text:style-name="P619">coursesToSignal$ = from(this.coursesService.loadAllCourses())</text:p>
      <text:p text:style-name="P619">onToSignalExample2() {</text:p>
      <text:p text:style-name="P619"><text:tab/>const courses = toSignal(this.coursesToSignal$, {</text:p>
      <text:p text:style-name="P619"><text:tab/><text:tab/>injector: this.injector, //we pass it when we use it like click handler</text:p>
      <text:p text:style-name="P619"><text:tab/>});</text:p>
      <text:p text:style-name="P619"><text:tab/>effect(() =&gt; {</text:p>
      <text:p text:style-name="P619"><text:tab/><text:tab/><text:tab/>console.log('ToSignal courses$, example2', courses());</text:p>
      <text:p text:style-name="P619"><text:tab/><text:tab/>}, {</text:p>
      <text:p text:style-name="P619"><text:tab/><text:tab/><text:tab/>injector: this.injector</text:p>
      <text:p text:style-name="P619"><text:tab/>})</text:p>
      <text:p text:style-name="P619">}</text:p>
      <text:p text:style-name="P470"/>
      <text:p text:style-name="P470"/>
      <text:p text:style-name="P529"><text:soft-page-break/><text:span text:style-name="T86">Understanding toSignal() Error Handling</text:span> </text:p>
      <text:p text:style-name="P470"><text:a xlink:type="simple" xlink:href="https://angular-university.io/lesson/angular-signals-understanding-tosignal-error-handling" text:style-name="Internet_20_link" text:visited-style-name="Visited_20_Internet_20_Link"><text:span text:style-name="T111">https://angular-university.io/lesson/angular-signals-understanding-tosignal-error-handling</text:span></text:a><text:span text:style-name="T111"> </text:span></text:p>
      <text:p text:style-name="P477">This checking toSignal button at the home page, function onToSignalError() (HomeComponent).</text:p>
      <text:p text:style-name="P477">For emulate an error stop the server: <text:span text:style-name="T337">initial value undefined,</text:span> GET Connection Refused, and <text:span text:style-name="T337">HttpErrorResponse</text:span>. </text:p>
      <text:p text:style-name="P478">When we added try catch and catchError the error was ca<text:span text:style-name="T338">ught in the catchError block – default behavior of toSignal() method. The way that toSignal handles errors of the source Observable is that toSignal is not going to itself throw an error, but every time that the signal gets read, it’s going to trow an error. </text:span></text:p>
      <text:p text:style-name="P479">In this case Observable get error out → toSignal detect the error</text:p>
      <text:p text:style-name="P479">When we try to read the value of the signal, toSignal throw err that it received from the Observable. If the same signal try to be called multiple times, the same error going be thrown again and again and caught in catch block, <text:span text:style-name="T339">but in our case we have just first catchError (we don’t repeat get request). </text:span></text:p>
      <text:p text:style-name="P496">home.component.html</text:p>
      <text:p text:style-name="P116">&lt;button class="btn" </text:p>
      <text:p text:style-name="P82"><text:tab/>(click)="[onToSignalExample2(), onToSignalError()]"&gt;</text:p>
      <text:p text:style-name="P82"><text:tab/>toSignal</text:p>
      <text:p text:style-name="P82">&lt;/button&gt;</text:p>
      <text:p text:style-name="P82"/>
      <text:p text:style-name="P247">home.component.ts</text:p>
      <text:p text:style-name="P557">//toSignal example at the end of the course</text:p>
      <text:p text:style-name="P641">//we using here injector = inject(Injector);</text:p>
      <text:p text:style-name="P641">//we get data from the server</text:p>
      <text:p text:style-name="P229"><text:span text:style-name="T57">coursesToSignal$ = from(this.coursesService.loadAllCourses()) </text:span><text:span text:style-name="T118">//from return Promis</text:span><text:span text:style-name="T127">e</text:span></text:p>
      <text:p text:style-name="P82">onToSignalExample2() {</text:p>
      <text:p text:style-name="P82"><text:tab/>const courses = toSignal(this.coursesToSignal$, {</text:p>
      <text:p text:style-name="P229"><text:span text:style-name="T57"><text:tab/><text:tab/>injector: this.injector, </text:span><text:span text:style-name="T118">//we pass it when we use it like click handler</text:span></text:p>
      <text:p text:style-name="P82"><text:tab/>});</text:p>
      <text:p text:style-name="P82"><text:tab/>effect(() =&gt; {</text:p>
      <text:p text:style-name="P82"><text:tab/><text:tab/>console.log('ToSignal courses$, example2', courses());</text:p>
      <text:p text:style-name="P82"><text:tab/>}, {</text:p>
      <text:p text:style-name="P82"><text:tab/><text:tab/>injector: this.injector</text:p>
      <text:p text:style-name="P82"><text:tab/>})</text:p>
      <text:p text:style-name="P82">}</text:p>
      <text:p text:style-name="P82">onToSignalError() { </text:p>
      <text:p text:style-name="P82"><text:tab/>try {</text:p>
      <text:p text:style-name="P82"><text:tab/><text:tab/>const courses$ = from(this.coursesService.loadAllCourses())</text:p>
      <text:p text:style-name="P82"><text:tab/><text:tab/><text:tab/>.pipe(</text:p>
      <text:p text:style-name="P82"><text:tab/><text:tab/><text:tab/><text:tab/>catchError((err) =&gt; {</text:p>
      <text:p text:style-name="P82"><text:tab/><text:tab/><text:tab/><text:tab/><text:tab/>console.log('Error caught in the catchError', err)</text:p>
      <text:p text:style-name="P82"><text:tab/><text:tab/><text:tab/><text:tab/><text:tab/>throw err</text:p>
      <text:p text:style-name="P82"><text:tab/><text:tab/><text:tab/><text:tab/>})</text:p>
      <text:p text:style-name="P82"><text:tab/><text:tab/><text:tab/>)</text:p>
      <text:p text:style-name="P229"><text:span text:style-name="T57"><text:tab/><text:tab/>const courses = toSignal(courses$, {</text:span><text:span text:style-name="T118">//converting Observable to a signal</text:span></text:p>
      <text:p text:style-name="P82"><text:tab/><text:tab/><text:tab/>injector: this.injector, </text:p>
      <text:p text:style-name="P229"><text:span text:style-name="T57"><text:tab/><text:tab/><text:tab/>rejectErrors: true, </text:span><text:span text:style-name="T118">//handling error always in catchError and never in catch</text:span></text:p>
      <text:p text:style-name="P82"><text:tab/><text:tab/>})</text:p>
      <text:p text:style-name="P82"><text:tab/><text:tab/>effect(() =&gt; {</text:p>
      <text:p text:style-name="P229"><text:span text:style-name="T57"><text:tab/><text:tab/><text:tab/></text:span><text:span text:style-name="T118">//first value is undefined, because it don't have initial value,</text:span></text:p>
      <text:p text:style-name="P641"><text:tab/><text:tab/><text:tab/>//here always be last emitted value by the Observable (in our case – undefined)</text:p>
      <text:p text:style-name="P82"><text:tab/><text:tab/><text:tab/>console.log('toSignal errors', courses() ) </text:p>
      <text:p text:style-name="P82"><text:tab/><text:tab/>}, {</text:p>
      <text:p text:style-name="P82"><text:tab/><text:tab/><text:tab/>injector: this.injector</text:p>
      <text:p text:style-name="P82"><text:tab/><text:tab/>}) </text:p>
      <text:p text:style-name="P82"><text:tab/>} catch (err) { </text:p>
      <text:p text:style-name="P82"><text:tab/><text:tab/>console.log('Error caught in the catch', err)</text:p>
      <text:p text:style-name="P82"><text:tab/>}</text:p>
      <text:p text:style-name="P82">}</text:p>
      <text:p text:style-name="P623"/>
      <text:p text:style-name="P623"/>
      <text:p text:style-name="P627"><text:span text:style-name="T85">Angular linkedSignal – Everything that you need to know</text:span> </text:p>
      <text:p text:style-name="P647">linkedSignal – this is a signal primitive like a Signal or computed signal, or effect; <text:span text:style-name="T345">with result as writable signal, which value we can change (.set(), .update())</text:span>. We should only resort to it in certain special cases when the computed primitive is not sufficient.</text:p>
      <text:p text:style-name="P648">Example in the project run: burger menu → Shopping cart</text:p>
      <text:p text:style-name="P649"><text:soft-page-break/>We have an array of courses with names (select), with quantity (this value by default should be changed depends on chosen course). <text:s/><text:span text:style-name="T342">And this quantity is linked to the course property and changed when we change value in select </text:span><text:span text:style-name="T343">(selected course field)</text:span><text:span text:style-name="T342">. </text:span></text:p>
      <text:p text:style-name="P649"><text:span text:style-name="T344">How to make field quantity as a derived (</text:span><text:span text:style-name="T170">производная</text:span><text:span text:style-name="T344">) value calculated from the selected Course? </text:span><text:span text:style-name="T345">Computed signal is read only, we can’t reassigned his value. Effects, in general, we need avoid. So, linkedSignal is ideal for this case.</text:span></text:p>
      <text:p text:style-name="P650">When to use? In type of reset scenarios where the value of the signal needs to be reset depending of the value of another signal. Computed is better for performance, but linkedSignal is better than effect. Linked Signal as a writable computed.</text:p>
      <text:p text:style-name="P646"/>
      <text:p text:style-name="P657">linked-signal.component.html</text:p>
      <text:p text:style-name="P630"><text:span text:style-name="T69">&lt;div class="form-control"&gt;</text:span></text:p>
      <text:p text:style-name="P629"><text:span text:style-name="T57"><text:tab/>&lt;label&gt;Select Course&lt;/label&gt;</text:span></text:p>
      <text:p text:style-name="P629"><text:span text:style-name="T57"><text:tab/>&lt;select [value]="selectedCourse()" (change)="onCourseSelected(course.value)" #course&gt;</text:span></text:p>
      <text:p text:style-name="P629"><text:span text:style-name="T57"><text:tab/><text:tab/>@for (course of courses; track course.code) {</text:span></text:p>
      <text:p text:style-name="P629"><text:span text:style-name="T57"><text:tab/><text:tab/><text:tab/>&lt;option [value]="course.code"&gt;{{course.title}}&lt;/option&gt;</text:span></text:p>
      <text:p text:style-name="P629"><text:span text:style-name="T57"><text:tab/><text:tab/>}</text:span></text:p>
      <text:p text:style-name="P629"><text:span text:style-name="T57"><text:tab/>&lt;/select&gt;</text:span></text:p>
      <text:p text:style-name="P629"><text:span text:style-name="T57">&lt;/div&gt;</text:span></text:p>
      <text:p text:style-name="P629"><text:span text:style-name="T57">&lt;div class="form-control"&gt;</text:span></text:p>
      <text:p text:style-name="P629"><text:span text:style-name="T57"><text:tab/>&lt;label&gt;Quantity&lt;/label&gt;</text:span></text:p>
      <text:p text:style-name="P629"><text:span text:style-name="T57"><text:tab/>&lt;input type="number" [value]="quantity()" min="1" max="10"</text:span></text:p>
      <text:p text:style-name="P629"><text:span text:style-name="T57"><text:tab/><text:tab/>(change)="onQuantityChanged(input.value)"</text:span></text:p>
      <text:p text:style-name="P629"><text:span text:style-name="T57"><text:tab/><text:tab/>#input/&gt;</text:span></text:p>
      <text:p text:style-name="P631"><text:span text:style-name="T57">&lt;/div&gt;</text:span></text:p>
      <text:p text:style-name="P631"><text:span text:style-name="T57">&lt;button class="btn" (click)="onArticleAdded()"&gt;Add To Cart&lt;/button&gt;</text:span></text:p>
      <text:p text:style-name="P646"/>
      <text:p text:style-name="P657">linked-signal.component.html</text:p>
      <text:p text:style-name="P624">export class LinkedSignalDemoComponent {</text:p>
      <text:p text:style-name="P633"><text:span text:style-name="T57"><text:tab/>courses = [</text:span> </text:p>
      <text:p text:style-name="P633"><text:span text:style-name="T57"><text:tab/><text:tab/>{code: "BEGINNERS",</text:span></text:p>
      <text:p text:style-name="P632"><text:span text:style-name="T57"><text:tab/><text:tab/>title: "Angular for Beginners",</text:span></text:p>
      <text:p text:style-name="P632"><text:span text:style-name="T57"><text:tab/><text:tab/>defaultQuantity: 10},</text:span></text:p>
      <text:p text:style-name="P632"><text:span text:style-name="T57"><text:tab/><text:tab/>{code: "SIGNALS",</text:span></text:p>
      <text:p text:style-name="P632"><text:span text:style-name="T57"><text:tab/><text:tab/>title: "Angular Signals In Depth",</text:span></text:p>
      <text:p text:style-name="P632"><text:span text:style-name="T57"><text:tab/><text:tab/>defaultQuantity: 20},</text:span></text:p>
      <text:p text:style-name="P632"><text:span text:style-name="T57"><text:tab/><text:tab/>{code: "SSR",</text:span></text:p>
      <text:p text:style-name="P632"><text:span text:style-name="T57"><text:tab/><text:tab/>title: "Angular SSR In Depth",</text:span></text:p>
      <text:p text:style-name="P632"><text:span text:style-name="T57"><text:tab/><text:tab/>defaultQuantity: 30}</text:span></text:p>
      <text:p text:style-name="P632"><text:span text:style-name="T57"><text:tab/>];</text:span></text:p>
      <text:p text:style-name="P632"><text:span text:style-name="T57"><text:tab/>//writable signal</text:span></text:p>
      <text:p text:style-name="P632"><text:span text:style-name="T57"><text:tab/>selectedCourse = signal&lt;string | null&gt;("BEGINNERS");</text:span></text:p>
      <text:p text:style-name="P632"><text:span text:style-name="T57"><text:tab/></text:span><text:span text:style-name="T53">//should be derived value calculated from the selected course</text:span></text:p>
      <text:p text:style-name="P638"><text:span text:style-name="T57"><text:tab/>//quantity = signal(1);</text:span></text:p>
      <text:p text:style-name="P632"><text:span text:style-name="T57"><text:tab/>quantity = linkedSignal({</text:span></text:p>
      <text:p text:style-name="P632"><text:span text:style-name="T57"><text:tab/><text:tab/></text:span><text:span text:style-name="T53">//trigger signal, which change a value. One or more signals can be listening</text:span></text:p>
      <text:p text:style-name="P632"><text:span text:style-name="T57"><text:tab/><text:tab/>//source: this.selectedCourse, //one source signal syntax</text:span></text:p>
      <text:p text:style-name="P632"><text:span text:style-name="T57"><text:tab/><text:tab/></text:span><text:span text:style-name="T53">//for few sources </text:span></text:p>
      <text:p text:style-name="P632"><text:span text:style-name="T57"><text:tab/><text:tab/>source: () =&gt; ({courseCode: this.selectedCourse,}),</text:span></text:p>
      <text:p text:style-name="P632"><text:tab/><text:tab/><text:span text:style-name="T53">//this return a new value og the linkedSignal</text:span></text:p>
      <text:p text:style-name="P632"><text:span text:style-name="T57"><text:tab/><text:tab/>computation: (source, previous) =&gt; {</text:span></text:p>
      <text:p text:style-name="P632"><text:span text:style-name="T57"><text:tab/><text:tab/><text:tab/>console.log(`linkedSignal source: `, source.courseCode());</text:span></text:p>
      <text:p text:style-name="P632"><text:span text:style-name="T57"><text:tab/><text:tab/><text:tab/>console.log(`linkedSignal previous: `, previous);</text:span></text:p>
      <text:p text:style-name="P632"><text:span text:style-name="T57"><text:tab/><text:tab/><text:tab/>return this.courses.find(c =&gt; c.code === source.courseCode())?.defaultQuantity ?? 1</text:span></text:p>
      <text:p text:style-name="P632"><text:span text:style-name="T57"><text:tab/><text:tab/>}</text:span></text:p>
      <text:p text:style-name="P632"><text:span text:style-name="T57"><text:tab/>})</text:span></text:p>
      <text:p text:style-name="P632"><text:span text:style-name="T57"><text:tab/>constructor() {}</text:span></text:p>
      <text:p text:style-name="P632"><text:span text:style-name="T57"><text:tab/>onQuantityChanged(quantity: string) {</text:span></text:p>
      <text:p text:style-name="P632"><text:span text:style-name="T57"><text:tab/><text:tab/>this.quantity.set(parseInt(quantity));</text:span></text:p>
      <text:p text:style-name="P632"><text:span text:style-name="T57"><text:tab/>}</text:span></text:p>
      <text:p text:style-name="P632"><text:span text:style-name="T57"><text:tab/>onArticleAdded() {</text:span></text:p>
      <text:p text:style-name="P632"><text:span text:style-name="T57"><text:tab/><text:tab/>alert(`${this.quantity()} licenses added for ${this.selectedCourse()}`);</text:span></text:p>
      <text:p text:style-name="P632"><text:span text:style-name="T57"><text:tab/>}</text:span></text:p>
      <text:p text:style-name="P632"><text:span text:style-name="T57"><text:tab/>onCourseSelected(courseCode: string) {</text:span></text:p>
      <text:p text:style-name="P632"><text:span text:style-name="T57"><text:tab/><text:tab/>this.selectedCourse.set(courseCode);</text:span></text:p>
      <text:p text:style-name="P632"><text:span text:style-name="T57"><text:tab/>}</text:span></text:p>
      <text:p text:style-name="P625">}</text:p>
      <text:p text:style-name="P646"><text:soft-page-break/><text:span text:style-name="T89">Angular resource API – Everything that you need to know</text:span> </text:p>
      <text:p text:style-name="P651">Resource API a new signal primitive for handling asynchronous requests the resource API.</text:p>
      <text:p text:style-name="P652">To see this component in the browser: burger menu → resource() Demo </text:p>
      <text:p text:style-name="P653">We have input with autocomplete for search lesson, pour reload lesson and reset lesson. <text:span text:style-name="T346">Typical of canceling an ongoing search request, if we continue to type in the search box and we issue a new request to the back-end server. </text:span></text:p>
      <text:p text:style-name="P654">Idea is the make the lessons (signal) results depend on the value of the search string (signal).</text:p>
      <text:p text:style-name="P655">Resource () is useful for handling asynchronous requests (fetch data from the back-end). And signals are synchronous by default. </text:p>
      <text:p text:style-name="P656">After define of resource, we can use it in the template. <text:span text:style-name="T347">For better performance when we send request each time (keydown), we can use build-in cancellation feature of the fetch API: AbortSignal (mdn), and we can passing abort signal to the resource → loader → params obj. Without RxJs . For check → browser network.</text:span></text:p>
      <text:p text:style-name="P655"/>
      <text:p text:style-name="P655"/>
      <text:p text:style-name="P655"/>
      <text:p text:style-name="P655"/>
      <text:p text:style-name="P655"/>
      <text:p text:style-name="P655"/>
      <text:p text:style-name="P644"/>
      <text:p text:style-name="P530"><text:span text:style-name="T86">Modern Angular With Signals - Conclusion and Key Takeaways</text:span> </text:p>
      <text:p text:style-name="P533"><text:a xlink:type="simple" xlink:href="https://angular-university.io/lesson/angular-signals-modern-angular-with-signals-conclusion-and-key-takeways" text:style-name="Internet_20_link" text:visited-style-name="Visited_20_Internet_20_Link">https://angular-university.io/lesson/angular-signals-modern-angular-with-signals-conclusion-and-key-takeways</text:a> </text:p>
      <text:p text:style-name="P499">All data should always be wrapped in signal:</text:p>
      <text:p text:style-name="P563">//we use signals for Angular knows when data was changed</text:p>
      <text:p text:style-name="P642">//# makes signal private</text:p>
      <text:p text:style-name="P26">#courses = signal&lt;Course[]&gt;([]);</text:p>
      <text:p text:style-name="P501">For modify it create a new copy of the array and update a signal, or if it’s object – create a copy of this object and update the signal (set(), update()). </text:p>
      <text:p text:style-name="P499"/>
      <text:p text:style-name="P501">computed (() =&gt; {}) - allows as create derived read only signals from several source signals </text:p>
      <text:p text:style-name="P500"><text:span text:style-name="T340">effect (() =&gt; {}) - allows us to trigger a side effect in response to a signal changing it’s value. Effects should be in the constructor. Can use for click handler, if you modifying the data in the app. </text:span><text:span text:style-name="T341">Effect (and computed signal) will be trigger when the value of the signal will be stable. </text:span></text:p>
      <text:p text:style-name="P500"/>
      <text:p text:style-name="P502">RxJs is becoming optional in the Angular (example – Courses service based on Promises and async await syntax). <text:s/>Promises and async await syntax more integrated with Angular, easy understandable for developers, more easy to start Angular without RxJs.</text:p>
      <text:p text:style-name="P470"/>
      <text:p text:style-name="P480">New component offering API based of signals (CoursesCardListComponent, <text:span text:style-name="T149">CourseCategoryComboboxComponent</text:span>):</text:p>
      <text:p text:style-name="P558">//this is required Signal input</text:p>
      <text:p text:style-name="P642">//if we not make this signal required, we need pass initial value []</text:p>
      <text:p text:style-name="P642">//we also can pass option values like alias (for name), or transform fn </text:p>
      <text:p text:style-name="P171"><text:span text:style-name="T57">courses = </text:span><text:span text:style-name="T83">input</text:span><text:span text:style-name="T57">.required&lt;Course[]&gt;();</text:span></text:p>
      <text:p text:style-name="P642">//output for parent component, that new data is available</text:p>
      <text:p text:style-name="P171"><text:span text:style-name="T57">courseUpdated = </text:span><text:span text:style-name="T83">output</text:span><text:span text:style-name="T57">&lt;Course&gt;();</text:span></text:p>
      <text:p text:style-name="P642">//output for parent, that this course was deleted</text:p>
      <text:p text:style-name="P26">courseDeleted = output&lt;string&gt;();</text:p>
      <text:p text:style-name="P546"/>
      <text:p text:style-name="P546">//Model input (value) has the value of selected item (course category)</text:p>
      <text:p text:style-name="P546">//this works as an input and as an output</text:p>
      <text:p text:style-name="P117">value = <text:span text:style-name="T292">model</text:span>.required&lt;CourseCategory&gt;();</text:p>
      <text:p text:style-name="P41">coursesCards = <text:span text:style-name="T292">viewChildren</text:span>&lt;ElementRef&gt;('courseCard');</text:p>
      <text:p text:style-name="P155">title = <text:span text:style-name="T292">contentChild</text:span>&lt;ElementRef&gt;('title');</text:p>
      <text:p text:style-name="P470"/>
      <text:p text:style-name="P470"/>
      <text:p text:style-name="P470"/>
      <text:p text:style-name="P4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arial, sans-serif"/>
    <style:font-face style:name="monospace" svg:font-family="monospace"/>
    <style:font-face style:name="var monospace" svg:font-family="'var monospace'"/>
    <style:font-face style:name="var source-code-font-family" svg:font-family="'var source-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7T16:49:01.357000000</meta:creation-date>
    <meta:generator>LibreOffice/7.3.2.2$Windows_X86_64 LibreOffice_project/49f2b1bff42cfccbd8f788c8dc32c1c309559be0</meta:generator>
    <dc:date>2025-01-11T16:43:15.528000000</dc:date>
    <meta:editing-duration>P16DT23H15M48S</meta:editing-duration>
    <meta:editing-cycles>274</meta:editing-cycles>
    <meta:document-statistic meta:table-count="0" meta:image-count="0" meta:object-count="0" meta:page-count="38" meta:paragraph-count="1846" meta:word-count="12295" meta:character-count="97148" meta:non-whitespace-character-count="83929"/>
  </office:meta>
</office:document-meta>
</file>